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/>
    <style:style style:name="ce4" style:family="table-cell" style:parent-style-name="Default" style:data-style-name="N121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ring.c derk.c Output</text:p>
          </table:table-cell>
          <table:table-cell table:style-name="ce2" table:number-columns-repeated="4"/>
          <table:table-cell/>
          <table:table-cell table:style-name="ce2" table:number-columns-repeated="2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/>
          <table:table-cell/>
          <table:table-cell table:style-name="ce2" office:value-type="string">
            <text:p>superfl frac</text:p>
          </table:table-cell>
          <table:table-cell table:style-name="ce2" office:value-type="string">
            <text:p>a0/kr</text:p>
          </table:table-cell>
        </table:table-row>
        <table:table-row table:style-name="ro1">
          <table:table-cell office:value-type="float" office:value="0.00000001">
            <text:p>1.00E-008</text:p>
          </table:table-cell>
          <table:table-cell office:value-type="float" office:value="14.2856">
            <text:p>14.29</text:p>
          </table:table-cell>
          <table:table-cell office:value-type="float" office:value="5.00017">
            <text:p>5</text:p>
          </table:table-cell>
          <table:table-cell office:value-type="float" office:value="0.00000675029">
            <text:p>6.75E-006</text:p>
          </table:table-cell>
          <table:table-cell table:number-columns-repeated="2"/>
          <table:table-cell table:style-name="ce3" office:value-type="float" office:value="0.0000101079">
            <text:p>1.01E-005</text:p>
          </table:table-cell>
          <table:table-cell office:value-type="float" office:value="809642">
            <text:p>809642</text:p>
          </table:table-cell>
        </table:table-row>
        <table:table-row table:style-name="ro1">
          <table:table-cell office:value-type="float" office:value="0.0000000125893">
            <text:p>1.26E-008</text:p>
          </table:table-cell>
          <table:table-cell office:value-type="float" office:value="14.131">
            <text:p>14.13</text:p>
          </table:table-cell>
          <table:table-cell office:value-type="float" office:value="5.00048">
            <text:p>5</text:p>
          </table:table-cell>
          <table:table-cell office:value-type="float" office:value="0.00000675209">
            <text:p>6.75E-006</text:p>
          </table:table-cell>
          <table:table-cell table:number-columns-repeated="2"/>
          <table:table-cell table:style-name="ce3" office:value-type="float" office:value="0.0000117986">
            <text:p>1.18E-005</text:p>
          </table:table-cell>
          <table:table-cell office:value-type="float" office:value="693625">
            <text:p>693625</text:p>
          </table:table-cell>
        </table:table-row>
        <table:table-row table:style-name="ro1">
          <table:table-cell office:value-type="float" office:value="0.0000000158489">
            <text:p>1.58E-008</text:p>
          </table:table-cell>
          <table:table-cell office:value-type="float" office:value="13.9763">
            <text:p>13.98</text:p>
          </table:table-cell>
          <table:table-cell office:value-type="float" office:value="5.00029">
            <text:p>5</text:p>
          </table:table-cell>
          <table:table-cell office:value-type="float" office:value="0.00000675098">
            <text:p>6.75E-006</text:p>
          </table:table-cell>
          <table:table-cell table:number-columns-repeated="2"/>
          <table:table-cell table:style-name="ce3" office:value-type="float" office:value="0.0000137721">
            <text:p>1.38E-005</text:p>
          </table:table-cell>
          <table:table-cell office:value-type="float" office:value="594231">
            <text:p>594231</text:p>
          </table:table-cell>
        </table:table-row>
        <table:table-row table:style-name="ro1">
          <table:table-cell office:value-type="float" office:value="0.0000000199526">
            <text:p>2.00E-008</text:p>
          </table:table-cell>
          <table:table-cell office:value-type="float" office:value="13.8216">
            <text:p>13.82</text:p>
          </table:table-cell>
          <table:table-cell office:value-type="float" office:value="5.0001">
            <text:p>5</text:p>
          </table:table-cell>
          <table:table-cell office:value-type="float" office:value="0.00000674987">
            <text:p>6.75E-006</text:p>
          </table:table-cell>
          <table:table-cell table:number-columns-repeated="2"/>
          <table:table-cell table:style-name="ce3" office:value-type="float" office:value="0.0000160757">
            <text:p>1.61E-005</text:p>
          </table:table-cell>
          <table:table-cell office:value-type="float" office:value="509081">
            <text:p>509081</text:p>
          </table:table-cell>
        </table:table-row>
        <table:table-row table:style-name="ro1">
          <table:table-cell office:value-type="float" office:value="0.0000000251189">
            <text:p>2.51E-008</text:p>
          </table:table-cell>
          <table:table-cell office:value-type="float" office:value="13.667">
            <text:p>13.67</text:p>
          </table:table-cell>
          <table:table-cell office:value-type="float" office:value="5.00041">
            <text:p>5</text:p>
          </table:table-cell>
          <table:table-cell office:value-type="float" office:value="0.00000675167">
            <text:p>6.75E-006</text:p>
          </table:table-cell>
          <table:table-cell table:number-columns-repeated="2"/>
          <table:table-cell table:style-name="ce3" office:value-type="float" office:value="0.0000187645">
            <text:p>1.88E-005</text:p>
          </table:table-cell>
          <table:table-cell office:value-type="float" office:value="436132">
            <text:p>436132</text:p>
          </table:table-cell>
        </table:table-row>
        <table:table-row table:style-name="ro1">
          <table:table-cell office:value-type="float" office:value="0.0000000316228">
            <text:p>3.16E-008</text:p>
          </table:table-cell>
          <table:table-cell office:value-type="float" office:value="13.5123">
            <text:p>13.51</text:p>
          </table:table-cell>
          <table:table-cell office:value-type="float" office:value="5.00022">
            <text:p>5</text:p>
          </table:table-cell>
          <table:table-cell office:value-type="float" office:value="0.00000675057">
            <text:p>6.75E-006</text:p>
          </table:table-cell>
          <table:table-cell table:number-columns-repeated="2"/>
          <table:table-cell table:style-name="ce3" office:value-type="float" office:value="0.0000219031">
            <text:p>2.19E-005</text:p>
          </table:table-cell>
          <table:table-cell office:value-type="float" office:value="373636">
            <text:p>373636</text:p>
          </table:table-cell>
        </table:table-row>
        <table:table-row table:style-name="ro1">
          <table:table-cell office:value-type="float" office:value="0.0000000398107">
            <text:p>3.98E-008</text:p>
          </table:table-cell>
          <table:table-cell office:value-type="float" office:value="13.3576">
            <text:p>13.36</text:p>
          </table:table-cell>
          <table:table-cell office:value-type="float" office:value="5.00003">
            <text:p>5</text:p>
          </table:table-cell>
          <table:table-cell office:value-type="float" office:value="0.00000674946">
            <text:p>6.75E-006</text:p>
          </table:table-cell>
          <table:table-cell table:number-columns-repeated="2"/>
          <table:table-cell table:style-name="ce3" office:value-type="float" office:value="0.0000255667">
            <text:p>2.56E-005</text:p>
          </table:table-cell>
          <table:table-cell office:value-type="float" office:value="320096">
            <text:p>320096</text:p>
          </table:table-cell>
        </table:table-row>
        <table:table-row table:style-name="ro1">
          <table:table-cell office:value-type="float" office:value="0.0000000501187">
            <text:p>5.01E-008</text:p>
          </table:table-cell>
          <table:table-cell office:value-type="float" office:value="13.203">
            <text:p>13.2</text:p>
          </table:table-cell>
          <table:table-cell office:value-type="float" office:value="5.00033">
            <text:p>5</text:p>
          </table:table-cell>
          <table:table-cell office:value-type="float" office:value="0.00000675126">
            <text:p>6.75E-006</text:p>
          </table:table-cell>
          <table:table-cell table:number-columns-repeated="2"/>
          <table:table-cell table:style-name="ce3" office:value-type="float" office:value="0.0000298431">
            <text:p>2.98E-005</text:p>
          </table:table-cell>
          <table:table-cell office:value-type="float" office:value="274228">
            <text:p>274228</text:p>
          </table:table-cell>
        </table:table-row>
        <table:table-row table:style-name="ro1">
          <table:table-cell office:value-type="float" office:value="0.0000000630957">
            <text:p>6.31E-008</text:p>
          </table:table-cell>
          <table:table-cell office:value-type="float" office:value="13.0483">
            <text:p>13.05</text:p>
          </table:table-cell>
          <table:table-cell office:value-type="float" office:value="5.00014">
            <text:p>5</text:p>
          </table:table-cell>
          <table:table-cell office:value-type="float" office:value="0.00000675015">
            <text:p>6.75E-006</text:p>
          </table:table-cell>
          <table:table-cell table:number-columns-repeated="2"/>
          <table:table-cell table:style-name="ce3" office:value-type="float" office:value="0.0000348348">
            <text:p>3.48E-005</text:p>
          </table:table-cell>
          <table:table-cell office:value-type="float" office:value="234932">
            <text:p>234932</text:p>
          </table:table-cell>
        </table:table-row>
        <table:table-row table:style-name="ro1">
          <table:table-cell office:value-type="float" office:value="0.0000000794328">
            <text:p>7.94E-008</text:p>
          </table:table-cell>
          <table:table-cell office:value-type="float" office:value="12.8937">
            <text:p>12.89</text:p>
          </table:table-cell>
          <table:table-cell office:value-type="float" office:value="5.00045">
            <text:p>5</text:p>
          </table:table-cell>
          <table:table-cell office:value-type="float" office:value="0.00000675196">
            <text:p>6.75E-006</text:p>
          </table:table-cell>
          <table:table-cell table:number-columns-repeated="2"/>
          <table:table-cell table:style-name="ce3" office:value-type="float" office:value="0.0000406613">
            <text:p>4.07E-005</text:p>
          </table:table-cell>
          <table:table-cell office:value-type="float" office:value="201268">
            <text:p>201268</text:p>
          </table:table-cell>
        </table:table-row>
        <table:table-row table:style-name="ro1">
          <table:table-cell office:value-type="float" office:value="0.0000001">
            <text:p>1.00E-007</text:p>
          </table:table-cell>
          <table:table-cell office:value-type="float" office:value="12.739">
            <text:p>12.74</text:p>
          </table:table-cell>
          <table:table-cell office:value-type="float" office:value="5.00026">
            <text:p>5</text:p>
          </table:table-cell>
          <table:table-cell office:value-type="float" office:value="0.00000675085">
            <text:p>6.75E-006</text:p>
          </table:table-cell>
          <table:table-cell table:number-columns-repeated="2"/>
          <table:table-cell table:style-name="ce3" office:value-type="float" office:value="0.0000474625">
            <text:p>4.75E-005</text:p>
          </table:table-cell>
          <table:table-cell office:value-type="float" office:value="172427">
            <text:p>172427</text:p>
          </table:table-cell>
        </table:table-row>
        <table:table-row table:style-name="ro1">
          <table:table-cell office:value-type="float" office:value="0.000000125893">
            <text:p>1.26E-007</text:p>
          </table:table-cell>
          <table:table-cell office:value-type="float" office:value="12.5843">
            <text:p>12.58</text:p>
          </table:table-cell>
          <table:table-cell office:value-type="float" office:value="5.00007">
            <text:p>5</text:p>
          </table:table-cell>
          <table:table-cell office:value-type="float" office:value="0.00000674974">
            <text:p>6.75E-006</text:p>
          </table:table-cell>
          <table:table-cell table:number-columns-repeated="2"/>
          <table:table-cell table:style-name="ce3" office:value-type="float" office:value="0.0000554012">
            <text:p>5.54E-005</text:p>
          </table:table-cell>
          <table:table-cell office:value-type="float" office:value="147719">
            <text:p>147719</text:p>
          </table:table-cell>
        </table:table-row>
        <table:table-row table:style-name="ro1">
          <table:table-cell office:value-type="float" office:value="0.000000158489">
            <text:p>1.58E-007</text:p>
          </table:table-cell>
          <table:table-cell office:value-type="float" office:value="12.4297">
            <text:p>12.43</text:p>
          </table:table-cell>
          <table:table-cell office:value-type="float" office:value="5.00038">
            <text:p>5</text:p>
          </table:table-cell>
          <table:table-cell office:value-type="float" office:value="0.00000675155">
            <text:p>6.75E-006</text:p>
          </table:table-cell>
          <table:table-cell table:number-columns-repeated="2"/>
          <table:table-cell table:style-name="ce3" office:value-type="float" office:value="0.0000646678">
            <text:p>6.47E-005</text:p>
          </table:table-cell>
          <table:table-cell office:value-type="float" office:value="126552">
            <text:p>126552</text:p>
          </table:table-cell>
        </table:table-row>
        <table:table-row table:style-name="ro1">
          <table:table-cell office:value-type="float" office:value="0.000000199526">
            <text:p>2.00E-007</text:p>
          </table:table-cell>
          <table:table-cell office:value-type="float" office:value="12.275">
            <text:p>12.28</text:p>
          </table:table-cell>
          <table:table-cell office:value-type="float" office:value="5.00019">
            <text:p>5</text:p>
          </table:table-cell>
          <table:table-cell office:value-type="float" office:value="0.00000675044">
            <text:p>6.75E-006</text:p>
          </table:table-cell>
          <table:table-cell table:number-columns-repeated="2"/>
          <table:table-cell table:style-name="ce3" office:value-type="float" office:value="0.0000754844">
            <text:p>7.55E-005</text:p>
          </table:table-cell>
          <table:table-cell office:value-type="float" office:value="108417">
            <text:p>108417</text:p>
          </table:table-cell>
        </table:table-row>
        <table:table-row table:style-name="ro1">
          <table:table-cell office:value-type="float" office:value="0.000000251189">
            <text:p>2.51E-007</text:p>
          </table:table-cell>
          <table:table-cell office:value-type="float" office:value="12.1203">
            <text:p>12.12</text:p>
          </table:table-cell>
          <table:table-cell office:value-type="float" office:value="5">
            <text:p>5</text:p>
          </table:table-cell>
          <table:table-cell office:value-type="float" office:value="0.00000674934">
            <text:p>6.75E-006</text:p>
          </table:table-cell>
          <table:table-cell table:number-columns-repeated="2"/>
          <table:table-cell table:style-name="ce3" office:value-type="float" office:value="0.0000881101">
            <text:p>8.81E-005</text:p>
          </table:table-cell>
          <table:table-cell office:value-type="float" office:value="92881.6">
            <text:p>92881.6</text:p>
          </table:table-cell>
        </table:table-row>
        <table:table-row table:style-name="ro1">
          <table:table-cell office:value-type="float" office:value="0.000000316228">
            <text:p>3.16E-007</text:p>
          </table:table-cell>
          <table:table-cell office:value-type="float" office:value="11.9657">
            <text:p>11.97</text:p>
          </table:table-cell>
          <table:table-cell office:value-type="float" office:value="5.00031">
            <text:p>5</text:p>
          </table:table-cell>
          <table:table-cell office:value-type="float" office:value="0.00000675114">
            <text:p>6.75E-006</text:p>
          </table:table-cell>
          <table:table-cell table:number-columns-repeated="2"/>
          <table:table-cell office:value-type="float" office:value="0.000102848">
            <text:p>0</text:p>
          </table:table-cell>
          <table:table-cell office:value-type="float" office:value="79572.1">
            <text:p>79572.1</text:p>
          </table:table-cell>
        </table:table-row>
        <table:table-row table:style-name="ro1">
          <table:table-cell office:value-type="float" office:value="0.000000398107">
            <text:p>3.98E-007</text:p>
          </table:table-cell>
          <table:table-cell office:value-type="float" office:value="11.811">
            <text:p>11.81</text:p>
          </table:table-cell>
          <table:table-cell office:value-type="float" office:value="5.00012">
            <text:p>5</text:p>
          </table:table-cell>
          <table:table-cell office:value-type="float" office:value="0.00000675003">
            <text:p>6.75E-006</text:p>
          </table:table-cell>
          <table:table-cell table:number-columns-repeated="2"/>
          <table:table-cell office:value-type="float" office:value="0.00012005">
            <text:p>0</text:p>
          </table:table-cell>
          <table:table-cell office:value-type="float" office:value="68169.8">
            <text:p>68169.8</text:p>
          </table:table-cell>
        </table:table-row>
        <table:table-row table:style-name="ro1">
          <table:table-cell office:value-type="float" office:value="0.000000501187">
            <text:p>5.01E-007</text:p>
          </table:table-cell>
          <table:table-cell office:value-type="float" office:value="11.6564">
            <text:p>11.66</text:p>
          </table:table-cell>
          <table:table-cell office:value-type="float" office:value="5.00043">
            <text:p>5</text:p>
          </table:table-cell>
          <table:table-cell office:value-type="float" office:value="0.00000675184">
            <text:p>6.75E-006</text:p>
          </table:table-cell>
          <table:table-cell table:number-columns-repeated="2"/>
          <table:table-cell office:value-type="float" office:value="0.00014013">
            <text:p>0</text:p>
          </table:table-cell>
          <table:table-cell office:value-type="float" office:value="58401.4">
            <text:p>58401.4</text:p>
          </table:table-cell>
        </table:table-row>
        <table:table-row table:style-name="ro1">
          <table:table-cell office:value-type="float" office:value="0.000000630957">
            <text:p>6.31E-007</text:p>
          </table:table-cell>
          <table:table-cell office:value-type="float" office:value="11.5017">
            <text:p>11.5</text:p>
          </table:table-cell>
          <table:table-cell office:value-type="float" office:value="5.00024">
            <text:p>5</text:p>
          </table:table-cell>
          <table:table-cell office:value-type="float" office:value="0.00000675073">
            <text:p>6.75E-006</text:p>
          </table:table-cell>
          <table:table-cell table:number-columns-repeated="2"/>
          <table:table-cell office:value-type="float" office:value="0.000163569">
            <text:p>0</text:p>
          </table:table-cell>
          <table:table-cell office:value-type="float" office:value="50032.7">
            <text:p>50032.7</text:p>
          </table:table-cell>
        </table:table-row>
        <table:table-row table:style-name="ro1">
          <table:table-cell office:value-type="float" office:value="0.000000794328">
            <text:p>7.94E-007</text:p>
          </table:table-cell>
          <table:table-cell office:value-type="float" office:value="11.347">
            <text:p>11.35</text:p>
          </table:table-cell>
          <table:table-cell office:value-type="float" office:value="5.00005">
            <text:p>5</text:p>
          </table:table-cell>
          <table:table-cell office:value-type="float" office:value="0.00000674963">
            <text:p>6.75E-006</text:p>
          </table:table-cell>
          <table:table-cell table:number-columns-repeated="2"/>
          <table:table-cell office:value-type="float" office:value="0.000190928">
            <text:p>0</text:p>
          </table:table-cell>
          <table:table-cell office:value-type="float" office:value="42863.3">
            <text:p>42863.3</text:p>
          </table:table-cell>
        </table:table-row>
        <table:table-row table:style-name="ro1">
          <table:table-cell office:value-type="float" office:value="0.000001">
            <text:p>1.00E-006</text:p>
          </table:table-cell>
          <table:table-cell office:value-type="float" office:value="11.1924">
            <text:p>11.19</text:p>
          </table:table-cell>
          <table:table-cell office:value-type="float" office:value="5.00036">
            <text:p>5</text:p>
          </table:table-cell>
          <table:table-cell office:value-type="float" office:value="0.00000675143">
            <text:p>6.75E-006</text:p>
          </table:table-cell>
          <table:table-cell table:number-columns-repeated="2"/>
          <table:table-cell office:value-type="float" office:value="0.000222863">
            <text:p>0</text:p>
          </table:table-cell>
          <table:table-cell office:value-type="float" office:value="36721.2">
            <text:p>36721.2</text:p>
          </table:table-cell>
        </table:table-row>
        <table:table-row table:style-name="ro1">
          <table:table-cell office:value-type="float" office:value="0.00000125893">
            <text:p>1.26E-006</text:p>
          </table:table-cell>
          <table:table-cell office:value-type="float" office:value="11.0377">
            <text:p>11.04</text:p>
          </table:table-cell>
          <table:table-cell office:value-type="float" office:value="5.00017">
            <text:p>5</text:p>
          </table:table-cell>
          <table:table-cell office:value-type="float" office:value="0.00000675033">
            <text:p>6.75E-006</text:p>
          </table:table-cell>
          <table:table-cell table:number-columns-repeated="2"/>
          <table:table-cell office:value-type="float" office:value="0.00026014">
            <text:p>0</text:p>
          </table:table-cell>
          <table:table-cell office:value-type="float" office:value="31459.2">
            <text:p>31459.2</text:p>
          </table:table-cell>
        </table:table-row>
        <table:table-row table:style-name="ro1">
          <table:table-cell office:value-type="float" office:value="0.00000158489">
            <text:p>1.58E-006</text:p>
          </table:table-cell>
          <table:table-cell office:value-type="float" office:value="10.8831">
            <text:p>10.88</text:p>
          </table:table-cell>
          <table:table-cell office:value-type="float" office:value="5.00048">
            <text:p>5</text:p>
          </table:table-cell>
          <table:table-cell office:value-type="float" office:value="0.00000675213">
            <text:p>6.75E-006</text:p>
          </table:table-cell>
          <table:table-cell table:number-columns-repeated="2"/>
          <table:table-cell office:value-type="float" office:value="0.000303652">
            <text:p>0</text:p>
          </table:table-cell>
          <table:table-cell office:value-type="float" office:value="26951.2">
            <text:p>26951.2</text:p>
          </table:table-cell>
        </table:table-row>
        <table:table-row table:style-name="ro1">
          <table:table-cell office:value-type="float" office:value="0.00000199526">
            <text:p>2.00E-006</text:p>
          </table:table-cell>
          <table:table-cell office:value-type="float" office:value="10.7284">
            <text:p>10.73</text:p>
          </table:table-cell>
          <table:table-cell office:value-type="float" office:value="5.0003">
            <text:p>5</text:p>
          </table:table-cell>
          <table:table-cell office:value-type="float" office:value="0.00000675103">
            <text:p>6.75E-006</text:p>
          </table:table-cell>
          <table:table-cell table:number-columns-repeated="2"/>
          <table:table-cell office:value-type="float" office:value="0.000354442">
            <text:p>0</text:p>
          </table:table-cell>
          <table:table-cell office:value-type="float" office:value="23089.2">
            <text:p>23089.2</text:p>
          </table:table-cell>
        </table:table-row>
        <table:table-row table:style-name="ro1">
          <table:table-cell office:value-type="float" office:value="0.00000251189">
            <text:p>2.51E-006</text:p>
          </table:table-cell>
          <table:table-cell office:value-type="float" office:value="10.5737">
            <text:p>10.57</text:p>
          </table:table-cell>
          <table:table-cell office:value-type="float" office:value="5.00011">
            <text:p>5</text:p>
          </table:table-cell>
          <table:table-cell office:value-type="float" office:value="0.00000674993">
            <text:p>6.75E-006</text:p>
          </table:table-cell>
          <table:table-cell table:number-columns-repeated="2"/>
          <table:table-cell office:value-type="float" office:value="0.000413727">
            <text:p>0</text:p>
          </table:table-cell>
          <table:table-cell office:value-type="float" office:value="19780.7">
            <text:p>19780.7</text:p>
          </table:table-cell>
        </table:table-row>
        <table:table-row table:style-name="ro1">
          <table:table-cell office:value-type="float" office:value="0.00000316228">
            <text:p>3.16E-006</text:p>
          </table:table-cell>
          <table:table-cell office:value-type="float" office:value="10.4191">
            <text:p>10.42</text:p>
          </table:table-cell>
          <table:table-cell office:value-type="float" office:value="5.00042">
            <text:p>5</text:p>
          </table:table-cell>
          <table:table-cell office:value-type="float" office:value="0.00000675174">
            <text:p>6.75E-006</text:p>
          </table:table-cell>
          <table:table-cell table:number-columns-repeated="2"/>
          <table:table-cell office:value-type="float" office:value="0.000482928">
            <text:p>0</text:p>
          </table:table-cell>
          <table:table-cell office:value-type="float" office:value="16946.2">
            <text:p>16946.2</text:p>
          </table:table-cell>
        </table:table-row>
        <table:table-row table:style-name="ro1">
          <table:table-cell office:value-type="float" office:value="0.00000398107">
            <text:p>3.98E-006</text:p>
          </table:table-cell>
          <table:table-cell office:value-type="float" office:value="10.2644">
            <text:p>10.26</text:p>
          </table:table-cell>
          <table:table-cell office:value-type="float" office:value="5.00023">
            <text:p>5</text:p>
          </table:table-cell>
          <table:table-cell office:value-type="float" office:value="0.00000675065">
            <text:p>6.75E-006</text:p>
          </table:table-cell>
          <table:table-cell table:number-columns-repeated="2"/>
          <table:table-cell office:value-type="float" office:value="0.000563704">
            <text:p>0</text:p>
          </table:table-cell>
          <table:table-cell office:value-type="float" office:value="14517.9">
            <text:p>14517.9</text:p>
          </table:table-cell>
        </table:table-row>
        <table:table-row table:style-name="ro1">
          <table:table-cell office:value-type="float" office:value="0.00000501187">
            <text:p>5.01E-006</text:p>
          </table:table-cell>
          <table:table-cell office:value-type="float" office:value="10.1097">
            <text:p>10.11</text:p>
          </table:table-cell>
          <table:table-cell office:value-type="float" office:value="5.00004">
            <text:p>5</text:p>
          </table:table-cell>
          <table:table-cell office:value-type="float" office:value="0.00000674956">
            <text:p>6.75E-006</text:p>
          </table:table-cell>
          <table:table-cell table:number-columns-repeated="2"/>
          <table:table-cell office:value-type="float" office:value="0.00065799">
            <text:p>0</text:p>
          </table:table-cell>
          <table:table-cell office:value-type="float" office:value="12437.5">
            <text:p>12437.5</text:p>
          </table:table-cell>
        </table:table-row>
        <table:table-row table:style-name="ro1">
          <table:table-cell office:value-type="float" office:value="0.00000630957">
            <text:p>6.31E-006</text:p>
          </table:table-cell>
          <table:table-cell office:value-type="float" office:value="9.9551">
            <text:p>9.96</text:p>
          </table:table-cell>
          <table:table-cell office:value-type="float" office:value="5.00035">
            <text:p>5</text:p>
          </table:table-cell>
          <table:table-cell office:value-type="float" office:value="0.00000675138">
            <text:p>6.75E-006</text:p>
          </table:table-cell>
          <table:table-cell table:number-columns-repeated="2"/>
          <table:table-cell office:value-type="float" office:value="0.000768047">
            <text:p>0</text:p>
          </table:table-cell>
          <table:table-cell office:value-type="float" office:value="10655.3">
            <text:p>10655.3</text:p>
          </table:table-cell>
        </table:table-row>
        <table:table-row table:style-name="ro1">
          <table:table-cell office:value-type="float" office:value="0.00000794328">
            <text:p>7.94E-006</text:p>
          </table:table-cell>
          <table:table-cell office:value-type="float" office:value="9.8004">
            <text:p>9.8</text:p>
          </table:table-cell>
          <table:table-cell office:value-type="float" office:value="5.00017">
            <text:p>5</text:p>
          </table:table-cell>
          <table:table-cell office:value-type="float" office:value="0.00000675029">
            <text:p>6.75E-006</text:p>
          </table:table-cell>
          <table:table-cell table:number-columns-repeated="2"/>
          <table:table-cell office:value-type="float" office:value="0.000896513">
            <text:p>0</text:p>
          </table:table-cell>
          <table:table-cell office:value-type="float" office:value="9128.42">
            <text:p>9128.42</text:p>
          </table:table-cell>
        </table:table-row>
        <table:table-row table:style-name="ro1">
          <table:table-cell office:value-type="float" office:value="0.00001">
            <text:p>1.00E-005</text:p>
          </table:table-cell>
          <table:table-cell office:value-type="float" office:value="9.6458">
            <text:p>9.65</text:p>
          </table:table-cell>
          <table:table-cell office:value-type="float" office:value="5.00048">
            <text:p>5</text:p>
          </table:table-cell>
          <table:table-cell office:value-type="float" office:value="0.00000675212">
            <text:p>6.75E-006</text:p>
          </table:table-cell>
          <table:table-cell table:number-columns-repeated="2"/>
          <table:table-cell office:value-type="float" office:value="0.00104647">
            <text:p>0</text:p>
          </table:table-cell>
          <table:table-cell office:value-type="float" office:value="7820.35">
            <text:p>7820.35</text:p>
          </table:table-cell>
        </table:table-row>
        <table:table-row table:style-name="ro1">
          <table:table-cell office:value-type="float" office:value="0.0000125893">
            <text:p>1.26E-005</text:p>
          </table:table-cell>
          <table:table-cell office:value-type="float" office:value="9.4911">
            <text:p>9.49</text:p>
          </table:table-cell>
          <table:table-cell office:value-type="float" office:value="5.0003">
            <text:p>5</text:p>
          </table:table-cell>
          <table:table-cell office:value-type="float" office:value="0.00000675105">
            <text:p>6.75E-006</text:p>
          </table:table-cell>
          <table:table-cell table:number-columns-repeated="2"/>
          <table:table-cell office:value-type="float" office:value="0.0012215">
            <text:p>0</text:p>
          </table:table-cell>
          <table:table-cell office:value-type="float" office:value="6699.72">
            <text:p>6699.72</text:p>
          </table:table-cell>
        </table:table-row>
        <table:table-row table:style-name="ro1">
          <table:table-cell office:value-type="float" office:value="0.0000158489">
            <text:p>1.58E-005</text:p>
          </table:table-cell>
          <table:table-cell office:value-type="float" office:value="9.3364">
            <text:p>9.34</text:p>
          </table:table-cell>
          <table:table-cell office:value-type="float" office:value="5.00012">
            <text:p>5</text:p>
          </table:table-cell>
          <table:table-cell office:value-type="float" office:value="0.00000674998">
            <text:p>6.75E-006</text:p>
          </table:table-cell>
          <table:table-cell table:number-columns-repeated="2"/>
          <table:table-cell office:value-type="float" office:value="0.00142581">
            <text:p>0</text:p>
          </table:table-cell>
          <table:table-cell office:value-type="float" office:value="5739.68">
            <text:p>5739.68</text:p>
          </table:table-cell>
        </table:table-row>
        <table:table-row table:style-name="ro1">
          <table:table-cell office:value-type="float" office:value="0.0000199526">
            <text:p>2.00E-005</text:p>
          </table:table-cell>
          <table:table-cell office:value-type="float" office:value="9.1818">
            <text:p>9.18</text:p>
          </table:table-cell>
          <table:table-cell office:value-type="float" office:value="5.00043">
            <text:p>5</text:p>
          </table:table-cell>
          <table:table-cell office:value-type="float" office:value="0.00000675184">
            <text:p>6.75E-006</text:p>
          </table:table-cell>
          <table:table-cell table:number-columns-repeated="2"/>
          <table:table-cell office:value-type="float" office:value="0.00166429">
            <text:p>0</text:p>
          </table:table-cell>
          <table:table-cell office:value-type="float" office:value="4917.2">
            <text:p>4917.2</text:p>
          </table:table-cell>
        </table:table-row>
        <table:table-row table:style-name="ro1">
          <table:table-cell office:value-type="float" office:value="0.0000251189">
            <text:p>2.51E-005</text:p>
          </table:table-cell>
          <table:table-cell office:value-type="float" office:value="9.0271">
            <text:p>9.03</text:p>
          </table:table-cell>
          <table:table-cell office:value-type="float" office:value="5.00026">
            <text:p>5</text:p>
          </table:table-cell>
          <table:table-cell office:value-type="float" office:value="0.0000067508">
            <text:p>6.75E-006</text:p>
          </table:table-cell>
          <table:table-cell table:number-columns-repeated="2"/>
          <table:table-cell office:value-type="float" office:value="0.00194266">
            <text:p>0</text:p>
          </table:table-cell>
          <table:table-cell office:value-type="float" office:value="4212.58">
            <text:p>4212.58</text:p>
          </table:table-cell>
        </table:table-row>
        <table:table-row table:style-name="ro1">
          <table:table-cell office:value-type="float" office:value="0.0000316228">
            <text:p>3.16E-005</text:p>
          </table:table-cell>
          <table:table-cell office:value-type="float" office:value="8.8724">
            <text:p>8.87</text:p>
          </table:table-cell>
          <table:table-cell office:value-type="float" office:value="5.00008">
            <text:p>5</text:p>
          </table:table-cell>
          <table:table-cell office:value-type="float" office:value="0.00000674978">
            <text:p>6.75E-006</text:p>
          </table:table-cell>
          <table:table-cell table:number-columns-repeated="2"/>
          <table:table-cell office:value-type="float" office:value="0.00226759">
            <text:p>0</text:p>
          </table:table-cell>
          <table:table-cell office:value-type="float" office:value="3608.92">
            <text:p>3608.92</text:p>
          </table:table-cell>
        </table:table-row>
        <table:table-row table:style-name="ro1">
          <table:table-cell office:value-type="float" office:value="0.0000398107">
            <text:p>3.98E-005</text:p>
          </table:table-cell>
          <table:table-cell office:value-type="float" office:value="8.7178">
            <text:p>8.72</text:p>
          </table:table-cell>
          <table:table-cell office:value-type="float" office:value="5.00041">
            <text:p>5</text:p>
          </table:table-cell>
          <table:table-cell office:value-type="float" office:value="0.00000675169">
            <text:p>6.75E-006</text:p>
          </table:table-cell>
          <table:table-cell table:number-columns-repeated="2"/>
          <table:table-cell office:value-type="float" office:value="0.00264686">
            <text:p>0</text:p>
          </table:table-cell>
          <table:table-cell office:value-type="float" office:value="3091.77">
            <text:p>3091.77</text:p>
          </table:table-cell>
        </table:table-row>
        <table:table-row table:style-name="ro1">
          <table:table-cell office:value-type="float" office:value="0.0000501187">
            <text:p>5.01E-005</text:p>
          </table:table-cell>
          <table:table-cell office:value-type="float" office:value="8.5631">
            <text:p>8.56</text:p>
          </table:table-cell>
          <table:table-cell office:value-type="float" office:value="5.00024">
            <text:p>5</text:p>
          </table:table-cell>
          <table:table-cell office:value-type="float" office:value="0.00000675072">
            <text:p>6.75E-006</text:p>
          </table:table-cell>
          <table:table-cell table:number-columns-repeated="2"/>
          <table:table-cell office:value-type="float" office:value="0.00308956">
            <text:p>0</text:p>
          </table:table-cell>
          <table:table-cell office:value-type="float" office:value="2648.72">
            <text:p>2648.72</text:p>
          </table:table-cell>
        </table:table-row>
        <table:table-row table:style-name="ro1">
          <table:table-cell office:value-type="float" office:value="0.0000630957">
            <text:p>6.31E-005</text:p>
          </table:table-cell>
          <table:table-cell office:value-type="float" office:value="8.4084">
            <text:p>8.41</text:p>
          </table:table-cell>
          <table:table-cell office:value-type="float" office:value="5.00008">
            <text:p>5</text:p>
          </table:table-cell>
          <table:table-cell office:value-type="float" office:value="0.00000674979">
            <text:p>6.75E-006</text:p>
          </table:table-cell>
          <table:table-cell table:number-columns-repeated="2"/>
          <table:table-cell office:value-type="float" office:value="0.00360631">
            <text:p>0</text:p>
          </table:table-cell>
          <table:table-cell office:value-type="float" office:value="2269.16">
            <text:p>2269.16</text:p>
          </table:table-cell>
        </table:table-row>
        <table:table-row table:style-name="ro1">
          <table:table-cell office:value-type="float" office:value="0.0000794328">
            <text:p>7.94E-005</text:p>
          </table:table-cell>
          <table:table-cell office:value-type="float" office:value="8.2538">
            <text:p>8.25</text:p>
          </table:table-cell>
          <table:table-cell office:value-type="float" office:value="5.00043">
            <text:p>5</text:p>
          </table:table-cell>
          <table:table-cell office:value-type="float" office:value="0.0000067518">
            <text:p>6.75E-006</text:p>
          </table:table-cell>
          <table:table-cell table:number-columns-repeated="2"/>
          <table:table-cell office:value-type="float" office:value="0.00420947">
            <text:p>0</text:p>
          </table:table-cell>
          <table:table-cell office:value-type="float" office:value="1943.99">
            <text:p>1943.99</text:p>
          </table:table-cell>
        </table:table-row>
        <table:table-row table:style-name="ro1">
          <table:table-cell table:style-name="Default" office:value-type="float" office:value="0.0001">
            <text:p>0</text:p>
          </table:table-cell>
          <table:table-cell office:value-type="float" office:value="8.0991">
            <text:p>8.1</text:p>
          </table:table-cell>
          <table:table-cell office:value-type="float" office:value="5.00029">
            <text:p>5</text:p>
          </table:table-cell>
          <table:table-cell office:value-type="float" office:value="0.00000675097">
            <text:p>6.75E-006</text:p>
          </table:table-cell>
          <table:table-cell table:number-columns-repeated="2"/>
          <table:table-cell office:value-type="float" office:value="0.00491351">
            <text:p>0</text:p>
          </table:table-cell>
          <table:table-cell office:value-type="float" office:value="1665.41">
            <text:p>1665.41</text:p>
          </table:table-cell>
        </table:table-row>
        <table:table-row table:style-name="ro1">
          <table:table-cell table:style-name="Default" office:value-type="float" office:value="0.000125893">
            <text:p>0</text:p>
          </table:table-cell>
          <table:table-cell office:value-type="float" office:value="7.9444">
            <text:p>7.94</text:p>
          </table:table-cell>
          <table:table-cell office:value-type="float" office:value="5.00015">
            <text:p>5</text:p>
          </table:table-cell>
          <table:table-cell office:value-type="float" office:value="0.0000067502">
            <text:p>6.75E-006</text:p>
          </table:table-cell>
          <table:table-cell table:number-columns-repeated="2"/>
          <table:table-cell office:value-type="float" office:value="0.00573528">
            <text:p>0.01</text:p>
          </table:table-cell>
          <table:table-cell office:value-type="float" office:value="1426.74">
            <text:p>1426.74</text:p>
          </table:table-cell>
        </table:table-row>
        <table:table-row table:style-name="ro1">
          <table:table-cell table:style-name="Default" office:value-type="float" office:value="0.000158489">
            <text:p>0</text:p>
          </table:table-cell>
          <table:table-cell office:value-type="float" office:value="7.7897">
            <text:p>7.79</text:p>
          </table:table-cell>
          <table:table-cell office:value-type="float" office:value="5.00004">
            <text:p>5</text:p>
          </table:table-cell>
          <table:table-cell office:value-type="float" office:value="0.00000674952">
            <text:p>6.75E-006</text:p>
          </table:table-cell>
          <table:table-cell table:number-columns-repeated="2"/>
          <table:table-cell office:value-type="float" office:value="0.00669446">
            <text:p>0.01</text:p>
          </table:table-cell>
          <table:table-cell office:value-type="float" office:value="1222.28">
            <text:p>1222.28</text:p>
          </table:table-cell>
        </table:table-row>
        <table:table-row table:style-name="ro1">
          <table:table-cell table:style-name="Default" office:value-type="float" office:value="0.000199526">
            <text:p>0</text:p>
          </table:table-cell>
          <table:table-cell office:value-type="float" office:value="7.6351">
            <text:p>7.64</text:p>
          </table:table-cell>
          <table:table-cell office:value-type="float" office:value="5.00044">
            <text:p>5</text:p>
          </table:table-cell>
          <table:table-cell office:value-type="float" office:value="0.00000675186">
            <text:p>6.75E-006</text:p>
          </table:table-cell>
          <table:table-cell table:number-columns-repeated="2"/>
          <table:table-cell office:value-type="float" office:value="0.00781402">
            <text:p>0.01</text:p>
          </table:table-cell>
          <table:table-cell office:value-type="float" office:value="1047.11">
            <text:p>1047.11</text:p>
          </table:table-cell>
        </table:table-row>
        <table:table-row table:style-name="ro1">
          <table:table-cell table:style-name="Default" office:value-type="float" office:value="0.000251189">
            <text:p>0</text:p>
          </table:table-cell>
          <table:table-cell office:value-type="float" office:value="7.4804">
            <text:p>7.48</text:p>
          </table:table-cell>
          <table:table-cell office:value-type="float" office:value="5.00037">
            <text:p>5</text:p>
          </table:table-cell>
          <table:table-cell office:value-type="float" office:value="0.00000675143">
            <text:p>6.75E-006</text:p>
          </table:table-cell>
          <table:table-cell table:number-columns-repeated="2"/>
          <table:table-cell office:value-type="float" office:value="0.00912077">
            <text:p>0.01</text:p>
          </table:table-cell>
          <table:table-cell office:value-type="float" office:value="897.047">
            <text:p>897.05</text:p>
          </table:table-cell>
        </table:table-row>
        <table:table-row table:style-name="ro1">
          <table:table-cell table:style-name="Default" office:value-type="float" office:value="0.000316228">
            <text:p>0</text:p>
          </table:table-cell>
          <table:table-cell office:value-type="float" office:value="7.3257">
            <text:p>7.33</text:p>
          </table:table-cell>
          <table:table-cell office:value-type="float" office:value="5.00032">
            <text:p>5</text:p>
          </table:table-cell>
          <table:table-cell office:value-type="float" office:value="0.00000675117">
            <text:p>6.75E-006</text:p>
          </table:table-cell>
          <table:table-cell table:number-columns-repeated="2"/>
          <table:table-cell office:value-type="float" office:value="0.010646">
            <text:p>0.01</text:p>
          </table:table-cell>
          <table:table-cell office:value-type="float" office:value="768.481">
            <text:p>768.48</text:p>
          </table:table-cell>
        </table:table-row>
        <table:table-row table:style-name="ro1">
          <table:table-cell table:style-name="Default" office:value-type="float" office:value="0.000398107">
            <text:p>0</text:p>
          </table:table-cell>
          <table:table-cell office:value-type="float" office:value="7.171">
            <text:p>7.17</text:p>
          </table:table-cell>
          <table:table-cell office:value-type="float" office:value="5.00032">
            <text:p>5</text:p>
          </table:table-cell>
          <table:table-cell office:value-type="float" office:value="0.00000675113">
            <text:p>6.75E-006</text:p>
          </table:table-cell>
          <table:table-cell table:number-columns-repeated="2"/>
          <table:table-cell office:value-type="float" office:value="0.0124261">
            <text:p>0.01</text:p>
          </table:table-cell>
          <table:table-cell office:value-type="float" office:value="658.337">
            <text:p>658.34</text:p>
          </table:table-cell>
        </table:table-row>
        <table:table-row table:style-name="ro1">
          <table:table-cell table:style-name="Default" office:value-type="float" office:value="0.000501187">
            <text:p>0</text:p>
          </table:table-cell>
          <table:table-cell office:value-type="float" office:value="7.0163">
            <text:p>7.02</text:p>
          </table:table-cell>
          <table:table-cell office:value-type="float" office:value="5.00036">
            <text:p>5</text:p>
          </table:table-cell>
          <table:table-cell office:value-type="float" office:value="0.00000675136">
            <text:p>6.75E-006</text:p>
          </table:table-cell>
          <table:table-cell table:number-columns-repeated="2"/>
          <table:table-cell office:value-type="float" office:value="0.0145037">
            <text:p>0.01</text:p>
          </table:table-cell>
          <table:table-cell office:value-type="float" office:value="563.974">
            <text:p>563.97</text:p>
          </table:table-cell>
        </table:table-row>
        <table:table-row table:style-name="ro1">
          <table:table-cell table:style-name="Default" office:value-type="float" office:value="0.000630957">
            <text:p>0</text:p>
          </table:table-cell>
          <table:table-cell office:value-type="float" office:value="6.8616">
            <text:p>6.86</text:p>
          </table:table-cell>
          <table:table-cell office:value-type="float" office:value="5.00047">
            <text:p>5</text:p>
          </table:table-cell>
          <table:table-cell office:value-type="float" office:value="0.00000675193">
            <text:p>6.75E-006</text:p>
          </table:table-cell>
          <table:table-cell table:number-columns-repeated="2"/>
          <table:table-cell office:value-type="float" office:value="0.0169284">
            <text:p>0.02</text:p>
          </table:table-cell>
          <table:table-cell office:value-type="float" office:value="483.131">
            <text:p>483.13</text:p>
          </table:table-cell>
        </table:table-row>
        <table:table-row table:style-name="ro1">
          <table:table-cell table:style-name="Default" office:value-type="float" office:value="0.000794328">
            <text:p>0</text:p>
          </table:table-cell>
          <table:table-cell office:value-type="float" office:value="6.7068">
            <text:p>6.71</text:p>
          </table:table-cell>
          <table:table-cell office:value-type="float" office:value="5.00014">
            <text:p>5</text:p>
          </table:table-cell>
          <table:table-cell office:value-type="float" office:value="0.00000675001">
            <text:p>6.75E-006</text:p>
          </table:table-cell>
          <table:table-cell table:number-columns-repeated="2"/>
          <table:table-cell office:value-type="float" office:value="0.0197581">
            <text:p>0.02</text:p>
          </table:table-cell>
          <table:table-cell office:value-type="float" office:value="413.87">
            <text:p>413.87</text:p>
          </table:table-cell>
        </table:table-row>
        <table:table-row table:style-name="ro1">
          <table:table-cell table:style-name="Default" office:value-type="float" office:value="0.001">
            <text:p>0</text:p>
          </table:table-cell>
          <table:table-cell office:value-type="float" office:value="6.5521">
            <text:p>6.55</text:p>
          </table:table-cell>
          <table:table-cell office:value-type="float" office:value="5.00042">
            <text:p>5</text:p>
          </table:table-cell>
          <table:table-cell office:value-type="float" office:value="0.00000675153">
            <text:p>6.75E-006</text:p>
          </table:table-cell>
          <table:table-cell table:number-columns-repeated="2"/>
          <table:table-cell office:value-type="float" office:value="0.0230603">
            <text:p>0.02</text:p>
          </table:table-cell>
          <table:table-cell office:value-type="float" office:value="354.532">
            <text:p>354.53</text:p>
          </table:table-cell>
        </table:table-row>
        <table:table-row table:style-name="ro1">
          <table:table-cell table:style-name="Default" office:value-type="float" office:value="0.00125893">
            <text:p>0</text:p>
          </table:table-cell>
          <table:table-cell office:value-type="float" office:value="6.3973">
            <text:p>6.4</text:p>
          </table:table-cell>
          <table:table-cell office:value-type="float" office:value="5.00031">
            <text:p>5</text:p>
          </table:table-cell>
          <table:table-cell office:value-type="float" office:value="0.00000675081">
            <text:p>6.75E-006</text:p>
          </table:table-cell>
          <table:table-cell table:number-columns-repeated="2"/>
          <table:table-cell office:value-type="float" office:value="0.0269137">
            <text:p>0.03</text:p>
          </table:table-cell>
          <table:table-cell office:value-type="float" office:value="303.694">
            <text:p>303.69</text:p>
          </table:table-cell>
        </table:table-row>
        <table:table-row table:style-name="ro1">
          <table:table-cell table:style-name="Default" office:value-type="float" office:value="0.00158489">
            <text:p>0</text:p>
          </table:table-cell>
          <table:table-cell office:value-type="float" office:value="6.2425">
            <text:p>6.24</text:p>
          </table:table-cell>
          <table:table-cell office:value-type="float" office:value="5.00035">
            <text:p>5</text:p>
          </table:table-cell>
          <table:table-cell office:value-type="float" office:value="0.00000675091">
            <text:p>6.75E-006</text:p>
          </table:table-cell>
          <table:table-cell table:number-columns-repeated="2"/>
          <table:table-cell office:value-type="float" office:value="0.0314097">
            <text:p>0.03</text:p>
          </table:table-cell>
          <table:table-cell office:value-type="float" office:value="260.138">
            <text:p>260.14</text:p>
          </table:table-cell>
        </table:table-row>
        <table:table-row table:style-name="ro1">
          <table:table-cell table:style-name="Default" office:value-type="float" office:value="0.00199526">
            <text:p>0</text:p>
          </table:table-cell>
          <table:table-cell office:value-type="float" office:value="6.0876">
            <text:p>6.09</text:p>
          </table:table-cell>
          <table:table-cell office:value-type="float" office:value="5.00008">
            <text:p>5</text:p>
          </table:table-cell>
          <table:table-cell office:value-type="float" office:value="0.00000674912">
            <text:p>6.75E-006</text:p>
          </table:table-cell>
          <table:table-cell table:number-columns-repeated="2"/>
          <table:table-cell office:value-type="float" office:value="0.036655">
            <text:p>0.04</text:p>
          </table:table-cell>
          <table:table-cell office:value-type="float" office:value="222.82">
            <text:p>222.82</text:p>
          </table:table-cell>
        </table:table-row>
        <table:table-row table:style-name="ro1">
          <table:table-cell table:style-name="Default" office:value-type="float" office:value="0.00251189">
            <text:p>0</text:p>
          </table:table-cell>
          <table:table-cell office:value-type="float" office:value="5.9327">
            <text:p>5.93</text:p>
          </table:table-cell>
          <table:table-cell office:value-type="float" office:value="5.00004">
            <text:p>5</text:p>
          </table:table-cell>
          <table:table-cell office:value-type="float" office:value="0.00000674861">
            <text:p>6.75E-006</text:p>
          </table:table-cell>
          <table:table-cell table:number-columns-repeated="2"/>
          <table:table-cell office:value-type="float" office:value="0.0427738">
            <text:p>0.04</text:p>
          </table:table-cell>
          <table:table-cell office:value-type="float" office:value="190.847">
            <text:p>190.85</text:p>
          </table:table-cell>
        </table:table-row>
        <table:table-row table:style-name="ro1">
          <table:table-cell table:style-name="Default" office:value-type="float" office:value="0.00316228">
            <text:p>0</text:p>
          </table:table-cell>
          <table:table-cell office:value-type="float" office:value="5.7778">
            <text:p>5.78</text:p>
          </table:table-cell>
          <table:table-cell office:value-type="float" office:value="5.0003">
            <text:p>5</text:p>
          </table:table-cell>
          <table:table-cell office:value-type="float" office:value="0.00000674966">
            <text:p>6.75E-006</text:p>
          </table:table-cell>
          <table:table-cell table:number-columns-repeated="2"/>
          <table:table-cell office:value-type="float" office:value="0.0499102">
            <text:p>0.05</text:p>
          </table:table-cell>
          <table:table-cell office:value-type="float" office:value="163.452">
            <text:p>163.45</text:p>
          </table:table-cell>
        </table:table-row>
        <table:table-row table:style-name="ro1">
          <table:table-cell table:style-name="Default" office:value-type="float" office:value="0.00398107">
            <text:p>0</text:p>
          </table:table-cell>
          <table:table-cell office:value-type="float" office:value="5.6228">
            <text:p>5.62</text:p>
          </table:table-cell>
          <table:table-cell office:value-type="float" office:value="5.00043">
            <text:p>5</text:p>
          </table:table-cell>
          <table:table-cell office:value-type="float" office:value="0.00000674973">
            <text:p>6.75E-006</text:p>
          </table:table-cell>
          <table:table-cell table:number-columns-repeated="2"/>
          <table:table-cell office:value-type="float" office:value="0.0582316">
            <text:p>0.06</text:p>
          </table:table-cell>
          <table:table-cell office:value-type="float" office:value="139.979">
            <text:p>139.98</text:p>
          </table:table-cell>
        </table:table-row>
        <table:table-row table:style-name="ro1">
          <table:table-cell table:style-name="Default" office:value-type="float" office:value="0.00501187">
            <text:p>0.01</text:p>
          </table:table-cell>
          <table:table-cell office:value-type="float" office:value="5.4676">
            <text:p>5.47</text:p>
          </table:table-cell>
          <table:table-cell office:value-type="float" office:value="5.00002">
            <text:p>5</text:p>
          </table:table-cell>
          <table:table-cell office:value-type="float" office:value="0.00000674637">
            <text:p>6.75E-006</text:p>
          </table:table-cell>
          <table:table-cell table:number-columns-repeated="2"/>
          <table:table-cell office:value-type="float" office:value="0.0679323">
            <text:p>0.07</text:p>
          </table:table-cell>
          <table:table-cell office:value-type="float" office:value="119.866">
            <text:p>119.87</text:p>
          </table:table-cell>
        </table:table-row>
        <table:table-row table:style-name="ro1">
          <table:table-cell table:style-name="Default" office:value-type="float" office:value="0.00630957">
            <text:p>0.01</text:p>
          </table:table-cell>
          <table:table-cell office:value-type="float" office:value="5.3124">
            <text:p>5.31</text:p>
          </table:table-cell>
          <table:table-cell office:value-type="float" office:value="5.00019">
            <text:p>5</text:p>
          </table:table-cell>
          <table:table-cell office:value-type="float" office:value="0.00000674592">
            <text:p>6.75E-006</text:p>
          </table:table-cell>
          <table:table-cell table:number-columns-repeated="2"/>
          <table:table-cell office:value-type="float" office:value="0.0792367">
            <text:p>0.08</text:p>
          </table:table-cell>
          <table:table-cell office:value-type="float" office:value="102.631">
            <text:p>102.63</text:p>
          </table:table-cell>
        </table:table-row>
        <table:table-row table:style-name="ro1">
          <table:table-cell table:style-name="Default" office:value-type="float" office:value="0.00794328">
            <text:p>0.01</text:p>
          </table:table-cell>
          <table:table-cell office:value-type="float" office:value="5.157">
            <text:p>5.16</text:p>
          </table:table-cell>
          <table:table-cell office:value-type="float" office:value="5.00008">
            <text:p>5</text:p>
          </table:table-cell>
          <table:table-cell office:value-type="float" office:value="0.00000674317">
            <text:p>6.74E-006</text:p>
          </table:table-cell>
          <table:table-cell table:number-columns-repeated="2"/>
          <table:table-cell office:value-type="float" office:value="0.0924043">
            <text:p>0.09</text:p>
          </table:table-cell>
          <table:table-cell office:value-type="float" office:value="87.8618">
            <text:p>87.86</text:p>
          </table:table-cell>
        </table:table-row>
      </table:table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ring1.c derk1.c Output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</table:table-row>
        <table:table-row table:style-name="ro1">
          <table:table-cell office:value-type="float" office:value="0.00000001">
            <text:p>1.00E-008</text:p>
          </table:table-cell>
          <table:table-cell office:value-type="float" office:value="13.7524">
            <text:p>13.75</text:p>
          </table:table-cell>
          <table:table-cell office:value-type="float" office:value="5.00025">
            <text:p>5</text:p>
          </table:table-cell>
          <table:table-cell office:value-type="float" office:value="0.0000067535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375260">
            <text:p>2.38E+006</text:p>
          </table:table-cell>
          <table:table-cell table:style-name="ce3" office:value-type="float" office:value="0.000017228">
            <text:p>1.72E-005</text:p>
          </table:table-cell>
          <table:table-cell office:value-type="float" office:value="475030">
            <text:p>475030</text:p>
          </table:table-cell>
        </table:table-row>
        <table:table-row table:style-name="ro1">
          <table:table-cell office:value-type="float" office:value="0.0000000125893">
            <text:p>1.26E-008</text:p>
          </table:table-cell>
          <table:table-cell office:value-type="float" office:value="13.678">
            <text:p>13.68</text:p>
          </table:table-cell>
          <table:table-cell office:value-type="float" office:value="5.00011">
            <text:p>5</text:p>
          </table:table-cell>
          <table:table-cell office:value-type="float" office:value="0.00000675273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204960">
            <text:p>2.20E+006</text:p>
          </table:table-cell>
          <table:table-cell table:style-name="ce3" office:value-type="float" office:value="0.0000185581">
            <text:p>1.86E-005</text:p>
          </table:table-cell>
          <table:table-cell office:value-type="float" office:value="440982">
            <text:p>440982</text:p>
          </table:table-cell>
        </table:table-row>
        <table:table-row table:style-name="ro1">
          <table:table-cell office:value-type="float" office:value="0.0000000158489">
            <text:p>1.58E-008</text:p>
          </table:table-cell>
          <table:table-cell office:value-type="float" office:value="13.5948">
            <text:p>13.59</text:p>
          </table:table-cell>
          <table:table-cell office:value-type="float" office:value="5.00037">
            <text:p>5</text:p>
          </table:table-cell>
          <table:table-cell office:value-type="float" office:value="0.00000675425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028930">
            <text:p>2.03E+006</text:p>
          </table:table-cell>
          <table:table-cell table:style-name="ce3" office:value-type="float" office:value="0.0000201693">
            <text:p>2.02E-005</text:p>
          </table:table-cell>
          <table:table-cell office:value-type="float" office:value="405756">
            <text:p>405756</text:p>
          </table:table-cell>
        </table:table-row>
        <table:table-row table:style-name="ro1">
          <table:table-cell office:value-type="float" office:value="0.0000000199526">
            <text:p>2.00E-008</text:p>
          </table:table-cell>
          <table:table-cell office:value-type="float" office:value="13.5028">
            <text:p>13.5</text:p>
          </table:table-cell>
          <table:table-cell office:value-type="float" office:value="5.00026">
            <text:p>5</text:p>
          </table:table-cell>
          <table:table-cell office:value-type="float" office:value="0.00000675361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850600">
            <text:p>1.85E+006</text:p>
          </table:table-cell>
          <table:table-cell table:style-name="ce3" office:value-type="float" office:value="0.0000221124">
            <text:p>2.21E-005</text:p>
          </table:table-cell>
          <table:table-cell office:value-type="float" office:value="370101">
            <text:p>370101</text:p>
          </table:table-cell>
        </table:table-row>
        <table:table-row table:style-name="ro1">
          <table:table-cell office:value-type="float" office:value="0.0000000251189">
            <text:p>2.51E-008</text:p>
          </table:table-cell>
          <table:table-cell office:value-type="float" office:value="13.4025">
            <text:p>13.4</text:p>
          </table:table-cell>
          <table:table-cell office:value-type="float" office:value="5.00043">
            <text:p>5</text:p>
          </table:table-cell>
          <table:table-cell office:value-type="float" office:value="0.00000675459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673990">
            <text:p>1.67E+006</text:p>
          </table:table-cell>
          <table:table-cell table:style-name="ce3" office:value-type="float" office:value="0.0000244461">
            <text:p>2.44E-005</text:p>
          </table:table-cell>
          <table:table-cell office:value-type="float" office:value="334769">
            <text:p>334769</text:p>
          </table:table-cell>
        </table:table-row>
        <table:table-row table:style-name="ro1">
          <table:table-cell office:value-type="float" office:value="0.0000000316228">
            <text:p>3.16E-008</text:p>
          </table:table-cell>
          <table:table-cell office:value-type="float" office:value="13.2943">
            <text:p>13.29</text:p>
          </table:table-cell>
          <table:table-cell office:value-type="float" office:value="5.00012">
            <text:p>5</text:p>
          </table:table-cell>
          <table:table-cell office:value-type="float" office:value="0.0000067528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502320">
            <text:p>1.50E+006</text:p>
          </table:table-cell>
          <table:table-cell table:style-name="ce3" office:value-type="float" office:value="0.000027238">
            <text:p>2.72E-005</text:p>
          </table:table-cell>
          <table:table-cell office:value-type="float" office:value="300456">
            <text:p>300456</text:p>
          </table:table-cell>
        </table:table-row>
        <table:table-row table:style-name="ro1">
          <table:table-cell office:value-type="float" office:value="0.0000000398107">
            <text:p>3.98E-008</text:p>
          </table:table-cell>
          <table:table-cell office:value-type="float" office:value="13.1791">
            <text:p>13.18</text:p>
          </table:table-cell>
          <table:table-cell office:value-type="float" office:value="5.00045">
            <text:p>5</text:p>
          </table:table-cell>
          <table:table-cell office:value-type="float" office:value="0.00000675472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338850">
            <text:p>1.34E+006</text:p>
          </table:table-cell>
          <table:table-cell table:style-name="ce3" office:value-type="float" office:value="0.0000305656">
            <text:p>3.06E-005</text:p>
          </table:table-cell>
          <table:table-cell office:value-type="float" office:value="267745">
            <text:p>267745</text:p>
          </table:table-cell>
        </table:table-row>
        <table:table-row table:style-name="ro1">
          <table:table-cell office:value-type="float" office:value="0.0000000501187">
            <text:p>5.01E-008</text:p>
          </table:table-cell>
          <table:table-cell office:value-type="float" office:value="13.0574">
            <text:p>13.06</text:p>
          </table:table-cell>
          <table:table-cell office:value-type="float" office:value="5.00011">
            <text:p>5</text:p>
          </table:table-cell>
          <table:table-cell office:value-type="float" office:value="0.00000675276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185430">
            <text:p>1.19E+006</text:p>
          </table:table-cell>
          <table:table-cell table:style-name="ce3" office:value-type="float" office:value="0.000034519">
            <text:p>3.45E-005</text:p>
          </table:table-cell>
          <table:table-cell office:value-type="float" office:value="237082">
            <text:p>237082</text:p>
          </table:table-cell>
        </table:table-row>
        <table:table-row table:style-name="ro1">
          <table:table-cell office:value-type="float" office:value="0.0000000630957">
            <text:p>6.31E-008</text:p>
          </table:table-cell>
          <table:table-cell office:value-type="float" office:value="12.9302">
            <text:p>12.93</text:p>
          </table:table-cell>
          <table:table-cell office:value-type="float" office:value="5.00019">
            <text:p>5</text:p>
          </table:table-cell>
          <table:table-cell office:value-type="float" office:value="0.0000067532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043840">
            <text:p>1.04E+006</text:p>
          </table:table-cell>
          <table:table-cell table:style-name="ce3" office:value-type="float" office:value="0.0000392019">
            <text:p>3.92E-005</text:p>
          </table:table-cell>
          <table:table-cell office:value-type="float" office:value="208760">
            <text:p>208760</text:p>
          </table:table-cell>
        </table:table-row>
        <table:table-row table:style-name="ro1">
          <table:table-cell office:value-type="float" office:value="0.0000000794328">
            <text:p>7.94E-008</text:p>
          </table:table-cell>
          <table:table-cell office:value-type="float" office:value="12.7982">
            <text:p>12.8</text:p>
          </table:table-cell>
          <table:table-cell office:value-type="float" office:value="5.00036">
            <text:p>5</text:p>
          </table:table-cell>
          <table:table-cell office:value-type="float" office:value="0.00000675418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914762">
            <text:p>914762</text:p>
          </table:table-cell>
          <table:table-cell table:style-name="ce3" office:value-type="float" office:value="0.0000447351">
            <text:p>4.47E-005</text:p>
          </table:table-cell>
          <table:table-cell office:value-type="float" office:value="182939">
            <text:p>182939</text:p>
          </table:table-cell>
        </table:table-row>
        <table:table-row table:style-name="ro1">
          <table:table-cell office:value-type="float" office:value="0.0000001">
            <text:p>1.00E-007</text:p>
          </table:table-cell>
          <table:table-cell office:value-type="float" office:value="12.6621">
            <text:p>12.66</text:p>
          </table:table-cell>
          <table:table-cell office:value-type="float" office:value="5.00049">
            <text:p>5</text:p>
          </table:table-cell>
          <table:table-cell office:value-type="float" office:value="0.00000675497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798364">
            <text:p>798364</text:p>
          </table:table-cell>
          <table:table-cell table:style-name="ce3" office:value-type="float" office:value="0.0000512587">
            <text:p>5.13E-005</text:p>
          </table:table-cell>
          <table:table-cell office:value-type="float" office:value="159657">
            <text:p>159657</text:p>
          </table:table-cell>
        </table:table-row>
        <table:table-row table:style-name="ro1">
          <table:table-cell office:value-type="float" office:value="0.000000125893">
            <text:p>1.26E-007</text:p>
          </table:table-cell>
          <table:table-cell office:value-type="float" office:value="12.5225">
            <text:p>12.52</text:p>
          </table:table-cell>
          <table:table-cell office:value-type="float" office:value="5.00032">
            <text:p>5</text:p>
          </table:table-cell>
          <table:table-cell office:value-type="float" office:value="0.00000675396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694342">
            <text:p>694342</text:p>
          </table:table-cell>
          <table:table-cell table:style-name="ce3" office:value-type="float" office:value="0.0000589359">
            <text:p>5.89E-005</text:p>
          </table:table-cell>
          <table:table-cell office:value-type="float" office:value="138860">
            <text:p>138860</text:p>
          </table:table-cell>
        </table:table-row>
        <table:table-row table:style-name="ro1">
          <table:table-cell office:value-type="float" office:value="0.000000158489">
            <text:p>1.58E-007</text:p>
          </table:table-cell>
          <table:table-cell office:value-type="float" office:value="12.3801">
            <text:p>12.38</text:p>
          </table:table-cell>
          <table:table-cell office:value-type="float" office:value="5.00043">
            <text:p>5</text:p>
          </table:table-cell>
          <table:table-cell office:value-type="float" office:value="0.00000675463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602185">
            <text:p>602185</text:p>
          </table:table-cell>
          <table:table-cell table:style-name="ce3" office:value-type="float" office:value="0.0000679569">
            <text:p>6.80E-005</text:p>
          </table:table-cell>
          <table:table-cell office:value-type="float" office:value="120427">
            <text:p>120427</text:p>
          </table:table-cell>
        </table:table-row>
        <table:table-row table:style-name="ro1">
          <table:table-cell office:value-type="float" office:value="0.000000199526">
            <text:p>2.00E-007</text:p>
          </table:table-cell>
          <table:table-cell office:value-type="float" office:value="12.2353">
            <text:p>12.24</text:p>
          </table:table-cell>
          <table:table-cell office:value-type="float" office:value="5.00033">
            <text:p>5</text:p>
          </table:table-cell>
          <table:table-cell office:value-type="float" office:value="0.00000675401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521007">
            <text:p>521007</text:p>
          </table:table-cell>
          <table:table-cell table:style-name="ce3" office:value-type="float" office:value="0.0000785434">
            <text:p>7.85E-005</text:p>
          </table:table-cell>
          <table:table-cell office:value-type="float" office:value="104195">
            <text:p>104195</text:p>
          </table:table-cell>
        </table:table-row>
        <table:table-row table:style-name="ro1">
          <table:table-cell office:value-type="float" office:value="0.000000251189">
            <text:p>2.51E-007</text:p>
          </table:table-cell>
          <table:table-cell office:value-type="float" office:value="12.0886">
            <text:p>12.09</text:p>
          </table:table-cell>
          <table:table-cell office:value-type="float" office:value="5.00036">
            <text:p>5</text:p>
          </table:table-cell>
          <table:table-cell office:value-type="float" office:value="0.00000675419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449917">
            <text:p>449917</text:p>
          </table:table-cell>
          <table:table-cell table:style-name="ce3" office:value-type="float" office:value="0.0000909544">
            <text:p>9.10E-005</text:p>
          </table:table-cell>
          <table:table-cell office:value-type="float" office:value="89977.1">
            <text:p>89977.1</text:p>
          </table:table-cell>
        </table:table-row>
        <table:table-row table:style-name="ro1">
          <table:table-cell office:value-type="float" office:value="0.000000316228">
            <text:p>3.16E-007</text:p>
          </table:table-cell>
          <table:table-cell office:value-type="float" office:value="11.9403">
            <text:p>11.94</text:p>
          </table:table-cell>
          <table:table-cell office:value-type="float" office:value="5.00023">
            <text:p>5</text:p>
          </table:table-cell>
          <table:table-cell office:value-type="float" office:value="0.00000675344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387906">
            <text:p>387906</text:p>
          </table:table-cell>
          <table:table-cell office:value-type="float" office:value="0.000105492">
            <text:p>0</text:p>
          </table:table-cell>
          <table:table-cell office:value-type="float" office:value="77577.8">
            <text:p>77577.8</text:p>
          </table:table-cell>
        </table:table-row>
        <table:table-row table:style-name="ro1">
          <table:table-cell office:value-type="float" office:value="0.000000398107">
            <text:p>3.98E-007</text:p>
          </table:table-cell>
          <table:table-cell office:value-type="float" office:value="11.7908">
            <text:p>11.79</text:p>
          </table:table-cell>
          <table:table-cell office:value-type="float" office:value="5.00045">
            <text:p>5</text:p>
          </table:table-cell>
          <table:table-cell office:value-type="float" office:value="0.00000675472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334041">
            <text:p>334041</text:p>
          </table:table-cell>
          <table:table-cell office:value-type="float" office:value="0.000122508">
            <text:p>0</text:p>
          </table:table-cell>
          <table:table-cell office:value-type="float" office:value="66802.3">
            <text:p>66802.3</text:p>
          </table:table-cell>
        </table:table-row>
        <table:table-row table:style-name="ro1">
          <table:table-cell office:value-type="float" office:value="0.000000501187">
            <text:p>5.01E-007</text:p>
          </table:table-cell>
          <table:table-cell office:value-type="float" office:value="11.6402">
            <text:p>11.64</text:p>
          </table:table-cell>
          <table:table-cell office:value-type="float" office:value="5.00029">
            <text:p>5</text:p>
          </table:table-cell>
          <table:table-cell office:value-type="float" office:value="0.00000675379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287339">
            <text:p>287339</text:p>
          </table:table-cell>
          <table:table-cell office:value-type="float" office:value="0.000142415">
            <text:p>0</text:p>
          </table:table-cell>
          <table:table-cell office:value-type="float" office:value="57464.6">
            <text:p>57464.6</text:p>
          </table:table-cell>
        </table:table-row>
        <table:table-row table:style-name="ro1">
          <table:table-cell office:value-type="float" office:value="0.000000630957">
            <text:p>6.31E-007</text:p>
          </table:table-cell>
          <table:table-cell office:value-type="float" office:value="11.4888">
            <text:p>11.49</text:p>
          </table:table-cell>
          <table:table-cell office:value-type="float" office:value="5.00025">
            <text:p>5</text:p>
          </table:table-cell>
          <table:table-cell office:value-type="float" office:value="0.00000675356">
            <text:p>6.75E-006</text:p>
          </table:table-cell>
          <table:table-cell office:value-type="float" office:value="-0.0532364">
            <text:p>-0.05</text:p>
          </table:table-cell>
          <table:table-cell office:value-type="float" office:value="246969">
            <text:p>246969</text:p>
          </table:table-cell>
          <table:table-cell office:value-type="float" office:value="0.000165693">
            <text:p>0</text:p>
          </table:table-cell>
          <table:table-cell office:value-type="float" office:value="49391.4">
            <text:p>49391.4</text:p>
          </table:table-cell>
        </table:table-row>
        <table:table-row table:style-name="ro1">
          <table:table-cell office:value-type="float" office:value="0.000000794328">
            <text:p>7.94E-007</text:p>
          </table:table-cell>
          <table:table-cell office:value-type="float" office:value="11.3367">
            <text:p>11.34</text:p>
          </table:table-cell>
          <table:table-cell office:value-type="float" office:value="5.00001">
            <text:p>5</text:p>
          </table:table-cell>
          <table:table-cell office:value-type="float" office:value="0.00000675219">
            <text:p>6.75E-006</text:p>
          </table:table-cell>
          <table:table-cell office:value-type="float" office:value="-0.0532364">
            <text:p>-0.05</text:p>
          </table:table-cell>
          <table:table-cell office:value-type="float" office:value="212123">
            <text:p>212123</text:p>
          </table:table-cell>
          <table:table-cell office:value-type="float" office:value="0.000192903">
            <text:p>0</text:p>
          </table:table-cell>
          <table:table-cell office:value-type="float" office:value="42424.4">
            <text:p>42424.4</text:p>
          </table:table-cell>
        </table:table-row>
        <table:table-row table:style-name="ro1">
          <table:table-cell office:value-type="float" office:value="0.000001">
            <text:p>1.00E-006</text:p>
          </table:table-cell>
          <table:table-cell office:value-type="float" office:value="11.1842">
            <text:p>11.18</text:p>
          </table:table-cell>
          <table:table-cell office:value-type="float" office:value="5.00042">
            <text:p>5</text:p>
          </table:table-cell>
          <table:table-cell office:value-type="float" office:value="0.00000675457">
            <text:p>6.75E-006</text:p>
          </table:table-cell>
          <table:table-cell office:value-type="float" office:value="-0.0532363">
            <text:p>-0.05</text:p>
          </table:table-cell>
          <table:table-cell office:value-type="float" office:value="182120">
            <text:p>182120</text:p>
          </table:table-cell>
          <table:table-cell office:value-type="float" office:value="0.000224701">
            <text:p>0</text:p>
          </table:table-cell>
          <table:table-cell office:value-type="float" office:value="36420.9">
            <text:p>36420.9</text:p>
          </table:table-cell>
        </table:table-row>
        <table:table-row table:style-name="ro1">
          <table:table-cell office:value-type="float" office:value="0.00000125893">
            <text:p>1.26E-006</text:p>
          </table:table-cell>
          <table:table-cell office:value-type="float" office:value="11.0312">
            <text:p>11.03</text:p>
          </table:table-cell>
          <table:table-cell office:value-type="float" office:value="5.00044">
            <text:p>5</text:p>
          </table:table-cell>
          <table:table-cell office:value-type="float" office:value="0.0000067547">
            <text:p>6.75E-006</text:p>
          </table:table-cell>
          <table:table-cell office:value-type="float" office:value="-0.0532363">
            <text:p>-0.05</text:p>
          </table:table-cell>
          <table:table-cell office:value-type="float" office:value="156282">
            <text:p>156282</text:p>
          </table:table-cell>
          <table:table-cell office:value-type="float" office:value="0.000261851">
            <text:p>0</text:p>
          </table:table-cell>
          <table:table-cell office:value-type="float" office:value="31253.7">
            <text:p>31253.7</text:p>
          </table:table-cell>
        </table:table-row>
        <table:table-row table:style-name="ro1">
          <table:table-cell office:value-type="float" office:value="0.00000158489">
            <text:p>1.58E-006</text:p>
          </table:table-cell>
          <table:table-cell office:value-type="float" office:value="10.8778">
            <text:p>10.88</text:p>
          </table:table-cell>
          <table:table-cell office:value-type="float" office:value="5.00016">
            <text:p>5</text:p>
          </table:table-cell>
          <table:table-cell office:value-type="float" office:value="0.00000675302">
            <text:p>6.75E-006</text:p>
          </table:table-cell>
          <table:table-cell office:value-type="float" office:value="-0.0532362">
            <text:p>-0.05</text:p>
          </table:table-cell>
          <table:table-cell office:value-type="float" office:value="134057">
            <text:p>134057</text:p>
          </table:table-cell>
          <table:table-cell office:value-type="float" office:value="0.000305246">
            <text:p>0</text:p>
          </table:table-cell>
          <table:table-cell office:value-type="float" office:value="26810.5">
            <text:p>26810.5</text:p>
          </table:table-cell>
        </table:table-row>
        <table:table-row table:style-name="ro1">
          <table:table-cell office:value-type="float" office:value="0.00000199526">
            <text:p>2.00E-006</text:p>
          </table:table-cell>
          <table:table-cell office:value-type="float" office:value="10.7242">
            <text:p>10.72</text:p>
          </table:table-cell>
          <table:table-cell office:value-type="float" office:value="5.00021">
            <text:p>5</text:p>
          </table:table-cell>
          <table:table-cell office:value-type="float" office:value="0.00000675336">
            <text:p>6.75E-006</text:p>
          </table:table-cell>
          <table:table-cell office:value-type="float" office:value="-0.053236">
            <text:p>-0.05</text:p>
          </table:table-cell>
          <table:table-cell office:value-type="float" office:value="114969">
            <text:p>114969</text:p>
          </table:table-cell>
          <table:table-cell office:value-type="float" office:value="0.000355928">
            <text:p>0</text:p>
          </table:table-cell>
          <table:table-cell office:value-type="float" office:value="22992.9">
            <text:p>22992.9</text:p>
          </table:table-cell>
        </table:table-row>
        <table:table-row table:style-name="ro1">
          <table:table-cell office:value-type="float" office:value="0.00000251189">
            <text:p>2.51E-006</text:p>
          </table:table-cell>
          <table:table-cell office:value-type="float" office:value="10.5704">
            <text:p>10.57</text:p>
          </table:table-cell>
          <table:table-cell office:value-type="float" office:value="5.00034">
            <text:p>5</text:p>
          </table:table-cell>
          <table:table-cell office:value-type="float" office:value="0.00000675412">
            <text:p>6.75E-006</text:p>
          </table:table-cell>
          <table:table-cell office:value-type="float" office:value="-0.0532359">
            <text:p>-0.05</text:p>
          </table:table-cell>
          <table:table-cell office:value-type="float" office:value="98579.6">
            <text:p>98579.6</text:p>
          </table:table-cell>
          <table:table-cell office:value-type="float" office:value="0.000415114">
            <text:p>0</text:p>
          </table:table-cell>
          <table:table-cell office:value-type="float" office:value="19714.6">
            <text:p>19714.6</text:p>
          </table:table-cell>
        </table:table-row>
        <table:table-row table:style-name="ro1">
          <table:table-cell office:value-type="float" office:value="0.00000316228">
            <text:p>3.16E-006</text:p>
          </table:table-cell>
          <table:table-cell office:value-type="float" office:value="10.4164">
            <text:p>10.42</text:p>
          </table:table-cell>
          <table:table-cell office:value-type="float" office:value="5.00033">
            <text:p>5</text:p>
          </table:table-cell>
          <table:table-cell office:value-type="float" office:value="0.00000675403">
            <text:p>6.75E-006</text:p>
          </table:table-cell>
          <table:table-cell office:value-type="float" office:value="-0.0532357">
            <text:p>-0.05</text:p>
          </table:table-cell>
          <table:table-cell office:value-type="float" office:value="84509.5">
            <text:p>84509.5</text:p>
          </table:table-cell>
          <table:table-cell office:value-type="float" office:value="0.000484225">
            <text:p>0</text:p>
          </table:table-cell>
          <table:table-cell office:value-type="float" office:value="16900.8">
            <text:p>16900.8</text:p>
          </table:table-cell>
        </table:table-row>
        <table:table-row table:style-name="ro1">
          <table:table-cell office:value-type="float" office:value="0.00000398107">
            <text:p>3.98E-006</text:p>
          </table:table-cell>
          <table:table-cell office:value-type="float" office:value="10.2623">
            <text:p>10.26</text:p>
          </table:table-cell>
          <table:table-cell office:value-type="float" office:value="5.00049">
            <text:p>5</text:p>
          </table:table-cell>
          <table:table-cell office:value-type="float" office:value="0.00000675499">
            <text:p>6.75E-006</text:p>
          </table:table-cell>
          <table:table-cell office:value-type="float" office:value="-0.0532354">
            <text:p>-0.05</text:p>
          </table:table-cell>
          <table:table-cell office:value-type="float" office:value="72440.4">
            <text:p>72440.4</text:p>
          </table:table-cell>
          <table:table-cell office:value-type="float" office:value="0.000564919">
            <text:p>0</text:p>
          </table:table-cell>
          <table:table-cell office:value-type="float" office:value="14486.6">
            <text:p>14486.6</text:p>
          </table:table-cell>
        </table:table-row>
        <table:table-row table:style-name="ro1">
          <table:table-cell office:value-type="float" office:value="0.00000501187">
            <text:p>5.01E-006</text:p>
          </table:table-cell>
          <table:table-cell office:value-type="float" office:value="10.108">
            <text:p>10.11</text:p>
          </table:table-cell>
          <table:table-cell office:value-type="float" office:value="5.0002">
            <text:p>5</text:p>
          </table:table-cell>
          <table:table-cell office:value-type="float" office:value="0.00000675328">
            <text:p>6.75E-006</text:p>
          </table:table-cell>
          <table:table-cell office:value-type="float" office:value="-0.0532351">
            <text:p>-0.05</text:p>
          </table:table-cell>
          <table:table-cell office:value-type="float" office:value="62082.5">
            <text:p>62082.5</text:p>
          </table:table-cell>
          <table:table-cell office:value-type="float" office:value="0.000659131">
            <text:p>0</text:p>
          </table:table-cell>
          <table:table-cell office:value-type="float" office:value="12416">
            <text:p>12416</text:p>
          </table:table-cell>
        </table:table-row>
        <table:table-row table:style-name="ro1">
          <table:table-cell office:value-type="float" office:value="0.00000630957">
            <text:p>6.31E-006</text:p>
          </table:table-cell>
          <table:table-cell office:value-type="float" office:value="9.9537">
            <text:p>9.95</text:p>
          </table:table-cell>
          <table:table-cell office:value-type="float" office:value="5.00034">
            <text:p>5</text:p>
          </table:table-cell>
          <table:table-cell office:value-type="float" office:value="0.00000675408">
            <text:p>6.75E-006</text:p>
          </table:table-cell>
          <table:table-cell office:value-type="float" office:value="-0.0532347">
            <text:p>-0.05</text:p>
          </table:table-cell>
          <table:table-cell office:value-type="float" office:value="53205.6">
            <text:p>53205.6</text:p>
          </table:table-cell>
          <table:table-cell office:value-type="float" office:value="0.000769121">
            <text:p>0</text:p>
          </table:table-cell>
          <table:table-cell office:value-type="float" office:value="10640.4">
            <text:p>10640.4</text:p>
          </table:table-cell>
        </table:table-row>
        <table:table-row table:style-name="ro1">
          <table:table-cell office:value-type="float" office:value="0.00000794328">
            <text:p>7.94E-006</text:p>
          </table:table-cell>
          <table:table-cell office:value-type="float" office:value="9.7993">
            <text:p>9.8</text:p>
          </table:table-cell>
          <table:table-cell office:value-type="float" office:value="5.00032">
            <text:p>5</text:p>
          </table:table-cell>
          <table:table-cell office:value-type="float" office:value="0.00000675397">
            <text:p>6.75E-006</text:p>
          </table:table-cell>
          <table:table-cell office:value-type="float" office:value="-0.0532342">
            <text:p>-0.05</text:p>
          </table:table-cell>
          <table:table-cell office:value-type="float" office:value="45593.4">
            <text:p>45593.4</text:p>
          </table:table-cell>
          <table:table-cell office:value-type="float" office:value="0.000897526">
            <text:p>0</text:p>
          </table:table-cell>
          <table:table-cell office:value-type="float" office:value="9118.11">
            <text:p>9118.11</text:p>
          </table:table-cell>
        </table:table-row>
        <table:table-row table:style-name="ro1">
          <table:table-cell office:value-type="float" office:value="0.00001">
            <text:p>1.00E-005</text:p>
          </table:table-cell>
          <table:table-cell office:value-type="float" office:value="9.6448">
            <text:p>9.64</text:p>
          </table:table-cell>
          <table:table-cell office:value-type="float" office:value="5.00007">
            <text:p>5</text:p>
          </table:table-cell>
          <table:table-cell office:value-type="float" office:value="0.00000675253">
            <text:p>6.75E-006</text:p>
          </table:table-cell>
          <table:table-cell office:value-type="float" office:value="-0.0532336">
            <text:p>-0.05</text:p>
          </table:table-cell>
          <table:table-cell office:value-type="float" office:value="39066.4">
            <text:p>39066.4</text:p>
          </table:table-cell>
          <table:table-cell office:value-type="float" office:value="0.00104743">
            <text:p>0</text:p>
          </table:table-cell>
          <table:table-cell office:value-type="float" office:value="7813.18">
            <text:p>7813.18</text:p>
          </table:table-cell>
        </table:table-row>
        <table:table-row table:style-name="ro1">
          <table:table-cell office:value-type="float" office:value="0.0000125893">
            <text:p>1.26E-005</text:p>
          </table:table-cell>
          <table:table-cell office:value-type="float" office:value="9.4903">
            <text:p>9.49</text:p>
          </table:table-cell>
          <table:table-cell office:value-type="float" office:value="5.00004">
            <text:p>5</text:p>
          </table:table-cell>
          <table:table-cell office:value-type="float" office:value="0.00000675236">
            <text:p>6.75E-006</text:p>
          </table:table-cell>
          <table:table-cell office:value-type="float" office:value="-0.0532328">
            <text:p>-0.05</text:p>
          </table:table-cell>
          <table:table-cell office:value-type="float" office:value="33473.8">
            <text:p>33473.8</text:p>
          </table:table-cell>
          <table:table-cell office:value-type="float" office:value="0.00122241">
            <text:p>0</text:p>
          </table:table-cell>
          <table:table-cell office:value-type="float" office:value="6694.71">
            <text:p>6694.71</text:p>
          </table:table-cell>
        </table:table-row>
        <table:table-row table:style-name="ro1">
          <table:table-cell office:value-type="float" office:value="0.0000158489">
            <text:p>1.58E-005</text:p>
          </table:table-cell>
          <table:table-cell office:value-type="float" office:value="9.3358">
            <text:p>9.34</text:p>
          </table:table-cell>
          <table:table-cell office:value-type="float" office:value="5.00018">
            <text:p>5</text:p>
          </table:table-cell>
          <table:table-cell office:value-type="float" office:value="0.00000675319">
            <text:p>6.75E-006</text:p>
          </table:table-cell>
          <table:table-cell office:value-type="float" office:value="-0.0532318">
            <text:p>-0.05</text:p>
          </table:table-cell>
          <table:table-cell office:value-type="float" office:value="28681.8">
            <text:p>28681.8</text:p>
          </table:table-cell>
          <table:table-cell office:value-type="float" office:value="0.00142668">
            <text:p>0</text:p>
          </table:table-cell>
          <table:table-cell office:value-type="float" office:value="5736.15">
            <text:p>5736.15</text:p>
          </table:table-cell>
        </table:table-row>
        <table:table-row table:style-name="ro1">
          <table:table-cell office:value-type="float" office:value="0.0000199526">
            <text:p>2.00E-005</text:p>
          </table:table-cell>
          <table:table-cell office:value-type="float" office:value="9.1813">
            <text:p>9.18</text:p>
          </table:table-cell>
          <table:table-cell office:value-type="float" office:value="5.00047">
            <text:p>5</text:p>
          </table:table-cell>
          <table:table-cell office:value-type="float" office:value="0.00000675483">
            <text:p>6.75E-006</text:p>
          </table:table-cell>
          <table:table-cell office:value-type="float" office:value="-0.0532306">
            <text:p>-0.05</text:p>
          </table:table-cell>
          <table:table-cell office:value-type="float" office:value="24575.8">
            <text:p>24575.8</text:p>
          </table:table-cell>
          <table:table-cell office:value-type="float" office:value="0.00166513">
            <text:p>0</text:p>
          </table:table-cell>
          <table:table-cell office:value-type="float" office:value="4914.71">
            <text:p>4914.71</text:p>
          </table:table-cell>
        </table:table-row>
        <table:table-row table:style-name="ro1">
          <table:table-cell office:value-type="float" office:value="0.0000251189">
            <text:p>2.51E-005</text:p>
          </table:table-cell>
          <table:table-cell office:value-type="float" office:value="9.0267">
            <text:p>9.03</text:p>
          </table:table-cell>
          <table:table-cell office:value-type="float" office:value="5.00036">
            <text:p>5</text:p>
          </table:table-cell>
          <table:table-cell office:value-type="float" office:value="0.00000675421">
            <text:p>6.75E-006</text:p>
          </table:table-cell>
          <table:table-cell office:value-type="float" office:value="-0.053229">
            <text:p>-0.05</text:p>
          </table:table-cell>
          <table:table-cell office:value-type="float" office:value="21055.5">
            <text:p>21055.5</text:p>
          </table:table-cell>
          <table:table-cell office:value-type="float" office:value="0.00194348">
            <text:p>0</text:p>
          </table:table-cell>
          <table:table-cell office:value-type="float" office:value="4210.81">
            <text:p>4210.81</text:p>
          </table:table-cell>
        </table:table-row>
        <table:table-row table:style-name="ro1">
          <table:table-cell office:value-type="float" office:value="0.0000316228">
            <text:p>3.16E-005</text:p>
          </table:table-cell>
          <table:table-cell office:value-type="float" office:value="8.8721">
            <text:p>8.87</text:p>
          </table:table-cell>
          <table:table-cell office:value-type="float" office:value="5.00034">
            <text:p>5</text:p>
          </table:table-cell>
          <table:table-cell office:value-type="float" office:value="0.0000067541">
            <text:p>6.75E-006</text:p>
          </table:table-cell>
          <table:table-cell office:value-type="float" office:value="-0.053227">
            <text:p>-0.05</text:p>
          </table:table-cell>
          <table:table-cell office:value-type="float" office:value="18039.5">
            <text:p>18039.5</text:p>
          </table:table-cell>
          <table:table-cell office:value-type="float" office:value="0.00226839">
            <text:p>0</text:p>
          </table:table-cell>
          <table:table-cell office:value-type="float" office:value="3607.65">
            <text:p>3607.65</text:p>
          </table:table-cell>
        </table:table-row>
        <table:table-row table:style-name="ro1">
          <table:table-cell office:value-type="float" office:value="0.0000398107">
            <text:p>3.98E-005</text:p>
          </table:table-cell>
          <table:table-cell office:value-type="float" office:value="8.7175">
            <text:p>8.72</text:p>
          </table:table-cell>
          <table:table-cell office:value-type="float" office:value="5.0004">
            <text:p>5</text:p>
          </table:table-cell>
          <table:table-cell office:value-type="float" office:value="0.00000675442">
            <text:p>6.75E-006</text:p>
          </table:table-cell>
          <table:table-cell office:value-type="float" office:value="-0.0532245">
            <text:p>-0.05</text:p>
          </table:table-cell>
          <table:table-cell office:value-type="float" office:value="15455.5">
            <text:p>15455.5</text:p>
          </table:table-cell>
          <table:table-cell office:value-type="float" office:value="0.00264765">
            <text:p>0</text:p>
          </table:table-cell>
          <table:table-cell office:value-type="float" office:value="3090.85">
            <text:p>3090.85</text:p>
          </table:table-cell>
        </table:table-row>
        <table:table-row table:style-name="ro1">
          <table:table-cell office:value-type="float" office:value="0.0000501187">
            <text:p>5.01E-005</text:p>
          </table:table-cell>
          <table:table-cell office:value-type="float" office:value="8.5628">
            <text:p>8.56</text:p>
          </table:table-cell>
          <table:table-cell office:value-type="float" office:value="5.00001">
            <text:p>5</text:p>
          </table:table-cell>
          <table:table-cell office:value-type="float" office:value="0.00000675217">
            <text:p>6.75E-006</text:p>
          </table:table-cell>
          <table:table-cell office:value-type="float" office:value="-0.0532214">
            <text:p>-0.05</text:p>
          </table:table-cell>
          <table:table-cell office:value-type="float" office:value="13240.3">
            <text:p>13240.3</text:p>
          </table:table-cell>
          <table:table-cell office:value-type="float" office:value="0.00309035">
            <text:p>0</text:p>
          </table:table-cell>
          <table:table-cell office:value-type="float" office:value="2648.05">
            <text:p>2648.05</text:p>
          </table:table-cell>
        </table:table-row>
        <table:table-row table:style-name="ro1">
          <table:table-cell office:value-type="float" office:value="0.0000630957">
            <text:p>6.31E-005</text:p>
          </table:table-cell>
          <table:table-cell office:value-type="float" office:value="8.4082">
            <text:p>8.41</text:p>
          </table:table-cell>
          <table:table-cell office:value-type="float" office:value="5.00017">
            <text:p>5</text:p>
          </table:table-cell>
          <table:table-cell office:value-type="float" office:value="0.00000675312">
            <text:p>6.75E-006</text:p>
          </table:table-cell>
          <table:table-cell office:value-type="float" office:value="-0.0532174">
            <text:p>-0.05</text:p>
          </table:table-cell>
          <table:table-cell office:value-type="float" office:value="11343.7">
            <text:p>11343.7</text:p>
          </table:table-cell>
          <table:table-cell office:value-type="float" office:value="0.0036071">
            <text:p>0</text:p>
          </table:table-cell>
          <table:table-cell office:value-type="float" office:value="2268.67">
            <text:p>2268.67</text:p>
          </table:table-cell>
        </table:table-row>
        <table:table-row table:style-name="ro1">
          <table:table-cell office:value-type="float" office:value="0.0000794328">
            <text:p>7.94E-005</text:p>
          </table:table-cell>
          <table:table-cell office:value-type="float" office:value="8.2536">
            <text:p>8.25</text:p>
          </table:table-cell>
          <table:table-cell office:value-type="float" office:value="5.00038">
            <text:p>5</text:p>
          </table:table-cell>
          <table:table-cell office:value-type="float" office:value="0.00000675431">
            <text:p>6.75E-006</text:p>
          </table:table-cell>
          <table:table-cell office:value-type="float" office:value="-0.0532124">
            <text:p>-0.05</text:p>
          </table:table-cell>
          <table:table-cell office:value-type="float" office:value="9718.82">
            <text:p>9718.82</text:p>
          </table:table-cell>
          <table:table-cell office:value-type="float" office:value="0.00421027">
            <text:p>0</text:p>
          </table:table-cell>
          <table:table-cell office:value-type="float" office:value="1943.62">
            <text:p>1943.62</text:p>
          </table:table-cell>
        </table:table-row>
        <table:table-row table:style-name="ro1">
          <table:table-cell table:style-name="Default" office:value-type="float" office:value="0.0001">
            <text:p>0</text:p>
          </table:table-cell>
          <table:table-cell office:value-type="float" office:value="8.0989">
            <text:p>8.1</text:p>
          </table:table-cell>
          <table:table-cell office:value-type="float" office:value="5.00012">
            <text:p>5</text:p>
          </table:table-cell>
          <table:table-cell office:value-type="float" office:value="0.0000067528">
            <text:p>6.75E-006</text:p>
          </table:table-cell>
          <table:table-cell office:value-type="float" office:value="-0.0532062">
            <text:p>-0.05</text:p>
          </table:table-cell>
          <table:table-cell office:value-type="float" office:value="8325.84">
            <text:p>8325.84</text:p>
          </table:table-cell>
          <table:table-cell office:value-type="float" office:value="0.00491433">
            <text:p>0</text:p>
          </table:table-cell>
          <table:table-cell office:value-type="float" office:value="1665.13">
            <text:p>1665.13</text:p>
          </table:table-cell>
        </table:table-row>
        <table:table-row table:style-name="ro1">
          <table:table-cell table:style-name="Default" office:value-type="float" office:value="0.000125893">
            <text:p>0</text:p>
          </table:table-cell>
          <table:table-cell office:value-type="float" office:value="7.9443">
            <text:p>7.94</text:p>
          </table:table-cell>
          <table:table-cell office:value-type="float" office:value="5.00039">
            <text:p>5</text:p>
          </table:table-cell>
          <table:table-cell office:value-type="float" office:value="0.0000067544">
            <text:p>6.75E-006</text:p>
          </table:table-cell>
          <table:table-cell office:value-type="float" office:value="-0.0531983">
            <text:p>-0.05</text:p>
          </table:table-cell>
          <table:table-cell office:value-type="float" office:value="7133.23">
            <text:p>7133.23</text:p>
          </table:table-cell>
          <table:table-cell office:value-type="float" office:value="0.00573613">
            <text:p>0.01</text:p>
          </table:table-cell>
          <table:table-cell office:value-type="float" office:value="1426.53">
            <text:p>1426.53</text:p>
          </table:table-cell>
        </table:table-row>
        <table:table-row table:style-name="ro1">
          <table:table-cell table:style-name="Default" office:value-type="float" office:value="0.000158489">
            <text:p>0</text:p>
          </table:table-cell>
          <table:table-cell office:value-type="float" office:value="7.7896">
            <text:p>7.79</text:p>
          </table:table-cell>
          <table:table-cell office:value-type="float" office:value="5.0002">
            <text:p>5</text:p>
          </table:table-cell>
          <table:table-cell office:value-type="float" office:value="0.00000675328">
            <text:p>6.75E-006</text:p>
          </table:table-cell>
          <table:table-cell office:value-type="float" office:value="-0.0531884">
            <text:p>-0.05</text:p>
          </table:table-cell>
          <table:table-cell office:value-type="float" office:value="6110.84">
            <text:p>6110.84</text:p>
          </table:table-cell>
          <table:table-cell office:value-type="float" office:value="0.00669535">
            <text:p>0.01</text:p>
          </table:table-cell>
          <table:table-cell office:value-type="float" office:value="1222.12">
            <text:p>1222.12</text:p>
          </table:table-cell>
        </table:table-row>
        <table:table-row table:style-name="ro1">
          <table:table-cell table:style-name="Default" office:value-type="float" office:value="0.000199526">
            <text:p>0</text:p>
          </table:table-cell>
          <table:table-cell office:value-type="float" office:value="7.6349">
            <text:p>7.63</text:p>
          </table:table-cell>
          <table:table-cell office:value-type="float" office:value="5.00004">
            <text:p>5</text:p>
          </table:table-cell>
          <table:table-cell office:value-type="float" office:value="0.00000675235">
            <text:p>6.75E-006</text:p>
          </table:table-cell>
          <table:table-cell office:value-type="float" office:value="-0.0531759">
            <text:p>-0.05</text:p>
          </table:table-cell>
          <table:table-cell office:value-type="float" office:value="5234.99">
            <text:p>5234.99</text:p>
          </table:table-cell>
          <table:table-cell office:value-type="float" office:value="0.00781497">
            <text:p>0.01</text:p>
          </table:table-cell>
          <table:table-cell office:value-type="float" office:value="1046.99">
            <text:p>1046.99</text:p>
          </table:table-cell>
        </table:table-row>
        <table:table-row table:style-name="ro1">
          <table:table-cell table:style-name="Default" office:value-type="float" office:value="0.000251189">
            <text:p>0</text:p>
          </table:table-cell>
          <table:table-cell office:value-type="float" office:value="7.4803">
            <text:p>7.48</text:p>
          </table:table-cell>
          <table:table-cell office:value-type="float" office:value="5.00042">
            <text:p>5</text:p>
          </table:table-cell>
          <table:table-cell office:value-type="float" office:value="0.00000675453">
            <text:p>6.75E-006</text:p>
          </table:table-cell>
          <table:table-cell office:value-type="float" office:value="-0.0531602">
            <text:p>-0.05</text:p>
          </table:table-cell>
          <table:table-cell office:value-type="float" office:value="4485.11">
            <text:p>4485.11</text:p>
          </table:table-cell>
          <table:table-cell office:value-type="float" office:value="0.00912177">
            <text:p>0.01</text:p>
          </table:table-cell>
          <table:table-cell office:value-type="float" office:value="896.948">
            <text:p>896.95</text:p>
          </table:table-cell>
        </table:table-row>
        <table:table-row table:style-name="ro1">
          <table:table-cell table:style-name="Default" office:value-type="float" office:value="0.000316228">
            <text:p>0</text:p>
          </table:table-cell>
          <table:table-cell office:value-type="float" office:value="7.3256">
            <text:p>7.33</text:p>
          </table:table-cell>
          <table:table-cell office:value-type="float" office:value="5.00033">
            <text:p>5</text:p>
          </table:table-cell>
          <table:table-cell office:value-type="float" office:value="0.00000675402">
            <text:p>6.75E-006</text:p>
          </table:table-cell>
          <table:table-cell office:value-type="float" office:value="-0.0531405">
            <text:p>-0.05</text:p>
          </table:table-cell>
          <table:table-cell office:value-type="float" office:value="3842.27">
            <text:p>3842.27</text:p>
          </table:table-cell>
          <table:table-cell office:value-type="float" office:value="0.010647">
            <text:p>0.01</text:p>
          </table:table-cell>
          <table:table-cell office:value-type="float" office:value="768.404">
            <text:p>768.4</text:p>
          </table:table-cell>
        </table:table-row>
        <table:table-row table:style-name="ro1">
          <table:table-cell table:style-name="Default" office:value-type="float" office:value="0.000398107">
            <text:p>0</text:p>
          </table:table-cell>
          <table:table-cell office:value-type="float" office:value="7.1709">
            <text:p>7.17</text:p>
          </table:table-cell>
          <table:table-cell office:value-type="float" office:value="5.00029">
            <text:p>5</text:p>
          </table:table-cell>
          <table:table-cell office:value-type="float" office:value="0.00000675377">
            <text:p>6.75E-006</text:p>
          </table:table-cell>
          <table:table-cell office:value-type="float" office:value="-0.0531157">
            <text:p>-0.05</text:p>
          </table:table-cell>
          <table:table-cell office:value-type="float" office:value="3291.57">
            <text:p>3291.57</text:p>
          </table:table-cell>
          <table:table-cell office:value-type="float" office:value="0.0124272">
            <text:p>0.01</text:p>
          </table:table-cell>
          <table:table-cell office:value-type="float" office:value="658.275">
            <text:p>658.28</text:p>
          </table:table-cell>
        </table:table-row>
        <table:table-row table:style-name="ro1">
          <table:table-cell table:style-name="Default" office:value-type="float" office:value="0.000501187">
            <text:p>0</text:p>
          </table:table-cell>
          <table:table-cell office:value-type="float" office:value="7.0162">
            <text:p>7.02</text:p>
          </table:table-cell>
          <table:table-cell office:value-type="float" office:value="5.0003">
            <text:p>5</text:p>
          </table:table-cell>
          <table:table-cell office:value-type="float" office:value="0.00000675382">
            <text:p>6.75E-006</text:p>
          </table:table-cell>
          <table:table-cell office:value-type="float" office:value="-0.0530845">
            <text:p>-0.05</text:p>
          </table:table-cell>
          <table:table-cell office:value-type="float" office:value="2819.79">
            <text:p>2819.79</text:p>
          </table:table-cell>
          <table:table-cell office:value-type="float" office:value="0.014505">
            <text:p>0.01</text:p>
          </table:table-cell>
          <table:table-cell office:value-type="float" office:value="563.925">
            <text:p>563.93</text:p>
          </table:table-cell>
        </table:table-row>
        <table:table-row table:style-name="ro1">
          <table:table-cell table:style-name="Default" office:value-type="float" office:value="0.000630957">
            <text:p>0</text:p>
          </table:table-cell>
          <table:table-cell office:value-type="float" office:value="6.8615">
            <text:p>6.86</text:p>
          </table:table-cell>
          <table:table-cell office:value-type="float" office:value="5.00038">
            <text:p>5</text:p>
          </table:table-cell>
          <table:table-cell office:value-type="float" office:value="0.00000675423">
            <text:p>6.75E-006</text:p>
          </table:table-cell>
          <table:table-cell office:value-type="float" office:value="-0.0530453">
            <text:p>-0.05</text:p>
          </table:table-cell>
          <table:table-cell office:value-type="float" office:value="2415.64">
            <text:p>2415.64</text:p>
          </table:table-cell>
          <table:table-cell office:value-type="float" office:value="0.0169298">
            <text:p>0.02</text:p>
          </table:table-cell>
          <table:table-cell office:value-type="float" office:value="483.091">
            <text:p>483.09</text:p>
          </table:table-cell>
        </table:table-row>
        <table:table-row table:style-name="ro1">
          <table:table-cell table:style-name="Default" office:value-type="float" office:value="0.000794328">
            <text:p>0</text:p>
          </table:table-cell>
          <table:table-cell office:value-type="float" office:value="6.7067">
            <text:p>6.71</text:p>
          </table:table-cell>
          <table:table-cell office:value-type="float" office:value="5.00004">
            <text:p>5</text:p>
          </table:table-cell>
          <table:table-cell office:value-type="float" office:value="0.00000675218">
            <text:p>6.75E-006</text:p>
          </table:table-cell>
          <table:table-cell office:value-type="float" office:value="-0.052996">
            <text:p>-0.05</text:p>
          </table:table-cell>
          <table:table-cell office:value-type="float" office:value="2069.2">
            <text:p>2069.2</text:p>
          </table:table-cell>
          <table:table-cell office:value-type="float" office:value="0.0197597">
            <text:p>0.02</text:p>
          </table:table-cell>
          <table:table-cell office:value-type="float" office:value="413.838">
            <text:p>413.84</text:p>
          </table:table-cell>
        </table:table-row>
        <table:table-row table:style-name="ro1">
          <table:table-cell table:style-name="Default" office:value-type="float" office:value="0.001">
            <text:p>0</text:p>
          </table:table-cell>
          <table:table-cell office:value-type="float" office:value="6.552">
            <text:p>6.55</text:p>
          </table:table-cell>
          <table:table-cell office:value-type="float" office:value="5.00029">
            <text:p>5</text:p>
          </table:table-cell>
          <table:table-cell office:value-type="float" office:value="0.00000675359">
            <text:p>6.75E-006</text:p>
          </table:table-cell>
          <table:table-cell office:value-type="float" office:value="-0.0529341">
            <text:p>-0.05</text:p>
          </table:table-cell>
          <table:table-cell office:value-type="float" office:value="1772.63">
            <text:p>1772.63</text:p>
          </table:table-cell>
          <table:table-cell office:value-type="float" office:value="0.0230621">
            <text:p>0.02</text:p>
          </table:table-cell>
          <table:table-cell office:value-type="float" office:value="354.505">
            <text:p>354.51</text:p>
          </table:table-cell>
        </table:table-row>
        <table:table-row table:style-name="ro1">
          <table:table-cell table:style-name="Default" office:value-type="float" office:value="0.00125893">
            <text:p>0</text:p>
          </table:table-cell>
          <table:table-cell office:value-type="float" office:value="6.3972">
            <text:p>6.4</text:p>
          </table:table-cell>
          <table:table-cell office:value-type="float" office:value="5.00016">
            <text:p>5</text:p>
          </table:table-cell>
          <table:table-cell office:value-type="float" office:value="0.00000675276">
            <text:p>6.75E-006</text:p>
          </table:table-cell>
          <table:table-cell office:value-type="float" office:value="-0.0528564">
            <text:p>-0.05</text:p>
          </table:table-cell>
          <table:table-cell office:value-type="float" office:value="1518.41">
            <text:p>1518.41</text:p>
          </table:table-cell>
          <table:table-cell office:value-type="float" office:value="0.0269156">
            <text:p>0.03</text:p>
          </table:table-cell>
          <table:table-cell office:value-type="float" office:value="303.672">
            <text:p>303.67</text:p>
          </table:table-cell>
        </table:table-row>
        <table:table-row table:style-name="ro1">
          <table:table-cell table:style-name="Default" office:value-type="float" office:value="0.00158489">
            <text:p>0</text:p>
          </table:table-cell>
          <table:table-cell office:value-type="float" office:value="6.2424">
            <text:p>6.24</text:p>
          </table:table-cell>
          <table:table-cell office:value-type="float" office:value="5.00019">
            <text:p>5</text:p>
          </table:table-cell>
          <table:table-cell office:value-type="float" office:value="0.00000675277">
            <text:p>6.75E-006</text:p>
          </table:table-cell>
          <table:table-cell office:value-type="float" office:value="-0.052759">
            <text:p>-0.05</text:p>
          </table:table-cell>
          <table:table-cell office:value-type="float" office:value="1300.65">
            <text:p>1300.65</text:p>
          </table:table-cell>
          <table:table-cell office:value-type="float" office:value="0.0314118">
            <text:p>0.03</text:p>
          </table:table-cell>
          <table:table-cell office:value-type="float" office:value="260.12">
            <text:p>260.12</text:p>
          </table:table-cell>
        </table:table-row>
        <table:table-row table:style-name="ro1">
          <table:table-cell table:style-name="Default" office:value-type="float" office:value="0.00199526">
            <text:p>0</text:p>
          </table:table-cell>
          <table:table-cell office:value-type="float" office:value="6.0876">
            <text:p>6.09</text:p>
          </table:table-cell>
          <table:table-cell office:value-type="float" office:value="5.0004">
            <text:p>5</text:p>
          </table:table-cell>
          <table:table-cell office:value-type="float" office:value="0.0000067538">
            <text:p>6.75E-006</text:p>
          </table:table-cell>
          <table:table-cell office:value-type="float" office:value="-0.0526368">
            <text:p>-0.05</text:p>
          </table:table-cell>
          <table:table-cell office:value-type="float" office:value="1114.12">
            <text:p>1114.12</text:p>
          </table:table-cell>
          <table:table-cell office:value-type="float" office:value="0.0366574">
            <text:p>0.04</text:p>
          </table:table-cell>
          <table:table-cell office:value-type="float" office:value="222.806">
            <text:p>222.81</text:p>
          </table:table-cell>
        </table:table-row>
        <table:table-row table:style-name="ro1">
          <table:table-cell table:style-name="Default" office:value-type="float" office:value="0.00251189">
            <text:p>0</text:p>
          </table:table-cell>
          <table:table-cell office:value-type="float" office:value="5.9327">
            <text:p>5.93</text:p>
          </table:table-cell>
          <table:table-cell office:value-type="float" office:value="5.00035">
            <text:p>5</text:p>
          </table:table-cell>
          <table:table-cell office:value-type="float" office:value="0.0000067532">
            <text:p>6.75E-006</text:p>
          </table:table-cell>
          <table:table-cell office:value-type="float" office:value="-0.0524838">
            <text:p>-0.05</text:p>
          </table:table-cell>
          <table:table-cell office:value-type="float" office:value="954.244">
            <text:p>954.24</text:p>
          </table:table-cell>
          <table:table-cell office:value-type="float" office:value="0.0427764">
            <text:p>0.04</text:p>
          </table:table-cell>
          <table:table-cell office:value-type="float" office:value="190.835">
            <text:p>190.84</text:p>
          </table:table-cell>
        </table:table-row>
        <table:table-row table:style-name="ro1">
          <table:table-cell table:style-name="Default" office:value-type="float" office:value="0.00316228">
            <text:p>0</text:p>
          </table:table-cell>
          <table:table-cell office:value-type="float" office:value="5.7777">
            <text:p>5.78</text:p>
          </table:table-cell>
          <table:table-cell office:value-type="float" office:value="5.0001">
            <text:p>5</text:p>
          </table:table-cell>
          <table:table-cell office:value-type="float" office:value="0.00000675127">
            <text:p>6.75E-006</text:p>
          </table:table-cell>
          <table:table-cell office:value-type="float" office:value="-0.0522923">
            <text:p>-0.05</text:p>
          </table:table-cell>
          <table:table-cell office:value-type="float" office:value="817.229">
            <text:p>817.23</text:p>
          </table:table-cell>
          <table:table-cell office:value-type="float" office:value="0.0499131">
            <text:p>0.05</text:p>
          </table:table-cell>
          <table:table-cell office:value-type="float" office:value="163.443">
            <text:p>163.44</text:p>
          </table:table-cell>
        </table:table-row>
        <table:table-row table:style-name="ro1">
          <table:table-cell table:style-name="Default" office:value-type="float" office:value="0.00398107">
            <text:p>0</text:p>
          </table:table-cell>
          <table:table-cell office:value-type="float" office:value="5.6227">
            <text:p>5.62</text:p>
          </table:table-cell>
          <table:table-cell office:value-type="float" office:value="5.00021">
            <text:p>5</text:p>
          </table:table-cell>
          <table:table-cell office:value-type="float" office:value="0.00000675128">
            <text:p>6.75E-006</text:p>
          </table:table-cell>
          <table:table-cell office:value-type="float" office:value="-0.052053">
            <text:p>-0.05</text:p>
          </table:table-cell>
          <table:table-cell office:value-type="float" office:value="699.887">
            <text:p>699.89</text:p>
          </table:table-cell>
          <table:table-cell office:value-type="float" office:value="0.0582349">
            <text:p>0.06</text:p>
          </table:table-cell>
          <table:table-cell office:value-type="float" office:value="139.971">
            <text:p>139.97</text:p>
          </table:table-cell>
        </table:table-row>
        <table:table-row table:style-name="ro1">
          <table:table-cell table:style-name="Default" office:value-type="float" office:value="0.00501187">
            <text:p>0.01</text:p>
          </table:table-cell>
          <table:table-cell office:value-type="float" office:value="5.4676">
            <text:p>5.47</text:p>
          </table:table-cell>
          <table:table-cell office:value-type="float" office:value="5.00029">
            <text:p>5</text:p>
          </table:table-cell>
          <table:table-cell office:value-type="float" office:value="0.00000675076">
            <text:p>6.75E-006</text:p>
          </table:table-cell>
          <table:table-cell office:value-type="float" office:value="-0.0517544">
            <text:p>-0.05</text:p>
          </table:table-cell>
          <table:table-cell office:value-type="float" office:value="599.334">
            <text:p>599.33</text:p>
          </table:table-cell>
          <table:table-cell office:value-type="float" office:value="0.067936">
            <text:p>0.07</text:p>
          </table:table-cell>
          <table:table-cell office:value-type="float" office:value="119.86">
            <text:p>119.86</text:p>
          </table:table-cell>
        </table:table-row>
        <table:table-row table:style-name="ro1">
          <table:table-cell table:style-name="Default" office:value-type="float" office:value="0.00630957">
            <text:p>0.01</text:p>
          </table:table-cell>
          <table:table-cell office:value-type="float" office:value="5.3124">
            <text:p>5.31</text:p>
          </table:table-cell>
          <table:table-cell office:value-type="float" office:value="5.00045">
            <text:p>5</text:p>
          </table:table-cell>
          <table:table-cell office:value-type="float" office:value="0.00000675023">
            <text:p>6.75E-006</text:p>
          </table:table-cell>
          <table:table-cell office:value-type="float" office:value="-0.0513823">
            <text:p>-0.05</text:p>
          </table:table-cell>
          <table:table-cell office:value-type="float" office:value="513.176">
            <text:p>513.18</text:p>
          </table:table-cell>
          <table:table-cell office:value-type="float" office:value="0.0792409">
            <text:p>0.08</text:p>
          </table:table-cell>
          <table:table-cell office:value-type="float" office:value="102.626">
            <text:p>102.63</text:p>
          </table:table-cell>
        </table:table-row>
        <table:table-row table:style-name="ro1">
          <table:table-cell table:style-name="Default" office:value-type="float" office:value="0.00794328">
            <text:p>0.01</text:p>
          </table:table-cell>
          <table:table-cell office:value-type="float" office:value="5.157">
            <text:p>5.16</text:p>
          </table:table-cell>
          <table:table-cell office:value-type="float" office:value="5.00033">
            <text:p>5</text:p>
          </table:table-cell>
          <table:table-cell office:value-type="float" office:value="0.00000674743">
            <text:p>6.75E-006</text:p>
          </table:table-cell>
          <table:table-cell office:value-type="float" office:value="-0.0509197">
            <text:p>-0.05</text:p>
          </table:table-cell>
          <table:table-cell office:value-type="float" office:value="439.316">
            <text:p>439.32</text:p>
          </table:table-cell>
          <table:table-cell office:value-type="float" office:value="0.0924089">
            <text:p>0.09</text:p>
          </table:table-cell>
          <table:table-cell office:value-type="float" office:value="87.8574">
            <text:p>87.86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ring2.c derk2.c Outpu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</table:table-row>
        <table:table-row table:style-name="ro1">
          <table:table-cell office:value-type="float" office:value="0.00000001">
            <text:p>1.00E-008</text:p>
          </table:table-cell>
          <table:table-cell office:value-type="float" office:value="13.7524">
            <text:p>13.75</text:p>
          </table:table-cell>
          <table:table-cell office:value-type="float" office:value="5.00025">
            <text:p>5</text:p>
          </table:table-cell>
          <table:table-cell office:value-type="float" office:value="0.0000067535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375260">
            <text:p>2.38E+006</text:p>
          </table:table-cell>
          <table:table-cell table:style-name="ce3" office:value-type="float" office:value="0.000017228">
            <text:p>1.72E-005</text:p>
          </table:table-cell>
          <table:table-cell office:value-type="float" office:value="475030">
            <text:p>475030</text:p>
          </table:table-cell>
        </table:table-row>
        <table:table-row table:style-name="ro1">
          <table:table-cell office:value-type="float" office:value="0.0000000125893">
            <text:p>1.26E-008</text:p>
          </table:table-cell>
          <table:table-cell office:value-type="float" office:value="13.678">
            <text:p>13.68</text:p>
          </table:table-cell>
          <table:table-cell office:value-type="float" office:value="5.00011">
            <text:p>5</text:p>
          </table:table-cell>
          <table:table-cell office:value-type="float" office:value="0.00000675273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204960">
            <text:p>2.20E+006</text:p>
          </table:table-cell>
          <table:table-cell table:style-name="ce3" office:value-type="float" office:value="0.0000185581">
            <text:p>1.86E-005</text:p>
          </table:table-cell>
          <table:table-cell office:value-type="float" office:value="440982">
            <text:p>440982</text:p>
          </table:table-cell>
        </table:table-row>
        <table:table-row table:style-name="ro1">
          <table:table-cell office:value-type="float" office:value="0.0000000158489">
            <text:p>1.58E-008</text:p>
          </table:table-cell>
          <table:table-cell office:value-type="float" office:value="13.5948">
            <text:p>13.59</text:p>
          </table:table-cell>
          <table:table-cell office:value-type="float" office:value="5.00037">
            <text:p>5</text:p>
          </table:table-cell>
          <table:table-cell office:value-type="float" office:value="0.00000675425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028930">
            <text:p>2.03E+006</text:p>
          </table:table-cell>
          <table:table-cell table:style-name="ce3" office:value-type="float" office:value="0.0000201693">
            <text:p>2.02E-005</text:p>
          </table:table-cell>
          <table:table-cell office:value-type="float" office:value="405756">
            <text:p>405756</text:p>
          </table:table-cell>
        </table:table-row>
        <table:table-row table:style-name="ro1">
          <table:table-cell office:value-type="float" office:value="0.0000000199526">
            <text:p>2.00E-008</text:p>
          </table:table-cell>
          <table:table-cell office:value-type="float" office:value="13.5028">
            <text:p>13.5</text:p>
          </table:table-cell>
          <table:table-cell office:value-type="float" office:value="5.00026">
            <text:p>5</text:p>
          </table:table-cell>
          <table:table-cell office:value-type="float" office:value="0.00000675361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850600">
            <text:p>1.85E+006</text:p>
          </table:table-cell>
          <table:table-cell table:style-name="ce3" office:value-type="float" office:value="0.0000221124">
            <text:p>2.21E-005</text:p>
          </table:table-cell>
          <table:table-cell office:value-type="float" office:value="370101">
            <text:p>370101</text:p>
          </table:table-cell>
        </table:table-row>
        <table:table-row table:style-name="ro1">
          <table:table-cell office:value-type="float" office:value="0.0000000251189">
            <text:p>2.51E-008</text:p>
          </table:table-cell>
          <table:table-cell office:value-type="float" office:value="13.4025">
            <text:p>13.4</text:p>
          </table:table-cell>
          <table:table-cell office:value-type="float" office:value="5.00043">
            <text:p>5</text:p>
          </table:table-cell>
          <table:table-cell office:value-type="float" office:value="0.00000675459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673990">
            <text:p>1.67E+006</text:p>
          </table:table-cell>
          <table:table-cell table:style-name="ce3" office:value-type="float" office:value="0.0000244461">
            <text:p>2.44E-005</text:p>
          </table:table-cell>
          <table:table-cell office:value-type="float" office:value="334769">
            <text:p>334769</text:p>
          </table:table-cell>
        </table:table-row>
        <table:table-row table:style-name="ro1">
          <table:table-cell office:value-type="float" office:value="0.0000000316228">
            <text:p>3.16E-008</text:p>
          </table:table-cell>
          <table:table-cell office:value-type="float" office:value="13.2943">
            <text:p>13.29</text:p>
          </table:table-cell>
          <table:table-cell office:value-type="float" office:value="5.00012">
            <text:p>5</text:p>
          </table:table-cell>
          <table:table-cell office:value-type="float" office:value="0.0000067528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502320">
            <text:p>1.50E+006</text:p>
          </table:table-cell>
          <table:table-cell table:style-name="ce3" office:value-type="float" office:value="0.000027238">
            <text:p>2.72E-005</text:p>
          </table:table-cell>
          <table:table-cell office:value-type="float" office:value="300456">
            <text:p>300456</text:p>
          </table:table-cell>
        </table:table-row>
        <table:table-row table:style-name="ro1">
          <table:table-cell office:value-type="float" office:value="0.0000000398107">
            <text:p>3.98E-008</text:p>
          </table:table-cell>
          <table:table-cell office:value-type="float" office:value="13.1791">
            <text:p>13.18</text:p>
          </table:table-cell>
          <table:table-cell office:value-type="float" office:value="5.00045">
            <text:p>5</text:p>
          </table:table-cell>
          <table:table-cell office:value-type="float" office:value="0.00000675472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338850">
            <text:p>1.34E+006</text:p>
          </table:table-cell>
          <table:table-cell table:style-name="ce3" office:value-type="float" office:value="0.0000305656">
            <text:p>3.06E-005</text:p>
          </table:table-cell>
          <table:table-cell office:value-type="float" office:value="267745">
            <text:p>267745</text:p>
          </table:table-cell>
        </table:table-row>
        <table:table-row table:style-name="ro1">
          <table:table-cell office:value-type="float" office:value="0.0000000501187">
            <text:p>5.01E-008</text:p>
          </table:table-cell>
          <table:table-cell office:value-type="float" office:value="13.0574">
            <text:p>13.06</text:p>
          </table:table-cell>
          <table:table-cell office:value-type="float" office:value="5.00011">
            <text:p>5</text:p>
          </table:table-cell>
          <table:table-cell office:value-type="float" office:value="0.00000675276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185430">
            <text:p>1.19E+006</text:p>
          </table:table-cell>
          <table:table-cell table:style-name="ce3" office:value-type="float" office:value="0.000034519">
            <text:p>3.45E-005</text:p>
          </table:table-cell>
          <table:table-cell office:value-type="float" office:value="237082">
            <text:p>237082</text:p>
          </table:table-cell>
        </table:table-row>
        <table:table-row table:style-name="ro1">
          <table:table-cell office:value-type="float" office:value="0.0000000630957">
            <text:p>6.31E-008</text:p>
          </table:table-cell>
          <table:table-cell office:value-type="float" office:value="12.9302">
            <text:p>12.93</text:p>
          </table:table-cell>
          <table:table-cell office:value-type="float" office:value="5.00019">
            <text:p>5</text:p>
          </table:table-cell>
          <table:table-cell office:value-type="float" office:value="0.0000067532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043840">
            <text:p>1.04E+006</text:p>
          </table:table-cell>
          <table:table-cell table:style-name="ce3" office:value-type="float" office:value="0.0000392019">
            <text:p>3.92E-005</text:p>
          </table:table-cell>
          <table:table-cell office:value-type="float" office:value="208760">
            <text:p>208760</text:p>
          </table:table-cell>
        </table:table-row>
        <table:table-row table:style-name="ro1">
          <table:table-cell office:value-type="float" office:value="0.0000000794328">
            <text:p>7.94E-008</text:p>
          </table:table-cell>
          <table:table-cell office:value-type="float" office:value="12.7982">
            <text:p>12.8</text:p>
          </table:table-cell>
          <table:table-cell office:value-type="float" office:value="5.00036">
            <text:p>5</text:p>
          </table:table-cell>
          <table:table-cell office:value-type="float" office:value="0.00000675418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914762">
            <text:p>914762</text:p>
          </table:table-cell>
          <table:table-cell table:style-name="ce3" office:value-type="float" office:value="0.0000447351">
            <text:p>4.47E-005</text:p>
          </table:table-cell>
          <table:table-cell office:value-type="float" office:value="182939">
            <text:p>182939</text:p>
          </table:table-cell>
        </table:table-row>
        <table:table-row table:style-name="ro1">
          <table:table-cell office:value-type="float" office:value="0.0000001">
            <text:p>1.00E-007</text:p>
          </table:table-cell>
          <table:table-cell office:value-type="float" office:value="12.6621">
            <text:p>12.66</text:p>
          </table:table-cell>
          <table:table-cell office:value-type="float" office:value="5.00049">
            <text:p>5</text:p>
          </table:table-cell>
          <table:table-cell office:value-type="float" office:value="0.00000675497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798364">
            <text:p>798364</text:p>
          </table:table-cell>
          <table:table-cell table:style-name="ce3" office:value-type="float" office:value="0.0000512587">
            <text:p>5.13E-005</text:p>
          </table:table-cell>
          <table:table-cell office:value-type="float" office:value="159657">
            <text:p>159657</text:p>
          </table:table-cell>
        </table:table-row>
        <table:table-row table:style-name="ro1">
          <table:table-cell office:value-type="float" office:value="0.000000125893">
            <text:p>1.26E-007</text:p>
          </table:table-cell>
          <table:table-cell office:value-type="float" office:value="12.5225">
            <text:p>12.52</text:p>
          </table:table-cell>
          <table:table-cell office:value-type="float" office:value="5.00032">
            <text:p>5</text:p>
          </table:table-cell>
          <table:table-cell office:value-type="float" office:value="0.00000675396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694342">
            <text:p>694342</text:p>
          </table:table-cell>
          <table:table-cell table:style-name="ce3" office:value-type="float" office:value="0.0000589359">
            <text:p>5.89E-005</text:p>
          </table:table-cell>
          <table:table-cell office:value-type="float" office:value="138860">
            <text:p>138860</text:p>
          </table:table-cell>
        </table:table-row>
        <table:table-row table:style-name="ro1">
          <table:table-cell office:value-type="float" office:value="0.000000158489">
            <text:p>1.58E-007</text:p>
          </table:table-cell>
          <table:table-cell office:value-type="float" office:value="12.3801">
            <text:p>12.38</text:p>
          </table:table-cell>
          <table:table-cell office:value-type="float" office:value="5.00043">
            <text:p>5</text:p>
          </table:table-cell>
          <table:table-cell office:value-type="float" office:value="0.00000675463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602185">
            <text:p>602185</text:p>
          </table:table-cell>
          <table:table-cell table:style-name="ce3" office:value-type="float" office:value="0.0000679569">
            <text:p>6.80E-005</text:p>
          </table:table-cell>
          <table:table-cell office:value-type="float" office:value="120427">
            <text:p>120427</text:p>
          </table:table-cell>
        </table:table-row>
        <table:table-row table:style-name="ro1">
          <table:table-cell office:value-type="float" office:value="0.000000199526">
            <text:p>2.00E-007</text:p>
          </table:table-cell>
          <table:table-cell office:value-type="float" office:value="12.2353">
            <text:p>12.24</text:p>
          </table:table-cell>
          <table:table-cell office:value-type="float" office:value="5.00033">
            <text:p>5</text:p>
          </table:table-cell>
          <table:table-cell office:value-type="float" office:value="0.00000675401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521007">
            <text:p>521007</text:p>
          </table:table-cell>
          <table:table-cell table:style-name="ce3" office:value-type="float" office:value="0.0000785434">
            <text:p>7.85E-005</text:p>
          </table:table-cell>
          <table:table-cell office:value-type="float" office:value="104195">
            <text:p>104195</text:p>
          </table:table-cell>
        </table:table-row>
        <table:table-row table:style-name="ro1">
          <table:table-cell office:value-type="float" office:value="0.000000251189">
            <text:p>2.51E-007</text:p>
          </table:table-cell>
          <table:table-cell office:value-type="float" office:value="12.0886">
            <text:p>12.09</text:p>
          </table:table-cell>
          <table:table-cell office:value-type="float" office:value="5.00036">
            <text:p>5</text:p>
          </table:table-cell>
          <table:table-cell office:value-type="float" office:value="0.00000675419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449917">
            <text:p>449917</text:p>
          </table:table-cell>
          <table:table-cell table:style-name="ce3" office:value-type="float" office:value="0.0000909544">
            <text:p>9.10E-005</text:p>
          </table:table-cell>
          <table:table-cell office:value-type="float" office:value="89977.1">
            <text:p>89977.1</text:p>
          </table:table-cell>
        </table:table-row>
        <table:table-row table:style-name="ro1">
          <table:table-cell office:value-type="float" office:value="0.000000316228">
            <text:p>3.16E-007</text:p>
          </table:table-cell>
          <table:table-cell office:value-type="float" office:value="11.9403">
            <text:p>11.94</text:p>
          </table:table-cell>
          <table:table-cell office:value-type="float" office:value="5.00023">
            <text:p>5</text:p>
          </table:table-cell>
          <table:table-cell office:value-type="float" office:value="0.00000675344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387906">
            <text:p>387906</text:p>
          </table:table-cell>
          <table:table-cell office:value-type="float" office:value="0.000105492">
            <text:p>0</text:p>
          </table:table-cell>
          <table:table-cell office:value-type="float" office:value="77577.8">
            <text:p>77577.8</text:p>
          </table:table-cell>
        </table:table-row>
        <table:table-row table:style-name="ro1">
          <table:table-cell office:value-type="float" office:value="0.000000398107">
            <text:p>3.98E-007</text:p>
          </table:table-cell>
          <table:table-cell office:value-type="float" office:value="11.7908">
            <text:p>11.79</text:p>
          </table:table-cell>
          <table:table-cell office:value-type="float" office:value="5.00045">
            <text:p>5</text:p>
          </table:table-cell>
          <table:table-cell office:value-type="float" office:value="0.00000675472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334041">
            <text:p>334041</text:p>
          </table:table-cell>
          <table:table-cell office:value-type="float" office:value="0.000122508">
            <text:p>0</text:p>
          </table:table-cell>
          <table:table-cell office:value-type="float" office:value="66802.3">
            <text:p>66802.3</text:p>
          </table:table-cell>
        </table:table-row>
        <table:table-row table:style-name="ro1">
          <table:table-cell office:value-type="float" office:value="0.000000501187">
            <text:p>5.01E-007</text:p>
          </table:table-cell>
          <table:table-cell office:value-type="float" office:value="11.6402">
            <text:p>11.64</text:p>
          </table:table-cell>
          <table:table-cell office:value-type="float" office:value="5.00029">
            <text:p>5</text:p>
          </table:table-cell>
          <table:table-cell office:value-type="float" office:value="0.00000675379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287339">
            <text:p>287339</text:p>
          </table:table-cell>
          <table:table-cell office:value-type="float" office:value="0.000142415">
            <text:p>0</text:p>
          </table:table-cell>
          <table:table-cell office:value-type="float" office:value="57464.6">
            <text:p>57464.6</text:p>
          </table:table-cell>
        </table:table-row>
        <table:table-row table:style-name="ro1">
          <table:table-cell office:value-type="float" office:value="0.000000630957">
            <text:p>6.31E-007</text:p>
          </table:table-cell>
          <table:table-cell office:value-type="float" office:value="11.4888">
            <text:p>11.49</text:p>
          </table:table-cell>
          <table:table-cell office:value-type="float" office:value="5.00025">
            <text:p>5</text:p>
          </table:table-cell>
          <table:table-cell office:value-type="float" office:value="0.00000675356">
            <text:p>6.75E-006</text:p>
          </table:table-cell>
          <table:table-cell office:value-type="float" office:value="-0.0532364">
            <text:p>-0.05</text:p>
          </table:table-cell>
          <table:table-cell office:value-type="float" office:value="246969">
            <text:p>246969</text:p>
          </table:table-cell>
          <table:table-cell office:value-type="float" office:value="0.000165693">
            <text:p>0</text:p>
          </table:table-cell>
          <table:table-cell office:value-type="float" office:value="49391.4">
            <text:p>49391.4</text:p>
          </table:table-cell>
        </table:table-row>
        <table:table-row table:style-name="ro1">
          <table:table-cell office:value-type="float" office:value="0.000000794328">
            <text:p>7.94E-007</text:p>
          </table:table-cell>
          <table:table-cell office:value-type="float" office:value="11.3367">
            <text:p>11.34</text:p>
          </table:table-cell>
          <table:table-cell office:value-type="float" office:value="5.00001">
            <text:p>5</text:p>
          </table:table-cell>
          <table:table-cell office:value-type="float" office:value="0.00000675219">
            <text:p>6.75E-006</text:p>
          </table:table-cell>
          <table:table-cell office:value-type="float" office:value="-0.0532364">
            <text:p>-0.05</text:p>
          </table:table-cell>
          <table:table-cell office:value-type="float" office:value="212123">
            <text:p>212123</text:p>
          </table:table-cell>
          <table:table-cell office:value-type="float" office:value="0.000192903">
            <text:p>0</text:p>
          </table:table-cell>
          <table:table-cell office:value-type="float" office:value="42424.4">
            <text:p>42424.4</text:p>
          </table:table-cell>
        </table:table-row>
        <table:table-row table:style-name="ro1">
          <table:table-cell office:value-type="float" office:value="0.000001">
            <text:p>1.00E-006</text:p>
          </table:table-cell>
          <table:table-cell office:value-type="float" office:value="11.1842">
            <text:p>11.18</text:p>
          </table:table-cell>
          <table:table-cell office:value-type="float" office:value="5.00042">
            <text:p>5</text:p>
          </table:table-cell>
          <table:table-cell office:value-type="float" office:value="0.00000675457">
            <text:p>6.75E-006</text:p>
          </table:table-cell>
          <table:table-cell office:value-type="float" office:value="-0.0532363">
            <text:p>-0.05</text:p>
          </table:table-cell>
          <table:table-cell office:value-type="float" office:value="182120">
            <text:p>182120</text:p>
          </table:table-cell>
          <table:table-cell office:value-type="float" office:value="0.000224701">
            <text:p>0</text:p>
          </table:table-cell>
          <table:table-cell office:value-type="float" office:value="36420.9">
            <text:p>36420.9</text:p>
          </table:table-cell>
        </table:table-row>
        <table:table-row table:style-name="ro1">
          <table:table-cell office:value-type="float" office:value="0.00000125893">
            <text:p>1.26E-006</text:p>
          </table:table-cell>
          <table:table-cell office:value-type="float" office:value="11.0312">
            <text:p>11.03</text:p>
          </table:table-cell>
          <table:table-cell office:value-type="float" office:value="5.00044">
            <text:p>5</text:p>
          </table:table-cell>
          <table:table-cell office:value-type="float" office:value="0.0000067547">
            <text:p>6.75E-006</text:p>
          </table:table-cell>
          <table:table-cell office:value-type="float" office:value="-0.0532363">
            <text:p>-0.05</text:p>
          </table:table-cell>
          <table:table-cell office:value-type="float" office:value="156282">
            <text:p>156282</text:p>
          </table:table-cell>
          <table:table-cell office:value-type="float" office:value="0.000261851">
            <text:p>0</text:p>
          </table:table-cell>
          <table:table-cell office:value-type="float" office:value="31253.7">
            <text:p>31253.7</text:p>
          </table:table-cell>
        </table:table-row>
        <table:table-row table:style-name="ro1">
          <table:table-cell office:value-type="float" office:value="0.00000158489">
            <text:p>1.58E-006</text:p>
          </table:table-cell>
          <table:table-cell office:value-type="float" office:value="10.8778">
            <text:p>10.88</text:p>
          </table:table-cell>
          <table:table-cell office:value-type="float" office:value="5.00016">
            <text:p>5</text:p>
          </table:table-cell>
          <table:table-cell office:value-type="float" office:value="0.00000675302">
            <text:p>6.75E-006</text:p>
          </table:table-cell>
          <table:table-cell office:value-type="float" office:value="-0.0532362">
            <text:p>-0.05</text:p>
          </table:table-cell>
          <table:table-cell office:value-type="float" office:value="134057">
            <text:p>134057</text:p>
          </table:table-cell>
          <table:table-cell office:value-type="float" office:value="0.000305246">
            <text:p>0</text:p>
          </table:table-cell>
          <table:table-cell office:value-type="float" office:value="26810.5">
            <text:p>26810.5</text:p>
          </table:table-cell>
        </table:table-row>
        <table:table-row table:style-name="ro1">
          <table:table-cell office:value-type="float" office:value="0.00000199526">
            <text:p>2.00E-006</text:p>
          </table:table-cell>
          <table:table-cell office:value-type="float" office:value="10.7242">
            <text:p>10.72</text:p>
          </table:table-cell>
          <table:table-cell office:value-type="float" office:value="5.00021">
            <text:p>5</text:p>
          </table:table-cell>
          <table:table-cell office:value-type="float" office:value="0.00000675336">
            <text:p>6.75E-006</text:p>
          </table:table-cell>
          <table:table-cell office:value-type="float" office:value="-0.053236">
            <text:p>-0.05</text:p>
          </table:table-cell>
          <table:table-cell office:value-type="float" office:value="114969">
            <text:p>114969</text:p>
          </table:table-cell>
          <table:table-cell office:value-type="float" office:value="0.000355928">
            <text:p>0</text:p>
          </table:table-cell>
          <table:table-cell office:value-type="float" office:value="22992.9">
            <text:p>22992.9</text:p>
          </table:table-cell>
        </table:table-row>
        <table:table-row table:style-name="ro1">
          <table:table-cell office:value-type="float" office:value="0.00000251189">
            <text:p>2.51E-006</text:p>
          </table:table-cell>
          <table:table-cell office:value-type="float" office:value="10.5704">
            <text:p>10.57</text:p>
          </table:table-cell>
          <table:table-cell office:value-type="float" office:value="5.00034">
            <text:p>5</text:p>
          </table:table-cell>
          <table:table-cell office:value-type="float" office:value="0.00000675412">
            <text:p>6.75E-006</text:p>
          </table:table-cell>
          <table:table-cell office:value-type="float" office:value="-0.0532359">
            <text:p>-0.05</text:p>
          </table:table-cell>
          <table:table-cell office:value-type="float" office:value="98579.6">
            <text:p>98579.6</text:p>
          </table:table-cell>
          <table:table-cell office:value-type="float" office:value="0.000415114">
            <text:p>0</text:p>
          </table:table-cell>
          <table:table-cell office:value-type="float" office:value="19714.6">
            <text:p>19714.6</text:p>
          </table:table-cell>
        </table:table-row>
        <table:table-row table:style-name="ro1">
          <table:table-cell office:value-type="float" office:value="0.00000316228">
            <text:p>3.16E-006</text:p>
          </table:table-cell>
          <table:table-cell office:value-type="float" office:value="10.4164">
            <text:p>10.42</text:p>
          </table:table-cell>
          <table:table-cell office:value-type="float" office:value="5.00033">
            <text:p>5</text:p>
          </table:table-cell>
          <table:table-cell office:value-type="float" office:value="0.00000675403">
            <text:p>6.75E-006</text:p>
          </table:table-cell>
          <table:table-cell office:value-type="float" office:value="-0.0532357">
            <text:p>-0.05</text:p>
          </table:table-cell>
          <table:table-cell office:value-type="float" office:value="84509.5">
            <text:p>84509.5</text:p>
          </table:table-cell>
          <table:table-cell office:value-type="float" office:value="0.000484225">
            <text:p>0</text:p>
          </table:table-cell>
          <table:table-cell office:value-type="float" office:value="16900.8">
            <text:p>16900.8</text:p>
          </table:table-cell>
        </table:table-row>
        <table:table-row table:style-name="ro1">
          <table:table-cell office:value-type="float" office:value="0.00000398107">
            <text:p>3.98E-006</text:p>
          </table:table-cell>
          <table:table-cell office:value-type="float" office:value="10.2623">
            <text:p>10.26</text:p>
          </table:table-cell>
          <table:table-cell office:value-type="float" office:value="5.00049">
            <text:p>5</text:p>
          </table:table-cell>
          <table:table-cell office:value-type="float" office:value="0.00000675499">
            <text:p>6.75E-006</text:p>
          </table:table-cell>
          <table:table-cell office:value-type="float" office:value="-0.0532354">
            <text:p>-0.05</text:p>
          </table:table-cell>
          <table:table-cell office:value-type="float" office:value="72440.4">
            <text:p>72440.4</text:p>
          </table:table-cell>
          <table:table-cell office:value-type="float" office:value="0.000564919">
            <text:p>0</text:p>
          </table:table-cell>
          <table:table-cell office:value-type="float" office:value="14486.6">
            <text:p>14486.6</text:p>
          </table:table-cell>
        </table:table-row>
        <table:table-row table:style-name="ro1">
          <table:table-cell office:value-type="float" office:value="0.00000501187">
            <text:p>5.01E-006</text:p>
          </table:table-cell>
          <table:table-cell office:value-type="float" office:value="10.108">
            <text:p>10.11</text:p>
          </table:table-cell>
          <table:table-cell office:value-type="float" office:value="5.0002">
            <text:p>5</text:p>
          </table:table-cell>
          <table:table-cell office:value-type="float" office:value="0.00000675328">
            <text:p>6.75E-006</text:p>
          </table:table-cell>
          <table:table-cell office:value-type="float" office:value="-0.0532351">
            <text:p>-0.05</text:p>
          </table:table-cell>
          <table:table-cell office:value-type="float" office:value="62082.5">
            <text:p>62082.5</text:p>
          </table:table-cell>
          <table:table-cell office:value-type="float" office:value="0.000659131">
            <text:p>0</text:p>
          </table:table-cell>
          <table:table-cell office:value-type="float" office:value="12416">
            <text:p>12416</text:p>
          </table:table-cell>
        </table:table-row>
        <table:table-row table:style-name="ro1">
          <table:table-cell office:value-type="float" office:value="0.00000630957">
            <text:p>6.31E-006</text:p>
          </table:table-cell>
          <table:table-cell office:value-type="float" office:value="9.9537">
            <text:p>9.95</text:p>
          </table:table-cell>
          <table:table-cell office:value-type="float" office:value="5.00034">
            <text:p>5</text:p>
          </table:table-cell>
          <table:table-cell office:value-type="float" office:value="0.00000675408">
            <text:p>6.75E-006</text:p>
          </table:table-cell>
          <table:table-cell office:value-type="float" office:value="-0.0532347">
            <text:p>-0.05</text:p>
          </table:table-cell>
          <table:table-cell office:value-type="float" office:value="53205.6">
            <text:p>53205.6</text:p>
          </table:table-cell>
          <table:table-cell office:value-type="float" office:value="0.000769121">
            <text:p>0</text:p>
          </table:table-cell>
          <table:table-cell office:value-type="float" office:value="10640.4">
            <text:p>10640.4</text:p>
          </table:table-cell>
        </table:table-row>
        <table:table-row table:style-name="ro1">
          <table:table-cell office:value-type="float" office:value="0.00000794328">
            <text:p>7.94E-006</text:p>
          </table:table-cell>
          <table:table-cell office:value-type="float" office:value="9.7993">
            <text:p>9.8</text:p>
          </table:table-cell>
          <table:table-cell office:value-type="float" office:value="5.00032">
            <text:p>5</text:p>
          </table:table-cell>
          <table:table-cell office:value-type="float" office:value="0.00000675397">
            <text:p>6.75E-006</text:p>
          </table:table-cell>
          <table:table-cell office:value-type="float" office:value="-0.0532342">
            <text:p>-0.05</text:p>
          </table:table-cell>
          <table:table-cell office:value-type="float" office:value="45593.4">
            <text:p>45593.4</text:p>
          </table:table-cell>
          <table:table-cell office:value-type="float" office:value="0.000897526">
            <text:p>0</text:p>
          </table:table-cell>
          <table:table-cell office:value-type="float" office:value="9118.11">
            <text:p>9118.11</text:p>
          </table:table-cell>
        </table:table-row>
        <table:table-row table:style-name="ro1">
          <table:table-cell office:value-type="float" office:value="0.00001">
            <text:p>1.00E-005</text:p>
          </table:table-cell>
          <table:table-cell office:value-type="float" office:value="9.6448">
            <text:p>9.64</text:p>
          </table:table-cell>
          <table:table-cell office:value-type="float" office:value="5.00007">
            <text:p>5</text:p>
          </table:table-cell>
          <table:table-cell office:value-type="float" office:value="0.00000675253">
            <text:p>6.75E-006</text:p>
          </table:table-cell>
          <table:table-cell office:value-type="float" office:value="-0.0532336">
            <text:p>-0.05</text:p>
          </table:table-cell>
          <table:table-cell office:value-type="float" office:value="39066.4">
            <text:p>39066.4</text:p>
          </table:table-cell>
          <table:table-cell office:value-type="float" office:value="0.00104743">
            <text:p>0</text:p>
          </table:table-cell>
          <table:table-cell office:value-type="float" office:value="7813.18">
            <text:p>7813.18</text:p>
          </table:table-cell>
        </table:table-row>
        <table:table-row table:style-name="ro1">
          <table:table-cell office:value-type="float" office:value="0.0000125893">
            <text:p>1.26E-005</text:p>
          </table:table-cell>
          <table:table-cell office:value-type="float" office:value="9.4903">
            <text:p>9.49</text:p>
          </table:table-cell>
          <table:table-cell office:value-type="float" office:value="5.00004">
            <text:p>5</text:p>
          </table:table-cell>
          <table:table-cell office:value-type="float" office:value="0.00000675236">
            <text:p>6.75E-006</text:p>
          </table:table-cell>
          <table:table-cell office:value-type="float" office:value="-0.0532328">
            <text:p>-0.05</text:p>
          </table:table-cell>
          <table:table-cell office:value-type="float" office:value="33473.8">
            <text:p>33473.8</text:p>
          </table:table-cell>
          <table:table-cell office:value-type="float" office:value="0.00122241">
            <text:p>0</text:p>
          </table:table-cell>
          <table:table-cell office:value-type="float" office:value="6694.71">
            <text:p>6694.71</text:p>
          </table:table-cell>
        </table:table-row>
        <table:table-row table:style-name="ro1">
          <table:table-cell office:value-type="float" office:value="0.0000158489">
            <text:p>1.58E-005</text:p>
          </table:table-cell>
          <table:table-cell office:value-type="float" office:value="9.3358">
            <text:p>9.34</text:p>
          </table:table-cell>
          <table:table-cell office:value-type="float" office:value="5.00018">
            <text:p>5</text:p>
          </table:table-cell>
          <table:table-cell office:value-type="float" office:value="0.00000675319">
            <text:p>6.75E-006</text:p>
          </table:table-cell>
          <table:table-cell office:value-type="float" office:value="-0.0532318">
            <text:p>-0.05</text:p>
          </table:table-cell>
          <table:table-cell office:value-type="float" office:value="28681.8">
            <text:p>28681.8</text:p>
          </table:table-cell>
          <table:table-cell office:value-type="float" office:value="0.00142668">
            <text:p>0</text:p>
          </table:table-cell>
          <table:table-cell office:value-type="float" office:value="5736.15">
            <text:p>5736.15</text:p>
          </table:table-cell>
        </table:table-row>
        <table:table-row table:style-name="ro1">
          <table:table-cell office:value-type="float" office:value="0.0000199526">
            <text:p>2.00E-005</text:p>
          </table:table-cell>
          <table:table-cell office:value-type="float" office:value="9.1813">
            <text:p>9.18</text:p>
          </table:table-cell>
          <table:table-cell office:value-type="float" office:value="5.00047">
            <text:p>5</text:p>
          </table:table-cell>
          <table:table-cell office:value-type="float" office:value="0.00000675483">
            <text:p>6.75E-006</text:p>
          </table:table-cell>
          <table:table-cell office:value-type="float" office:value="-0.0532306">
            <text:p>-0.05</text:p>
          </table:table-cell>
          <table:table-cell office:value-type="float" office:value="24575.8">
            <text:p>24575.8</text:p>
          </table:table-cell>
          <table:table-cell office:value-type="float" office:value="0.00166513">
            <text:p>0</text:p>
          </table:table-cell>
          <table:table-cell office:value-type="float" office:value="4914.71">
            <text:p>4914.71</text:p>
          </table:table-cell>
        </table:table-row>
        <table:table-row table:style-name="ro1">
          <table:table-cell office:value-type="float" office:value="0.0000251189">
            <text:p>2.51E-005</text:p>
          </table:table-cell>
          <table:table-cell office:value-type="float" office:value="9.0267">
            <text:p>9.03</text:p>
          </table:table-cell>
          <table:table-cell office:value-type="float" office:value="5.00036">
            <text:p>5</text:p>
          </table:table-cell>
          <table:table-cell office:value-type="float" office:value="0.00000675421">
            <text:p>6.75E-006</text:p>
          </table:table-cell>
          <table:table-cell office:value-type="float" office:value="-0.053229">
            <text:p>-0.05</text:p>
          </table:table-cell>
          <table:table-cell office:value-type="float" office:value="21055.5">
            <text:p>21055.5</text:p>
          </table:table-cell>
          <table:table-cell office:value-type="float" office:value="0.00194348">
            <text:p>0</text:p>
          </table:table-cell>
          <table:table-cell office:value-type="float" office:value="4210.81">
            <text:p>4210.81</text:p>
          </table:table-cell>
        </table:table-row>
        <table:table-row table:style-name="ro1">
          <table:table-cell office:value-type="float" office:value="0.0000316228">
            <text:p>3.16E-005</text:p>
          </table:table-cell>
          <table:table-cell office:value-type="float" office:value="8.8721">
            <text:p>8.87</text:p>
          </table:table-cell>
          <table:table-cell office:value-type="float" office:value="5.00034">
            <text:p>5</text:p>
          </table:table-cell>
          <table:table-cell office:value-type="float" office:value="0.0000067541">
            <text:p>6.75E-006</text:p>
          </table:table-cell>
          <table:table-cell office:value-type="float" office:value="-0.053227">
            <text:p>-0.05</text:p>
          </table:table-cell>
          <table:table-cell office:value-type="float" office:value="18039.5">
            <text:p>18039.5</text:p>
          </table:table-cell>
          <table:table-cell office:value-type="float" office:value="0.00226839">
            <text:p>0</text:p>
          </table:table-cell>
          <table:table-cell office:value-type="float" office:value="3607.65">
            <text:p>3607.65</text:p>
          </table:table-cell>
        </table:table-row>
        <table:table-row table:style-name="ro1">
          <table:table-cell office:value-type="float" office:value="0.0000398107">
            <text:p>3.98E-005</text:p>
          </table:table-cell>
          <table:table-cell office:value-type="float" office:value="8.7175">
            <text:p>8.72</text:p>
          </table:table-cell>
          <table:table-cell office:value-type="float" office:value="5.0004">
            <text:p>5</text:p>
          </table:table-cell>
          <table:table-cell office:value-type="float" office:value="0.00000675442">
            <text:p>6.75E-006</text:p>
          </table:table-cell>
          <table:table-cell office:value-type="float" office:value="-0.0532245">
            <text:p>-0.05</text:p>
          </table:table-cell>
          <table:table-cell office:value-type="float" office:value="15455.5">
            <text:p>15455.5</text:p>
          </table:table-cell>
          <table:table-cell office:value-type="float" office:value="0.00264765">
            <text:p>0</text:p>
          </table:table-cell>
          <table:table-cell office:value-type="float" office:value="3090.85">
            <text:p>3090.85</text:p>
          </table:table-cell>
        </table:table-row>
        <table:table-row table:style-name="ro1">
          <table:table-cell office:value-type="float" office:value="0.0000501187">
            <text:p>5.01E-005</text:p>
          </table:table-cell>
          <table:table-cell office:value-type="float" office:value="8.5628">
            <text:p>8.56</text:p>
          </table:table-cell>
          <table:table-cell office:value-type="float" office:value="5.00001">
            <text:p>5</text:p>
          </table:table-cell>
          <table:table-cell office:value-type="float" office:value="0.00000675217">
            <text:p>6.75E-006</text:p>
          </table:table-cell>
          <table:table-cell office:value-type="float" office:value="-0.0532214">
            <text:p>-0.05</text:p>
          </table:table-cell>
          <table:table-cell office:value-type="float" office:value="13240.3">
            <text:p>13240.3</text:p>
          </table:table-cell>
          <table:table-cell office:value-type="float" office:value="0.00309035">
            <text:p>0</text:p>
          </table:table-cell>
          <table:table-cell office:value-type="float" office:value="2648.05">
            <text:p>2648.05</text:p>
          </table:table-cell>
        </table:table-row>
        <table:table-row table:style-name="ro1">
          <table:table-cell office:value-type="float" office:value="0.0000630957">
            <text:p>6.31E-005</text:p>
          </table:table-cell>
          <table:table-cell office:value-type="float" office:value="8.4082">
            <text:p>8.41</text:p>
          </table:table-cell>
          <table:table-cell office:value-type="float" office:value="5.00017">
            <text:p>5</text:p>
          </table:table-cell>
          <table:table-cell office:value-type="float" office:value="0.00000675312">
            <text:p>6.75E-006</text:p>
          </table:table-cell>
          <table:table-cell office:value-type="float" office:value="-0.0532174">
            <text:p>-0.05</text:p>
          </table:table-cell>
          <table:table-cell office:value-type="float" office:value="11343.7">
            <text:p>11343.7</text:p>
          </table:table-cell>
          <table:table-cell office:value-type="float" office:value="0.0036071">
            <text:p>0</text:p>
          </table:table-cell>
          <table:table-cell office:value-type="float" office:value="2268.67">
            <text:p>2268.67</text:p>
          </table:table-cell>
        </table:table-row>
        <table:table-row table:style-name="ro1">
          <table:table-cell office:value-type="float" office:value="0.0000794328">
            <text:p>7.94E-005</text:p>
          </table:table-cell>
          <table:table-cell office:value-type="float" office:value="8.2536">
            <text:p>8.25</text:p>
          </table:table-cell>
          <table:table-cell office:value-type="float" office:value="5.00038">
            <text:p>5</text:p>
          </table:table-cell>
          <table:table-cell office:value-type="float" office:value="0.00000675431">
            <text:p>6.75E-006</text:p>
          </table:table-cell>
          <table:table-cell office:value-type="float" office:value="-0.0532124">
            <text:p>-0.05</text:p>
          </table:table-cell>
          <table:table-cell office:value-type="float" office:value="9718.82">
            <text:p>9718.82</text:p>
          </table:table-cell>
          <table:table-cell office:value-type="float" office:value="0.00421027">
            <text:p>0</text:p>
          </table:table-cell>
          <table:table-cell office:value-type="float" office:value="1943.62">
            <text:p>1943.62</text:p>
          </table:table-cell>
        </table:table-row>
        <table:table-row table:style-name="ro1">
          <table:table-cell table:style-name="Default" office:value-type="float" office:value="0.0001">
            <text:p>0</text:p>
          </table:table-cell>
          <table:table-cell office:value-type="float" office:value="8.0989">
            <text:p>8.1</text:p>
          </table:table-cell>
          <table:table-cell office:value-type="float" office:value="5.00012">
            <text:p>5</text:p>
          </table:table-cell>
          <table:table-cell office:value-type="float" office:value="0.0000067528">
            <text:p>6.75E-006</text:p>
          </table:table-cell>
          <table:table-cell office:value-type="float" office:value="-0.0532062">
            <text:p>-0.05</text:p>
          </table:table-cell>
          <table:table-cell office:value-type="float" office:value="8325.84">
            <text:p>8325.84</text:p>
          </table:table-cell>
          <table:table-cell office:value-type="float" office:value="0.00491433">
            <text:p>0</text:p>
          </table:table-cell>
          <table:table-cell office:value-type="float" office:value="1665.13">
            <text:p>1665.13</text:p>
          </table:table-cell>
        </table:table-row>
        <table:table-row table:style-name="ro1">
          <table:table-cell table:style-name="Default" office:value-type="float" office:value="0.000125893">
            <text:p>0</text:p>
          </table:table-cell>
          <table:table-cell office:value-type="float" office:value="7.9443">
            <text:p>7.94</text:p>
          </table:table-cell>
          <table:table-cell office:value-type="float" office:value="5.00039">
            <text:p>5</text:p>
          </table:table-cell>
          <table:table-cell office:value-type="float" office:value="0.0000067544">
            <text:p>6.75E-006</text:p>
          </table:table-cell>
          <table:table-cell office:value-type="float" office:value="-0.0531983">
            <text:p>-0.05</text:p>
          </table:table-cell>
          <table:table-cell office:value-type="float" office:value="7133.23">
            <text:p>7133.23</text:p>
          </table:table-cell>
          <table:table-cell office:value-type="float" office:value="0.00573613">
            <text:p>0.01</text:p>
          </table:table-cell>
          <table:table-cell office:value-type="float" office:value="1426.53">
            <text:p>1426.53</text:p>
          </table:table-cell>
        </table:table-row>
        <table:table-row table:style-name="ro1">
          <table:table-cell table:style-name="Default" office:value-type="float" office:value="0.000158489">
            <text:p>0</text:p>
          </table:table-cell>
          <table:table-cell office:value-type="float" office:value="7.7896">
            <text:p>7.79</text:p>
          </table:table-cell>
          <table:table-cell office:value-type="float" office:value="5.0002">
            <text:p>5</text:p>
          </table:table-cell>
          <table:table-cell office:value-type="float" office:value="0.00000675328">
            <text:p>6.75E-006</text:p>
          </table:table-cell>
          <table:table-cell office:value-type="float" office:value="-0.0531884">
            <text:p>-0.05</text:p>
          </table:table-cell>
          <table:table-cell office:value-type="float" office:value="6110.84">
            <text:p>6110.84</text:p>
          </table:table-cell>
          <table:table-cell office:value-type="float" office:value="0.00669535">
            <text:p>0.01</text:p>
          </table:table-cell>
          <table:table-cell office:value-type="float" office:value="1222.12">
            <text:p>1222.12</text:p>
          </table:table-cell>
        </table:table-row>
        <table:table-row table:style-name="ro1">
          <table:table-cell table:style-name="Default" office:value-type="float" office:value="0.000199526">
            <text:p>0</text:p>
          </table:table-cell>
          <table:table-cell office:value-type="float" office:value="7.6349">
            <text:p>7.63</text:p>
          </table:table-cell>
          <table:table-cell office:value-type="float" office:value="5.00004">
            <text:p>5</text:p>
          </table:table-cell>
          <table:table-cell office:value-type="float" office:value="0.00000675235">
            <text:p>6.75E-006</text:p>
          </table:table-cell>
          <table:table-cell office:value-type="float" office:value="-0.0531759">
            <text:p>-0.05</text:p>
          </table:table-cell>
          <table:table-cell office:value-type="float" office:value="5234.99">
            <text:p>5234.99</text:p>
          </table:table-cell>
          <table:table-cell office:value-type="float" office:value="0.00781497">
            <text:p>0.01</text:p>
          </table:table-cell>
          <table:table-cell office:value-type="float" office:value="1046.99">
            <text:p>1046.99</text:p>
          </table:table-cell>
        </table:table-row>
        <table:table-row table:style-name="ro1">
          <table:table-cell table:style-name="Default" office:value-type="float" office:value="0.000251189">
            <text:p>0</text:p>
          </table:table-cell>
          <table:table-cell office:value-type="float" office:value="7.4803">
            <text:p>7.48</text:p>
          </table:table-cell>
          <table:table-cell office:value-type="float" office:value="5.00042">
            <text:p>5</text:p>
          </table:table-cell>
          <table:table-cell office:value-type="float" office:value="0.00000675453">
            <text:p>6.75E-006</text:p>
          </table:table-cell>
          <table:table-cell office:value-type="float" office:value="-0.0531602">
            <text:p>-0.05</text:p>
          </table:table-cell>
          <table:table-cell office:value-type="float" office:value="4485.11">
            <text:p>4485.11</text:p>
          </table:table-cell>
          <table:table-cell office:value-type="float" office:value="0.00912177">
            <text:p>0.01</text:p>
          </table:table-cell>
          <table:table-cell office:value-type="float" office:value="896.948">
            <text:p>896.95</text:p>
          </table:table-cell>
        </table:table-row>
        <table:table-row table:style-name="ro1">
          <table:table-cell table:style-name="Default" office:value-type="float" office:value="0.000316228">
            <text:p>0</text:p>
          </table:table-cell>
          <table:table-cell office:value-type="float" office:value="7.3256">
            <text:p>7.33</text:p>
          </table:table-cell>
          <table:table-cell office:value-type="float" office:value="5.00033">
            <text:p>5</text:p>
          </table:table-cell>
          <table:table-cell office:value-type="float" office:value="0.00000675402">
            <text:p>6.75E-006</text:p>
          </table:table-cell>
          <table:table-cell office:value-type="float" office:value="-0.0531405">
            <text:p>-0.05</text:p>
          </table:table-cell>
          <table:table-cell office:value-type="float" office:value="3842.27">
            <text:p>3842.27</text:p>
          </table:table-cell>
          <table:table-cell office:value-type="float" office:value="0.010647">
            <text:p>0.01</text:p>
          </table:table-cell>
          <table:table-cell office:value-type="float" office:value="768.404">
            <text:p>768.4</text:p>
          </table:table-cell>
        </table:table-row>
        <table:table-row table:style-name="ro1">
          <table:table-cell table:style-name="Default" office:value-type="float" office:value="0.000398107">
            <text:p>0</text:p>
          </table:table-cell>
          <table:table-cell office:value-type="float" office:value="7.1709">
            <text:p>7.17</text:p>
          </table:table-cell>
          <table:table-cell office:value-type="float" office:value="5.00029">
            <text:p>5</text:p>
          </table:table-cell>
          <table:table-cell office:value-type="float" office:value="0.00000675377">
            <text:p>6.75E-006</text:p>
          </table:table-cell>
          <table:table-cell office:value-type="float" office:value="-0.0531157">
            <text:p>-0.05</text:p>
          </table:table-cell>
          <table:table-cell office:value-type="float" office:value="3291.57">
            <text:p>3291.57</text:p>
          </table:table-cell>
          <table:table-cell office:value-type="float" office:value="0.0124272">
            <text:p>0.01</text:p>
          </table:table-cell>
          <table:table-cell office:value-type="float" office:value="658.275">
            <text:p>658.28</text:p>
          </table:table-cell>
        </table:table-row>
        <table:table-row table:style-name="ro1">
          <table:table-cell table:style-name="Default" office:value-type="float" office:value="0.000501187">
            <text:p>0</text:p>
          </table:table-cell>
          <table:table-cell office:value-type="float" office:value="7.0162">
            <text:p>7.02</text:p>
          </table:table-cell>
          <table:table-cell office:value-type="float" office:value="5.0003">
            <text:p>5</text:p>
          </table:table-cell>
          <table:table-cell office:value-type="float" office:value="0.00000675382">
            <text:p>6.75E-006</text:p>
          </table:table-cell>
          <table:table-cell office:value-type="float" office:value="-0.0530845">
            <text:p>-0.05</text:p>
          </table:table-cell>
          <table:table-cell office:value-type="float" office:value="2819.79">
            <text:p>2819.79</text:p>
          </table:table-cell>
          <table:table-cell office:value-type="float" office:value="0.014505">
            <text:p>0.01</text:p>
          </table:table-cell>
          <table:table-cell office:value-type="float" office:value="563.925">
            <text:p>563.93</text:p>
          </table:table-cell>
        </table:table-row>
        <table:table-row table:style-name="ro1">
          <table:table-cell table:style-name="Default" office:value-type="float" office:value="0.000630957">
            <text:p>0</text:p>
          </table:table-cell>
          <table:table-cell office:value-type="float" office:value="6.8615">
            <text:p>6.86</text:p>
          </table:table-cell>
          <table:table-cell office:value-type="float" office:value="5.00038">
            <text:p>5</text:p>
          </table:table-cell>
          <table:table-cell office:value-type="float" office:value="0.00000675423">
            <text:p>6.75E-006</text:p>
          </table:table-cell>
          <table:table-cell office:value-type="float" office:value="-0.0530453">
            <text:p>-0.05</text:p>
          </table:table-cell>
          <table:table-cell office:value-type="float" office:value="2415.64">
            <text:p>2415.64</text:p>
          </table:table-cell>
          <table:table-cell office:value-type="float" office:value="0.0169298">
            <text:p>0.02</text:p>
          </table:table-cell>
          <table:table-cell office:value-type="float" office:value="483.091">
            <text:p>483.09</text:p>
          </table:table-cell>
        </table:table-row>
        <table:table-row table:style-name="ro1">
          <table:table-cell table:style-name="Default" office:value-type="float" office:value="0.000794328">
            <text:p>0</text:p>
          </table:table-cell>
          <table:table-cell office:value-type="float" office:value="6.7067">
            <text:p>6.71</text:p>
          </table:table-cell>
          <table:table-cell office:value-type="float" office:value="5.00004">
            <text:p>5</text:p>
          </table:table-cell>
          <table:table-cell office:value-type="float" office:value="0.00000675218">
            <text:p>6.75E-006</text:p>
          </table:table-cell>
          <table:table-cell office:value-type="float" office:value="-0.052996">
            <text:p>-0.05</text:p>
          </table:table-cell>
          <table:table-cell office:value-type="float" office:value="2069.2">
            <text:p>2069.2</text:p>
          </table:table-cell>
          <table:table-cell office:value-type="float" office:value="0.0197597">
            <text:p>0.02</text:p>
          </table:table-cell>
          <table:table-cell office:value-type="float" office:value="413.838">
            <text:p>413.84</text:p>
          </table:table-cell>
        </table:table-row>
        <table:table-row table:style-name="ro1">
          <table:table-cell table:style-name="Default" office:value-type="float" office:value="0.001">
            <text:p>0</text:p>
          </table:table-cell>
          <table:table-cell office:value-type="float" office:value="6.552">
            <text:p>6.55</text:p>
          </table:table-cell>
          <table:table-cell office:value-type="float" office:value="5.00029">
            <text:p>5</text:p>
          </table:table-cell>
          <table:table-cell office:value-type="float" office:value="0.00000675359">
            <text:p>6.75E-006</text:p>
          </table:table-cell>
          <table:table-cell office:value-type="float" office:value="-0.0529341">
            <text:p>-0.05</text:p>
          </table:table-cell>
          <table:table-cell office:value-type="float" office:value="1772.63">
            <text:p>1772.63</text:p>
          </table:table-cell>
          <table:table-cell office:value-type="float" office:value="0.0230621">
            <text:p>0.02</text:p>
          </table:table-cell>
          <table:table-cell office:value-type="float" office:value="354.505">
            <text:p>354.51</text:p>
          </table:table-cell>
        </table:table-row>
        <table:table-row table:style-name="ro1">
          <table:table-cell table:style-name="Default" office:value-type="float" office:value="0.00125893">
            <text:p>0</text:p>
          </table:table-cell>
          <table:table-cell office:value-type="float" office:value="6.3972">
            <text:p>6.4</text:p>
          </table:table-cell>
          <table:table-cell office:value-type="float" office:value="5.00016">
            <text:p>5</text:p>
          </table:table-cell>
          <table:table-cell office:value-type="float" office:value="0.00000675276">
            <text:p>6.75E-006</text:p>
          </table:table-cell>
          <table:table-cell office:value-type="float" office:value="-0.0528564">
            <text:p>-0.05</text:p>
          </table:table-cell>
          <table:table-cell office:value-type="float" office:value="1518.41">
            <text:p>1518.41</text:p>
          </table:table-cell>
          <table:table-cell office:value-type="float" office:value="0.0269156">
            <text:p>0.03</text:p>
          </table:table-cell>
          <table:table-cell office:value-type="float" office:value="303.672">
            <text:p>303.67</text:p>
          </table:table-cell>
        </table:table-row>
        <table:table-row table:style-name="ro1">
          <table:table-cell table:style-name="Default" office:value-type="float" office:value="0.00158489">
            <text:p>0</text:p>
          </table:table-cell>
          <table:table-cell office:value-type="float" office:value="6.2424">
            <text:p>6.24</text:p>
          </table:table-cell>
          <table:table-cell office:value-type="float" office:value="5.00019">
            <text:p>5</text:p>
          </table:table-cell>
          <table:table-cell office:value-type="float" office:value="0.00000675277">
            <text:p>6.75E-006</text:p>
          </table:table-cell>
          <table:table-cell office:value-type="float" office:value="-0.052759">
            <text:p>-0.05</text:p>
          </table:table-cell>
          <table:table-cell office:value-type="float" office:value="1300.65">
            <text:p>1300.65</text:p>
          </table:table-cell>
          <table:table-cell office:value-type="float" office:value="0.0314118">
            <text:p>0.03</text:p>
          </table:table-cell>
          <table:table-cell office:value-type="float" office:value="260.12">
            <text:p>260.12</text:p>
          </table:table-cell>
        </table:table-row>
        <table:table-row table:style-name="ro1">
          <table:table-cell table:style-name="Default" office:value-type="float" office:value="0.00199526">
            <text:p>0</text:p>
          </table:table-cell>
          <table:table-cell office:value-type="float" office:value="6.0876">
            <text:p>6.09</text:p>
          </table:table-cell>
          <table:table-cell office:value-type="float" office:value="5.0004">
            <text:p>5</text:p>
          </table:table-cell>
          <table:table-cell office:value-type="float" office:value="0.0000067538">
            <text:p>6.75E-006</text:p>
          </table:table-cell>
          <table:table-cell office:value-type="float" office:value="-0.0526368">
            <text:p>-0.05</text:p>
          </table:table-cell>
          <table:table-cell office:value-type="float" office:value="1114.12">
            <text:p>1114.12</text:p>
          </table:table-cell>
          <table:table-cell office:value-type="float" office:value="0.0366574">
            <text:p>0.04</text:p>
          </table:table-cell>
          <table:table-cell office:value-type="float" office:value="222.806">
            <text:p>222.81</text:p>
          </table:table-cell>
        </table:table-row>
        <table:table-row table:style-name="ro1">
          <table:table-cell table:style-name="Default" office:value-type="float" office:value="0.00251189">
            <text:p>0</text:p>
          </table:table-cell>
          <table:table-cell office:value-type="float" office:value="5.9327">
            <text:p>5.93</text:p>
          </table:table-cell>
          <table:table-cell office:value-type="float" office:value="5.00035">
            <text:p>5</text:p>
          </table:table-cell>
          <table:table-cell office:value-type="float" office:value="0.0000067532">
            <text:p>6.75E-006</text:p>
          </table:table-cell>
          <table:table-cell office:value-type="float" office:value="-0.0524838">
            <text:p>-0.05</text:p>
          </table:table-cell>
          <table:table-cell office:value-type="float" office:value="954.244">
            <text:p>954.24</text:p>
          </table:table-cell>
          <table:table-cell office:value-type="float" office:value="0.0427764">
            <text:p>0.04</text:p>
          </table:table-cell>
          <table:table-cell office:value-type="float" office:value="190.835">
            <text:p>190.84</text:p>
          </table:table-cell>
        </table:table-row>
        <table:table-row table:style-name="ro1">
          <table:table-cell table:style-name="Default" office:value-type="float" office:value="0.00316228">
            <text:p>0</text:p>
          </table:table-cell>
          <table:table-cell office:value-type="float" office:value="5.7777">
            <text:p>5.78</text:p>
          </table:table-cell>
          <table:table-cell office:value-type="float" office:value="5.0001">
            <text:p>5</text:p>
          </table:table-cell>
          <table:table-cell office:value-type="float" office:value="0.00000675127">
            <text:p>6.75E-006</text:p>
          </table:table-cell>
          <table:table-cell office:value-type="float" office:value="-0.0522923">
            <text:p>-0.05</text:p>
          </table:table-cell>
          <table:table-cell office:value-type="float" office:value="817.229">
            <text:p>817.23</text:p>
          </table:table-cell>
          <table:table-cell office:value-type="float" office:value="0.0499131">
            <text:p>0.05</text:p>
          </table:table-cell>
          <table:table-cell office:value-type="float" office:value="163.443">
            <text:p>163.44</text:p>
          </table:table-cell>
        </table:table-row>
        <table:table-row table:style-name="ro1">
          <table:table-cell table:style-name="Default" office:value-type="float" office:value="0.00398107">
            <text:p>0</text:p>
          </table:table-cell>
          <table:table-cell office:value-type="float" office:value="5.6227">
            <text:p>5.62</text:p>
          </table:table-cell>
          <table:table-cell office:value-type="float" office:value="5.00021">
            <text:p>5</text:p>
          </table:table-cell>
          <table:table-cell office:value-type="float" office:value="0.00000675128">
            <text:p>6.75E-006</text:p>
          </table:table-cell>
          <table:table-cell office:value-type="float" office:value="-0.052053">
            <text:p>-0.05</text:p>
          </table:table-cell>
          <table:table-cell office:value-type="float" office:value="699.887">
            <text:p>699.89</text:p>
          </table:table-cell>
          <table:table-cell office:value-type="float" office:value="0.0582349">
            <text:p>0.06</text:p>
          </table:table-cell>
          <table:table-cell office:value-type="float" office:value="139.971">
            <text:p>139.97</text:p>
          </table:table-cell>
        </table:table-row>
        <table:table-row table:style-name="ro1">
          <table:table-cell table:style-name="Default" office:value-type="float" office:value="0.00501187">
            <text:p>0.01</text:p>
          </table:table-cell>
          <table:table-cell office:value-type="float" office:value="5.4676">
            <text:p>5.47</text:p>
          </table:table-cell>
          <table:table-cell office:value-type="float" office:value="5.00029">
            <text:p>5</text:p>
          </table:table-cell>
          <table:table-cell office:value-type="float" office:value="0.00000675076">
            <text:p>6.75E-006</text:p>
          </table:table-cell>
          <table:table-cell office:value-type="float" office:value="-0.0517544">
            <text:p>-0.05</text:p>
          </table:table-cell>
          <table:table-cell office:value-type="float" office:value="599.334">
            <text:p>599.33</text:p>
          </table:table-cell>
          <table:table-cell office:value-type="float" office:value="0.067936">
            <text:p>0.07</text:p>
          </table:table-cell>
          <table:table-cell office:value-type="float" office:value="119.86">
            <text:p>119.86</text:p>
          </table:table-cell>
        </table:table-row>
        <table:table-row table:style-name="ro1">
          <table:table-cell table:style-name="Default" office:value-type="float" office:value="0.00630957">
            <text:p>0.01</text:p>
          </table:table-cell>
          <table:table-cell office:value-type="float" office:value="5.3124">
            <text:p>5.31</text:p>
          </table:table-cell>
          <table:table-cell office:value-type="float" office:value="5.00045">
            <text:p>5</text:p>
          </table:table-cell>
          <table:table-cell office:value-type="float" office:value="0.00000675023">
            <text:p>6.75E-006</text:p>
          </table:table-cell>
          <table:table-cell office:value-type="float" office:value="-0.0513823">
            <text:p>-0.05</text:p>
          </table:table-cell>
          <table:table-cell office:value-type="float" office:value="513.176">
            <text:p>513.18</text:p>
          </table:table-cell>
          <table:table-cell office:value-type="float" office:value="0.0792409">
            <text:p>0.08</text:p>
          </table:table-cell>
          <table:table-cell office:value-type="float" office:value="102.626">
            <text:p>102.63</text:p>
          </table:table-cell>
        </table:table-row>
        <table:table-row table:style-name="ro1">
          <table:table-cell table:style-name="Default" office:value-type="float" office:value="0.00794328">
            <text:p>0.01</text:p>
          </table:table-cell>
          <table:table-cell office:value-type="float" office:value="5.157">
            <text:p>5.16</text:p>
          </table:table-cell>
          <table:table-cell office:value-type="float" office:value="5.00033">
            <text:p>5</text:p>
          </table:table-cell>
          <table:table-cell office:value-type="float" office:value="0.00000674743">
            <text:p>6.75E-006</text:p>
          </table:table-cell>
          <table:table-cell office:value-type="float" office:value="-0.0509197">
            <text:p>-0.05</text:p>
          </table:table-cell>
          <table:table-cell office:value-type="float" office:value="439.316">
            <text:p>439.32</text:p>
          </table:table-cell>
          <table:table-cell office:value-type="float" office:value="0.0924089">
            <text:p>0.09</text:p>
          </table:table-cell>
          <table:table-cell office:value-type="float" office:value="87.8574">
            <text:p>87.86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ring2_simple.c derk2_simple.c Outpu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</table:table-row>
        <table:table-row table:style-name="ro1">
          <table:table-cell office:value-type="float" office:value="0.00000001">
            <text:p>1.00E-008</text:p>
          </table:table-cell>
          <table:table-cell office:value-type="float" office:value="14.2856">
            <text:p>14.29</text:p>
          </table:table-cell>
          <table:table-cell office:value-type="float" office:value="5.00017">
            <text:p>5</text:p>
          </table:table-cell>
          <table:table-cell office:value-type="float" office:value="0.00000675029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4048350">
            <text:p>4.05E+006</text:p>
          </table:table-cell>
          <table:table-cell table:style-name="ce3" office:value-type="float" office:value="0.0000101079">
            <text:p>1.01E-005</text:p>
          </table:table-cell>
          <table:table-cell office:value-type="float" office:value="809642">
            <text:p>809642</text:p>
          </table:table-cell>
        </table:table-row>
        <table:table-row table:style-name="ro1">
          <table:table-cell office:value-type="float" office:value="0.0000000125893">
            <text:p>1.26E-008</text:p>
          </table:table-cell>
          <table:table-cell office:value-type="float" office:value="14.131">
            <text:p>14.13</text:p>
          </table:table-cell>
          <table:table-cell office:value-type="float" office:value="5.00048">
            <text:p>5</text:p>
          </table:table-cell>
          <table:table-cell office:value-type="float" office:value="0.00000675209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3468450">
            <text:p>3.47E+006</text:p>
          </table:table-cell>
          <table:table-cell table:style-name="ce3" office:value-type="float" office:value="0.0000117986">
            <text:p>1.18E-005</text:p>
          </table:table-cell>
          <table:table-cell office:value-type="float" office:value="693625">
            <text:p>693625</text:p>
          </table:table-cell>
        </table:table-row>
        <table:table-row table:style-name="ro1">
          <table:table-cell office:value-type="float" office:value="0.0000000158489">
            <text:p>1.58E-008</text:p>
          </table:table-cell>
          <table:table-cell office:value-type="float" office:value="13.9763">
            <text:p>13.98</text:p>
          </table:table-cell>
          <table:table-cell office:value-type="float" office:value="5.00029">
            <text:p>5</text:p>
          </table:table-cell>
          <table:table-cell office:value-type="float" office:value="0.00000675098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2971330">
            <text:p>2.97E+006</text:p>
          </table:table-cell>
          <table:table-cell table:style-name="ce3" office:value-type="float" office:value="0.0000137721">
            <text:p>1.38E-005</text:p>
          </table:table-cell>
          <table:table-cell office:value-type="float" office:value="594231">
            <text:p>594231</text:p>
          </table:table-cell>
        </table:table-row>
        <table:table-row table:style-name="ro1">
          <table:table-cell office:value-type="float" office:value="0.0000000199526">
            <text:p>2.00E-008</text:p>
          </table:table-cell>
          <table:table-cell office:value-type="float" office:value="13.8216">
            <text:p>13.82</text:p>
          </table:table-cell>
          <table:table-cell office:value-type="float" office:value="5.0001">
            <text:p>5</text:p>
          </table:table-cell>
          <table:table-cell office:value-type="float" office:value="0.00000674987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2545450">
            <text:p>2.55E+006</text:p>
          </table:table-cell>
          <table:table-cell table:style-name="ce3" office:value-type="float" office:value="0.0000160757">
            <text:p>1.61E-005</text:p>
          </table:table-cell>
          <table:table-cell office:value-type="float" office:value="509081">
            <text:p>509081</text:p>
          </table:table-cell>
        </table:table-row>
        <table:table-row table:style-name="ro1">
          <table:table-cell office:value-type="float" office:value="0.0000000251189">
            <text:p>2.51E-008</text:p>
          </table:table-cell>
          <table:table-cell office:value-type="float" office:value="13.667">
            <text:p>13.67</text:p>
          </table:table-cell>
          <table:table-cell office:value-type="float" office:value="5.00041">
            <text:p>5</text:p>
          </table:table-cell>
          <table:table-cell office:value-type="float" office:value="0.00000675167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2180840">
            <text:p>2.18E+006</text:p>
          </table:table-cell>
          <table:table-cell table:style-name="ce3" office:value-type="float" office:value="0.0000187645">
            <text:p>1.88E-005</text:p>
          </table:table-cell>
          <table:table-cell office:value-type="float" office:value="436132">
            <text:p>436132</text:p>
          </table:table-cell>
        </table:table-row>
        <table:table-row table:style-name="ro1">
          <table:table-cell office:value-type="float" office:value="0.0000000316228">
            <text:p>3.16E-008</text:p>
          </table:table-cell>
          <table:table-cell office:value-type="float" office:value="13.5123">
            <text:p>13.51</text:p>
          </table:table-cell>
          <table:table-cell office:value-type="float" office:value="5.00022">
            <text:p>5</text:p>
          </table:table-cell>
          <table:table-cell office:value-type="float" office:value="0.00000675057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868260">
            <text:p>1.87E+006</text:p>
          </table:table-cell>
          <table:table-cell table:style-name="ce3" office:value-type="float" office:value="0.0000219031">
            <text:p>2.19E-005</text:p>
          </table:table-cell>
          <table:table-cell office:value-type="float" office:value="373636">
            <text:p>373636</text:p>
          </table:table-cell>
        </table:table-row>
        <table:table-row table:style-name="ro1">
          <table:table-cell office:value-type="float" office:value="0.0000000398107">
            <text:p>3.98E-008</text:p>
          </table:table-cell>
          <table:table-cell office:value-type="float" office:value="13.3576">
            <text:p>13.36</text:p>
          </table:table-cell>
          <table:table-cell office:value-type="float" office:value="5.00003">
            <text:p>5</text:p>
          </table:table-cell>
          <table:table-cell office:value-type="float" office:value="0.00000674946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600490">
            <text:p>1.60E+006</text:p>
          </table:table-cell>
          <table:table-cell table:style-name="ce3" office:value-type="float" office:value="0.0000255667">
            <text:p>2.56E-005</text:p>
          </table:table-cell>
          <table:table-cell office:value-type="float" office:value="320096">
            <text:p>320096</text:p>
          </table:table-cell>
        </table:table-row>
        <table:table-row table:style-name="ro1">
          <table:table-cell office:value-type="float" office:value="0.0000000501187">
            <text:p>5.01E-008</text:p>
          </table:table-cell>
          <table:table-cell office:value-type="float" office:value="13.203">
            <text:p>13.2</text:p>
          </table:table-cell>
          <table:table-cell office:value-type="float" office:value="5.00033">
            <text:p>5</text:p>
          </table:table-cell>
          <table:table-cell office:value-type="float" office:value="0.00000675126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371230">
            <text:p>1.37E+006</text:p>
          </table:table-cell>
          <table:table-cell table:style-name="ce3" office:value-type="float" office:value="0.0000298431">
            <text:p>2.98E-005</text:p>
          </table:table-cell>
          <table:table-cell office:value-type="float" office:value="274228">
            <text:p>274228</text:p>
          </table:table-cell>
        </table:table-row>
        <table:table-row table:style-name="ro1">
          <table:table-cell office:value-type="float" office:value="0.0000000630957">
            <text:p>6.31E-008</text:p>
          </table:table-cell>
          <table:table-cell office:value-type="float" office:value="13.0483">
            <text:p>13.05</text:p>
          </table:table-cell>
          <table:table-cell office:value-type="float" office:value="5.00014">
            <text:p>5</text:p>
          </table:table-cell>
          <table:table-cell office:value-type="float" office:value="0.00000675015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174700">
            <text:p>1.17E+006</text:p>
          </table:table-cell>
          <table:table-cell table:style-name="ce3" office:value-type="float" office:value="0.0000348348">
            <text:p>3.48E-005</text:p>
          </table:table-cell>
          <table:table-cell office:value-type="float" office:value="234932">
            <text:p>234932</text:p>
          </table:table-cell>
        </table:table-row>
        <table:table-row table:style-name="ro1">
          <table:table-cell office:value-type="float" office:value="0.0000000794328">
            <text:p>7.94E-008</text:p>
          </table:table-cell>
          <table:table-cell office:value-type="float" office:value="12.8937">
            <text:p>12.89</text:p>
          </table:table-cell>
          <table:table-cell office:value-type="float" office:value="5.00045">
            <text:p>5</text:p>
          </table:table-cell>
          <table:table-cell office:value-type="float" office:value="0.00000675196">
            <text:p>6.75E-006</text:p>
          </table:table-cell>
          <table:table-cell office:value-type="float" office:value="-0.0532385">
            <text:p>-0.05</text:p>
          </table:table-cell>
          <table:table-cell table:style-name="ce3" office:value-type="float" office:value="1006430">
            <text:p>1.01E+006</text:p>
          </table:table-cell>
          <table:table-cell table:style-name="ce3" office:value-type="float" office:value="0.0000406613">
            <text:p>4.07E-005</text:p>
          </table:table-cell>
          <table:table-cell office:value-type="float" office:value="201268">
            <text:p>201268</text:p>
          </table:table-cell>
        </table:table-row>
        <table:table-row table:style-name="ro1">
          <table:table-cell office:value-type="float" office:value="0.0000001">
            <text:p>1.00E-007</text:p>
          </table:table-cell>
          <table:table-cell office:value-type="float" office:value="12.739">
            <text:p>12.74</text:p>
          </table:table-cell>
          <table:table-cell office:value-type="float" office:value="5.00026">
            <text:p>5</text:p>
          </table:table-cell>
          <table:table-cell office:value-type="float" office:value="0.00000675085">
            <text:p>6.75E-006</text:p>
          </table:table-cell>
          <table:table-cell office:value-type="float" office:value="-0.0532385">
            <text:p>-0.05</text:p>
          </table:table-cell>
          <table:table-cell office:value-type="float" office:value="862180">
            <text:p>862180</text:p>
          </table:table-cell>
          <table:table-cell table:style-name="ce3" office:value-type="float" office:value="0.0000474625">
            <text:p>4.75E-005</text:p>
          </table:table-cell>
          <table:table-cell office:value-type="float" office:value="172427">
            <text:p>172427</text:p>
          </table:table-cell>
        </table:table-row>
        <table:table-row table:style-name="ro1">
          <table:table-cell office:value-type="float" office:value="0.000000125893">
            <text:p>1.26E-007</text:p>
          </table:table-cell>
          <table:table-cell office:value-type="float" office:value="12.5843">
            <text:p>12.58</text:p>
          </table:table-cell>
          <table:table-cell office:value-type="float" office:value="5.00007">
            <text:p>5</text:p>
          </table:table-cell>
          <table:table-cell office:value-type="float" office:value="0.00000674974">
            <text:p>6.75E-006</text:p>
          </table:table-cell>
          <table:table-cell office:value-type="float" office:value="-0.0532385">
            <text:p>-0.05</text:p>
          </table:table-cell>
          <table:table-cell office:value-type="float" office:value="738606">
            <text:p>738606</text:p>
          </table:table-cell>
          <table:table-cell table:style-name="ce3" office:value-type="float" office:value="0.0000554012">
            <text:p>5.54E-005</text:p>
          </table:table-cell>
          <table:table-cell office:value-type="float" office:value="147719">
            <text:p>147719</text:p>
          </table:table-cell>
        </table:table-row>
        <table:table-row table:style-name="ro1">
          <table:table-cell office:value-type="float" office:value="0.000000158489">
            <text:p>1.58E-007</text:p>
          </table:table-cell>
          <table:table-cell office:value-type="float" office:value="12.4297">
            <text:p>12.43</text:p>
          </table:table-cell>
          <table:table-cell office:value-type="float" office:value="5.00038">
            <text:p>5</text:p>
          </table:table-cell>
          <table:table-cell office:value-type="float" office:value="0.00000675155">
            <text:p>6.75E-006</text:p>
          </table:table-cell>
          <table:table-cell office:value-type="float" office:value="-0.0532385">
            <text:p>-0.05</text:p>
          </table:table-cell>
          <table:table-cell office:value-type="float" office:value="632806">
            <text:p>632806</text:p>
          </table:table-cell>
          <table:table-cell table:style-name="ce3" office:value-type="float" office:value="0.0000646678">
            <text:p>6.47E-005</text:p>
          </table:table-cell>
          <table:table-cell office:value-type="float" office:value="126552">
            <text:p>126552</text:p>
          </table:table-cell>
        </table:table-row>
        <table:table-row table:style-name="ro1">
          <table:table-cell office:value-type="float" office:value="0.000000199526">
            <text:p>2.00E-007</text:p>
          </table:table-cell>
          <table:table-cell office:value-type="float" office:value="12.275">
            <text:p>12.28</text:p>
          </table:table-cell>
          <table:table-cell office:value-type="float" office:value="5.00019">
            <text:p>5</text:p>
          </table:table-cell>
          <table:table-cell office:value-type="float" office:value="0.00000675044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542107">
            <text:p>542107</text:p>
          </table:table-cell>
          <table:table-cell table:style-name="ce3" office:value-type="float" office:value="0.0000754844">
            <text:p>7.55E-005</text:p>
          </table:table-cell>
          <table:table-cell office:value-type="float" office:value="108417">
            <text:p>108417</text:p>
          </table:table-cell>
        </table:table-row>
        <table:table-row table:style-name="ro1">
          <table:table-cell office:value-type="float" office:value="0.000000251189">
            <text:p>2.51E-007</text:p>
          </table:table-cell>
          <table:table-cell office:value-type="float" office:value="12.1203">
            <text:p>12.12</text:p>
          </table:table-cell>
          <table:table-cell office:value-type="float" office:value="5">
            <text:p>5</text:p>
          </table:table-cell>
          <table:table-cell office:value-type="float" office:value="0.00000674934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464408">
            <text:p>464408</text:p>
          </table:table-cell>
          <table:table-cell table:style-name="ce3" office:value-type="float" office:value="0.0000881101">
            <text:p>8.81E-005</text:p>
          </table:table-cell>
          <table:table-cell office:value-type="float" office:value="92881.6">
            <text:p>92881.6</text:p>
          </table:table-cell>
        </table:table-row>
        <table:table-row table:style-name="ro1">
          <table:table-cell office:value-type="float" office:value="0.000000316228">
            <text:p>3.16E-007</text:p>
          </table:table-cell>
          <table:table-cell office:value-type="float" office:value="11.9657">
            <text:p>11.97</text:p>
          </table:table-cell>
          <table:table-cell office:value-type="float" office:value="5.00031">
            <text:p>5</text:p>
          </table:table-cell>
          <table:table-cell office:value-type="float" office:value="0.00000675114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397885">
            <text:p>397885</text:p>
          </table:table-cell>
          <table:table-cell office:value-type="float" office:value="0.000102848">
            <text:p>0</text:p>
          </table:table-cell>
          <table:table-cell office:value-type="float" office:value="79572.1">
            <text:p>79572.1</text:p>
          </table:table-cell>
        </table:table-row>
        <table:table-row table:style-name="ro1">
          <table:table-cell office:value-type="float" office:value="0.000000398107">
            <text:p>3.98E-007</text:p>
          </table:table-cell>
          <table:table-cell office:value-type="float" office:value="11.811">
            <text:p>11.81</text:p>
          </table:table-cell>
          <table:table-cell office:value-type="float" office:value="5.00012">
            <text:p>5</text:p>
          </table:table-cell>
          <table:table-cell office:value-type="float" office:value="0.00000675003">
            <text:p>6.75E-006</text:p>
          </table:table-cell>
          <table:table-cell office:value-type="float" office:value="-0.0532384">
            <text:p>-0.05</text:p>
          </table:table-cell>
          <table:table-cell office:value-type="float" office:value="340857">
            <text:p>340857</text:p>
          </table:table-cell>
          <table:table-cell office:value-type="float" office:value="0.00012005">
            <text:p>0</text:p>
          </table:table-cell>
          <table:table-cell office:value-type="float" office:value="68169.8">
            <text:p>68169.8</text:p>
          </table:table-cell>
        </table:table-row>
        <table:table-row table:style-name="ro1">
          <table:table-cell office:value-type="float" office:value="0.000000501187">
            <text:p>5.01E-007</text:p>
          </table:table-cell>
          <table:table-cell office:value-type="float" office:value="11.6564">
            <text:p>11.66</text:p>
          </table:table-cell>
          <table:table-cell office:value-type="float" office:value="5.00043">
            <text:p>5</text:p>
          </table:table-cell>
          <table:table-cell office:value-type="float" office:value="0.00000675184">
            <text:p>6.75E-006</text:p>
          </table:table-cell>
          <table:table-cell office:value-type="float" office:value="-0.0532383">
            <text:p>-0.05</text:p>
          </table:table-cell>
          <table:table-cell office:value-type="float" office:value="292032">
            <text:p>292032</text:p>
          </table:table-cell>
          <table:table-cell office:value-type="float" office:value="0.00014013">
            <text:p>0</text:p>
          </table:table-cell>
          <table:table-cell office:value-type="float" office:value="58401.4">
            <text:p>58401.4</text:p>
          </table:table-cell>
        </table:table-row>
        <table:table-row table:style-name="ro1">
          <table:table-cell office:value-type="float" office:value="0.000000630957">
            <text:p>6.31E-007</text:p>
          </table:table-cell>
          <table:table-cell office:value-type="float" office:value="11.5017">
            <text:p>11.5</text:p>
          </table:table-cell>
          <table:table-cell office:value-type="float" office:value="5.00024">
            <text:p>5</text:p>
          </table:table-cell>
          <table:table-cell office:value-type="float" office:value="0.00000675073">
            <text:p>6.75E-006</text:p>
          </table:table-cell>
          <table:table-cell office:value-type="float" office:value="-0.0532383">
            <text:p>-0.05</text:p>
          </table:table-cell>
          <table:table-cell office:value-type="float" office:value="250176">
            <text:p>250176</text:p>
          </table:table-cell>
          <table:table-cell office:value-type="float" office:value="0.000163569">
            <text:p>0</text:p>
          </table:table-cell>
          <table:table-cell office:value-type="float" office:value="50032.7">
            <text:p>50032.7</text:p>
          </table:table-cell>
        </table:table-row>
        <table:table-row table:style-name="ro1">
          <table:table-cell office:value-type="float" office:value="0.000000794328">
            <text:p>7.94E-007</text:p>
          </table:table-cell>
          <table:table-cell office:value-type="float" office:value="11.347">
            <text:p>11.35</text:p>
          </table:table-cell>
          <table:table-cell office:value-type="float" office:value="5.00005">
            <text:p>5</text:p>
          </table:table-cell>
          <table:table-cell office:value-type="float" office:value="0.00000674963">
            <text:p>6.75E-006</text:p>
          </table:table-cell>
          <table:table-cell office:value-type="float" office:value="-0.0532383">
            <text:p>-0.05</text:p>
          </table:table-cell>
          <table:table-cell office:value-type="float" office:value="214319">
            <text:p>214319</text:p>
          </table:table-cell>
          <table:table-cell office:value-type="float" office:value="0.000190928">
            <text:p>0</text:p>
          </table:table-cell>
          <table:table-cell office:value-type="float" office:value="42863.3">
            <text:p>42863.3</text:p>
          </table:table-cell>
        </table:table-row>
        <table:table-row table:style-name="ro1">
          <table:table-cell office:value-type="float" office:value="0.000001">
            <text:p>1.00E-006</text:p>
          </table:table-cell>
          <table:table-cell office:value-type="float" office:value="11.1924">
            <text:p>11.19</text:p>
          </table:table-cell>
          <table:table-cell office:value-type="float" office:value="5.00036">
            <text:p>5</text:p>
          </table:table-cell>
          <table:table-cell office:value-type="float" office:value="0.00000675143">
            <text:p>6.75E-006</text:p>
          </table:table-cell>
          <table:table-cell office:value-type="float" office:value="-0.0532382">
            <text:p>-0.05</text:p>
          </table:table-cell>
          <table:table-cell office:value-type="float" office:value="183619">
            <text:p>183619</text:p>
          </table:table-cell>
          <table:table-cell office:value-type="float" office:value="0.000222863">
            <text:p>0</text:p>
          </table:table-cell>
          <table:table-cell office:value-type="float" office:value="36721.2">
            <text:p>36721.2</text:p>
          </table:table-cell>
        </table:table-row>
        <table:table-row table:style-name="ro1">
          <table:table-cell office:value-type="float" office:value="0.00000125893">
            <text:p>1.26E-006</text:p>
          </table:table-cell>
          <table:table-cell office:value-type="float" office:value="11.0377">
            <text:p>11.04</text:p>
          </table:table-cell>
          <table:table-cell office:value-type="float" office:value="5.00017">
            <text:p>5</text:p>
          </table:table-cell>
          <table:table-cell office:value-type="float" office:value="0.00000675033">
            <text:p>6.75E-006</text:p>
          </table:table-cell>
          <table:table-cell office:value-type="float" office:value="-0.0532381">
            <text:p>-0.05</text:p>
          </table:table-cell>
          <table:table-cell office:value-type="float" office:value="157301">
            <text:p>157301</text:p>
          </table:table-cell>
          <table:table-cell office:value-type="float" office:value="0.00026014">
            <text:p>0</text:p>
          </table:table-cell>
          <table:table-cell office:value-type="float" office:value="31459.2">
            <text:p>31459.2</text:p>
          </table:table-cell>
        </table:table-row>
        <table:table-row table:style-name="ro1">
          <table:table-cell office:value-type="float" office:value="0.00000158489">
            <text:p>1.58E-006</text:p>
          </table:table-cell>
          <table:table-cell office:value-type="float" office:value="10.8831">
            <text:p>10.88</text:p>
          </table:table-cell>
          <table:table-cell office:value-type="float" office:value="5.00048">
            <text:p>5</text:p>
          </table:table-cell>
          <table:table-cell office:value-type="float" office:value="0.00000675213">
            <text:p>6.75E-006</text:p>
          </table:table-cell>
          <table:table-cell office:value-type="float" office:value="-0.053238">
            <text:p>-0.05</text:p>
          </table:table-cell>
          <table:table-cell office:value-type="float" office:value="134769">
            <text:p>134769</text:p>
          </table:table-cell>
          <table:table-cell office:value-type="float" office:value="0.000303652">
            <text:p>0</text:p>
          </table:table-cell>
          <table:table-cell office:value-type="float" office:value="26951.2">
            <text:p>26951.2</text:p>
          </table:table-cell>
        </table:table-row>
        <table:table-row table:style-name="ro1">
          <table:table-cell office:value-type="float" office:value="0.00000199526">
            <text:p>2.00E-006</text:p>
          </table:table-cell>
          <table:table-cell office:value-type="float" office:value="10.7284">
            <text:p>10.73</text:p>
          </table:table-cell>
          <table:table-cell office:value-type="float" office:value="5.0003">
            <text:p>5</text:p>
          </table:table-cell>
          <table:table-cell office:value-type="float" office:value="0.00000675103">
            <text:p>6.75E-006</text:p>
          </table:table-cell>
          <table:table-cell office:value-type="float" office:value="-0.0532379">
            <text:p>-0.05</text:p>
          </table:table-cell>
          <table:table-cell office:value-type="float" office:value="115453">
            <text:p>115453</text:p>
          </table:table-cell>
          <table:table-cell office:value-type="float" office:value="0.000354442">
            <text:p>0</text:p>
          </table:table-cell>
          <table:table-cell office:value-type="float" office:value="23089.2">
            <text:p>23089.2</text:p>
          </table:table-cell>
        </table:table-row>
        <table:table-row table:style-name="ro1">
          <table:table-cell office:value-type="float" office:value="0.00000251189">
            <text:p>2.51E-006</text:p>
          </table:table-cell>
          <table:table-cell office:value-type="float" office:value="10.5737">
            <text:p>10.57</text:p>
          </table:table-cell>
          <table:table-cell office:value-type="float" office:value="5.00011">
            <text:p>5</text:p>
          </table:table-cell>
          <table:table-cell office:value-type="float" office:value="0.00000674993">
            <text:p>6.75E-006</text:p>
          </table:table-cell>
          <table:table-cell office:value-type="float" office:value="-0.0532377">
            <text:p>-0.05</text:p>
          </table:table-cell>
          <table:table-cell office:value-type="float" office:value="98905.4">
            <text:p>98905.4</text:p>
          </table:table-cell>
          <table:table-cell office:value-type="float" office:value="0.000413727">
            <text:p>0</text:p>
          </table:table-cell>
          <table:table-cell office:value-type="float" office:value="19780.7">
            <text:p>19780.7</text:p>
          </table:table-cell>
        </table:table-row>
        <table:table-row table:style-name="ro1">
          <table:table-cell office:value-type="float" office:value="0.00000316228">
            <text:p>3.16E-006</text:p>
          </table:table-cell>
          <table:table-cell office:value-type="float" office:value="10.4191">
            <text:p>10.42</text:p>
          </table:table-cell>
          <table:table-cell office:value-type="float" office:value="5.00042">
            <text:p>5</text:p>
          </table:table-cell>
          <table:table-cell office:value-type="float" office:value="0.00000675174">
            <text:p>6.75E-006</text:p>
          </table:table-cell>
          <table:table-cell office:value-type="float" office:value="-0.0532375">
            <text:p>-0.05</text:p>
          </table:table-cell>
          <table:table-cell office:value-type="float" office:value="84738">
            <text:p>84738</text:p>
          </table:table-cell>
          <table:table-cell office:value-type="float" office:value="0.000482928">
            <text:p>0</text:p>
          </table:table-cell>
          <table:table-cell office:value-type="float" office:value="16946.2">
            <text:p>16946.2</text:p>
          </table:table-cell>
        </table:table-row>
        <table:table-row table:style-name="ro1">
          <table:table-cell office:value-type="float" office:value="0.00000398107">
            <text:p>3.98E-006</text:p>
          </table:table-cell>
          <table:table-cell office:value-type="float" office:value="10.2644">
            <text:p>10.26</text:p>
          </table:table-cell>
          <table:table-cell office:value-type="float" office:value="5.00023">
            <text:p>5</text:p>
          </table:table-cell>
          <table:table-cell office:value-type="float" office:value="0.00000675065">
            <text:p>6.75E-006</text:p>
          </table:table-cell>
          <table:table-cell office:value-type="float" office:value="-0.0532373">
            <text:p>-0.05</text:p>
          </table:table-cell>
          <table:table-cell office:value-type="float" office:value="72592.7">
            <text:p>72592.7</text:p>
          </table:table-cell>
          <table:table-cell office:value-type="float" office:value="0.000563704">
            <text:p>0</text:p>
          </table:table-cell>
          <table:table-cell office:value-type="float" office:value="14517.9">
            <text:p>14517.9</text:p>
          </table:table-cell>
        </table:table-row>
        <table:table-row table:style-name="ro1">
          <table:table-cell office:value-type="float" office:value="0.00000501187">
            <text:p>5.01E-006</text:p>
          </table:table-cell>
          <table:table-cell office:value-type="float" office:value="10.1097">
            <text:p>10.11</text:p>
          </table:table-cell>
          <table:table-cell office:value-type="float" office:value="5.00004">
            <text:p>5</text:p>
          </table:table-cell>
          <table:table-cell office:value-type="float" office:value="0.00000674956">
            <text:p>6.75E-006</text:p>
          </table:table-cell>
          <table:table-cell office:value-type="float" office:value="-0.053237">
            <text:p>-0.05</text:p>
          </table:table-cell>
          <table:table-cell office:value-type="float" office:value="62188.1">
            <text:p>62188.1</text:p>
          </table:table-cell>
          <table:table-cell office:value-type="float" office:value="0.00065799">
            <text:p>0</text:p>
          </table:table-cell>
          <table:table-cell office:value-type="float" office:value="12437.5">
            <text:p>12437.5</text:p>
          </table:table-cell>
        </table:table-row>
        <table:table-row table:style-name="ro1">
          <table:table-cell office:value-type="float" office:value="0.00000630957">
            <text:p>6.31E-006</text:p>
          </table:table-cell>
          <table:table-cell office:value-type="float" office:value="9.9551">
            <text:p>9.96</text:p>
          </table:table-cell>
          <table:table-cell office:value-type="float" office:value="5.00035">
            <text:p>5</text:p>
          </table:table-cell>
          <table:table-cell office:value-type="float" office:value="0.00000675138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53280.2">
            <text:p>53280.2</text:p>
          </table:table-cell>
          <table:table-cell office:value-type="float" office:value="0.000768047">
            <text:p>0</text:p>
          </table:table-cell>
          <table:table-cell office:value-type="float" office:value="10655.3">
            <text:p>10655.3</text:p>
          </table:table-cell>
        </table:table-row>
        <table:table-row table:style-name="ro1">
          <table:table-cell office:value-type="float" office:value="0.00000794328">
            <text:p>7.94E-006</text:p>
          </table:table-cell>
          <table:table-cell office:value-type="float" office:value="9.8004">
            <text:p>9.8</text:p>
          </table:table-cell>
          <table:table-cell office:value-type="float" office:value="5.00017">
            <text:p>5</text:p>
          </table:table-cell>
          <table:table-cell office:value-type="float" office:value="0.00000675029">
            <text:p>6.75E-006</text:p>
          </table:table-cell>
          <table:table-cell office:value-type="float" office:value="-0.0532361">
            <text:p>-0.05</text:p>
          </table:table-cell>
          <table:table-cell office:value-type="float" office:value="45643.6">
            <text:p>45643.6</text:p>
          </table:table-cell>
          <table:table-cell office:value-type="float" office:value="0.000896513">
            <text:p>0</text:p>
          </table:table-cell>
          <table:table-cell office:value-type="float" office:value="9128.42">
            <text:p>9128.42</text:p>
          </table:table-cell>
        </table:table-row>
        <table:table-row table:style-name="ro1">
          <table:table-cell office:value-type="float" office:value="0.00001">
            <text:p>1.00E-005</text:p>
          </table:table-cell>
          <table:table-cell office:value-type="float" office:value="9.6458">
            <text:p>9.65</text:p>
          </table:table-cell>
          <table:table-cell office:value-type="float" office:value="5.00048">
            <text:p>5</text:p>
          </table:table-cell>
          <table:table-cell office:value-type="float" office:value="0.00000675212">
            <text:p>6.75E-006</text:p>
          </table:table-cell>
          <table:table-cell office:value-type="float" office:value="-0.0532355">
            <text:p>-0.05</text:p>
          </table:table-cell>
          <table:table-cell office:value-type="float" office:value="39105.5">
            <text:p>39105.5</text:p>
          </table:table-cell>
          <table:table-cell office:value-type="float" office:value="0.00104647">
            <text:p>0</text:p>
          </table:table-cell>
          <table:table-cell office:value-type="float" office:value="7820.35">
            <text:p>7820.35</text:p>
          </table:table-cell>
        </table:table-row>
        <table:table-row table:style-name="ro1">
          <table:table-cell office:value-type="float" office:value="0.0000125893">
            <text:p>1.26E-005</text:p>
          </table:table-cell>
          <table:table-cell office:value-type="float" office:value="9.4911">
            <text:p>9.49</text:p>
          </table:table-cell>
          <table:table-cell office:value-type="float" office:value="5.0003">
            <text:p>5</text:p>
          </table:table-cell>
          <table:table-cell office:value-type="float" office:value="0.00000675105">
            <text:p>6.75E-006</text:p>
          </table:table-cell>
          <table:table-cell office:value-type="float" office:value="-0.0532347">
            <text:p>-0.05</text:p>
          </table:table-cell>
          <table:table-cell office:value-type="float" office:value="33500.6">
            <text:p>33500.6</text:p>
          </table:table-cell>
          <table:table-cell office:value-type="float" office:value="0.0012215">
            <text:p>0</text:p>
          </table:table-cell>
          <table:table-cell office:value-type="float" office:value="6699.72">
            <text:p>6699.72</text:p>
          </table:table-cell>
        </table:table-row>
        <table:table-row table:style-name="ro1">
          <table:table-cell office:value-type="float" office:value="0.0000158489">
            <text:p>1.58E-005</text:p>
          </table:table-cell>
          <table:table-cell office:value-type="float" office:value="9.3364">
            <text:p>9.34</text:p>
          </table:table-cell>
          <table:table-cell office:value-type="float" office:value="5.00012">
            <text:p>5</text:p>
          </table:table-cell>
          <table:table-cell office:value-type="float" office:value="0.00000674998">
            <text:p>6.75E-006</text:p>
          </table:table-cell>
          <table:table-cell office:value-type="float" office:value="-0.0532337">
            <text:p>-0.05</text:p>
          </table:table-cell>
          <table:table-cell office:value-type="float" office:value="28699.1">
            <text:p>28699.1</text:p>
          </table:table-cell>
          <table:table-cell office:value-type="float" office:value="0.00142581">
            <text:p>0</text:p>
          </table:table-cell>
          <table:table-cell office:value-type="float" office:value="5739.68">
            <text:p>5739.68</text:p>
          </table:table-cell>
        </table:table-row>
        <table:table-row table:style-name="ro1">
          <table:table-cell office:value-type="float" office:value="0.0000199526">
            <text:p>2.00E-005</text:p>
          </table:table-cell>
          <table:table-cell office:value-type="float" office:value="9.1818">
            <text:p>9.18</text:p>
          </table:table-cell>
          <table:table-cell office:value-type="float" office:value="5.00043">
            <text:p>5</text:p>
          </table:table-cell>
          <table:table-cell office:value-type="float" office:value="0.00000675184">
            <text:p>6.75E-006</text:p>
          </table:table-cell>
          <table:table-cell office:value-type="float" office:value="-0.0532324">
            <text:p>-0.05</text:p>
          </table:table-cell>
          <table:table-cell office:value-type="float" office:value="24588.1">
            <text:p>24588.1</text:p>
          </table:table-cell>
          <table:table-cell office:value-type="float" office:value="0.00166429">
            <text:p>0</text:p>
          </table:table-cell>
          <table:table-cell office:value-type="float" office:value="4917.2">
            <text:p>4917.2</text:p>
          </table:table-cell>
        </table:table-row>
        <table:table-row table:style-name="ro1">
          <table:table-cell office:value-type="float" office:value="0.0000251189">
            <text:p>2.51E-005</text:p>
          </table:table-cell>
          <table:table-cell office:value-type="float" office:value="9.0271">
            <text:p>9.03</text:p>
          </table:table-cell>
          <table:table-cell office:value-type="float" office:value="5.00026">
            <text:p>5</text:p>
          </table:table-cell>
          <table:table-cell office:value-type="float" office:value="0.0000067508">
            <text:p>6.75E-006</text:p>
          </table:table-cell>
          <table:table-cell office:value-type="float" office:value="-0.0532308">
            <text:p>-0.05</text:p>
          </table:table-cell>
          <table:table-cell office:value-type="float" office:value="21064">
            <text:p>21064</text:p>
          </table:table-cell>
          <table:table-cell office:value-type="float" office:value="0.00194266">
            <text:p>0</text:p>
          </table:table-cell>
          <table:table-cell office:value-type="float" office:value="4212.58">
            <text:p>4212.58</text:p>
          </table:table-cell>
        </table:table-row>
        <table:table-row table:style-name="ro1">
          <table:table-cell office:value-type="float" office:value="0.0000316228">
            <text:p>3.16E-005</text:p>
          </table:table-cell>
          <table:table-cell office:value-type="float" office:value="8.8724">
            <text:p>8.87</text:p>
          </table:table-cell>
          <table:table-cell office:value-type="float" office:value="5.00008">
            <text:p>5</text:p>
          </table:table-cell>
          <table:table-cell office:value-type="float" office:value="0.00000674978">
            <text:p>6.75E-006</text:p>
          </table:table-cell>
          <table:table-cell office:value-type="float" office:value="-0.0532289">
            <text:p>-0.05</text:p>
          </table:table-cell>
          <table:table-cell office:value-type="float" office:value="18044.9">
            <text:p>18044.9</text:p>
          </table:table-cell>
          <table:table-cell office:value-type="float" office:value="0.00226759">
            <text:p>0</text:p>
          </table:table-cell>
          <table:table-cell office:value-type="float" office:value="3608.92">
            <text:p>3608.92</text:p>
          </table:table-cell>
        </table:table-row>
        <table:table-row table:style-name="ro1">
          <table:table-cell office:value-type="float" office:value="0.0000398107">
            <text:p>3.98E-005</text:p>
          </table:table-cell>
          <table:table-cell office:value-type="float" office:value="8.7178">
            <text:p>8.72</text:p>
          </table:table-cell>
          <table:table-cell office:value-type="float" office:value="5.00041">
            <text:p>5</text:p>
          </table:table-cell>
          <table:table-cell office:value-type="float" office:value="0.00000675169">
            <text:p>6.75E-006</text:p>
          </table:table-cell>
          <table:table-cell office:value-type="float" office:value="-0.0532264">
            <text:p>-0.05</text:p>
          </table:table-cell>
          <table:table-cell office:value-type="float" office:value="15460.1">
            <text:p>15460.1</text:p>
          </table:table-cell>
          <table:table-cell office:value-type="float" office:value="0.00264686">
            <text:p>0</text:p>
          </table:table-cell>
          <table:table-cell office:value-type="float" office:value="3091.77">
            <text:p>3091.77</text:p>
          </table:table-cell>
        </table:table-row>
        <table:table-row table:style-name="ro1">
          <table:table-cell office:value-type="float" office:value="0.0000501187">
            <text:p>5.01E-005</text:p>
          </table:table-cell>
          <table:table-cell office:value-type="float" office:value="8.5631">
            <text:p>8.56</text:p>
          </table:table-cell>
          <table:table-cell office:value-type="float" office:value="5.00024">
            <text:p>5</text:p>
          </table:table-cell>
          <table:table-cell office:value-type="float" office:value="0.00000675072">
            <text:p>6.75E-006</text:p>
          </table:table-cell>
          <table:table-cell office:value-type="float" office:value="-0.0532232">
            <text:p>-0.05</text:p>
          </table:table-cell>
          <table:table-cell office:value-type="float" office:value="13244.3">
            <text:p>13244.3</text:p>
          </table:table-cell>
          <table:table-cell office:value-type="float" office:value="0.00308956">
            <text:p>0</text:p>
          </table:table-cell>
          <table:table-cell office:value-type="float" office:value="2648.72">
            <text:p>2648.72</text:p>
          </table:table-cell>
        </table:table-row>
        <table:table-row table:style-name="ro1">
          <table:table-cell office:value-type="float" office:value="0.0000630957">
            <text:p>6.31E-005</text:p>
          </table:table-cell>
          <table:table-cell office:value-type="float" office:value="8.4084">
            <text:p>8.41</text:p>
          </table:table-cell>
          <table:table-cell office:value-type="float" office:value="5.00008">
            <text:p>5</text:p>
          </table:table-cell>
          <table:table-cell office:value-type="float" office:value="0.00000674979">
            <text:p>6.75E-006</text:p>
          </table:table-cell>
          <table:table-cell office:value-type="float" office:value="-0.0532193">
            <text:p>-0.05</text:p>
          </table:table-cell>
          <table:table-cell office:value-type="float" office:value="11346">
            <text:p>11346</text:p>
          </table:table-cell>
          <table:table-cell office:value-type="float" office:value="0.00360631">
            <text:p>0</text:p>
          </table:table-cell>
          <table:table-cell office:value-type="float" office:value="2269.16">
            <text:p>2269.16</text:p>
          </table:table-cell>
        </table:table-row>
        <table:table-row table:style-name="ro1">
          <table:table-cell office:value-type="float" office:value="0.0000794328">
            <text:p>7.94E-005</text:p>
          </table:table-cell>
          <table:table-cell office:value-type="float" office:value="8.2538">
            <text:p>8.25</text:p>
          </table:table-cell>
          <table:table-cell office:value-type="float" office:value="5.00043">
            <text:p>5</text:p>
          </table:table-cell>
          <table:table-cell office:value-type="float" office:value="0.0000067518">
            <text:p>6.75E-006</text:p>
          </table:table-cell>
          <table:table-cell office:value-type="float" office:value="-0.0532143">
            <text:p>-0.05</text:p>
          </table:table-cell>
          <table:table-cell office:value-type="float" office:value="9720.76">
            <text:p>9720.76</text:p>
          </table:table-cell>
          <table:table-cell office:value-type="float" office:value="0.00420947">
            <text:p>0</text:p>
          </table:table-cell>
          <table:table-cell office:value-type="float" office:value="1943.99">
            <text:p>1943.99</text:p>
          </table:table-cell>
        </table:table-row>
        <table:table-row table:style-name="ro1">
          <table:table-cell table:style-name="Default" office:value-type="float" office:value="0.0001">
            <text:p>0</text:p>
          </table:table-cell>
          <table:table-cell office:value-type="float" office:value="8.0991">
            <text:p>8.1</text:p>
          </table:table-cell>
          <table:table-cell office:value-type="float" office:value="5.00029">
            <text:p>5</text:p>
          </table:table-cell>
          <table:table-cell office:value-type="float" office:value="0.00000675097">
            <text:p>6.75E-006</text:p>
          </table:table-cell>
          <table:table-cell office:value-type="float" office:value="-0.053208">
            <text:p>-0.05</text:p>
          </table:table-cell>
          <table:table-cell office:value-type="float" office:value="8327.51">
            <text:p>8327.51</text:p>
          </table:table-cell>
          <table:table-cell office:value-type="float" office:value="0.00491351">
            <text:p>0</text:p>
          </table:table-cell>
          <table:table-cell office:value-type="float" office:value="1665.41">
            <text:p>1665.41</text:p>
          </table:table-cell>
        </table:table-row>
        <table:table-row table:style-name="ro1">
          <table:table-cell table:style-name="Default" office:value-type="float" office:value="0.000125893">
            <text:p>0</text:p>
          </table:table-cell>
          <table:table-cell office:value-type="float" office:value="7.9444">
            <text:p>7.94</text:p>
          </table:table-cell>
          <table:table-cell office:value-type="float" office:value="5.00015">
            <text:p>5</text:p>
          </table:table-cell>
          <table:table-cell office:value-type="float" office:value="0.0000067502">
            <text:p>6.75E-006</text:p>
          </table:table-cell>
          <table:table-cell office:value-type="float" office:value="-0.0532002">
            <text:p>-0.05</text:p>
          </table:table-cell>
          <table:table-cell office:value-type="float" office:value="7133.94">
            <text:p>7133.94</text:p>
          </table:table-cell>
          <table:table-cell office:value-type="float" office:value="0.00573528">
            <text:p>0.01</text:p>
          </table:table-cell>
          <table:table-cell office:value-type="float" office:value="1426.74">
            <text:p>1426.74</text:p>
          </table:table-cell>
        </table:table-row>
        <table:table-row table:style-name="ro1">
          <table:table-cell table:style-name="Default" office:value-type="float" office:value="0.000158489">
            <text:p>0</text:p>
          </table:table-cell>
          <table:table-cell office:value-type="float" office:value="7.7897">
            <text:p>7.79</text:p>
          </table:table-cell>
          <table:table-cell office:value-type="float" office:value="5.00004">
            <text:p>5</text:p>
          </table:table-cell>
          <table:table-cell office:value-type="float" office:value="0.00000674952">
            <text:p>6.75E-006</text:p>
          </table:table-cell>
          <table:table-cell office:value-type="float" office:value="-0.0531902">
            <text:p>-0.05</text:p>
          </table:table-cell>
          <table:table-cell office:value-type="float" office:value="6111.45">
            <text:p>6111.45</text:p>
          </table:table-cell>
          <table:table-cell office:value-type="float" office:value="0.00669446">
            <text:p>0.01</text:p>
          </table:table-cell>
          <table:table-cell office:value-type="float" office:value="1222.28">
            <text:p>1222.28</text:p>
          </table:table-cell>
        </table:table-row>
        <table:table-row table:style-name="ro1">
          <table:table-cell table:style-name="Default" office:value-type="float" office:value="0.000199526">
            <text:p>0</text:p>
          </table:table-cell>
          <table:table-cell office:value-type="float" office:value="7.6351">
            <text:p>7.64</text:p>
          </table:table-cell>
          <table:table-cell office:value-type="float" office:value="5.00044">
            <text:p>5</text:p>
          </table:table-cell>
          <table:table-cell office:value-type="float" office:value="0.00000675186">
            <text:p>6.75E-006</text:p>
          </table:table-cell>
          <table:table-cell office:value-type="float" office:value="-0.0531778">
            <text:p>-0.05</text:p>
          </table:table-cell>
          <table:table-cell office:value-type="float" office:value="5236.03">
            <text:p>5236.03</text:p>
          </table:table-cell>
          <table:table-cell office:value-type="float" office:value="0.00781402">
            <text:p>0.01</text:p>
          </table:table-cell>
          <table:table-cell office:value-type="float" office:value="1047.11">
            <text:p>1047.11</text:p>
          </table:table-cell>
        </table:table-row>
        <table:table-row table:style-name="ro1">
          <table:table-cell table:style-name="Default" office:value-type="float" office:value="0.000251189">
            <text:p>0</text:p>
          </table:table-cell>
          <table:table-cell office:value-type="float" office:value="7.4804">
            <text:p>7.48</text:p>
          </table:table-cell>
          <table:table-cell office:value-type="float" office:value="5.00037">
            <text:p>5</text:p>
          </table:table-cell>
          <table:table-cell office:value-type="float" office:value="0.00000675143">
            <text:p>6.75E-006</text:p>
          </table:table-cell>
          <table:table-cell office:value-type="float" office:value="-0.0531621">
            <text:p>-0.05</text:p>
          </table:table-cell>
          <table:table-cell office:value-type="float" office:value="4485.56">
            <text:p>4485.56</text:p>
          </table:table-cell>
          <table:table-cell office:value-type="float" office:value="0.00912077">
            <text:p>0.01</text:p>
          </table:table-cell>
          <table:table-cell office:value-type="float" office:value="897.047">
            <text:p>897.05</text:p>
          </table:table-cell>
        </table:table-row>
        <table:table-row table:style-name="ro1">
          <table:table-cell table:style-name="Default" office:value-type="float" office:value="0.000316228">
            <text:p>0</text:p>
          </table:table-cell>
          <table:table-cell office:value-type="float" office:value="7.3257">
            <text:p>7.33</text:p>
          </table:table-cell>
          <table:table-cell office:value-type="float" office:value="5.00032">
            <text:p>5</text:p>
          </table:table-cell>
          <table:table-cell office:value-type="float" office:value="0.00000675117">
            <text:p>6.75E-006</text:p>
          </table:table-cell>
          <table:table-cell office:value-type="float" office:value="-0.0531423">
            <text:p>-0.05</text:p>
          </table:table-cell>
          <table:table-cell office:value-type="float" office:value="3842.66">
            <text:p>3842.66</text:p>
          </table:table-cell>
          <table:table-cell office:value-type="float" office:value="0.010646">
            <text:p>0.01</text:p>
          </table:table-cell>
          <table:table-cell office:value-type="float" office:value="768.481">
            <text:p>768.48</text:p>
          </table:table-cell>
        </table:table-row>
        <table:table-row table:style-name="ro1">
          <table:table-cell table:style-name="Default" office:value-type="float" office:value="0.000398107">
            <text:p>0</text:p>
          </table:table-cell>
          <table:table-cell office:value-type="float" office:value="7.171">
            <text:p>7.17</text:p>
          </table:table-cell>
          <table:table-cell office:value-type="float" office:value="5.00032">
            <text:p>5</text:p>
          </table:table-cell>
          <table:table-cell office:value-type="float" office:value="0.00000675113">
            <text:p>6.75E-006</text:p>
          </table:table-cell>
          <table:table-cell office:value-type="float" office:value="-0.0531175">
            <text:p>-0.05</text:p>
          </table:table-cell>
          <table:table-cell office:value-type="float" office:value="3291.9">
            <text:p>3291.9</text:p>
          </table:table-cell>
          <table:table-cell office:value-type="float" office:value="0.0124261">
            <text:p>0.01</text:p>
          </table:table-cell>
          <table:table-cell office:value-type="float" office:value="658.337">
            <text:p>658.34</text:p>
          </table:table-cell>
        </table:table-row>
        <table:table-row table:style-name="ro1">
          <table:table-cell table:style-name="Default" office:value-type="float" office:value="0.000501187">
            <text:p>0</text:p>
          </table:table-cell>
          <table:table-cell office:value-type="float" office:value="7.0163">
            <text:p>7.02</text:p>
          </table:table-cell>
          <table:table-cell office:value-type="float" office:value="5.00036">
            <text:p>5</text:p>
          </table:table-cell>
          <table:table-cell office:value-type="float" office:value="0.00000675136">
            <text:p>6.75E-006</text:p>
          </table:table-cell>
          <table:table-cell office:value-type="float" office:value="-0.0530863">
            <text:p>-0.05</text:p>
          </table:table-cell>
          <table:table-cell office:value-type="float" office:value="2820.08">
            <text:p>2820.08</text:p>
          </table:table-cell>
          <table:table-cell office:value-type="float" office:value="0.0145037">
            <text:p>0.01</text:p>
          </table:table-cell>
          <table:table-cell office:value-type="float" office:value="563.974">
            <text:p>563.97</text:p>
          </table:table-cell>
        </table:table-row>
        <table:table-row table:style-name="ro1">
          <table:table-cell table:style-name="Default" office:value-type="float" office:value="0.000630957">
            <text:p>0</text:p>
          </table:table-cell>
          <table:table-cell office:value-type="float" office:value="6.8616">
            <text:p>6.86</text:p>
          </table:table-cell>
          <table:table-cell office:value-type="float" office:value="5.00047">
            <text:p>5</text:p>
          </table:table-cell>
          <table:table-cell office:value-type="float" office:value="0.00000675193">
            <text:p>6.75E-006</text:p>
          </table:table-cell>
          <table:table-cell office:value-type="float" office:value="-0.0530471">
            <text:p>-0.05</text:p>
          </table:table-cell>
          <table:table-cell office:value-type="float" office:value="2415.88">
            <text:p>2415.88</text:p>
          </table:table-cell>
          <table:table-cell office:value-type="float" office:value="0.0169284">
            <text:p>0.02</text:p>
          </table:table-cell>
          <table:table-cell office:value-type="float" office:value="483.131">
            <text:p>483.13</text:p>
          </table:table-cell>
        </table:table-row>
        <table:table-row table:style-name="ro1">
          <table:table-cell table:style-name="Default" office:value-type="float" office:value="0.000794328">
            <text:p>0</text:p>
          </table:table-cell>
          <table:table-cell office:value-type="float" office:value="6.7068">
            <text:p>6.71</text:p>
          </table:table-cell>
          <table:table-cell office:value-type="float" office:value="5.00014">
            <text:p>5</text:p>
          </table:table-cell>
          <table:table-cell office:value-type="float" office:value="0.00000675001">
            <text:p>6.75E-006</text:p>
          </table:table-cell>
          <table:table-cell office:value-type="float" office:value="-0.0529978">
            <text:p>-0.05</text:p>
          </table:table-cell>
          <table:table-cell office:value-type="float" office:value="2069.41">
            <text:p>2069.41</text:p>
          </table:table-cell>
          <table:table-cell office:value-type="float" office:value="0.0197581">
            <text:p>0.02</text:p>
          </table:table-cell>
          <table:table-cell office:value-type="float" office:value="413.87">
            <text:p>413.87</text:p>
          </table:table-cell>
        </table:table-row>
        <table:table-row table:style-name="ro1">
          <table:table-cell table:style-name="Default" office:value-type="float" office:value="0.001">
            <text:p>0</text:p>
          </table:table-cell>
          <table:table-cell office:value-type="float" office:value="6.5521">
            <text:p>6.55</text:p>
          </table:table-cell>
          <table:table-cell office:value-type="float" office:value="5.00042">
            <text:p>5</text:p>
          </table:table-cell>
          <table:table-cell office:value-type="float" office:value="0.00000675153">
            <text:p>6.75E-006</text:p>
          </table:table-cell>
          <table:table-cell office:value-type="float" office:value="-0.052936">
            <text:p>-0.05</text:p>
          </table:table-cell>
          <table:table-cell office:value-type="float" office:value="1772.81">
            <text:p>1772.81</text:p>
          </table:table-cell>
          <table:table-cell office:value-type="float" office:value="0.0230603">
            <text:p>0.02</text:p>
          </table:table-cell>
          <table:table-cell office:value-type="float" office:value="354.532">
            <text:p>354.53</text:p>
          </table:table-cell>
        </table:table-row>
        <table:table-row table:style-name="ro1">
          <table:table-cell table:style-name="Default" office:value-type="float" office:value="0.00125893">
            <text:p>0</text:p>
          </table:table-cell>
          <table:table-cell office:value-type="float" office:value="6.3973">
            <text:p>6.4</text:p>
          </table:table-cell>
          <table:table-cell office:value-type="float" office:value="5.00031">
            <text:p>5</text:p>
          </table:table-cell>
          <table:table-cell office:value-type="float" office:value="0.00000675081">
            <text:p>6.75E-006</text:p>
          </table:table-cell>
          <table:table-cell office:value-type="float" office:value="-0.0528583">
            <text:p>-0.05</text:p>
          </table:table-cell>
          <table:table-cell office:value-type="float" office:value="1518.56">
            <text:p>1518.56</text:p>
          </table:table-cell>
          <table:table-cell office:value-type="float" office:value="0.0269137">
            <text:p>0.03</text:p>
          </table:table-cell>
          <table:table-cell office:value-type="float" office:value="303.694">
            <text:p>303.69</text:p>
          </table:table-cell>
        </table:table-row>
        <table:table-row table:style-name="ro1">
          <table:table-cell table:style-name="Default" office:value-type="float" office:value="0.00158489">
            <text:p>0</text:p>
          </table:table-cell>
          <table:table-cell office:value-type="float" office:value="6.2425">
            <text:p>6.24</text:p>
          </table:table-cell>
          <table:table-cell office:value-type="float" office:value="5.00035">
            <text:p>5</text:p>
          </table:table-cell>
          <table:table-cell office:value-type="float" office:value="0.00000675091">
            <text:p>6.75E-006</text:p>
          </table:table-cell>
          <table:table-cell office:value-type="float" office:value="-0.0527608">
            <text:p>-0.05</text:p>
          </table:table-cell>
          <table:table-cell office:value-type="float" office:value="1300.78">
            <text:p>1300.78</text:p>
          </table:table-cell>
          <table:table-cell office:value-type="float" office:value="0.0314097">
            <text:p>0.03</text:p>
          </table:table-cell>
          <table:table-cell office:value-type="float" office:value="260.138">
            <text:p>260.14</text:p>
          </table:table-cell>
        </table:table-row>
        <table:table-row table:style-name="ro1">
          <table:table-cell table:style-name="Default" office:value-type="float" office:value="0.00199526">
            <text:p>0</text:p>
          </table:table-cell>
          <table:table-cell office:value-type="float" office:value="6.0876">
            <text:p>6.09</text:p>
          </table:table-cell>
          <table:table-cell office:value-type="float" office:value="5.00008">
            <text:p>5</text:p>
          </table:table-cell>
          <table:table-cell office:value-type="float" office:value="0.00000674912">
            <text:p>6.75E-006</text:p>
          </table:table-cell>
          <table:table-cell office:value-type="float" office:value="-0.0526387">
            <text:p>-0.05</text:p>
          </table:table-cell>
          <table:table-cell office:value-type="float" office:value="1114.12">
            <text:p>1114.12</text:p>
          </table:table-cell>
          <table:table-cell office:value-type="float" office:value="0.036655">
            <text:p>0.04</text:p>
          </table:table-cell>
          <table:table-cell office:value-type="float" office:value="222.82">
            <text:p>222.82</text:p>
          </table:table-cell>
        </table:table-row>
        <table:table-row table:style-name="ro1">
          <table:table-cell table:style-name="Default" office:value-type="float" office:value="0.00251189">
            <text:p>0</text:p>
          </table:table-cell>
          <table:table-cell office:value-type="float" office:value="5.9327">
            <text:p>5.93</text:p>
          </table:table-cell>
          <table:table-cell office:value-type="float" office:value="5.00004">
            <text:p>5</text:p>
          </table:table-cell>
          <table:table-cell office:value-type="float" office:value="0.00000674861">
            <text:p>6.75E-006</text:p>
          </table:table-cell>
          <table:table-cell office:value-type="float" office:value="-0.0524856">
            <text:p>-0.05</text:p>
          </table:table-cell>
          <table:table-cell office:value-type="float" office:value="954.244">
            <text:p>954.24</text:p>
          </table:table-cell>
          <table:table-cell office:value-type="float" office:value="0.0427738">
            <text:p>0.04</text:p>
          </table:table-cell>
          <table:table-cell office:value-type="float" office:value="190.847">
            <text:p>190.85</text:p>
          </table:table-cell>
        </table:table-row>
        <table:table-row table:style-name="ro1">
          <table:table-cell table:style-name="Default" office:value-type="float" office:value="0.00316228">
            <text:p>0</text:p>
          </table:table-cell>
          <table:table-cell office:value-type="float" office:value="5.7778">
            <text:p>5.78</text:p>
          </table:table-cell>
          <table:table-cell office:value-type="float" office:value="5.0003">
            <text:p>5</text:p>
          </table:table-cell>
          <table:table-cell office:value-type="float" office:value="0.00000674966">
            <text:p>6.75E-006</text:p>
          </table:table-cell>
          <table:table-cell office:value-type="float" office:value="-0.0522942">
            <text:p>-0.05</text:p>
          </table:table-cell>
          <table:table-cell office:value-type="float" office:value="817.311">
            <text:p>817.31</text:p>
          </table:table-cell>
          <table:table-cell office:value-type="float" office:value="0.0499102">
            <text:p>0.05</text:p>
          </table:table-cell>
          <table:table-cell office:value-type="float" office:value="163.452">
            <text:p>163.45</text:p>
          </table:table-cell>
        </table:table-row>
        <table:table-row table:style-name="ro1">
          <table:table-cell table:style-name="Default" office:value-type="float" office:value="0.00398107">
            <text:p>0</text:p>
          </table:table-cell>
          <table:table-cell office:value-type="float" office:value="5.6228">
            <text:p>5.62</text:p>
          </table:table-cell>
          <table:table-cell office:value-type="float" office:value="5.00043">
            <text:p>5</text:p>
          </table:table-cell>
          <table:table-cell office:value-type="float" office:value="0.00000674973">
            <text:p>6.75E-006</text:p>
          </table:table-cell>
          <table:table-cell office:value-type="float" office:value="-0.0520549">
            <text:p>-0.05</text:p>
          </table:table-cell>
          <table:table-cell office:value-type="float" office:value="699.957">
            <text:p>699.96</text:p>
          </table:table-cell>
          <table:table-cell office:value-type="float" office:value="0.0582316">
            <text:p>0.06</text:p>
          </table:table-cell>
          <table:table-cell office:value-type="float" office:value="139.979">
            <text:p>139.98</text:p>
          </table:table-cell>
        </table:table-row>
        <table:table-row table:style-name="ro1">
          <table:table-cell table:style-name="Default" office:value-type="float" office:value="0.00501187">
            <text:p>0.01</text:p>
          </table:table-cell>
          <table:table-cell office:value-type="float" office:value="5.4676">
            <text:p>5.47</text:p>
          </table:table-cell>
          <table:table-cell office:value-type="float" office:value="5.00002">
            <text:p>5</text:p>
          </table:table-cell>
          <table:table-cell office:value-type="float" office:value="0.00000674637">
            <text:p>6.75E-006</text:p>
          </table:table-cell>
          <table:table-cell office:value-type="float" office:value="-0.0517562">
            <text:p>-0.05</text:p>
          </table:table-cell>
          <table:table-cell office:value-type="float" office:value="599.334">
            <text:p>599.33</text:p>
          </table:table-cell>
          <table:table-cell office:value-type="float" office:value="0.0679323">
            <text:p>0.07</text:p>
          </table:table-cell>
          <table:table-cell office:value-type="float" office:value="119.866">
            <text:p>119.87</text:p>
          </table:table-cell>
        </table:table-row>
        <table:table-row table:style-name="ro1">
          <table:table-cell table:style-name="Default" office:value-type="float" office:value="0.00630957">
            <text:p>0.01</text:p>
          </table:table-cell>
          <table:table-cell office:value-type="float" office:value="5.3124">
            <text:p>5.31</text:p>
          </table:table-cell>
          <table:table-cell office:value-type="float" office:value="5.00019">
            <text:p>5</text:p>
          </table:table-cell>
          <table:table-cell office:value-type="float" office:value="0.00000674592">
            <text:p>6.75E-006</text:p>
          </table:table-cell>
          <table:table-cell office:value-type="float" office:value="-0.0513842">
            <text:p>-0.05</text:p>
          </table:table-cell>
          <table:table-cell office:value-type="float" office:value="513.176">
            <text:p>513.18</text:p>
          </table:table-cell>
          <table:table-cell office:value-type="float" office:value="0.0792367">
            <text:p>0.08</text:p>
          </table:table-cell>
          <table:table-cell office:value-type="float" office:value="102.631">
            <text:p>102.63</text:p>
          </table:table-cell>
        </table:table-row>
        <table:table-row table:style-name="ro1">
          <table:table-cell table:style-name="Default" office:value-type="float" office:value="0.00794328">
            <text:p>0.01</text:p>
          </table:table-cell>
          <table:table-cell office:value-type="float" office:value="5.157">
            <text:p>5.16</text:p>
          </table:table-cell>
          <table:table-cell office:value-type="float" office:value="5.00008">
            <text:p>5</text:p>
          </table:table-cell>
          <table:table-cell office:value-type="float" office:value="0.00000674317">
            <text:p>6.74E-006</text:p>
          </table:table-cell>
          <table:table-cell office:value-type="float" office:value="-0.0509215">
            <text:p>-0.05</text:p>
          </table:table-cell>
          <table:table-cell office:value-type="float" office:value="439.316">
            <text:p>439.32</text:p>
          </table:table-cell>
          <table:table-cell office:value-type="float" office:value="0.0924043">
            <text:p>0.09</text:p>
          </table:table-cell>
          <table:table-cell office:value-type="float" office:value="87.8618">
            <text:p>87.86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ring3.c derk3.c Outpu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</table:table-row>
        <table:table-row table:style-name="ro1">
          <table:table-cell office:value-type="float" office:value="0.00000001">
            <text:p>1.00E-008</text:p>
          </table:table-cell>
          <table:table-cell office:value-type="float" office:value="13.7524">
            <text:p>13.75</text:p>
          </table:table-cell>
          <table:table-cell office:value-type="float" office:value="5.00025">
            <text:p>5</text:p>
          </table:table-cell>
          <table:table-cell office:value-type="float" office:value="0.0000067535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375260">
            <text:p>2.38E+006</text:p>
          </table:table-cell>
          <table:table-cell table:style-name="ce3" office:value-type="float" office:value="0.000017228">
            <text:p>1.72E-005</text:p>
          </table:table-cell>
          <table:table-cell office:value-type="float" office:value="475030">
            <text:p>475030</text:p>
          </table:table-cell>
        </table:table-row>
        <table:table-row table:style-name="ro1">
          <table:table-cell office:value-type="float" office:value="0.0000000125893">
            <text:p>1.26E-008</text:p>
          </table:table-cell>
          <table:table-cell office:value-type="float" office:value="13.678">
            <text:p>13.68</text:p>
          </table:table-cell>
          <table:table-cell office:value-type="float" office:value="5.00011">
            <text:p>5</text:p>
          </table:table-cell>
          <table:table-cell office:value-type="float" office:value="0.00000675273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204960">
            <text:p>2.20E+006</text:p>
          </table:table-cell>
          <table:table-cell table:style-name="ce3" office:value-type="float" office:value="0.0000185581">
            <text:p>1.86E-005</text:p>
          </table:table-cell>
          <table:table-cell office:value-type="float" office:value="440982">
            <text:p>440982</text:p>
          </table:table-cell>
        </table:table-row>
        <table:table-row table:style-name="ro1">
          <table:table-cell office:value-type="float" office:value="0.0000000158489">
            <text:p>1.58E-008</text:p>
          </table:table-cell>
          <table:table-cell office:value-type="float" office:value="13.5948">
            <text:p>13.59</text:p>
          </table:table-cell>
          <table:table-cell office:value-type="float" office:value="5.00037">
            <text:p>5</text:p>
          </table:table-cell>
          <table:table-cell office:value-type="float" office:value="0.00000675425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028930">
            <text:p>2.03E+006</text:p>
          </table:table-cell>
          <table:table-cell table:style-name="ce3" office:value-type="float" office:value="0.0000201693">
            <text:p>2.02E-005</text:p>
          </table:table-cell>
          <table:table-cell office:value-type="float" office:value="405756">
            <text:p>405756</text:p>
          </table:table-cell>
        </table:table-row>
        <table:table-row table:style-name="ro1">
          <table:table-cell office:value-type="float" office:value="0.0000000199526">
            <text:p>2.00E-008</text:p>
          </table:table-cell>
          <table:table-cell office:value-type="float" office:value="13.5028">
            <text:p>13.5</text:p>
          </table:table-cell>
          <table:table-cell office:value-type="float" office:value="5.00026">
            <text:p>5</text:p>
          </table:table-cell>
          <table:table-cell office:value-type="float" office:value="0.00000675361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850600">
            <text:p>1.85E+006</text:p>
          </table:table-cell>
          <table:table-cell table:style-name="ce3" office:value-type="float" office:value="0.0000221124">
            <text:p>2.21E-005</text:p>
          </table:table-cell>
          <table:table-cell office:value-type="float" office:value="370101">
            <text:p>370101</text:p>
          </table:table-cell>
        </table:table-row>
        <table:table-row table:style-name="ro1">
          <table:table-cell office:value-type="float" office:value="0.0000000251189">
            <text:p>2.51E-008</text:p>
          </table:table-cell>
          <table:table-cell office:value-type="float" office:value="13.4025">
            <text:p>13.4</text:p>
          </table:table-cell>
          <table:table-cell office:value-type="float" office:value="5.00043">
            <text:p>5</text:p>
          </table:table-cell>
          <table:table-cell office:value-type="float" office:value="0.00000675459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673990">
            <text:p>1.67E+006</text:p>
          </table:table-cell>
          <table:table-cell table:style-name="ce3" office:value-type="float" office:value="0.0000244461">
            <text:p>2.44E-005</text:p>
          </table:table-cell>
          <table:table-cell office:value-type="float" office:value="334769">
            <text:p>334769</text:p>
          </table:table-cell>
        </table:table-row>
        <table:table-row table:style-name="ro1">
          <table:table-cell office:value-type="float" office:value="0.0000000316228">
            <text:p>3.16E-008</text:p>
          </table:table-cell>
          <table:table-cell office:value-type="float" office:value="13.2943">
            <text:p>13.29</text:p>
          </table:table-cell>
          <table:table-cell office:value-type="float" office:value="5.00012">
            <text:p>5</text:p>
          </table:table-cell>
          <table:table-cell office:value-type="float" office:value="0.0000067528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502320">
            <text:p>1.50E+006</text:p>
          </table:table-cell>
          <table:table-cell table:style-name="ce3" office:value-type="float" office:value="0.000027238">
            <text:p>2.72E-005</text:p>
          </table:table-cell>
          <table:table-cell office:value-type="float" office:value="300456">
            <text:p>300456</text:p>
          </table:table-cell>
        </table:table-row>
        <table:table-row table:style-name="ro1">
          <table:table-cell office:value-type="float" office:value="0.0000000398107">
            <text:p>3.98E-008</text:p>
          </table:table-cell>
          <table:table-cell office:value-type="float" office:value="13.1791">
            <text:p>13.18</text:p>
          </table:table-cell>
          <table:table-cell office:value-type="float" office:value="5.00045">
            <text:p>5</text:p>
          </table:table-cell>
          <table:table-cell office:value-type="float" office:value="0.00000675472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338850">
            <text:p>1.34E+006</text:p>
          </table:table-cell>
          <table:table-cell table:style-name="ce3" office:value-type="float" office:value="0.0000305656">
            <text:p>3.06E-005</text:p>
          </table:table-cell>
          <table:table-cell office:value-type="float" office:value="267745">
            <text:p>267745</text:p>
          </table:table-cell>
        </table:table-row>
        <table:table-row table:style-name="ro1">
          <table:table-cell office:value-type="float" office:value="0.0000000501187">
            <text:p>5.01E-008</text:p>
          </table:table-cell>
          <table:table-cell office:value-type="float" office:value="13.0574">
            <text:p>13.06</text:p>
          </table:table-cell>
          <table:table-cell office:value-type="float" office:value="5.00011">
            <text:p>5</text:p>
          </table:table-cell>
          <table:table-cell office:value-type="float" office:value="0.00000675276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185430">
            <text:p>1.19E+006</text:p>
          </table:table-cell>
          <table:table-cell table:style-name="ce3" office:value-type="float" office:value="0.000034519">
            <text:p>3.45E-005</text:p>
          </table:table-cell>
          <table:table-cell office:value-type="float" office:value="237082">
            <text:p>237082</text:p>
          </table:table-cell>
        </table:table-row>
        <table:table-row table:style-name="ro1">
          <table:table-cell office:value-type="float" office:value="0.0000000630957">
            <text:p>6.31E-008</text:p>
          </table:table-cell>
          <table:table-cell office:value-type="float" office:value="12.9302">
            <text:p>12.93</text:p>
          </table:table-cell>
          <table:table-cell office:value-type="float" office:value="5.00019">
            <text:p>5</text:p>
          </table:table-cell>
          <table:table-cell office:value-type="float" office:value="0.0000067532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043840">
            <text:p>1.04E+006</text:p>
          </table:table-cell>
          <table:table-cell table:style-name="ce3" office:value-type="float" office:value="0.0000392019">
            <text:p>3.92E-005</text:p>
          </table:table-cell>
          <table:table-cell office:value-type="float" office:value="208760">
            <text:p>208760</text:p>
          </table:table-cell>
        </table:table-row>
        <table:table-row table:style-name="ro1">
          <table:table-cell office:value-type="float" office:value="0.0000000794328">
            <text:p>7.94E-008</text:p>
          </table:table-cell>
          <table:table-cell office:value-type="float" office:value="12.7982">
            <text:p>12.8</text:p>
          </table:table-cell>
          <table:table-cell office:value-type="float" office:value="5.00036">
            <text:p>5</text:p>
          </table:table-cell>
          <table:table-cell office:value-type="float" office:value="0.00000675418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914762">
            <text:p>914762</text:p>
          </table:table-cell>
          <table:table-cell table:style-name="ce3" office:value-type="float" office:value="0.0000447351">
            <text:p>4.47E-005</text:p>
          </table:table-cell>
          <table:table-cell office:value-type="float" office:value="182939">
            <text:p>182939</text:p>
          </table:table-cell>
        </table:table-row>
        <table:table-row table:style-name="ro1">
          <table:table-cell office:value-type="float" office:value="0.0000001">
            <text:p>1.00E-007</text:p>
          </table:table-cell>
          <table:table-cell office:value-type="float" office:value="12.6621">
            <text:p>12.66</text:p>
          </table:table-cell>
          <table:table-cell office:value-type="float" office:value="5.00049">
            <text:p>5</text:p>
          </table:table-cell>
          <table:table-cell office:value-type="float" office:value="0.00000675497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798364">
            <text:p>798364</text:p>
          </table:table-cell>
          <table:table-cell table:style-name="ce3" office:value-type="float" office:value="0.0000512587">
            <text:p>5.13E-005</text:p>
          </table:table-cell>
          <table:table-cell office:value-type="float" office:value="159657">
            <text:p>159657</text:p>
          </table:table-cell>
        </table:table-row>
        <table:table-row table:style-name="ro1">
          <table:table-cell office:value-type="float" office:value="0.000000125893">
            <text:p>1.26E-007</text:p>
          </table:table-cell>
          <table:table-cell office:value-type="float" office:value="12.5225">
            <text:p>12.52</text:p>
          </table:table-cell>
          <table:table-cell office:value-type="float" office:value="5.00032">
            <text:p>5</text:p>
          </table:table-cell>
          <table:table-cell office:value-type="float" office:value="0.00000675396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694342">
            <text:p>694342</text:p>
          </table:table-cell>
          <table:table-cell table:style-name="ce3" office:value-type="float" office:value="0.0000589359">
            <text:p>5.89E-005</text:p>
          </table:table-cell>
          <table:table-cell office:value-type="float" office:value="138860">
            <text:p>138860</text:p>
          </table:table-cell>
        </table:table-row>
        <table:table-row table:style-name="ro1">
          <table:table-cell office:value-type="float" office:value="0.000000158489">
            <text:p>1.58E-007</text:p>
          </table:table-cell>
          <table:table-cell office:value-type="float" office:value="12.3801">
            <text:p>12.38</text:p>
          </table:table-cell>
          <table:table-cell office:value-type="float" office:value="5.00043">
            <text:p>5</text:p>
          </table:table-cell>
          <table:table-cell office:value-type="float" office:value="0.00000675463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602185">
            <text:p>602185</text:p>
          </table:table-cell>
          <table:table-cell table:style-name="ce3" office:value-type="float" office:value="0.0000679569">
            <text:p>6.80E-005</text:p>
          </table:table-cell>
          <table:table-cell office:value-type="float" office:value="120427">
            <text:p>120427</text:p>
          </table:table-cell>
        </table:table-row>
        <table:table-row table:style-name="ro1">
          <table:table-cell office:value-type="float" office:value="0.000000199526">
            <text:p>2.00E-007</text:p>
          </table:table-cell>
          <table:table-cell office:value-type="float" office:value="12.2353">
            <text:p>12.24</text:p>
          </table:table-cell>
          <table:table-cell office:value-type="float" office:value="5.00033">
            <text:p>5</text:p>
          </table:table-cell>
          <table:table-cell office:value-type="float" office:value="0.00000675401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521007">
            <text:p>521007</text:p>
          </table:table-cell>
          <table:table-cell table:style-name="ce3" office:value-type="float" office:value="0.0000785434">
            <text:p>7.85E-005</text:p>
          </table:table-cell>
          <table:table-cell office:value-type="float" office:value="104195">
            <text:p>104195</text:p>
          </table:table-cell>
        </table:table-row>
        <table:table-row table:style-name="ro1">
          <table:table-cell office:value-type="float" office:value="0.000000251189">
            <text:p>2.51E-007</text:p>
          </table:table-cell>
          <table:table-cell office:value-type="float" office:value="12.0886">
            <text:p>12.09</text:p>
          </table:table-cell>
          <table:table-cell office:value-type="float" office:value="5.00036">
            <text:p>5</text:p>
          </table:table-cell>
          <table:table-cell office:value-type="float" office:value="0.00000675419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449917">
            <text:p>449917</text:p>
          </table:table-cell>
          <table:table-cell table:style-name="ce3" office:value-type="float" office:value="0.0000909544">
            <text:p>9.10E-005</text:p>
          </table:table-cell>
          <table:table-cell office:value-type="float" office:value="89977.1">
            <text:p>89977.1</text:p>
          </table:table-cell>
        </table:table-row>
        <table:table-row table:style-name="ro1">
          <table:table-cell office:value-type="float" office:value="0.000000316228">
            <text:p>3.16E-007</text:p>
          </table:table-cell>
          <table:table-cell office:value-type="float" office:value="11.9403">
            <text:p>11.94</text:p>
          </table:table-cell>
          <table:table-cell office:value-type="float" office:value="5.00023">
            <text:p>5</text:p>
          </table:table-cell>
          <table:table-cell office:value-type="float" office:value="0.00000675344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387906">
            <text:p>387906</text:p>
          </table:table-cell>
          <table:table-cell office:value-type="float" office:value="0.000105492">
            <text:p>0</text:p>
          </table:table-cell>
          <table:table-cell office:value-type="float" office:value="77577.8">
            <text:p>77577.8</text:p>
          </table:table-cell>
        </table:table-row>
        <table:table-row table:style-name="ro1">
          <table:table-cell office:value-type="float" office:value="0.000000398107">
            <text:p>3.98E-007</text:p>
          </table:table-cell>
          <table:table-cell office:value-type="float" office:value="11.7908">
            <text:p>11.79</text:p>
          </table:table-cell>
          <table:table-cell office:value-type="float" office:value="5.00045">
            <text:p>5</text:p>
          </table:table-cell>
          <table:table-cell office:value-type="float" office:value="0.00000675472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334041">
            <text:p>334041</text:p>
          </table:table-cell>
          <table:table-cell office:value-type="float" office:value="0.000122508">
            <text:p>0</text:p>
          </table:table-cell>
          <table:table-cell office:value-type="float" office:value="66802.3">
            <text:p>66802.3</text:p>
          </table:table-cell>
        </table:table-row>
        <table:table-row table:style-name="ro1">
          <table:table-cell office:value-type="float" office:value="0.000000501187">
            <text:p>5.01E-007</text:p>
          </table:table-cell>
          <table:table-cell office:value-type="float" office:value="11.6402">
            <text:p>11.64</text:p>
          </table:table-cell>
          <table:table-cell office:value-type="float" office:value="5.00029">
            <text:p>5</text:p>
          </table:table-cell>
          <table:table-cell office:value-type="float" office:value="0.00000675379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287339">
            <text:p>287339</text:p>
          </table:table-cell>
          <table:table-cell office:value-type="float" office:value="0.000142415">
            <text:p>0</text:p>
          </table:table-cell>
          <table:table-cell office:value-type="float" office:value="57464.6">
            <text:p>57464.6</text:p>
          </table:table-cell>
        </table:table-row>
        <table:table-row table:style-name="ro1">
          <table:table-cell office:value-type="float" office:value="0.000000630957">
            <text:p>6.31E-007</text:p>
          </table:table-cell>
          <table:table-cell office:value-type="float" office:value="11.4888">
            <text:p>11.49</text:p>
          </table:table-cell>
          <table:table-cell office:value-type="float" office:value="5.00025">
            <text:p>5</text:p>
          </table:table-cell>
          <table:table-cell office:value-type="float" office:value="0.00000675356">
            <text:p>6.75E-006</text:p>
          </table:table-cell>
          <table:table-cell office:value-type="float" office:value="-0.0532364">
            <text:p>-0.05</text:p>
          </table:table-cell>
          <table:table-cell office:value-type="float" office:value="246969">
            <text:p>246969</text:p>
          </table:table-cell>
          <table:table-cell office:value-type="float" office:value="0.000165693">
            <text:p>0</text:p>
          </table:table-cell>
          <table:table-cell office:value-type="float" office:value="49391.4">
            <text:p>49391.4</text:p>
          </table:table-cell>
        </table:table-row>
        <table:table-row table:style-name="ro1">
          <table:table-cell office:value-type="float" office:value="0.000000794328">
            <text:p>7.94E-007</text:p>
          </table:table-cell>
          <table:table-cell office:value-type="float" office:value="11.3367">
            <text:p>11.34</text:p>
          </table:table-cell>
          <table:table-cell office:value-type="float" office:value="5.00001">
            <text:p>5</text:p>
          </table:table-cell>
          <table:table-cell office:value-type="float" office:value="0.00000675219">
            <text:p>6.75E-006</text:p>
          </table:table-cell>
          <table:table-cell office:value-type="float" office:value="-0.0532364">
            <text:p>-0.05</text:p>
          </table:table-cell>
          <table:table-cell office:value-type="float" office:value="212123">
            <text:p>212123</text:p>
          </table:table-cell>
          <table:table-cell office:value-type="float" office:value="0.000192903">
            <text:p>0</text:p>
          </table:table-cell>
          <table:table-cell office:value-type="float" office:value="42424.4">
            <text:p>42424.4</text:p>
          </table:table-cell>
        </table:table-row>
        <table:table-row table:style-name="ro1">
          <table:table-cell office:value-type="float" office:value="0.000001">
            <text:p>1.00E-006</text:p>
          </table:table-cell>
          <table:table-cell office:value-type="float" office:value="11.1842">
            <text:p>11.18</text:p>
          </table:table-cell>
          <table:table-cell office:value-type="float" office:value="5.00042">
            <text:p>5</text:p>
          </table:table-cell>
          <table:table-cell office:value-type="float" office:value="0.00000675457">
            <text:p>6.75E-006</text:p>
          </table:table-cell>
          <table:table-cell office:value-type="float" office:value="-0.0532363">
            <text:p>-0.05</text:p>
          </table:table-cell>
          <table:table-cell office:value-type="float" office:value="182120">
            <text:p>182120</text:p>
          </table:table-cell>
          <table:table-cell office:value-type="float" office:value="0.000224701">
            <text:p>0</text:p>
          </table:table-cell>
          <table:table-cell office:value-type="float" office:value="36420.9">
            <text:p>36420.9</text:p>
          </table:table-cell>
        </table:table-row>
        <table:table-row table:style-name="ro1">
          <table:table-cell office:value-type="float" office:value="0.00000125893">
            <text:p>1.26E-006</text:p>
          </table:table-cell>
          <table:table-cell office:value-type="float" office:value="11.0312">
            <text:p>11.03</text:p>
          </table:table-cell>
          <table:table-cell office:value-type="float" office:value="5.00044">
            <text:p>5</text:p>
          </table:table-cell>
          <table:table-cell office:value-type="float" office:value="0.0000067547">
            <text:p>6.75E-006</text:p>
          </table:table-cell>
          <table:table-cell office:value-type="float" office:value="-0.0532363">
            <text:p>-0.05</text:p>
          </table:table-cell>
          <table:table-cell office:value-type="float" office:value="156282">
            <text:p>156282</text:p>
          </table:table-cell>
          <table:table-cell office:value-type="float" office:value="0.000261851">
            <text:p>0</text:p>
          </table:table-cell>
          <table:table-cell office:value-type="float" office:value="31253.7">
            <text:p>31253.7</text:p>
          </table:table-cell>
        </table:table-row>
        <table:table-row table:style-name="ro1">
          <table:table-cell office:value-type="float" office:value="0.00000158489">
            <text:p>1.58E-006</text:p>
          </table:table-cell>
          <table:table-cell office:value-type="float" office:value="10.8778">
            <text:p>10.88</text:p>
          </table:table-cell>
          <table:table-cell office:value-type="float" office:value="5.00016">
            <text:p>5</text:p>
          </table:table-cell>
          <table:table-cell office:value-type="float" office:value="0.00000675302">
            <text:p>6.75E-006</text:p>
          </table:table-cell>
          <table:table-cell office:value-type="float" office:value="-0.0532362">
            <text:p>-0.05</text:p>
          </table:table-cell>
          <table:table-cell office:value-type="float" office:value="134057">
            <text:p>134057</text:p>
          </table:table-cell>
          <table:table-cell office:value-type="float" office:value="0.000305246">
            <text:p>0</text:p>
          </table:table-cell>
          <table:table-cell office:value-type="float" office:value="26810.5">
            <text:p>26810.5</text:p>
          </table:table-cell>
        </table:table-row>
        <table:table-row table:style-name="ro1">
          <table:table-cell office:value-type="float" office:value="0.00000199526">
            <text:p>2.00E-006</text:p>
          </table:table-cell>
          <table:table-cell office:value-type="float" office:value="10.7242">
            <text:p>10.72</text:p>
          </table:table-cell>
          <table:table-cell office:value-type="float" office:value="5.00021">
            <text:p>5</text:p>
          </table:table-cell>
          <table:table-cell office:value-type="float" office:value="0.00000675336">
            <text:p>6.75E-006</text:p>
          </table:table-cell>
          <table:table-cell office:value-type="float" office:value="-0.053236">
            <text:p>-0.05</text:p>
          </table:table-cell>
          <table:table-cell office:value-type="float" office:value="114969">
            <text:p>114969</text:p>
          </table:table-cell>
          <table:table-cell office:value-type="float" office:value="0.000355928">
            <text:p>0</text:p>
          </table:table-cell>
          <table:table-cell office:value-type="float" office:value="22992.9">
            <text:p>22992.9</text:p>
          </table:table-cell>
        </table:table-row>
        <table:table-row table:style-name="ro1">
          <table:table-cell office:value-type="float" office:value="0.00000251189">
            <text:p>2.51E-006</text:p>
          </table:table-cell>
          <table:table-cell office:value-type="float" office:value="10.5704">
            <text:p>10.57</text:p>
          </table:table-cell>
          <table:table-cell office:value-type="float" office:value="5.00034">
            <text:p>5</text:p>
          </table:table-cell>
          <table:table-cell office:value-type="float" office:value="0.00000675412">
            <text:p>6.75E-006</text:p>
          </table:table-cell>
          <table:table-cell office:value-type="float" office:value="-0.0532359">
            <text:p>-0.05</text:p>
          </table:table-cell>
          <table:table-cell office:value-type="float" office:value="98579.6">
            <text:p>98579.6</text:p>
          </table:table-cell>
          <table:table-cell office:value-type="float" office:value="0.000415114">
            <text:p>0</text:p>
          </table:table-cell>
          <table:table-cell office:value-type="float" office:value="19714.6">
            <text:p>19714.6</text:p>
          </table:table-cell>
        </table:table-row>
        <table:table-row table:style-name="ro1">
          <table:table-cell office:value-type="float" office:value="0.00000316228">
            <text:p>3.16E-006</text:p>
          </table:table-cell>
          <table:table-cell office:value-type="float" office:value="10.4164">
            <text:p>10.42</text:p>
          </table:table-cell>
          <table:table-cell office:value-type="float" office:value="5.00033">
            <text:p>5</text:p>
          </table:table-cell>
          <table:table-cell office:value-type="float" office:value="0.00000675403">
            <text:p>6.75E-006</text:p>
          </table:table-cell>
          <table:table-cell office:value-type="float" office:value="-0.0532357">
            <text:p>-0.05</text:p>
          </table:table-cell>
          <table:table-cell office:value-type="float" office:value="84509.5">
            <text:p>84509.5</text:p>
          </table:table-cell>
          <table:table-cell office:value-type="float" office:value="0.000484225">
            <text:p>0</text:p>
          </table:table-cell>
          <table:table-cell office:value-type="float" office:value="16900.8">
            <text:p>16900.8</text:p>
          </table:table-cell>
        </table:table-row>
        <table:table-row table:style-name="ro1">
          <table:table-cell office:value-type="float" office:value="0.00000398107">
            <text:p>3.98E-006</text:p>
          </table:table-cell>
          <table:table-cell office:value-type="float" office:value="10.2623">
            <text:p>10.26</text:p>
          </table:table-cell>
          <table:table-cell office:value-type="float" office:value="5.00049">
            <text:p>5</text:p>
          </table:table-cell>
          <table:table-cell office:value-type="float" office:value="0.00000675499">
            <text:p>6.75E-006</text:p>
          </table:table-cell>
          <table:table-cell office:value-type="float" office:value="-0.0532354">
            <text:p>-0.05</text:p>
          </table:table-cell>
          <table:table-cell office:value-type="float" office:value="72440.4">
            <text:p>72440.4</text:p>
          </table:table-cell>
          <table:table-cell office:value-type="float" office:value="0.000564919">
            <text:p>0</text:p>
          </table:table-cell>
          <table:table-cell office:value-type="float" office:value="14486.6">
            <text:p>14486.6</text:p>
          </table:table-cell>
        </table:table-row>
        <table:table-row table:style-name="ro1">
          <table:table-cell office:value-type="float" office:value="0.00000501187">
            <text:p>5.01E-006</text:p>
          </table:table-cell>
          <table:table-cell office:value-type="float" office:value="10.108">
            <text:p>10.11</text:p>
          </table:table-cell>
          <table:table-cell office:value-type="float" office:value="5.0002">
            <text:p>5</text:p>
          </table:table-cell>
          <table:table-cell office:value-type="float" office:value="0.00000675328">
            <text:p>6.75E-006</text:p>
          </table:table-cell>
          <table:table-cell office:value-type="float" office:value="-0.0532351">
            <text:p>-0.05</text:p>
          </table:table-cell>
          <table:table-cell office:value-type="float" office:value="62082.5">
            <text:p>62082.5</text:p>
          </table:table-cell>
          <table:table-cell office:value-type="float" office:value="0.000659131">
            <text:p>0</text:p>
          </table:table-cell>
          <table:table-cell office:value-type="float" office:value="12416">
            <text:p>12416</text:p>
          </table:table-cell>
        </table:table-row>
        <table:table-row table:style-name="ro1">
          <table:table-cell office:value-type="float" office:value="0.00000630957">
            <text:p>6.31E-006</text:p>
          </table:table-cell>
          <table:table-cell office:value-type="float" office:value="9.9537">
            <text:p>9.95</text:p>
          </table:table-cell>
          <table:table-cell office:value-type="float" office:value="5.00034">
            <text:p>5</text:p>
          </table:table-cell>
          <table:table-cell office:value-type="float" office:value="0.00000675408">
            <text:p>6.75E-006</text:p>
          </table:table-cell>
          <table:table-cell office:value-type="float" office:value="-0.0532347">
            <text:p>-0.05</text:p>
          </table:table-cell>
          <table:table-cell office:value-type="float" office:value="53205.6">
            <text:p>53205.6</text:p>
          </table:table-cell>
          <table:table-cell office:value-type="float" office:value="0.000769121">
            <text:p>0</text:p>
          </table:table-cell>
          <table:table-cell office:value-type="float" office:value="10640.4">
            <text:p>10640.4</text:p>
          </table:table-cell>
        </table:table-row>
        <table:table-row table:style-name="ro1">
          <table:table-cell office:value-type="float" office:value="0.00000794328">
            <text:p>7.94E-006</text:p>
          </table:table-cell>
          <table:table-cell office:value-type="float" office:value="9.7993">
            <text:p>9.8</text:p>
          </table:table-cell>
          <table:table-cell office:value-type="float" office:value="5.00032">
            <text:p>5</text:p>
          </table:table-cell>
          <table:table-cell office:value-type="float" office:value="0.00000675397">
            <text:p>6.75E-006</text:p>
          </table:table-cell>
          <table:table-cell office:value-type="float" office:value="-0.0532342">
            <text:p>-0.05</text:p>
          </table:table-cell>
          <table:table-cell office:value-type="float" office:value="45593.4">
            <text:p>45593.4</text:p>
          </table:table-cell>
          <table:table-cell office:value-type="float" office:value="0.000897526">
            <text:p>0</text:p>
          </table:table-cell>
          <table:table-cell office:value-type="float" office:value="9118.11">
            <text:p>9118.11</text:p>
          </table:table-cell>
        </table:table-row>
        <table:table-row table:style-name="ro1">
          <table:table-cell office:value-type="float" office:value="0.00001">
            <text:p>1.00E-005</text:p>
          </table:table-cell>
          <table:table-cell office:value-type="float" office:value="9.6448">
            <text:p>9.64</text:p>
          </table:table-cell>
          <table:table-cell office:value-type="float" office:value="5.00007">
            <text:p>5</text:p>
          </table:table-cell>
          <table:table-cell office:value-type="float" office:value="0.00000675253">
            <text:p>6.75E-006</text:p>
          </table:table-cell>
          <table:table-cell office:value-type="float" office:value="-0.0532336">
            <text:p>-0.05</text:p>
          </table:table-cell>
          <table:table-cell office:value-type="float" office:value="39066.4">
            <text:p>39066.4</text:p>
          </table:table-cell>
          <table:table-cell office:value-type="float" office:value="0.00104743">
            <text:p>0</text:p>
          </table:table-cell>
          <table:table-cell office:value-type="float" office:value="7813.18">
            <text:p>7813.18</text:p>
          </table:table-cell>
        </table:table-row>
        <table:table-row table:style-name="ro1">
          <table:table-cell office:value-type="float" office:value="0.0000125893">
            <text:p>1.26E-005</text:p>
          </table:table-cell>
          <table:table-cell office:value-type="float" office:value="9.4903">
            <text:p>9.49</text:p>
          </table:table-cell>
          <table:table-cell office:value-type="float" office:value="5.00004">
            <text:p>5</text:p>
          </table:table-cell>
          <table:table-cell office:value-type="float" office:value="0.00000675236">
            <text:p>6.75E-006</text:p>
          </table:table-cell>
          <table:table-cell office:value-type="float" office:value="-0.0532328">
            <text:p>-0.05</text:p>
          </table:table-cell>
          <table:table-cell office:value-type="float" office:value="33473.8">
            <text:p>33473.8</text:p>
          </table:table-cell>
          <table:table-cell office:value-type="float" office:value="0.00122241">
            <text:p>0</text:p>
          </table:table-cell>
          <table:table-cell office:value-type="float" office:value="6694.71">
            <text:p>6694.71</text:p>
          </table:table-cell>
        </table:table-row>
        <table:table-row table:style-name="ro1">
          <table:table-cell office:value-type="float" office:value="0.0000158489">
            <text:p>1.58E-005</text:p>
          </table:table-cell>
          <table:table-cell office:value-type="float" office:value="9.3358">
            <text:p>9.34</text:p>
          </table:table-cell>
          <table:table-cell office:value-type="float" office:value="5.00018">
            <text:p>5</text:p>
          </table:table-cell>
          <table:table-cell office:value-type="float" office:value="0.00000675319">
            <text:p>6.75E-006</text:p>
          </table:table-cell>
          <table:table-cell office:value-type="float" office:value="-0.0532318">
            <text:p>-0.05</text:p>
          </table:table-cell>
          <table:table-cell office:value-type="float" office:value="28681.8">
            <text:p>28681.8</text:p>
          </table:table-cell>
          <table:table-cell office:value-type="float" office:value="0.00142668">
            <text:p>0</text:p>
          </table:table-cell>
          <table:table-cell office:value-type="float" office:value="5736.15">
            <text:p>5736.15</text:p>
          </table:table-cell>
        </table:table-row>
        <table:table-row table:style-name="ro1">
          <table:table-cell office:value-type="float" office:value="0.0000199526">
            <text:p>2.00E-005</text:p>
          </table:table-cell>
          <table:table-cell office:value-type="float" office:value="9.1813">
            <text:p>9.18</text:p>
          </table:table-cell>
          <table:table-cell office:value-type="float" office:value="5.00047">
            <text:p>5</text:p>
          </table:table-cell>
          <table:table-cell office:value-type="float" office:value="0.00000675483">
            <text:p>6.75E-006</text:p>
          </table:table-cell>
          <table:table-cell office:value-type="float" office:value="-0.0532306">
            <text:p>-0.05</text:p>
          </table:table-cell>
          <table:table-cell office:value-type="float" office:value="24575.8">
            <text:p>24575.8</text:p>
          </table:table-cell>
          <table:table-cell office:value-type="float" office:value="0.00166513">
            <text:p>0</text:p>
          </table:table-cell>
          <table:table-cell office:value-type="float" office:value="4914.71">
            <text:p>4914.71</text:p>
          </table:table-cell>
        </table:table-row>
        <table:table-row table:style-name="ro1">
          <table:table-cell office:value-type="float" office:value="0.0000251189">
            <text:p>2.51E-005</text:p>
          </table:table-cell>
          <table:table-cell office:value-type="float" office:value="9.0267">
            <text:p>9.03</text:p>
          </table:table-cell>
          <table:table-cell office:value-type="float" office:value="5.00036">
            <text:p>5</text:p>
          </table:table-cell>
          <table:table-cell office:value-type="float" office:value="0.00000675421">
            <text:p>6.75E-006</text:p>
          </table:table-cell>
          <table:table-cell office:value-type="float" office:value="-0.053229">
            <text:p>-0.05</text:p>
          </table:table-cell>
          <table:table-cell office:value-type="float" office:value="21055.5">
            <text:p>21055.5</text:p>
          </table:table-cell>
          <table:table-cell office:value-type="float" office:value="0.00194348">
            <text:p>0</text:p>
          </table:table-cell>
          <table:table-cell office:value-type="float" office:value="4210.81">
            <text:p>4210.81</text:p>
          </table:table-cell>
        </table:table-row>
        <table:table-row table:style-name="ro1">
          <table:table-cell office:value-type="float" office:value="0.0000316228">
            <text:p>3.16E-005</text:p>
          </table:table-cell>
          <table:table-cell office:value-type="float" office:value="8.8721">
            <text:p>8.87</text:p>
          </table:table-cell>
          <table:table-cell office:value-type="float" office:value="5.00034">
            <text:p>5</text:p>
          </table:table-cell>
          <table:table-cell office:value-type="float" office:value="0.0000067541">
            <text:p>6.75E-006</text:p>
          </table:table-cell>
          <table:table-cell office:value-type="float" office:value="-0.053227">
            <text:p>-0.05</text:p>
          </table:table-cell>
          <table:table-cell office:value-type="float" office:value="18039.5">
            <text:p>18039.5</text:p>
          </table:table-cell>
          <table:table-cell office:value-type="float" office:value="0.00226839">
            <text:p>0</text:p>
          </table:table-cell>
          <table:table-cell office:value-type="float" office:value="3607.65">
            <text:p>3607.65</text:p>
          </table:table-cell>
        </table:table-row>
        <table:table-row table:style-name="ro1">
          <table:table-cell office:value-type="float" office:value="0.0000398107">
            <text:p>3.98E-005</text:p>
          </table:table-cell>
          <table:table-cell office:value-type="float" office:value="8.7175">
            <text:p>8.72</text:p>
          </table:table-cell>
          <table:table-cell office:value-type="float" office:value="5.0004">
            <text:p>5</text:p>
          </table:table-cell>
          <table:table-cell office:value-type="float" office:value="0.00000675442">
            <text:p>6.75E-006</text:p>
          </table:table-cell>
          <table:table-cell office:value-type="float" office:value="-0.0532245">
            <text:p>-0.05</text:p>
          </table:table-cell>
          <table:table-cell office:value-type="float" office:value="15455.5">
            <text:p>15455.5</text:p>
          </table:table-cell>
          <table:table-cell office:value-type="float" office:value="0.00264765">
            <text:p>0</text:p>
          </table:table-cell>
          <table:table-cell office:value-type="float" office:value="3090.85">
            <text:p>3090.85</text:p>
          </table:table-cell>
        </table:table-row>
        <table:table-row table:style-name="ro1">
          <table:table-cell office:value-type="float" office:value="0.0000501187">
            <text:p>5.01E-005</text:p>
          </table:table-cell>
          <table:table-cell office:value-type="float" office:value="8.5628">
            <text:p>8.56</text:p>
          </table:table-cell>
          <table:table-cell office:value-type="float" office:value="5.00001">
            <text:p>5</text:p>
          </table:table-cell>
          <table:table-cell office:value-type="float" office:value="0.00000675217">
            <text:p>6.75E-006</text:p>
          </table:table-cell>
          <table:table-cell office:value-type="float" office:value="-0.0532214">
            <text:p>-0.05</text:p>
          </table:table-cell>
          <table:table-cell office:value-type="float" office:value="13240.3">
            <text:p>13240.3</text:p>
          </table:table-cell>
          <table:table-cell office:value-type="float" office:value="0.00309035">
            <text:p>0</text:p>
          </table:table-cell>
          <table:table-cell office:value-type="float" office:value="2648.05">
            <text:p>2648.05</text:p>
          </table:table-cell>
        </table:table-row>
        <table:table-row table:style-name="ro1">
          <table:table-cell office:value-type="float" office:value="0.0000630957">
            <text:p>6.31E-005</text:p>
          </table:table-cell>
          <table:table-cell office:value-type="float" office:value="8.4082">
            <text:p>8.41</text:p>
          </table:table-cell>
          <table:table-cell office:value-type="float" office:value="5.00017">
            <text:p>5</text:p>
          </table:table-cell>
          <table:table-cell office:value-type="float" office:value="0.00000675312">
            <text:p>6.75E-006</text:p>
          </table:table-cell>
          <table:table-cell office:value-type="float" office:value="-0.0532174">
            <text:p>-0.05</text:p>
          </table:table-cell>
          <table:table-cell office:value-type="float" office:value="11343.7">
            <text:p>11343.7</text:p>
          </table:table-cell>
          <table:table-cell office:value-type="float" office:value="0.0036071">
            <text:p>0</text:p>
          </table:table-cell>
          <table:table-cell office:value-type="float" office:value="2268.67">
            <text:p>2268.67</text:p>
          </table:table-cell>
        </table:table-row>
        <table:table-row table:style-name="ro1">
          <table:table-cell office:value-type="float" office:value="0.0000794328">
            <text:p>7.94E-005</text:p>
          </table:table-cell>
          <table:table-cell office:value-type="float" office:value="8.2536">
            <text:p>8.25</text:p>
          </table:table-cell>
          <table:table-cell office:value-type="float" office:value="5.00038">
            <text:p>5</text:p>
          </table:table-cell>
          <table:table-cell office:value-type="float" office:value="0.00000675431">
            <text:p>6.75E-006</text:p>
          </table:table-cell>
          <table:table-cell office:value-type="float" office:value="-0.0532124">
            <text:p>-0.05</text:p>
          </table:table-cell>
          <table:table-cell office:value-type="float" office:value="9718.82">
            <text:p>9718.82</text:p>
          </table:table-cell>
          <table:table-cell office:value-type="float" office:value="0.00421027">
            <text:p>0</text:p>
          </table:table-cell>
          <table:table-cell office:value-type="float" office:value="1943.62">
            <text:p>1943.62</text:p>
          </table:table-cell>
        </table:table-row>
        <table:table-row table:style-name="ro1">
          <table:table-cell table:style-name="Default" office:value-type="float" office:value="0.0001">
            <text:p>0</text:p>
          </table:table-cell>
          <table:table-cell office:value-type="float" office:value="8.0989">
            <text:p>8.1</text:p>
          </table:table-cell>
          <table:table-cell office:value-type="float" office:value="5.00012">
            <text:p>5</text:p>
          </table:table-cell>
          <table:table-cell office:value-type="float" office:value="0.0000067528">
            <text:p>6.75E-006</text:p>
          </table:table-cell>
          <table:table-cell office:value-type="float" office:value="-0.0532062">
            <text:p>-0.05</text:p>
          </table:table-cell>
          <table:table-cell office:value-type="float" office:value="8325.84">
            <text:p>8325.84</text:p>
          </table:table-cell>
          <table:table-cell office:value-type="float" office:value="0.00491433">
            <text:p>0</text:p>
          </table:table-cell>
          <table:table-cell office:value-type="float" office:value="1665.13">
            <text:p>1665.13</text:p>
          </table:table-cell>
        </table:table-row>
        <table:table-row table:style-name="ro1">
          <table:table-cell table:style-name="Default" office:value-type="float" office:value="0.000125893">
            <text:p>0</text:p>
          </table:table-cell>
          <table:table-cell office:value-type="float" office:value="7.9443">
            <text:p>7.94</text:p>
          </table:table-cell>
          <table:table-cell office:value-type="float" office:value="5.00039">
            <text:p>5</text:p>
          </table:table-cell>
          <table:table-cell office:value-type="float" office:value="0.0000067544">
            <text:p>6.75E-006</text:p>
          </table:table-cell>
          <table:table-cell office:value-type="float" office:value="-0.0531983">
            <text:p>-0.05</text:p>
          </table:table-cell>
          <table:table-cell office:value-type="float" office:value="7133.23">
            <text:p>7133.23</text:p>
          </table:table-cell>
          <table:table-cell office:value-type="float" office:value="0.00573613">
            <text:p>0.01</text:p>
          </table:table-cell>
          <table:table-cell office:value-type="float" office:value="1426.53">
            <text:p>1426.53</text:p>
          </table:table-cell>
        </table:table-row>
        <table:table-row table:style-name="ro1">
          <table:table-cell table:style-name="Default" office:value-type="float" office:value="0.000158489">
            <text:p>0</text:p>
          </table:table-cell>
          <table:table-cell office:value-type="float" office:value="7.7896">
            <text:p>7.79</text:p>
          </table:table-cell>
          <table:table-cell office:value-type="float" office:value="5.0002">
            <text:p>5</text:p>
          </table:table-cell>
          <table:table-cell office:value-type="float" office:value="0.00000675328">
            <text:p>6.75E-006</text:p>
          </table:table-cell>
          <table:table-cell office:value-type="float" office:value="-0.0531884">
            <text:p>-0.05</text:p>
          </table:table-cell>
          <table:table-cell office:value-type="float" office:value="6110.84">
            <text:p>6110.84</text:p>
          </table:table-cell>
          <table:table-cell office:value-type="float" office:value="0.00669535">
            <text:p>0.01</text:p>
          </table:table-cell>
          <table:table-cell office:value-type="float" office:value="1222.12">
            <text:p>1222.12</text:p>
          </table:table-cell>
        </table:table-row>
        <table:table-row table:style-name="ro1">
          <table:table-cell table:style-name="Default" office:value-type="float" office:value="0.000199526">
            <text:p>0</text:p>
          </table:table-cell>
          <table:table-cell office:value-type="float" office:value="7.6349">
            <text:p>7.63</text:p>
          </table:table-cell>
          <table:table-cell office:value-type="float" office:value="5.00004">
            <text:p>5</text:p>
          </table:table-cell>
          <table:table-cell office:value-type="float" office:value="0.00000675235">
            <text:p>6.75E-006</text:p>
          </table:table-cell>
          <table:table-cell office:value-type="float" office:value="-0.0531759">
            <text:p>-0.05</text:p>
          </table:table-cell>
          <table:table-cell office:value-type="float" office:value="5234.99">
            <text:p>5234.99</text:p>
          </table:table-cell>
          <table:table-cell office:value-type="float" office:value="0.00781497">
            <text:p>0.01</text:p>
          </table:table-cell>
          <table:table-cell office:value-type="float" office:value="1046.99">
            <text:p>1046.99</text:p>
          </table:table-cell>
        </table:table-row>
        <table:table-row table:style-name="ro1">
          <table:table-cell table:style-name="Default" office:value-type="float" office:value="0.000251189">
            <text:p>0</text:p>
          </table:table-cell>
          <table:table-cell office:value-type="float" office:value="7.4803">
            <text:p>7.48</text:p>
          </table:table-cell>
          <table:table-cell office:value-type="float" office:value="5.00042">
            <text:p>5</text:p>
          </table:table-cell>
          <table:table-cell office:value-type="float" office:value="0.00000675453">
            <text:p>6.75E-006</text:p>
          </table:table-cell>
          <table:table-cell office:value-type="float" office:value="-0.0531602">
            <text:p>-0.05</text:p>
          </table:table-cell>
          <table:table-cell office:value-type="float" office:value="4485.11">
            <text:p>4485.11</text:p>
          </table:table-cell>
          <table:table-cell office:value-type="float" office:value="0.00912177">
            <text:p>0.01</text:p>
          </table:table-cell>
          <table:table-cell office:value-type="float" office:value="896.948">
            <text:p>896.95</text:p>
          </table:table-cell>
        </table:table-row>
        <table:table-row table:style-name="ro1">
          <table:table-cell table:style-name="Default" office:value-type="float" office:value="0.000316228">
            <text:p>0</text:p>
          </table:table-cell>
          <table:table-cell office:value-type="float" office:value="7.3256">
            <text:p>7.33</text:p>
          </table:table-cell>
          <table:table-cell office:value-type="float" office:value="5.00033">
            <text:p>5</text:p>
          </table:table-cell>
          <table:table-cell office:value-type="float" office:value="0.00000675402">
            <text:p>6.75E-006</text:p>
          </table:table-cell>
          <table:table-cell office:value-type="float" office:value="-0.0531405">
            <text:p>-0.05</text:p>
          </table:table-cell>
          <table:table-cell office:value-type="float" office:value="3842.27">
            <text:p>3842.27</text:p>
          </table:table-cell>
          <table:table-cell office:value-type="float" office:value="0.010647">
            <text:p>0.01</text:p>
          </table:table-cell>
          <table:table-cell office:value-type="float" office:value="768.404">
            <text:p>768.4</text:p>
          </table:table-cell>
        </table:table-row>
        <table:table-row table:style-name="ro1">
          <table:table-cell table:style-name="Default" office:value-type="float" office:value="0.000398107">
            <text:p>0</text:p>
          </table:table-cell>
          <table:table-cell office:value-type="float" office:value="7.1709">
            <text:p>7.17</text:p>
          </table:table-cell>
          <table:table-cell office:value-type="float" office:value="5.00029">
            <text:p>5</text:p>
          </table:table-cell>
          <table:table-cell office:value-type="float" office:value="0.00000675377">
            <text:p>6.75E-006</text:p>
          </table:table-cell>
          <table:table-cell office:value-type="float" office:value="-0.0531157">
            <text:p>-0.05</text:p>
          </table:table-cell>
          <table:table-cell office:value-type="float" office:value="3291.57">
            <text:p>3291.57</text:p>
          </table:table-cell>
          <table:table-cell office:value-type="float" office:value="0.0124272">
            <text:p>0.01</text:p>
          </table:table-cell>
          <table:table-cell office:value-type="float" office:value="658.275">
            <text:p>658.28</text:p>
          </table:table-cell>
        </table:table-row>
        <table:table-row table:style-name="ro1">
          <table:table-cell table:style-name="Default" office:value-type="float" office:value="0.000501187">
            <text:p>0</text:p>
          </table:table-cell>
          <table:table-cell office:value-type="float" office:value="7.0162">
            <text:p>7.02</text:p>
          </table:table-cell>
          <table:table-cell office:value-type="float" office:value="5.0003">
            <text:p>5</text:p>
          </table:table-cell>
          <table:table-cell office:value-type="float" office:value="0.00000675382">
            <text:p>6.75E-006</text:p>
          </table:table-cell>
          <table:table-cell office:value-type="float" office:value="-0.0530845">
            <text:p>-0.05</text:p>
          </table:table-cell>
          <table:table-cell office:value-type="float" office:value="2819.79">
            <text:p>2819.79</text:p>
          </table:table-cell>
          <table:table-cell office:value-type="float" office:value="0.014505">
            <text:p>0.01</text:p>
          </table:table-cell>
          <table:table-cell office:value-type="float" office:value="563.925">
            <text:p>563.93</text:p>
          </table:table-cell>
        </table:table-row>
        <table:table-row table:style-name="ro1">
          <table:table-cell table:style-name="Default" office:value-type="float" office:value="0.000630957">
            <text:p>0</text:p>
          </table:table-cell>
          <table:table-cell office:value-type="float" office:value="6.8615">
            <text:p>6.86</text:p>
          </table:table-cell>
          <table:table-cell office:value-type="float" office:value="5.00038">
            <text:p>5</text:p>
          </table:table-cell>
          <table:table-cell office:value-type="float" office:value="0.00000675423">
            <text:p>6.75E-006</text:p>
          </table:table-cell>
          <table:table-cell office:value-type="float" office:value="-0.0530453">
            <text:p>-0.05</text:p>
          </table:table-cell>
          <table:table-cell office:value-type="float" office:value="2415.64">
            <text:p>2415.64</text:p>
          </table:table-cell>
          <table:table-cell office:value-type="float" office:value="0.0169298">
            <text:p>0.02</text:p>
          </table:table-cell>
          <table:table-cell office:value-type="float" office:value="483.091">
            <text:p>483.09</text:p>
          </table:table-cell>
        </table:table-row>
        <table:table-row table:style-name="ro1">
          <table:table-cell table:style-name="Default" office:value-type="float" office:value="0.000794328">
            <text:p>0</text:p>
          </table:table-cell>
          <table:table-cell office:value-type="float" office:value="6.7067">
            <text:p>6.71</text:p>
          </table:table-cell>
          <table:table-cell office:value-type="float" office:value="5.00004">
            <text:p>5</text:p>
          </table:table-cell>
          <table:table-cell office:value-type="float" office:value="0.00000675218">
            <text:p>6.75E-006</text:p>
          </table:table-cell>
          <table:table-cell office:value-type="float" office:value="-0.052996">
            <text:p>-0.05</text:p>
          </table:table-cell>
          <table:table-cell office:value-type="float" office:value="2069.2">
            <text:p>2069.2</text:p>
          </table:table-cell>
          <table:table-cell office:value-type="float" office:value="0.0197597">
            <text:p>0.02</text:p>
          </table:table-cell>
          <table:table-cell office:value-type="float" office:value="413.838">
            <text:p>413.84</text:p>
          </table:table-cell>
        </table:table-row>
        <table:table-row table:style-name="ro1">
          <table:table-cell table:style-name="Default" office:value-type="float" office:value="0.001">
            <text:p>0</text:p>
          </table:table-cell>
          <table:table-cell office:value-type="float" office:value="6.552">
            <text:p>6.55</text:p>
          </table:table-cell>
          <table:table-cell office:value-type="float" office:value="5.00029">
            <text:p>5</text:p>
          </table:table-cell>
          <table:table-cell office:value-type="float" office:value="0.00000675359">
            <text:p>6.75E-006</text:p>
          </table:table-cell>
          <table:table-cell office:value-type="float" office:value="-0.0529341">
            <text:p>-0.05</text:p>
          </table:table-cell>
          <table:table-cell office:value-type="float" office:value="1772.63">
            <text:p>1772.63</text:p>
          </table:table-cell>
          <table:table-cell office:value-type="float" office:value="0.0230621">
            <text:p>0.02</text:p>
          </table:table-cell>
          <table:table-cell office:value-type="float" office:value="354.505">
            <text:p>354.51</text:p>
          </table:table-cell>
        </table:table-row>
        <table:table-row table:style-name="ro1">
          <table:table-cell table:style-name="Default" office:value-type="float" office:value="0.00125893">
            <text:p>0</text:p>
          </table:table-cell>
          <table:table-cell office:value-type="float" office:value="6.3972">
            <text:p>6.4</text:p>
          </table:table-cell>
          <table:table-cell office:value-type="float" office:value="5.00016">
            <text:p>5</text:p>
          </table:table-cell>
          <table:table-cell office:value-type="float" office:value="0.00000675276">
            <text:p>6.75E-006</text:p>
          </table:table-cell>
          <table:table-cell office:value-type="float" office:value="-0.0528564">
            <text:p>-0.05</text:p>
          </table:table-cell>
          <table:table-cell office:value-type="float" office:value="1518.41">
            <text:p>1518.41</text:p>
          </table:table-cell>
          <table:table-cell office:value-type="float" office:value="0.0269156">
            <text:p>0.03</text:p>
          </table:table-cell>
          <table:table-cell office:value-type="float" office:value="303.672">
            <text:p>303.67</text:p>
          </table:table-cell>
        </table:table-row>
        <table:table-row table:style-name="ro1">
          <table:table-cell table:style-name="Default" office:value-type="float" office:value="0.00158489">
            <text:p>0</text:p>
          </table:table-cell>
          <table:table-cell office:value-type="float" office:value="6.2424">
            <text:p>6.24</text:p>
          </table:table-cell>
          <table:table-cell office:value-type="float" office:value="5.00019">
            <text:p>5</text:p>
          </table:table-cell>
          <table:table-cell office:value-type="float" office:value="0.00000675277">
            <text:p>6.75E-006</text:p>
          </table:table-cell>
          <table:table-cell office:value-type="float" office:value="-0.052759">
            <text:p>-0.05</text:p>
          </table:table-cell>
          <table:table-cell office:value-type="float" office:value="1300.65">
            <text:p>1300.65</text:p>
          </table:table-cell>
          <table:table-cell office:value-type="float" office:value="0.0314118">
            <text:p>0.03</text:p>
          </table:table-cell>
          <table:table-cell office:value-type="float" office:value="260.12">
            <text:p>260.12</text:p>
          </table:table-cell>
        </table:table-row>
        <table:table-row table:style-name="ro1">
          <table:table-cell table:style-name="Default" office:value-type="float" office:value="0.00199526">
            <text:p>0</text:p>
          </table:table-cell>
          <table:table-cell office:value-type="float" office:value="6.0876">
            <text:p>6.09</text:p>
          </table:table-cell>
          <table:table-cell office:value-type="float" office:value="5.0004">
            <text:p>5</text:p>
          </table:table-cell>
          <table:table-cell office:value-type="float" office:value="0.0000067538">
            <text:p>6.75E-006</text:p>
          </table:table-cell>
          <table:table-cell office:value-type="float" office:value="-0.0526368">
            <text:p>-0.05</text:p>
          </table:table-cell>
          <table:table-cell office:value-type="float" office:value="1114.12">
            <text:p>1114.12</text:p>
          </table:table-cell>
          <table:table-cell office:value-type="float" office:value="0.0366574">
            <text:p>0.04</text:p>
          </table:table-cell>
          <table:table-cell office:value-type="float" office:value="222.806">
            <text:p>222.81</text:p>
          </table:table-cell>
        </table:table-row>
        <table:table-row table:style-name="ro1">
          <table:table-cell table:style-name="Default" office:value-type="float" office:value="0.00251189">
            <text:p>0</text:p>
          </table:table-cell>
          <table:table-cell office:value-type="float" office:value="5.9327">
            <text:p>5.93</text:p>
          </table:table-cell>
          <table:table-cell office:value-type="float" office:value="5.00035">
            <text:p>5</text:p>
          </table:table-cell>
          <table:table-cell office:value-type="float" office:value="0.0000067532">
            <text:p>6.75E-006</text:p>
          </table:table-cell>
          <table:table-cell office:value-type="float" office:value="-0.0524838">
            <text:p>-0.05</text:p>
          </table:table-cell>
          <table:table-cell office:value-type="float" office:value="954.244">
            <text:p>954.24</text:p>
          </table:table-cell>
          <table:table-cell office:value-type="float" office:value="0.0427764">
            <text:p>0.04</text:p>
          </table:table-cell>
          <table:table-cell office:value-type="float" office:value="190.835">
            <text:p>190.84</text:p>
          </table:table-cell>
        </table:table-row>
        <table:table-row table:style-name="ro1">
          <table:table-cell table:style-name="Default" office:value-type="float" office:value="0.00316228">
            <text:p>0</text:p>
          </table:table-cell>
          <table:table-cell office:value-type="float" office:value="5.7777">
            <text:p>5.78</text:p>
          </table:table-cell>
          <table:table-cell office:value-type="float" office:value="5.0001">
            <text:p>5</text:p>
          </table:table-cell>
          <table:table-cell office:value-type="float" office:value="0.00000675127">
            <text:p>6.75E-006</text:p>
          </table:table-cell>
          <table:table-cell office:value-type="float" office:value="-0.0522923">
            <text:p>-0.05</text:p>
          </table:table-cell>
          <table:table-cell office:value-type="float" office:value="817.229">
            <text:p>817.23</text:p>
          </table:table-cell>
          <table:table-cell office:value-type="float" office:value="0.0499131">
            <text:p>0.05</text:p>
          </table:table-cell>
          <table:table-cell office:value-type="float" office:value="163.443">
            <text:p>163.44</text:p>
          </table:table-cell>
        </table:table-row>
        <table:table-row table:style-name="ro1">
          <table:table-cell table:style-name="Default" office:value-type="float" office:value="0.00398107">
            <text:p>0</text:p>
          </table:table-cell>
          <table:table-cell office:value-type="float" office:value="5.6227">
            <text:p>5.62</text:p>
          </table:table-cell>
          <table:table-cell office:value-type="float" office:value="5.00021">
            <text:p>5</text:p>
          </table:table-cell>
          <table:table-cell office:value-type="float" office:value="0.00000675128">
            <text:p>6.75E-006</text:p>
          </table:table-cell>
          <table:table-cell office:value-type="float" office:value="-0.052053">
            <text:p>-0.05</text:p>
          </table:table-cell>
          <table:table-cell office:value-type="float" office:value="699.887">
            <text:p>699.89</text:p>
          </table:table-cell>
          <table:table-cell office:value-type="float" office:value="0.0582349">
            <text:p>0.06</text:p>
          </table:table-cell>
          <table:table-cell office:value-type="float" office:value="139.971">
            <text:p>139.97</text:p>
          </table:table-cell>
        </table:table-row>
        <table:table-row table:style-name="ro1">
          <table:table-cell table:style-name="Default" office:value-type="float" office:value="0.00501187">
            <text:p>0.01</text:p>
          </table:table-cell>
          <table:table-cell office:value-type="float" office:value="5.4676">
            <text:p>5.47</text:p>
          </table:table-cell>
          <table:table-cell office:value-type="float" office:value="5.00029">
            <text:p>5</text:p>
          </table:table-cell>
          <table:table-cell office:value-type="float" office:value="0.00000675076">
            <text:p>6.75E-006</text:p>
          </table:table-cell>
          <table:table-cell office:value-type="float" office:value="-0.0517544">
            <text:p>-0.05</text:p>
          </table:table-cell>
          <table:table-cell office:value-type="float" office:value="599.334">
            <text:p>599.33</text:p>
          </table:table-cell>
          <table:table-cell office:value-type="float" office:value="0.067936">
            <text:p>0.07</text:p>
          </table:table-cell>
          <table:table-cell office:value-type="float" office:value="119.86">
            <text:p>119.86</text:p>
          </table:table-cell>
        </table:table-row>
        <table:table-row table:style-name="ro1">
          <table:table-cell table:style-name="Default" office:value-type="float" office:value="0.00630957">
            <text:p>0.01</text:p>
          </table:table-cell>
          <table:table-cell office:value-type="float" office:value="5.3124">
            <text:p>5.31</text:p>
          </table:table-cell>
          <table:table-cell office:value-type="float" office:value="5.00045">
            <text:p>5</text:p>
          </table:table-cell>
          <table:table-cell office:value-type="float" office:value="0.00000675023">
            <text:p>6.75E-006</text:p>
          </table:table-cell>
          <table:table-cell office:value-type="float" office:value="-0.0513823">
            <text:p>-0.05</text:p>
          </table:table-cell>
          <table:table-cell office:value-type="float" office:value="513.176">
            <text:p>513.18</text:p>
          </table:table-cell>
          <table:table-cell office:value-type="float" office:value="0.0792409">
            <text:p>0.08</text:p>
          </table:table-cell>
          <table:table-cell office:value-type="float" office:value="102.626">
            <text:p>102.63</text:p>
          </table:table-cell>
        </table:table-row>
        <table:table-row table:style-name="ro1">
          <table:table-cell table:style-name="Default" office:value-type="float" office:value="0.00794328">
            <text:p>0.01</text:p>
          </table:table-cell>
          <table:table-cell office:value-type="float" office:value="5.157">
            <text:p>5.16</text:p>
          </table:table-cell>
          <table:table-cell office:value-type="float" office:value="5.00033">
            <text:p>5</text:p>
          </table:table-cell>
          <table:table-cell office:value-type="float" office:value="0.00000674743">
            <text:p>6.75E-006</text:p>
          </table:table-cell>
          <table:table-cell office:value-type="float" office:value="-0.0509197">
            <text:p>-0.05</text:p>
          </table:table-cell>
          <table:table-cell office:value-type="float" office:value="439.316">
            <text:p>439.32</text:p>
          </table:table-cell>
          <table:table-cell office:value-type="float" office:value="0.0924089">
            <text:p>0.09</text:p>
          </table:table-cell>
          <table:table-cell office:value-type="float" office:value="87.8574">
            <text:p>87.86</text:p>
          </table:table-cell>
        </table:table-row>
      </table:table>
      <table:table table:name="Sheet5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ring4.c derk4.c Output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1-T/Tc</text:p>
          </table:table-cell>
          <table:table-cell table:style-name="ce2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a0/Kr</text:p>
          </table:table-cell>
          <table:table-cell>
            <draw:frame table:end-cell-address="Sheet5.O23" table:end-x="0.8008in" table:end-y="0.0571in" draw:z-index="0" draw:style-name="gr1" svg:width="5.8469in" svg:height="4.1614in" svg:x="0.2882in" svg:y="0.1815in">
              <draw:object draw:notify-on-update-of-ranges="Sheet5.G2:Sheet5.G2 Sheet5.G3:Sheet5.G62 Sheet5.A2:Sheet5.A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0000001">
            <text:p>1.00E-008</text:p>
          </table:table-cell>
          <table:table-cell office:value-type="float" office:value="13.7524">
            <text:p>13.75</text:p>
          </table:table-cell>
          <table:table-cell office:value-type="float" office:value="5.00025">
            <text:p>5</text:p>
          </table:table-cell>
          <table:table-cell office:value-type="float" office:value="0.0000067535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375260">
            <text:p>2.38E+006</text:p>
          </table:table-cell>
          <table:table-cell table:style-name="ce3" office:value-type="float" office:value="0.000017228">
            <text:p>1.72E-005</text:p>
          </table:table-cell>
          <table:table-cell office:value-type="float" office:value="475030">
            <text:p>475030</text:p>
          </table:table-cell>
          <table:table-cell/>
        </table:table-row>
        <table:table-row table:style-name="ro1">
          <table:table-cell office:value-type="float" office:value="0.0000000125893">
            <text:p>1.26E-008</text:p>
          </table:table-cell>
          <table:table-cell office:value-type="float" office:value="13.678">
            <text:p>13.68</text:p>
          </table:table-cell>
          <table:table-cell office:value-type="float" office:value="5.00011">
            <text:p>5</text:p>
          </table:table-cell>
          <table:table-cell office:value-type="float" office:value="0.00000675273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204960">
            <text:p>2.20E+006</text:p>
          </table:table-cell>
          <table:table-cell table:style-name="ce3" office:value-type="float" office:value="0.0000185581">
            <text:p>1.86E-005</text:p>
          </table:table-cell>
          <table:table-cell office:value-type="float" office:value="440982">
            <text:p>440982</text:p>
          </table:table-cell>
          <table:table-cell/>
        </table:table-row>
        <table:table-row table:style-name="ro1">
          <table:table-cell office:value-type="float" office:value="0.0000000158489">
            <text:p>1.58E-008</text:p>
          </table:table-cell>
          <table:table-cell office:value-type="float" office:value="13.5948">
            <text:p>13.59</text:p>
          </table:table-cell>
          <table:table-cell office:value-type="float" office:value="5.00037">
            <text:p>5</text:p>
          </table:table-cell>
          <table:table-cell office:value-type="float" office:value="0.00000675425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2028930">
            <text:p>2.03E+006</text:p>
          </table:table-cell>
          <table:table-cell table:style-name="ce3" office:value-type="float" office:value="0.0000201693">
            <text:p>2.02E-005</text:p>
          </table:table-cell>
          <table:table-cell office:value-type="float" office:value="405756">
            <text:p>405756</text:p>
          </table:table-cell>
          <table:table-cell/>
        </table:table-row>
        <table:table-row table:style-name="ro1">
          <table:table-cell office:value-type="float" office:value="0.0000000199526">
            <text:p>2.00E-008</text:p>
          </table:table-cell>
          <table:table-cell office:value-type="float" office:value="13.5028">
            <text:p>13.5</text:p>
          </table:table-cell>
          <table:table-cell office:value-type="float" office:value="5.00026">
            <text:p>5</text:p>
          </table:table-cell>
          <table:table-cell office:value-type="float" office:value="0.00000675361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850600">
            <text:p>1.85E+006</text:p>
          </table:table-cell>
          <table:table-cell table:style-name="ce3" office:value-type="float" office:value="0.0000221124">
            <text:p>2.21E-005</text:p>
          </table:table-cell>
          <table:table-cell office:value-type="float" office:value="370101">
            <text:p>370101</text:p>
          </table:table-cell>
          <table:table-cell/>
        </table:table-row>
        <table:table-row table:style-name="ro1">
          <table:table-cell office:value-type="float" office:value="0.0000000251189">
            <text:p>2.51E-008</text:p>
          </table:table-cell>
          <table:table-cell office:value-type="float" office:value="13.4025">
            <text:p>13.4</text:p>
          </table:table-cell>
          <table:table-cell office:value-type="float" office:value="5.00043">
            <text:p>5</text:p>
          </table:table-cell>
          <table:table-cell office:value-type="float" office:value="0.00000675459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673990">
            <text:p>1.67E+006</text:p>
          </table:table-cell>
          <table:table-cell table:style-name="ce3" office:value-type="float" office:value="0.0000244461">
            <text:p>2.44E-005</text:p>
          </table:table-cell>
          <table:table-cell office:value-type="float" office:value="334769">
            <text:p>334769</text:p>
          </table:table-cell>
          <table:table-cell/>
        </table:table-row>
        <table:table-row table:style-name="ro1">
          <table:table-cell office:value-type="float" office:value="0.0000000316228">
            <text:p>3.16E-008</text:p>
          </table:table-cell>
          <table:table-cell office:value-type="float" office:value="13.2943">
            <text:p>13.29</text:p>
          </table:table-cell>
          <table:table-cell office:value-type="float" office:value="5.00012">
            <text:p>5</text:p>
          </table:table-cell>
          <table:table-cell office:value-type="float" office:value="0.0000067528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502320">
            <text:p>1.50E+006</text:p>
          </table:table-cell>
          <table:table-cell table:style-name="ce3" office:value-type="float" office:value="0.000027238">
            <text:p>2.72E-005</text:p>
          </table:table-cell>
          <table:table-cell office:value-type="float" office:value="300456">
            <text:p>300456</text:p>
          </table:table-cell>
          <table:table-cell/>
        </table:table-row>
        <table:table-row table:style-name="ro1">
          <table:table-cell office:value-type="float" office:value="0.0000000398107">
            <text:p>3.98E-008</text:p>
          </table:table-cell>
          <table:table-cell office:value-type="float" office:value="13.1791">
            <text:p>13.18</text:p>
          </table:table-cell>
          <table:table-cell office:value-type="float" office:value="5.00045">
            <text:p>5</text:p>
          </table:table-cell>
          <table:table-cell office:value-type="float" office:value="0.00000675472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338850">
            <text:p>1.34E+006</text:p>
          </table:table-cell>
          <table:table-cell table:style-name="ce3" office:value-type="float" office:value="0.0000305656">
            <text:p>3.06E-005</text:p>
          </table:table-cell>
          <table:table-cell office:value-type="float" office:value="267745">
            <text:p>267745</text:p>
          </table:table-cell>
          <table:table-cell/>
        </table:table-row>
        <table:table-row table:style-name="ro1">
          <table:table-cell office:value-type="float" office:value="0.0000000501187">
            <text:p>5.01E-008</text:p>
          </table:table-cell>
          <table:table-cell office:value-type="float" office:value="13.0574">
            <text:p>13.06</text:p>
          </table:table-cell>
          <table:table-cell office:value-type="float" office:value="5.00011">
            <text:p>5</text:p>
          </table:table-cell>
          <table:table-cell office:value-type="float" office:value="0.00000675276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185430">
            <text:p>1.19E+006</text:p>
          </table:table-cell>
          <table:table-cell table:style-name="ce3" office:value-type="float" office:value="0.000034519">
            <text:p>3.45E-005</text:p>
          </table:table-cell>
          <table:table-cell office:value-type="float" office:value="237082">
            <text:p>237082</text:p>
          </table:table-cell>
          <table:table-cell/>
        </table:table-row>
        <table:table-row table:style-name="ro1">
          <table:table-cell office:value-type="float" office:value="0.0000000630957">
            <text:p>6.31E-008</text:p>
          </table:table-cell>
          <table:table-cell office:value-type="float" office:value="12.9302">
            <text:p>12.93</text:p>
          </table:table-cell>
          <table:table-cell office:value-type="float" office:value="5.00019">
            <text:p>5</text:p>
          </table:table-cell>
          <table:table-cell office:value-type="float" office:value="0.00000675324">
            <text:p>6.75E-006</text:p>
          </table:table-cell>
          <table:table-cell office:value-type="float" office:value="-0.0532366">
            <text:p>-0.05</text:p>
          </table:table-cell>
          <table:table-cell table:style-name="ce3" office:value-type="float" office:value="1043840">
            <text:p>1.04E+006</text:p>
          </table:table-cell>
          <table:table-cell table:style-name="ce3" office:value-type="float" office:value="0.0000392019">
            <text:p>3.92E-005</text:p>
          </table:table-cell>
          <table:table-cell office:value-type="float" office:value="208760">
            <text:p>208760</text:p>
          </table:table-cell>
          <table:table-cell/>
        </table:table-row>
        <table:table-row table:style-name="ro1">
          <table:table-cell office:value-type="float" office:value="0.0000000794328">
            <text:p>7.94E-008</text:p>
          </table:table-cell>
          <table:table-cell office:value-type="float" office:value="12.7982">
            <text:p>12.8</text:p>
          </table:table-cell>
          <table:table-cell office:value-type="float" office:value="5.00036">
            <text:p>5</text:p>
          </table:table-cell>
          <table:table-cell office:value-type="float" office:value="0.00000675418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914762">
            <text:p>914762</text:p>
          </table:table-cell>
          <table:table-cell table:style-name="ce3" office:value-type="float" office:value="0.0000447351">
            <text:p>4.47E-005</text:p>
          </table:table-cell>
          <table:table-cell office:value-type="float" office:value="182939">
            <text:p>182939</text:p>
          </table:table-cell>
          <table:table-cell/>
        </table:table-row>
        <table:table-row table:style-name="ro1">
          <table:table-cell office:value-type="float" office:value="0.0000001">
            <text:p>1.00E-007</text:p>
          </table:table-cell>
          <table:table-cell office:value-type="float" office:value="12.6621">
            <text:p>12.66</text:p>
          </table:table-cell>
          <table:table-cell office:value-type="float" office:value="5.00049">
            <text:p>5</text:p>
          </table:table-cell>
          <table:table-cell office:value-type="float" office:value="0.00000675497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798364">
            <text:p>798364</text:p>
          </table:table-cell>
          <table:table-cell table:style-name="ce3" office:value-type="float" office:value="0.0000512587">
            <text:p>5.13E-005</text:p>
          </table:table-cell>
          <table:table-cell office:value-type="float" office:value="159657">
            <text:p>159657</text:p>
          </table:table-cell>
          <table:table-cell/>
        </table:table-row>
        <table:table-row table:style-name="ro1">
          <table:table-cell office:value-type="float" office:value="0.000000125893">
            <text:p>1.26E-007</text:p>
          </table:table-cell>
          <table:table-cell office:value-type="float" office:value="12.5225">
            <text:p>12.52</text:p>
          </table:table-cell>
          <table:table-cell office:value-type="float" office:value="5.00032">
            <text:p>5</text:p>
          </table:table-cell>
          <table:table-cell office:value-type="float" office:value="0.00000675396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694342">
            <text:p>694342</text:p>
          </table:table-cell>
          <table:table-cell table:style-name="ce3" office:value-type="float" office:value="0.0000589359">
            <text:p>5.89E-005</text:p>
          </table:table-cell>
          <table:table-cell office:value-type="float" office:value="138860">
            <text:p>138860</text:p>
          </table:table-cell>
          <table:table-cell/>
        </table:table-row>
        <table:table-row table:style-name="ro1">
          <table:table-cell office:value-type="float" office:value="0.000000158489">
            <text:p>1.58E-007</text:p>
          </table:table-cell>
          <table:table-cell office:value-type="float" office:value="12.3801">
            <text:p>12.38</text:p>
          </table:table-cell>
          <table:table-cell office:value-type="float" office:value="5.00043">
            <text:p>5</text:p>
          </table:table-cell>
          <table:table-cell office:value-type="float" office:value="0.00000675463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602185">
            <text:p>602185</text:p>
          </table:table-cell>
          <table:table-cell table:style-name="ce3" office:value-type="float" office:value="0.0000679569">
            <text:p>6.80E-005</text:p>
          </table:table-cell>
          <table:table-cell office:value-type="float" office:value="120427">
            <text:p>120427</text:p>
          </table:table-cell>
          <table:table-cell/>
        </table:table-row>
        <table:table-row table:style-name="ro1">
          <table:table-cell office:value-type="float" office:value="0.000000199526">
            <text:p>2.00E-007</text:p>
          </table:table-cell>
          <table:table-cell office:value-type="float" office:value="12.2353">
            <text:p>12.24</text:p>
          </table:table-cell>
          <table:table-cell office:value-type="float" office:value="5.00033">
            <text:p>5</text:p>
          </table:table-cell>
          <table:table-cell office:value-type="float" office:value="0.00000675401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521007">
            <text:p>521007</text:p>
          </table:table-cell>
          <table:table-cell table:style-name="ce3" office:value-type="float" office:value="0.0000785434">
            <text:p>7.85E-005</text:p>
          </table:table-cell>
          <table:table-cell office:value-type="float" office:value="104195">
            <text:p>104195</text:p>
          </table:table-cell>
          <table:table-cell/>
        </table:table-row>
        <table:table-row table:style-name="ro1">
          <table:table-cell office:value-type="float" office:value="0.000000251189">
            <text:p>2.51E-007</text:p>
          </table:table-cell>
          <table:table-cell office:value-type="float" office:value="12.0886">
            <text:p>12.09</text:p>
          </table:table-cell>
          <table:table-cell office:value-type="float" office:value="5.00036">
            <text:p>5</text:p>
          </table:table-cell>
          <table:table-cell office:value-type="float" office:value="0.00000675419">
            <text:p>6.75E-006</text:p>
          </table:table-cell>
          <table:table-cell office:value-type="float" office:value="-0.0532366">
            <text:p>-0.05</text:p>
          </table:table-cell>
          <table:table-cell office:value-type="float" office:value="449917">
            <text:p>449917</text:p>
          </table:table-cell>
          <table:table-cell table:style-name="ce3" office:value-type="float" office:value="0.0000909544">
            <text:p>9.10E-005</text:p>
          </table:table-cell>
          <table:table-cell office:value-type="float" office:value="89977.1">
            <text:p>89977.1</text:p>
          </table:table-cell>
          <table:table-cell/>
        </table:table-row>
        <table:table-row table:style-name="ro1">
          <table:table-cell office:value-type="float" office:value="0.000000316228">
            <text:p>3.16E-007</text:p>
          </table:table-cell>
          <table:table-cell office:value-type="float" office:value="11.9403">
            <text:p>11.94</text:p>
          </table:table-cell>
          <table:table-cell office:value-type="float" office:value="5.00023">
            <text:p>5</text:p>
          </table:table-cell>
          <table:table-cell office:value-type="float" office:value="0.00000675344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387906">
            <text:p>387906</text:p>
          </table:table-cell>
          <table:table-cell office:value-type="float" office:value="0.000105492">
            <text:p>0</text:p>
          </table:table-cell>
          <table:table-cell office:value-type="float" office:value="77577.8">
            <text:p>77577.8</text:p>
          </table:table-cell>
          <table:table-cell/>
        </table:table-row>
        <table:table-row table:style-name="ro1">
          <table:table-cell office:value-type="float" office:value="0.000000398107">
            <text:p>3.98E-007</text:p>
          </table:table-cell>
          <table:table-cell office:value-type="float" office:value="11.7908">
            <text:p>11.79</text:p>
          </table:table-cell>
          <table:table-cell office:value-type="float" office:value="5.00045">
            <text:p>5</text:p>
          </table:table-cell>
          <table:table-cell office:value-type="float" office:value="0.00000675472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334041">
            <text:p>334041</text:p>
          </table:table-cell>
          <table:table-cell office:value-type="float" office:value="0.000122508">
            <text:p>0</text:p>
          </table:table-cell>
          <table:table-cell office:value-type="float" office:value="66802.3">
            <text:p>66802.3</text:p>
          </table:table-cell>
          <table:table-cell/>
        </table:table-row>
        <table:table-row table:style-name="ro1">
          <table:table-cell office:value-type="float" office:value="0.000000501187">
            <text:p>5.01E-007</text:p>
          </table:table-cell>
          <table:table-cell office:value-type="float" office:value="11.6402">
            <text:p>11.64</text:p>
          </table:table-cell>
          <table:table-cell office:value-type="float" office:value="5.00029">
            <text:p>5</text:p>
          </table:table-cell>
          <table:table-cell office:value-type="float" office:value="0.00000675379">
            <text:p>6.75E-006</text:p>
          </table:table-cell>
          <table:table-cell office:value-type="float" office:value="-0.0532365">
            <text:p>-0.05</text:p>
          </table:table-cell>
          <table:table-cell office:value-type="float" office:value="287339">
            <text:p>287339</text:p>
          </table:table-cell>
          <table:table-cell office:value-type="float" office:value="0.000142415">
            <text:p>0</text:p>
          </table:table-cell>
          <table:table-cell office:value-type="float" office:value="57464.6">
            <text:p>57464.6</text:p>
          </table:table-cell>
          <table:table-cell/>
        </table:table-row>
        <table:table-row table:style-name="ro1">
          <table:table-cell office:value-type="float" office:value="0.000000630957">
            <text:p>6.31E-007</text:p>
          </table:table-cell>
          <table:table-cell office:value-type="float" office:value="11.4888">
            <text:p>11.49</text:p>
          </table:table-cell>
          <table:table-cell office:value-type="float" office:value="5.00025">
            <text:p>5</text:p>
          </table:table-cell>
          <table:table-cell office:value-type="float" office:value="0.00000675356">
            <text:p>6.75E-006</text:p>
          </table:table-cell>
          <table:table-cell office:value-type="float" office:value="-0.0532364">
            <text:p>-0.05</text:p>
          </table:table-cell>
          <table:table-cell office:value-type="float" office:value="246969">
            <text:p>246969</text:p>
          </table:table-cell>
          <table:table-cell office:value-type="float" office:value="0.000165693">
            <text:p>0</text:p>
          </table:table-cell>
          <table:table-cell office:value-type="float" office:value="49391.4">
            <text:p>49391.4</text:p>
          </table:table-cell>
          <table:table-cell/>
        </table:table-row>
        <table:table-row table:style-name="ro1">
          <table:table-cell office:value-type="float" office:value="0.000000794328">
            <text:p>7.94E-007</text:p>
          </table:table-cell>
          <table:table-cell office:value-type="float" office:value="11.3367">
            <text:p>11.34</text:p>
          </table:table-cell>
          <table:table-cell office:value-type="float" office:value="5.00001">
            <text:p>5</text:p>
          </table:table-cell>
          <table:table-cell office:value-type="float" office:value="0.00000675219">
            <text:p>6.75E-006</text:p>
          </table:table-cell>
          <table:table-cell office:value-type="float" office:value="-0.0532364">
            <text:p>-0.05</text:p>
          </table:table-cell>
          <table:table-cell office:value-type="float" office:value="212123">
            <text:p>212123</text:p>
          </table:table-cell>
          <table:table-cell office:value-type="float" office:value="0.000192903">
            <text:p>0</text:p>
          </table:table-cell>
          <table:table-cell office:value-type="float" office:value="42424.4">
            <text:p>42424.4</text:p>
          </table:table-cell>
          <table:table-cell/>
        </table:table-row>
        <table:table-row table:style-name="ro1">
          <table:table-cell office:value-type="float" office:value="0.000001">
            <text:p>1.00E-006</text:p>
          </table:table-cell>
          <table:table-cell office:value-type="float" office:value="11.1842">
            <text:p>11.18</text:p>
          </table:table-cell>
          <table:table-cell office:value-type="float" office:value="5.00042">
            <text:p>5</text:p>
          </table:table-cell>
          <table:table-cell office:value-type="float" office:value="0.00000675457">
            <text:p>6.75E-006</text:p>
          </table:table-cell>
          <table:table-cell office:value-type="float" office:value="-0.0532363">
            <text:p>-0.05</text:p>
          </table:table-cell>
          <table:table-cell office:value-type="float" office:value="182120">
            <text:p>182120</text:p>
          </table:table-cell>
          <table:table-cell office:value-type="float" office:value="0.000224701">
            <text:p>0</text:p>
          </table:table-cell>
          <table:table-cell office:value-type="float" office:value="36420.9">
            <text:p>36420.9</text:p>
          </table:table-cell>
          <table:table-cell/>
        </table:table-row>
        <table:table-row table:style-name="ro1">
          <table:table-cell office:value-type="float" office:value="0.00000125893">
            <text:p>1.26E-006</text:p>
          </table:table-cell>
          <table:table-cell office:value-type="float" office:value="11.0312">
            <text:p>11.03</text:p>
          </table:table-cell>
          <table:table-cell office:value-type="float" office:value="5.00044">
            <text:p>5</text:p>
          </table:table-cell>
          <table:table-cell office:value-type="float" office:value="0.0000067547">
            <text:p>6.75E-006</text:p>
          </table:table-cell>
          <table:table-cell office:value-type="float" office:value="-0.0532363">
            <text:p>-0.05</text:p>
          </table:table-cell>
          <table:table-cell office:value-type="float" office:value="156282">
            <text:p>156282</text:p>
          </table:table-cell>
          <table:table-cell office:value-type="float" office:value="0.000261851">
            <text:p>0</text:p>
          </table:table-cell>
          <table:table-cell office:value-type="float" office:value="31253.7">
            <text:p>31253.7</text:p>
          </table:table-cell>
          <table:table-cell/>
        </table:table-row>
        <table:table-row table:style-name="ro1">
          <table:table-cell office:value-type="float" office:value="0.00000158489">
            <text:p>1.58E-006</text:p>
          </table:table-cell>
          <table:table-cell office:value-type="float" office:value="10.8778">
            <text:p>10.88</text:p>
          </table:table-cell>
          <table:table-cell office:value-type="float" office:value="5.00016">
            <text:p>5</text:p>
          </table:table-cell>
          <table:table-cell office:value-type="float" office:value="0.00000675302">
            <text:p>6.75E-006</text:p>
          </table:table-cell>
          <table:table-cell office:value-type="float" office:value="-0.0532362">
            <text:p>-0.05</text:p>
          </table:table-cell>
          <table:table-cell office:value-type="float" office:value="134057">
            <text:p>134057</text:p>
          </table:table-cell>
          <table:table-cell office:value-type="float" office:value="0.000305246">
            <text:p>0</text:p>
          </table:table-cell>
          <table:table-cell office:value-type="float" office:value="26810.5">
            <text:p>26810.5</text:p>
          </table:table-cell>
          <table:table-cell/>
        </table:table-row>
        <table:table-row table:style-name="ro1">
          <table:table-cell office:value-type="float" office:value="0.00000199526">
            <text:p>2.00E-006</text:p>
          </table:table-cell>
          <table:table-cell office:value-type="float" office:value="10.7242">
            <text:p>10.72</text:p>
          </table:table-cell>
          <table:table-cell office:value-type="float" office:value="5.00021">
            <text:p>5</text:p>
          </table:table-cell>
          <table:table-cell office:value-type="float" office:value="0.00000675336">
            <text:p>6.75E-006</text:p>
          </table:table-cell>
          <table:table-cell office:value-type="float" office:value="-0.053236">
            <text:p>-0.05</text:p>
          </table:table-cell>
          <table:table-cell office:value-type="float" office:value="114969">
            <text:p>114969</text:p>
          </table:table-cell>
          <table:table-cell office:value-type="float" office:value="0.000355928">
            <text:p>0</text:p>
          </table:table-cell>
          <table:table-cell office:value-type="float" office:value="22992.9">
            <text:p>22992.9</text:p>
          </table:table-cell>
          <table:table-cell/>
        </table:table-row>
        <table:table-row table:style-name="ro1">
          <table:table-cell office:value-type="float" office:value="0.00000251189">
            <text:p>2.51E-006</text:p>
          </table:table-cell>
          <table:table-cell office:value-type="float" office:value="10.5704">
            <text:p>10.57</text:p>
          </table:table-cell>
          <table:table-cell office:value-type="float" office:value="5.00034">
            <text:p>5</text:p>
          </table:table-cell>
          <table:table-cell office:value-type="float" office:value="0.00000675412">
            <text:p>6.75E-006</text:p>
          </table:table-cell>
          <table:table-cell office:value-type="float" office:value="-0.0532359">
            <text:p>-0.05</text:p>
          </table:table-cell>
          <table:table-cell office:value-type="float" office:value="98579.6">
            <text:p>98579.6</text:p>
          </table:table-cell>
          <table:table-cell office:value-type="float" office:value="0.000415114">
            <text:p>0</text:p>
          </table:table-cell>
          <table:table-cell office:value-type="float" office:value="19714.6">
            <text:p>19714.6</text:p>
          </table:table-cell>
          <table:table-cell/>
        </table:table-row>
        <table:table-row table:style-name="ro1">
          <table:table-cell office:value-type="float" office:value="0.00000316228">
            <text:p>3.16E-006</text:p>
          </table:table-cell>
          <table:table-cell office:value-type="float" office:value="10.4164">
            <text:p>10.42</text:p>
          </table:table-cell>
          <table:table-cell office:value-type="float" office:value="5.00033">
            <text:p>5</text:p>
          </table:table-cell>
          <table:table-cell office:value-type="float" office:value="0.00000675403">
            <text:p>6.75E-006</text:p>
          </table:table-cell>
          <table:table-cell office:value-type="float" office:value="-0.0532357">
            <text:p>-0.05</text:p>
          </table:table-cell>
          <table:table-cell office:value-type="float" office:value="84509.5">
            <text:p>84509.5</text:p>
          </table:table-cell>
          <table:table-cell office:value-type="float" office:value="0.000484225">
            <text:p>0</text:p>
          </table:table-cell>
          <table:table-cell office:value-type="float" office:value="16900.8">
            <text:p>16900.8</text:p>
          </table:table-cell>
          <table:table-cell/>
        </table:table-row>
        <table:table-row table:style-name="ro1">
          <table:table-cell office:value-type="float" office:value="0.00000398107">
            <text:p>3.98E-006</text:p>
          </table:table-cell>
          <table:table-cell office:value-type="float" office:value="10.2623">
            <text:p>10.26</text:p>
          </table:table-cell>
          <table:table-cell office:value-type="float" office:value="5.00049">
            <text:p>5</text:p>
          </table:table-cell>
          <table:table-cell office:value-type="float" office:value="0.00000675499">
            <text:p>6.75E-006</text:p>
          </table:table-cell>
          <table:table-cell office:value-type="float" office:value="-0.0532354">
            <text:p>-0.05</text:p>
          </table:table-cell>
          <table:table-cell office:value-type="float" office:value="72440.4">
            <text:p>72440.4</text:p>
          </table:table-cell>
          <table:table-cell office:value-type="float" office:value="0.000564919">
            <text:p>0</text:p>
          </table:table-cell>
          <table:table-cell office:value-type="float" office:value="14486.6">
            <text:p>14486.6</text:p>
          </table:table-cell>
          <table:table-cell/>
        </table:table-row>
        <table:table-row table:style-name="ro1">
          <table:table-cell office:value-type="float" office:value="0.00000501187">
            <text:p>5.01E-006</text:p>
          </table:table-cell>
          <table:table-cell office:value-type="float" office:value="10.108">
            <text:p>10.11</text:p>
          </table:table-cell>
          <table:table-cell office:value-type="float" office:value="5.0002">
            <text:p>5</text:p>
          </table:table-cell>
          <table:table-cell office:value-type="float" office:value="0.00000675328">
            <text:p>6.75E-006</text:p>
          </table:table-cell>
          <table:table-cell office:value-type="float" office:value="-0.0532351">
            <text:p>-0.05</text:p>
          </table:table-cell>
          <table:table-cell office:value-type="float" office:value="62082.5">
            <text:p>62082.5</text:p>
          </table:table-cell>
          <table:table-cell office:value-type="float" office:value="0.000659131">
            <text:p>0</text:p>
          </table:table-cell>
          <table:table-cell office:value-type="float" office:value="12416">
            <text:p>12416</text:p>
          </table:table-cell>
          <table:table-cell/>
        </table:table-row>
        <table:table-row table:style-name="ro1">
          <table:table-cell office:value-type="float" office:value="0.00000630957">
            <text:p>6.31E-006</text:p>
          </table:table-cell>
          <table:table-cell office:value-type="float" office:value="9.9537">
            <text:p>9.95</text:p>
          </table:table-cell>
          <table:table-cell office:value-type="float" office:value="5.00034">
            <text:p>5</text:p>
          </table:table-cell>
          <table:table-cell office:value-type="float" office:value="0.00000675408">
            <text:p>6.75E-006</text:p>
          </table:table-cell>
          <table:table-cell office:value-type="float" office:value="-0.0532347">
            <text:p>-0.05</text:p>
          </table:table-cell>
          <table:table-cell office:value-type="float" office:value="53205.6">
            <text:p>53205.6</text:p>
          </table:table-cell>
          <table:table-cell office:value-type="float" office:value="0.000769121">
            <text:p>0</text:p>
          </table:table-cell>
          <table:table-cell office:value-type="float" office:value="10640.4">
            <text:p>10640.4</text:p>
          </table:table-cell>
          <table:table-cell/>
        </table:table-row>
        <table:table-row table:style-name="ro1">
          <table:table-cell office:value-type="float" office:value="0.00000794328">
            <text:p>7.94E-006</text:p>
          </table:table-cell>
          <table:table-cell office:value-type="float" office:value="9.7993">
            <text:p>9.8</text:p>
          </table:table-cell>
          <table:table-cell office:value-type="float" office:value="5.00032">
            <text:p>5</text:p>
          </table:table-cell>
          <table:table-cell office:value-type="float" office:value="0.00000675397">
            <text:p>6.75E-006</text:p>
          </table:table-cell>
          <table:table-cell office:value-type="float" office:value="-0.0532342">
            <text:p>-0.05</text:p>
          </table:table-cell>
          <table:table-cell office:value-type="float" office:value="45593.4">
            <text:p>45593.4</text:p>
          </table:table-cell>
          <table:table-cell office:value-type="float" office:value="0.000897526">
            <text:p>0</text:p>
          </table:table-cell>
          <table:table-cell office:value-type="float" office:value="9118.11">
            <text:p>9118.11</text:p>
          </table:table-cell>
          <table:table-cell/>
        </table:table-row>
        <table:table-row table:style-name="ro1">
          <table:table-cell office:value-type="float" office:value="0.00001">
            <text:p>1.00E-005</text:p>
          </table:table-cell>
          <table:table-cell office:value-type="float" office:value="9.6448">
            <text:p>9.64</text:p>
          </table:table-cell>
          <table:table-cell office:value-type="float" office:value="5.00007">
            <text:p>5</text:p>
          </table:table-cell>
          <table:table-cell office:value-type="float" office:value="0.00000675253">
            <text:p>6.75E-006</text:p>
          </table:table-cell>
          <table:table-cell office:value-type="float" office:value="-0.0532336">
            <text:p>-0.05</text:p>
          </table:table-cell>
          <table:table-cell office:value-type="float" office:value="39066.4">
            <text:p>39066.4</text:p>
          </table:table-cell>
          <table:table-cell office:value-type="float" office:value="0.00104743">
            <text:p>0</text:p>
          </table:table-cell>
          <table:table-cell office:value-type="float" office:value="7813.18">
            <text:p>7813.18</text:p>
          </table:table-cell>
          <table:table-cell/>
        </table:table-row>
        <table:table-row table:style-name="ro1">
          <table:table-cell office:value-type="float" office:value="0.0000125893">
            <text:p>1.26E-005</text:p>
          </table:table-cell>
          <table:table-cell office:value-type="float" office:value="9.4903">
            <text:p>9.49</text:p>
          </table:table-cell>
          <table:table-cell office:value-type="float" office:value="5.00004">
            <text:p>5</text:p>
          </table:table-cell>
          <table:table-cell office:value-type="float" office:value="0.00000675236">
            <text:p>6.75E-006</text:p>
          </table:table-cell>
          <table:table-cell office:value-type="float" office:value="-0.0532328">
            <text:p>-0.05</text:p>
          </table:table-cell>
          <table:table-cell office:value-type="float" office:value="33473.8">
            <text:p>33473.8</text:p>
          </table:table-cell>
          <table:table-cell office:value-type="float" office:value="0.00122241">
            <text:p>0</text:p>
          </table:table-cell>
          <table:table-cell office:value-type="float" office:value="6694.71">
            <text:p>6694.71</text:p>
          </table:table-cell>
          <table:table-cell/>
        </table:table-row>
        <table:table-row table:style-name="ro1">
          <table:table-cell office:value-type="float" office:value="0.0000158489">
            <text:p>1.58E-005</text:p>
          </table:table-cell>
          <table:table-cell office:value-type="float" office:value="9.3358">
            <text:p>9.34</text:p>
          </table:table-cell>
          <table:table-cell office:value-type="float" office:value="5.00018">
            <text:p>5</text:p>
          </table:table-cell>
          <table:table-cell office:value-type="float" office:value="0.00000675319">
            <text:p>6.75E-006</text:p>
          </table:table-cell>
          <table:table-cell office:value-type="float" office:value="-0.0532318">
            <text:p>-0.05</text:p>
          </table:table-cell>
          <table:table-cell office:value-type="float" office:value="28681.8">
            <text:p>28681.8</text:p>
          </table:table-cell>
          <table:table-cell office:value-type="float" office:value="0.00142668">
            <text:p>0</text:p>
          </table:table-cell>
          <table:table-cell office:value-type="float" office:value="5736.15">
            <text:p>5736.15</text:p>
          </table:table-cell>
          <table:table-cell/>
        </table:table-row>
        <table:table-row table:style-name="ro1">
          <table:table-cell office:value-type="float" office:value="0.0000199526">
            <text:p>2.00E-005</text:p>
          </table:table-cell>
          <table:table-cell office:value-type="float" office:value="9.1813">
            <text:p>9.18</text:p>
          </table:table-cell>
          <table:table-cell office:value-type="float" office:value="5.00047">
            <text:p>5</text:p>
          </table:table-cell>
          <table:table-cell office:value-type="float" office:value="0.00000675483">
            <text:p>6.75E-006</text:p>
          </table:table-cell>
          <table:table-cell office:value-type="float" office:value="-0.0532306">
            <text:p>-0.05</text:p>
          </table:table-cell>
          <table:table-cell office:value-type="float" office:value="24575.8">
            <text:p>24575.8</text:p>
          </table:table-cell>
          <table:table-cell office:value-type="float" office:value="0.00166513">
            <text:p>0</text:p>
          </table:table-cell>
          <table:table-cell office:value-type="float" office:value="4914.71">
            <text:p>4914.71</text:p>
          </table:table-cell>
          <table:table-cell/>
        </table:table-row>
        <table:table-row table:style-name="ro1">
          <table:table-cell office:value-type="float" office:value="0.0000251189">
            <text:p>2.51E-005</text:p>
          </table:table-cell>
          <table:table-cell office:value-type="float" office:value="9.0267">
            <text:p>9.03</text:p>
          </table:table-cell>
          <table:table-cell office:value-type="float" office:value="5.00036">
            <text:p>5</text:p>
          </table:table-cell>
          <table:table-cell office:value-type="float" office:value="0.00000675421">
            <text:p>6.75E-006</text:p>
          </table:table-cell>
          <table:table-cell office:value-type="float" office:value="-0.053229">
            <text:p>-0.05</text:p>
          </table:table-cell>
          <table:table-cell office:value-type="float" office:value="21055.5">
            <text:p>21055.5</text:p>
          </table:table-cell>
          <table:table-cell office:value-type="float" office:value="0.00194348">
            <text:p>0</text:p>
          </table:table-cell>
          <table:table-cell office:value-type="float" office:value="4210.81">
            <text:p>4210.81</text:p>
          </table:table-cell>
          <table:table-cell/>
        </table:table-row>
        <table:table-row table:style-name="ro1">
          <table:table-cell office:value-type="float" office:value="0.0000316228">
            <text:p>3.16E-005</text:p>
          </table:table-cell>
          <table:table-cell office:value-type="float" office:value="8.8721">
            <text:p>8.87</text:p>
          </table:table-cell>
          <table:table-cell office:value-type="float" office:value="5.00034">
            <text:p>5</text:p>
          </table:table-cell>
          <table:table-cell office:value-type="float" office:value="0.0000067541">
            <text:p>6.75E-006</text:p>
          </table:table-cell>
          <table:table-cell office:value-type="float" office:value="-0.053227">
            <text:p>-0.05</text:p>
          </table:table-cell>
          <table:table-cell office:value-type="float" office:value="18039.5">
            <text:p>18039.5</text:p>
          </table:table-cell>
          <table:table-cell office:value-type="float" office:value="0.00226839">
            <text:p>0</text:p>
          </table:table-cell>
          <table:table-cell office:value-type="float" office:value="3607.65">
            <text:p>3607.65</text:p>
          </table:table-cell>
          <table:table-cell/>
        </table:table-row>
        <table:table-row table:style-name="ro1">
          <table:table-cell office:value-type="float" office:value="0.0000398107">
            <text:p>3.98E-005</text:p>
          </table:table-cell>
          <table:table-cell office:value-type="float" office:value="8.7175">
            <text:p>8.72</text:p>
          </table:table-cell>
          <table:table-cell office:value-type="float" office:value="5.0004">
            <text:p>5</text:p>
          </table:table-cell>
          <table:table-cell office:value-type="float" office:value="0.00000675442">
            <text:p>6.75E-006</text:p>
          </table:table-cell>
          <table:table-cell office:value-type="float" office:value="-0.0532245">
            <text:p>-0.05</text:p>
          </table:table-cell>
          <table:table-cell office:value-type="float" office:value="15455.5">
            <text:p>15455.5</text:p>
          </table:table-cell>
          <table:table-cell office:value-type="float" office:value="0.00264765">
            <text:p>0</text:p>
          </table:table-cell>
          <table:table-cell office:value-type="float" office:value="3090.85">
            <text:p>3090.85</text:p>
          </table:table-cell>
          <table:table-cell/>
        </table:table-row>
        <table:table-row table:style-name="ro1">
          <table:table-cell office:value-type="float" office:value="0.0000501187">
            <text:p>5.01E-005</text:p>
          </table:table-cell>
          <table:table-cell office:value-type="float" office:value="8.5628">
            <text:p>8.56</text:p>
          </table:table-cell>
          <table:table-cell office:value-type="float" office:value="5.00001">
            <text:p>5</text:p>
          </table:table-cell>
          <table:table-cell office:value-type="float" office:value="0.00000675217">
            <text:p>6.75E-006</text:p>
          </table:table-cell>
          <table:table-cell office:value-type="float" office:value="-0.0532214">
            <text:p>-0.05</text:p>
          </table:table-cell>
          <table:table-cell office:value-type="float" office:value="13240.3">
            <text:p>13240.3</text:p>
          </table:table-cell>
          <table:table-cell office:value-type="float" office:value="0.00309035">
            <text:p>0</text:p>
          </table:table-cell>
          <table:table-cell office:value-type="float" office:value="2648.05">
            <text:p>2648.05</text:p>
          </table:table-cell>
          <table:table-cell/>
        </table:table-row>
        <table:table-row table:style-name="ro1">
          <table:table-cell office:value-type="float" office:value="0.0000630957">
            <text:p>6.31E-005</text:p>
          </table:table-cell>
          <table:table-cell office:value-type="float" office:value="8.4082">
            <text:p>8.41</text:p>
          </table:table-cell>
          <table:table-cell office:value-type="float" office:value="5.00017">
            <text:p>5</text:p>
          </table:table-cell>
          <table:table-cell office:value-type="float" office:value="0.00000675312">
            <text:p>6.75E-006</text:p>
          </table:table-cell>
          <table:table-cell office:value-type="float" office:value="-0.0532174">
            <text:p>-0.05</text:p>
          </table:table-cell>
          <table:table-cell office:value-type="float" office:value="11343.7">
            <text:p>11343.7</text:p>
          </table:table-cell>
          <table:table-cell office:value-type="float" office:value="0.0036071">
            <text:p>0</text:p>
          </table:table-cell>
          <table:table-cell office:value-type="float" office:value="2268.67">
            <text:p>2268.67</text:p>
          </table:table-cell>
          <table:table-cell/>
        </table:table-row>
        <table:table-row table:style-name="ro1">
          <table:table-cell office:value-type="float" office:value="0.0000794328">
            <text:p>7.94E-005</text:p>
          </table:table-cell>
          <table:table-cell office:value-type="float" office:value="8.2536">
            <text:p>8.25</text:p>
          </table:table-cell>
          <table:table-cell office:value-type="float" office:value="5.00038">
            <text:p>5</text:p>
          </table:table-cell>
          <table:table-cell office:value-type="float" office:value="0.00000675431">
            <text:p>6.75E-006</text:p>
          </table:table-cell>
          <table:table-cell office:value-type="float" office:value="-0.0532124">
            <text:p>-0.05</text:p>
          </table:table-cell>
          <table:table-cell office:value-type="float" office:value="9718.82">
            <text:p>9718.82</text:p>
          </table:table-cell>
          <table:table-cell office:value-type="float" office:value="0.00421027">
            <text:p>0</text:p>
          </table:table-cell>
          <table:table-cell office:value-type="float" office:value="1943.62">
            <text:p>1943.62</text:p>
          </table:table-cell>
          <table:table-cell/>
        </table:table-row>
        <table:table-row table:style-name="ro1">
          <table:table-cell table:style-name="Default" office:value-type="float" office:value="0.0001">
            <text:p>0</text:p>
          </table:table-cell>
          <table:table-cell office:value-type="float" office:value="8.0989">
            <text:p>8.1</text:p>
          </table:table-cell>
          <table:table-cell office:value-type="float" office:value="5.00012">
            <text:p>5</text:p>
          </table:table-cell>
          <table:table-cell office:value-type="float" office:value="0.0000067528">
            <text:p>6.75E-006</text:p>
          </table:table-cell>
          <table:table-cell office:value-type="float" office:value="-0.0532062">
            <text:p>-0.05</text:p>
          </table:table-cell>
          <table:table-cell office:value-type="float" office:value="8325.84">
            <text:p>8325.84</text:p>
          </table:table-cell>
          <table:table-cell office:value-type="float" office:value="0.00491433">
            <text:p>0</text:p>
          </table:table-cell>
          <table:table-cell office:value-type="float" office:value="1665.13">
            <text:p>1665.13</text:p>
          </table:table-cell>
          <table:table-cell/>
        </table:table-row>
        <table:table-row table:style-name="ro1">
          <table:table-cell table:style-name="Default" office:value-type="float" office:value="0.000125893">
            <text:p>0</text:p>
          </table:table-cell>
          <table:table-cell office:value-type="float" office:value="7.9443">
            <text:p>7.94</text:p>
          </table:table-cell>
          <table:table-cell office:value-type="float" office:value="5.00039">
            <text:p>5</text:p>
          </table:table-cell>
          <table:table-cell office:value-type="float" office:value="0.0000067544">
            <text:p>6.75E-006</text:p>
          </table:table-cell>
          <table:table-cell office:value-type="float" office:value="-0.0531983">
            <text:p>-0.05</text:p>
          </table:table-cell>
          <table:table-cell office:value-type="float" office:value="7133.23">
            <text:p>7133.23</text:p>
          </table:table-cell>
          <table:table-cell office:value-type="float" office:value="0.00573613">
            <text:p>0.01</text:p>
          </table:table-cell>
          <table:table-cell office:value-type="float" office:value="1426.53">
            <text:p>1426.53</text:p>
          </table:table-cell>
          <table:table-cell/>
        </table:table-row>
        <table:table-row table:style-name="ro1">
          <table:table-cell table:style-name="Default" office:value-type="float" office:value="0.000158489">
            <text:p>0</text:p>
          </table:table-cell>
          <table:table-cell office:value-type="float" office:value="7.7896">
            <text:p>7.79</text:p>
          </table:table-cell>
          <table:table-cell office:value-type="float" office:value="5.0002">
            <text:p>5</text:p>
          </table:table-cell>
          <table:table-cell office:value-type="float" office:value="0.00000675328">
            <text:p>6.75E-006</text:p>
          </table:table-cell>
          <table:table-cell office:value-type="float" office:value="-0.0531884">
            <text:p>-0.05</text:p>
          </table:table-cell>
          <table:table-cell office:value-type="float" office:value="6110.84">
            <text:p>6110.84</text:p>
          </table:table-cell>
          <table:table-cell office:value-type="float" office:value="0.00669535">
            <text:p>0.01</text:p>
          </table:table-cell>
          <table:table-cell office:value-type="float" office:value="1222.12">
            <text:p>1222.12</text:p>
          </table:table-cell>
          <table:table-cell/>
        </table:table-row>
        <table:table-row table:style-name="ro1">
          <table:table-cell table:style-name="Default" office:value-type="float" office:value="0.000199526">
            <text:p>0</text:p>
          </table:table-cell>
          <table:table-cell office:value-type="float" office:value="7.6349">
            <text:p>7.63</text:p>
          </table:table-cell>
          <table:table-cell office:value-type="float" office:value="5.00004">
            <text:p>5</text:p>
          </table:table-cell>
          <table:table-cell office:value-type="float" office:value="0.00000675235">
            <text:p>6.75E-006</text:p>
          </table:table-cell>
          <table:table-cell office:value-type="float" office:value="-0.0531759">
            <text:p>-0.05</text:p>
          </table:table-cell>
          <table:table-cell office:value-type="float" office:value="5234.99">
            <text:p>5234.99</text:p>
          </table:table-cell>
          <table:table-cell office:value-type="float" office:value="0.00781497">
            <text:p>0.01</text:p>
          </table:table-cell>
          <table:table-cell office:value-type="float" office:value="1046.99">
            <text:p>1046.99</text:p>
          </table:table-cell>
          <table:table-cell/>
        </table:table-row>
        <table:table-row table:style-name="ro1">
          <table:table-cell table:style-name="Default" office:value-type="float" office:value="0.000251189">
            <text:p>0</text:p>
          </table:table-cell>
          <table:table-cell office:value-type="float" office:value="7.4803">
            <text:p>7.48</text:p>
          </table:table-cell>
          <table:table-cell office:value-type="float" office:value="5.00042">
            <text:p>5</text:p>
          </table:table-cell>
          <table:table-cell office:value-type="float" office:value="0.00000675453">
            <text:p>6.75E-006</text:p>
          </table:table-cell>
          <table:table-cell office:value-type="float" office:value="-0.0531602">
            <text:p>-0.05</text:p>
          </table:table-cell>
          <table:table-cell office:value-type="float" office:value="4485.11">
            <text:p>4485.11</text:p>
          </table:table-cell>
          <table:table-cell office:value-type="float" office:value="0.00912177">
            <text:p>0.01</text:p>
          </table:table-cell>
          <table:table-cell office:value-type="float" office:value="896.948">
            <text:p>896.95</text:p>
          </table:table-cell>
          <table:table-cell/>
        </table:table-row>
        <table:table-row table:style-name="ro1">
          <table:table-cell table:style-name="Default" office:value-type="float" office:value="0.000316228">
            <text:p>0</text:p>
          </table:table-cell>
          <table:table-cell office:value-type="float" office:value="7.3256">
            <text:p>7.33</text:p>
          </table:table-cell>
          <table:table-cell office:value-type="float" office:value="5.00033">
            <text:p>5</text:p>
          </table:table-cell>
          <table:table-cell office:value-type="float" office:value="0.00000675402">
            <text:p>6.75E-006</text:p>
          </table:table-cell>
          <table:table-cell office:value-type="float" office:value="-0.0531405">
            <text:p>-0.05</text:p>
          </table:table-cell>
          <table:table-cell office:value-type="float" office:value="3842.27">
            <text:p>3842.27</text:p>
          </table:table-cell>
          <table:table-cell office:value-type="float" office:value="0.010647">
            <text:p>0.01</text:p>
          </table:table-cell>
          <table:table-cell office:value-type="float" office:value="768.404">
            <text:p>768.4</text:p>
          </table:table-cell>
          <table:table-cell/>
        </table:table-row>
        <table:table-row table:style-name="ro1">
          <table:table-cell table:style-name="Default" office:value-type="float" office:value="0.000398107">
            <text:p>0</text:p>
          </table:table-cell>
          <table:table-cell office:value-type="float" office:value="7.1709">
            <text:p>7.17</text:p>
          </table:table-cell>
          <table:table-cell office:value-type="float" office:value="5.00029">
            <text:p>5</text:p>
          </table:table-cell>
          <table:table-cell office:value-type="float" office:value="0.00000675377">
            <text:p>6.75E-006</text:p>
          </table:table-cell>
          <table:table-cell office:value-type="float" office:value="-0.0531157">
            <text:p>-0.05</text:p>
          </table:table-cell>
          <table:table-cell office:value-type="float" office:value="3291.57">
            <text:p>3291.57</text:p>
          </table:table-cell>
          <table:table-cell office:value-type="float" office:value="0.0124272">
            <text:p>0.01</text:p>
          </table:table-cell>
          <table:table-cell office:value-type="float" office:value="658.275">
            <text:p>658.28</text:p>
          </table:table-cell>
          <table:table-cell/>
        </table:table-row>
        <table:table-row table:style-name="ro1">
          <table:table-cell table:style-name="Default" office:value-type="float" office:value="0.000501187">
            <text:p>0</text:p>
          </table:table-cell>
          <table:table-cell office:value-type="float" office:value="7.0162">
            <text:p>7.02</text:p>
          </table:table-cell>
          <table:table-cell office:value-type="float" office:value="5.0003">
            <text:p>5</text:p>
          </table:table-cell>
          <table:table-cell office:value-type="float" office:value="0.00000675382">
            <text:p>6.75E-006</text:p>
          </table:table-cell>
          <table:table-cell office:value-type="float" office:value="-0.0530845">
            <text:p>-0.05</text:p>
          </table:table-cell>
          <table:table-cell office:value-type="float" office:value="2819.79">
            <text:p>2819.79</text:p>
          </table:table-cell>
          <table:table-cell office:value-type="float" office:value="0.014505">
            <text:p>0.01</text:p>
          </table:table-cell>
          <table:table-cell office:value-type="float" office:value="563.925">
            <text:p>563.93</text:p>
          </table:table-cell>
          <table:table-cell/>
        </table:table-row>
        <table:table-row table:style-name="ro1">
          <table:table-cell table:style-name="Default" office:value-type="float" office:value="0.000630957">
            <text:p>0</text:p>
          </table:table-cell>
          <table:table-cell office:value-type="float" office:value="6.8615">
            <text:p>6.86</text:p>
          </table:table-cell>
          <table:table-cell office:value-type="float" office:value="5.00038">
            <text:p>5</text:p>
          </table:table-cell>
          <table:table-cell office:value-type="float" office:value="0.00000675423">
            <text:p>6.75E-006</text:p>
          </table:table-cell>
          <table:table-cell office:value-type="float" office:value="-0.0530453">
            <text:p>-0.05</text:p>
          </table:table-cell>
          <table:table-cell office:value-type="float" office:value="2415.64">
            <text:p>2415.64</text:p>
          </table:table-cell>
          <table:table-cell office:value-type="float" office:value="0.0169298">
            <text:p>0.02</text:p>
          </table:table-cell>
          <table:table-cell office:value-type="float" office:value="483.091">
            <text:p>483.09</text:p>
          </table:table-cell>
          <table:table-cell/>
        </table:table-row>
        <table:table-row table:style-name="ro1">
          <table:table-cell table:style-name="Default" office:value-type="float" office:value="0.000794328">
            <text:p>0</text:p>
          </table:table-cell>
          <table:table-cell office:value-type="float" office:value="6.7067">
            <text:p>6.71</text:p>
          </table:table-cell>
          <table:table-cell office:value-type="float" office:value="5.00004">
            <text:p>5</text:p>
          </table:table-cell>
          <table:table-cell office:value-type="float" office:value="0.00000675218">
            <text:p>6.75E-006</text:p>
          </table:table-cell>
          <table:table-cell office:value-type="float" office:value="-0.052996">
            <text:p>-0.05</text:p>
          </table:table-cell>
          <table:table-cell office:value-type="float" office:value="2069.2">
            <text:p>2069.2</text:p>
          </table:table-cell>
          <table:table-cell office:value-type="float" office:value="0.0197597">
            <text:p>0.02</text:p>
          </table:table-cell>
          <table:table-cell office:value-type="float" office:value="413.838">
            <text:p>413.84</text:p>
          </table:table-cell>
          <table:table-cell/>
        </table:table-row>
        <table:table-row table:style-name="ro1">
          <table:table-cell table:style-name="Default" office:value-type="float" office:value="0.001">
            <text:p>0</text:p>
          </table:table-cell>
          <table:table-cell office:value-type="float" office:value="6.552">
            <text:p>6.55</text:p>
          </table:table-cell>
          <table:table-cell office:value-type="float" office:value="5.00029">
            <text:p>5</text:p>
          </table:table-cell>
          <table:table-cell office:value-type="float" office:value="0.00000675359">
            <text:p>6.75E-006</text:p>
          </table:table-cell>
          <table:table-cell office:value-type="float" office:value="-0.0529341">
            <text:p>-0.05</text:p>
          </table:table-cell>
          <table:table-cell office:value-type="float" office:value="1772.63">
            <text:p>1772.63</text:p>
          </table:table-cell>
          <table:table-cell office:value-type="float" office:value="0.0230621">
            <text:p>0.02</text:p>
          </table:table-cell>
          <table:table-cell office:value-type="float" office:value="354.505">
            <text:p>354.51</text:p>
          </table:table-cell>
          <table:table-cell/>
        </table:table-row>
        <table:table-row table:style-name="ro1">
          <table:table-cell table:style-name="Default" office:value-type="float" office:value="0.00125893">
            <text:p>0</text:p>
          </table:table-cell>
          <table:table-cell office:value-type="float" office:value="6.3972">
            <text:p>6.4</text:p>
          </table:table-cell>
          <table:table-cell office:value-type="float" office:value="5.00016">
            <text:p>5</text:p>
          </table:table-cell>
          <table:table-cell office:value-type="float" office:value="0.00000675276">
            <text:p>6.75E-006</text:p>
          </table:table-cell>
          <table:table-cell office:value-type="float" office:value="-0.0528564">
            <text:p>-0.05</text:p>
          </table:table-cell>
          <table:table-cell office:value-type="float" office:value="1518.41">
            <text:p>1518.41</text:p>
          </table:table-cell>
          <table:table-cell office:value-type="float" office:value="0.0269156">
            <text:p>0.03</text:p>
          </table:table-cell>
          <table:table-cell office:value-type="float" office:value="303.672">
            <text:p>303.67</text:p>
          </table:table-cell>
          <table:table-cell/>
        </table:table-row>
        <table:table-row table:style-name="ro1">
          <table:table-cell table:style-name="Default" office:value-type="float" office:value="0.00158489">
            <text:p>0</text:p>
          </table:table-cell>
          <table:table-cell office:value-type="float" office:value="6.2424">
            <text:p>6.24</text:p>
          </table:table-cell>
          <table:table-cell office:value-type="float" office:value="5.00019">
            <text:p>5</text:p>
          </table:table-cell>
          <table:table-cell office:value-type="float" office:value="0.00000675277">
            <text:p>6.75E-006</text:p>
          </table:table-cell>
          <table:table-cell office:value-type="float" office:value="-0.052759">
            <text:p>-0.05</text:p>
          </table:table-cell>
          <table:table-cell office:value-type="float" office:value="1300.65">
            <text:p>1300.65</text:p>
          </table:table-cell>
          <table:table-cell office:value-type="float" office:value="0.0314118">
            <text:p>0.03</text:p>
          </table:table-cell>
          <table:table-cell office:value-type="float" office:value="260.12">
            <text:p>260.12</text:p>
          </table:table-cell>
          <table:table-cell/>
        </table:table-row>
        <table:table-row table:style-name="ro1">
          <table:table-cell table:style-name="Default" office:value-type="float" office:value="0.00199526">
            <text:p>0</text:p>
          </table:table-cell>
          <table:table-cell office:value-type="float" office:value="6.0876">
            <text:p>6.09</text:p>
          </table:table-cell>
          <table:table-cell office:value-type="float" office:value="5.0004">
            <text:p>5</text:p>
          </table:table-cell>
          <table:table-cell office:value-type="float" office:value="0.0000067538">
            <text:p>6.75E-006</text:p>
          </table:table-cell>
          <table:table-cell office:value-type="float" office:value="-0.0526368">
            <text:p>-0.05</text:p>
          </table:table-cell>
          <table:table-cell office:value-type="float" office:value="1114.12">
            <text:p>1114.12</text:p>
          </table:table-cell>
          <table:table-cell office:value-type="float" office:value="0.0366574">
            <text:p>0.04</text:p>
          </table:table-cell>
          <table:table-cell office:value-type="float" office:value="222.806">
            <text:p>222.81</text:p>
          </table:table-cell>
          <table:table-cell/>
        </table:table-row>
        <table:table-row table:style-name="ro1">
          <table:table-cell table:style-name="Default" office:value-type="float" office:value="0.00251189">
            <text:p>0</text:p>
          </table:table-cell>
          <table:table-cell office:value-type="float" office:value="5.9327">
            <text:p>5.93</text:p>
          </table:table-cell>
          <table:table-cell office:value-type="float" office:value="5.00035">
            <text:p>5</text:p>
          </table:table-cell>
          <table:table-cell office:value-type="float" office:value="0.0000067532">
            <text:p>6.75E-006</text:p>
          </table:table-cell>
          <table:table-cell office:value-type="float" office:value="-0.0524838">
            <text:p>-0.05</text:p>
          </table:table-cell>
          <table:table-cell office:value-type="float" office:value="954.244">
            <text:p>954.24</text:p>
          </table:table-cell>
          <table:table-cell office:value-type="float" office:value="0.0427764">
            <text:p>0.04</text:p>
          </table:table-cell>
          <table:table-cell office:value-type="float" office:value="190.835">
            <text:p>190.84</text:p>
          </table:table-cell>
          <table:table-cell/>
        </table:table-row>
        <table:table-row table:style-name="ro1">
          <table:table-cell table:style-name="Default" office:value-type="float" office:value="0.00316228">
            <text:p>0</text:p>
          </table:table-cell>
          <table:table-cell office:value-type="float" office:value="5.7777">
            <text:p>5.78</text:p>
          </table:table-cell>
          <table:table-cell office:value-type="float" office:value="5.0001">
            <text:p>5</text:p>
          </table:table-cell>
          <table:table-cell office:value-type="float" office:value="0.00000675127">
            <text:p>6.75E-006</text:p>
          </table:table-cell>
          <table:table-cell office:value-type="float" office:value="-0.0522923">
            <text:p>-0.05</text:p>
          </table:table-cell>
          <table:table-cell office:value-type="float" office:value="817.229">
            <text:p>817.23</text:p>
          </table:table-cell>
          <table:table-cell office:value-type="float" office:value="0.0499131">
            <text:p>0.05</text:p>
          </table:table-cell>
          <table:table-cell office:value-type="float" office:value="163.443">
            <text:p>163.44</text:p>
          </table:table-cell>
          <table:table-cell/>
        </table:table-row>
        <table:table-row table:style-name="ro1">
          <table:table-cell table:style-name="Default" office:value-type="float" office:value="0.00398107">
            <text:p>0</text:p>
          </table:table-cell>
          <table:table-cell office:value-type="float" office:value="5.6227">
            <text:p>5.62</text:p>
          </table:table-cell>
          <table:table-cell office:value-type="float" office:value="5.00021">
            <text:p>5</text:p>
          </table:table-cell>
          <table:table-cell office:value-type="float" office:value="0.00000675128">
            <text:p>6.75E-006</text:p>
          </table:table-cell>
          <table:table-cell office:value-type="float" office:value="-0.052053">
            <text:p>-0.05</text:p>
          </table:table-cell>
          <table:table-cell office:value-type="float" office:value="699.887">
            <text:p>699.89</text:p>
          </table:table-cell>
          <table:table-cell office:value-type="float" office:value="0.0582349">
            <text:p>0.06</text:p>
          </table:table-cell>
          <table:table-cell office:value-type="float" office:value="139.971">
            <text:p>139.97</text:p>
          </table:table-cell>
          <table:table-cell/>
        </table:table-row>
        <table:table-row table:style-name="ro1">
          <table:table-cell table:style-name="Default" office:value-type="float" office:value="0.00501187">
            <text:p>0.01</text:p>
          </table:table-cell>
          <table:table-cell office:value-type="float" office:value="5.4676">
            <text:p>5.47</text:p>
          </table:table-cell>
          <table:table-cell office:value-type="float" office:value="5.00029">
            <text:p>5</text:p>
          </table:table-cell>
          <table:table-cell office:value-type="float" office:value="0.00000675076">
            <text:p>6.75E-006</text:p>
          </table:table-cell>
          <table:table-cell office:value-type="float" office:value="-0.0517544">
            <text:p>-0.05</text:p>
          </table:table-cell>
          <table:table-cell office:value-type="float" office:value="599.334">
            <text:p>599.33</text:p>
          </table:table-cell>
          <table:table-cell office:value-type="float" office:value="0.067936">
            <text:p>0.07</text:p>
          </table:table-cell>
          <table:table-cell office:value-type="float" office:value="119.86">
            <text:p>119.86</text:p>
          </table:table-cell>
          <table:table-cell/>
        </table:table-row>
        <table:table-row table:style-name="ro1">
          <table:table-cell table:style-name="Default" office:value-type="float" office:value="0.00630957">
            <text:p>0.01</text:p>
          </table:table-cell>
          <table:table-cell office:value-type="float" office:value="5.3124">
            <text:p>5.31</text:p>
          </table:table-cell>
          <table:table-cell office:value-type="float" office:value="5.00045">
            <text:p>5</text:p>
          </table:table-cell>
          <table:table-cell office:value-type="float" office:value="0.00000675023">
            <text:p>6.75E-006</text:p>
          </table:table-cell>
          <table:table-cell office:value-type="float" office:value="-0.0513823">
            <text:p>-0.05</text:p>
          </table:table-cell>
          <table:table-cell office:value-type="float" office:value="513.176">
            <text:p>513.18</text:p>
          </table:table-cell>
          <table:table-cell office:value-type="float" office:value="0.0792409">
            <text:p>0.08</text:p>
          </table:table-cell>
          <table:table-cell office:value-type="float" office:value="102.626">
            <text:p>102.63</text:p>
          </table:table-cell>
          <table:table-cell/>
        </table:table-row>
        <table:table-row table:style-name="ro1">
          <table:table-cell table:style-name="Default" office:value-type="float" office:value="0.00794328">
            <text:p>0.01</text:p>
          </table:table-cell>
          <table:table-cell office:value-type="float" office:value="5.157">
            <text:p>5.16</text:p>
          </table:table-cell>
          <table:table-cell office:value-type="float" office:value="5.00033">
            <text:p>5</text:p>
          </table:table-cell>
          <table:table-cell office:value-type="float" office:value="0.00000674743">
            <text:p>6.75E-006</text:p>
          </table:table-cell>
          <table:table-cell office:value-type="float" office:value="-0.0509197">
            <text:p>-0.05</text:p>
          </table:table-cell>
          <table:table-cell office:value-type="float" office:value="439.316">
            <text:p>439.32</text:p>
          </table:table-cell>
          <table:table-cell office:value-type="float" office:value="0.0924089">
            <text:p>0.09</text:p>
          </table:table-cell>
          <table:table-cell office:value-type="float" office:value="87.8574">
            <text:p>87.86</text:p>
          </table:table-cell>
          <table:table-cell/>
        </table:table-row>
      </table:table>
      <table:table table:name="Sheet6" table:style-name="ta1" table:print="false">
        <office:forms form:automatic-focus="false" form:apply-design-mode="false"/>
        <table:table-column table:style-name="co3" table:number-columns-repeated="3" table:default-cell-style-name="ce4"/>
        <table:table-column table:style-name="co2" table:default-cell-style-name="Default"/>
        <table:table-column table:style-name="co3" table:number-columns-repeated="2" table:default-cell-style-name="ce4"/>
        <table:table-row table:style-name="ro2">
          <table:table-cell table:style-name="Default" office:value-type="string">
            <text:p>ring4.c derk4.c Output</text:p>
          </table:table-cell>
          <table:table-cell table:style-name="Default" office:value-type="string">
            <text:p>Comparison with theoretical expectation that Kr/K0 = (1-T/Tc)^ep</text:p>
          </table:table-cell>
          <table:table-cell table:style-name="ce5"/>
          <table:table-cell/>
          <table:table-cell table:style-name="Default" table:number-columns-repeated="2"/>
        </table:table-row>
        <table:table-row table:style-name="ro3">
          <table:table-cell table:style-name="Default" table:number-columns-repeated="2"/>
          <table:table-cell table:style-name="ce5" office:value-type="string">
            <text:p>ep = 0.67168</text:p>
          </table:table-cell>
          <table:table-cell/>
          <table:table-cell table:style-name="Default"/>
          <table:table-cell table:style-name="Default" office:value-type="string">
            <text:p>ring.c derk.c Output</text:p>
          </table:table-cell>
        </table:table-row>
        <table:table-row table:style-name="ro3">
          <table:table-cell table:style-name="ce2" office:value-type="string">
            <text:p>1-T/Tc</text:p>
          </table:table-cell>
          <table:table-cell table:style-name="ce2" office:value-type="string">
            <text:p>Kr/K0</text:p>
          </table:table-cell>
          <table:table-cell table:style-name="ce2" office:value-type="string">
            <text:p>(1-T/Tc)^ep</text:p>
          </table:table-cell>
          <table:table-cell/>
          <table:table-cell table:style-name="Default"/>
          <table:table-cell table:style-name="ce2" office:value-type="string">
            <text:p>Kr/K0</text:p>
          </table:table-cell>
        </table:table-row>
        <table:table-row table:style-name="ro1">
          <table:table-cell office:value-type="float" office:value="0.00000001">
            <text:p>0.000000010000</text:p>
          </table:table-cell>
          <table:table-cell office:value-type="float" office:value="0.000017228">
            <text:p>0.000017228000</text:p>
          </table:table-cell>
          <table:table-cell table:formula="oooc:=[.A4]^0.67168" office:value-type="float" office:value="0.00000423213974849273">
            <text:p>0.000004232140</text:p>
          </table:table-cell>
          <table:table-cell/>
          <table:table-cell office:value-type="float" office:value="0.00000001">
            <text:p>0.000000010000</text:p>
          </table:table-cell>
          <table:table-cell office:value-type="float" office:value="0.0000101079">
            <text:p>0.000010107900</text:p>
          </table:table-cell>
        </table:table-row>
        <table:table-row table:style-name="ro1">
          <table:table-cell office:value-type="float" office:value="0.0000000125893">
            <text:p>0.000000012589</text:p>
          </table:table-cell>
          <table:table-cell office:value-type="float" office:value="0.0000185581">
            <text:p>0.000018558100</text:p>
          </table:table-cell>
          <table:table-cell table:formula="oooc:=[.A5]^0.67168" office:value-type="float" office:value="0.00000494002404873868">
            <text:p>0.000004940024</text:p>
          </table:table-cell>
          <table:table-cell/>
          <table:table-cell office:value-type="float" office:value="0.0000000125893">
            <text:p>0.000000012589</text:p>
          </table:table-cell>
          <table:table-cell office:value-type="float" office:value="0.0000117986">
            <text:p>0.000011798600</text:p>
          </table:table-cell>
        </table:table-row>
        <table:table-row table:style-name="ro1">
          <table:table-cell office:value-type="float" office:value="0.0000000158489">
            <text:p>0.000000015849</text:p>
          </table:table-cell>
          <table:table-cell office:value-type="float" office:value="0.0000201693">
            <text:p>0.000020169300</text:p>
          </table:table-cell>
          <table:table-cell table:formula="oooc:=[.A6]^0.67168" office:value-type="float" office:value="0.00000576627582165952">
            <text:p>0.000005766276</text:p>
          </table:table-cell>
          <table:table-cell/>
          <table:table-cell office:value-type="float" office:value="0.0000000158489">
            <text:p>0.000000015849</text:p>
          </table:table-cell>
          <table:table-cell office:value-type="float" office:value="0.0000137721">
            <text:p>0.000013772100</text:p>
          </table:table-cell>
        </table:table-row>
        <table:table-row table:style-name="ro1">
          <table:table-cell office:value-type="float" office:value="0.0000000199526">
            <text:p>0.000000019953</text:p>
          </table:table-cell>
          <table:table-cell office:value-type="float" office:value="0.0000221124">
            <text:p>0.000022112400</text:p>
          </table:table-cell>
          <table:table-cell table:formula="oooc:=[.A7]^0.67168" office:value-type="float" office:value="0.00000673075312565519">
            <text:p>0.000006730753</text:p>
          </table:table-cell>
          <table:table-cell/>
          <table:table-cell office:value-type="float" office:value="0.0000000199526">
            <text:p>0.000000019953</text:p>
          </table:table-cell>
          <table:table-cell office:value-type="float" office:value="0.0000160757">
            <text:p>0.000016075700</text:p>
          </table:table-cell>
        </table:table-row>
        <table:table-row table:style-name="ro1">
          <table:table-cell office:value-type="float" office:value="0.0000000251189">
            <text:p>0.000000025119</text:p>
          </table:table-cell>
          <table:table-cell office:value-type="float" office:value="0.0000244461">
            <text:p>0.000024446100</text:p>
          </table:table-cell>
          <table:table-cell table:formula="oooc:=[.A8]^0.67168" office:value-type="float" office:value="0.00000785655969029256">
            <text:p>0.000007856560</text:p>
          </table:table-cell>
          <table:table-cell/>
          <table:table-cell office:value-type="float" office:value="0.0000000251189">
            <text:p>0.000000025119</text:p>
          </table:table-cell>
          <table:table-cell office:value-type="float" office:value="0.0000187645">
            <text:p>0.000018764500</text:p>
          </table:table-cell>
        </table:table-row>
        <table:table-row table:style-name="ro1">
          <table:table-cell office:value-type="float" office:value="0.0000000316228">
            <text:p>0.000000031623</text:p>
          </table:table-cell>
          <table:table-cell office:value-type="float" office:value="0.000027238">
            <text:p>0.000027238000</text:p>
          </table:table-cell>
          <table:table-cell table:formula="oooc:=[.A9]^0.67168" office:value-type="float" office:value="0.00000917065204886227">
            <text:p>0.000009170652</text:p>
          </table:table-cell>
          <table:table-cell/>
          <table:table-cell office:value-type="float" office:value="0.0000000316228">
            <text:p>0.000000031623</text:p>
          </table:table-cell>
          <table:table-cell office:value-type="float" office:value="0.0000219031">
            <text:p>0.000021903100</text:p>
          </table:table-cell>
        </table:table-row>
        <table:table-row table:style-name="ro1">
          <table:table-cell office:value-type="float" office:value="0.0000000398107">
            <text:p>0.000000039811</text:p>
          </table:table-cell>
          <table:table-cell office:value-type="float" office:value="0.0000305656">
            <text:p>0.000030565600</text:p>
          </table:table-cell>
          <table:table-cell table:formula="oooc:=[.A10]^0.67168" office:value-type="float" office:value="0.00001070453668935">
            <text:p>0.000010704537</text:p>
          </table:table-cell>
          <table:table-cell/>
          <table:table-cell office:value-type="float" office:value="0.0000000398107">
            <text:p>0.000000039811</text:p>
          </table:table-cell>
          <table:table-cell office:value-type="float" office:value="0.0000255667">
            <text:p>0.000025566700</text:p>
          </table:table-cell>
        </table:table-row>
        <table:table-row table:style-name="ro1">
          <table:table-cell office:value-type="float" office:value="0.0000000501187">
            <text:p>0.000000050119</text:p>
          </table:table-cell>
          <table:table-cell office:value-type="float" office:value="0.000034519">
            <text:p>0.000034519000</text:p>
          </table:table-cell>
          <table:table-cell table:formula="oooc:=[.A11]^0.67168" office:value-type="float" office:value="0.00001249498859408">
            <text:p>0.000012494989</text:p>
          </table:table-cell>
          <table:table-cell/>
          <table:table-cell office:value-type="float" office:value="0.0000000501187">
            <text:p>0.000000050119</text:p>
          </table:table-cell>
          <table:table-cell office:value-type="float" office:value="0.0000298431">
            <text:p>0.000029843100</text:p>
          </table:table-cell>
        </table:table-row>
        <table:table-row table:style-name="ro1">
          <table:table-cell office:value-type="float" office:value="0.0000000630957">
            <text:p>0.000000063096</text:p>
          </table:table-cell>
          <table:table-cell office:value-type="float" office:value="0.0000392019">
            <text:p>0.000039201900</text:p>
          </table:table-cell>
          <table:table-cell table:formula="oooc:=[.A12]^0.67168" office:value-type="float" office:value="0.0000145849129284377">
            <text:p>0.000014584913</text:p>
          </table:table-cell>
          <table:table-cell/>
          <table:table-cell office:value-type="float" office:value="0.0000000630957">
            <text:p>0.000000063096</text:p>
          </table:table-cell>
          <table:table-cell office:value-type="float" office:value="0.0000348348">
            <text:p>0.000034834800</text:p>
          </table:table-cell>
        </table:table-row>
        <table:table-row table:style-name="ro1">
          <table:table-cell office:value-type="float" office:value="0.0000000794328">
            <text:p>0.000000079433</text:p>
          </table:table-cell>
          <table:table-cell office:value-type="float" office:value="0.0000447351">
            <text:p>0.000044735100</text:p>
          </table:table-cell>
          <table:table-cell table:formula="oooc:=[.A13]^0.67168" office:value-type="float" office:value="0.00001702440388151">
            <text:p>0.000017024404</text:p>
          </table:table-cell>
          <table:table-cell/>
          <table:table-cell office:value-type="float" office:value="0.0000000794328">
            <text:p>0.000000079433</text:p>
          </table:table-cell>
          <table:table-cell office:value-type="float" office:value="0.0000406613">
            <text:p>0.000040661300</text:p>
          </table:table-cell>
        </table:table-row>
        <table:table-row table:style-name="ro1">
          <table:table-cell office:value-type="float" office:value="0.0000001">
            <text:p>0.000000100000</text:p>
          </table:table-cell>
          <table:table-cell office:value-type="float" office:value="0.0000512587">
            <text:p>0.000051258700</text:p>
          </table:table-cell>
          <table:table-cell table:formula="oooc:=[.A14]^0.67168" office:value-type="float" office:value="0.0000198719277729134">
            <text:p>0.000019871928</text:p>
          </table:table-cell>
          <table:table-cell/>
          <table:table-cell office:value-type="float" office:value="0.0000001">
            <text:p>0.000000100000</text:p>
          </table:table-cell>
          <table:table-cell office:value-type="float" office:value="0.0000474625">
            <text:p>0.000047462500</text:p>
          </table:table-cell>
        </table:table-row>
        <table:table-row table:style-name="ro1">
          <table:table-cell office:value-type="float" office:value="0.000000125893">
            <text:p>0.000000125893</text:p>
          </table:table-cell>
          <table:table-cell office:value-type="float" office:value="0.0000589359">
            <text:p>0.000058935900</text:p>
          </table:table-cell>
          <table:table-cell table:formula="oooc:=[.A15]^0.67168" office:value-type="float" office:value="0.0000231957843849444">
            <text:p>0.000023195784</text:p>
          </table:table-cell>
          <table:table-cell/>
          <table:table-cell office:value-type="float" office:value="0.000000125893">
            <text:p>0.000000125893</text:p>
          </table:table-cell>
          <table:table-cell office:value-type="float" office:value="0.0000554012">
            <text:p>0.000055401200</text:p>
          </table:table-cell>
        </table:table-row>
        <table:table-row table:style-name="ro1">
          <table:table-cell office:value-type="float" office:value="0.000000158489">
            <text:p>0.000000158489</text:p>
          </table:table-cell>
          <table:table-cell office:value-type="float" office:value="0.0000679569">
            <text:p>0.000067956900</text:p>
          </table:table-cell>
          <table:table-cell table:formula="oooc:=[.A16]^0.67168" office:value-type="float" office:value="0.0000270754331039103">
            <text:p>0.000027075433</text:p>
          </table:table-cell>
          <table:table-cell/>
          <table:table-cell office:value-type="float" office:value="0.000000158489">
            <text:p>0.000000158489</text:p>
          </table:table-cell>
          <table:table-cell office:value-type="float" office:value="0.0000646678">
            <text:p>0.000064667800</text:p>
          </table:table-cell>
        </table:table-row>
        <table:table-row table:style-name="ro1">
          <table:table-cell office:value-type="float" office:value="0.000000199526">
            <text:p>0.000000199526</text:p>
          </table:table-cell>
          <table:table-cell office:value-type="float" office:value="0.0000785434">
            <text:p>0.000078543400</text:p>
          </table:table-cell>
          <table:table-cell table:formula="oooc:=[.A17]^0.67168" office:value-type="float" office:value="0.0000316041170469304">
            <text:p>0.000031604117</text:p>
          </table:table-cell>
          <table:table-cell/>
          <table:table-cell office:value-type="float" office:value="0.000000199526">
            <text:p>0.000000199526</text:p>
          </table:table-cell>
          <table:table-cell office:value-type="float" office:value="0.0000754844">
            <text:p>0.000075484400</text:p>
          </table:table-cell>
        </table:table-row>
        <table:table-row table:style-name="ro1">
          <table:table-cell office:value-type="float" office:value="0.000000251189">
            <text:p>0.000000251189</text:p>
          </table:table-cell>
          <table:table-cell office:value-type="float" office:value="0.0000909544">
            <text:p>0.000090954400</text:p>
          </table:table-cell>
          <table:table-cell table:formula="oooc:=[.A18]^0.67168" office:value-type="float" office:value="0.0000368903193153487">
            <text:p>0.000036890319</text:p>
          </table:table-cell>
          <table:table-cell/>
          <table:table-cell office:value-type="float" office:value="0.000000251189">
            <text:p>0.000000251189</text:p>
          </table:table-cell>
          <table:table-cell office:value-type="float" office:value="0.0000881101">
            <text:p>0.000088110100</text:p>
          </table:table-cell>
        </table:table-row>
        <table:table-row table:style-name="ro1">
          <table:table-cell office:value-type="float" office:value="0.000000316228">
            <text:p>0.000000316228</text:p>
          </table:table-cell>
          <table:table-cell office:value-type="float" office:value="0.000105492">
            <text:p>0.000105492000</text:p>
          </table:table-cell>
          <table:table-cell table:formula="oooc:=[.A19]^0.67168" office:value-type="float" office:value="0.0000430606137735444">
            <text:p>0.000043060614</text:p>
          </table:table-cell>
          <table:table-cell/>
          <table:table-cell office:value-type="float" office:value="0.000000316228">
            <text:p>0.000000316228</text:p>
          </table:table-cell>
          <table:table-cell office:value-type="float" office:value="0.000102848">
            <text:p>0.000102848000</text:p>
          </table:table-cell>
        </table:table-row>
        <table:table-row table:style-name="ro1">
          <table:table-cell office:value-type="float" office:value="0.000000398107">
            <text:p>0.000000398107</text:p>
          </table:table-cell>
          <table:table-cell office:value-type="float" office:value="0.000122508">
            <text:p>0.000122508000</text:p>
          </table:table-cell>
          <table:table-cell table:formula="oooc:=[.A20]^0.67168" office:value-type="float" office:value="0.0000502629385074119">
            <text:p>0.000050262939</text:p>
          </table:table-cell>
          <table:table-cell/>
          <table:table-cell office:value-type="float" office:value="0.000000398107">
            <text:p>0.000000398107</text:p>
          </table:table-cell>
          <table:table-cell office:value-type="float" office:value="0.00012005">
            <text:p>0.000120050000</text:p>
          </table:table-cell>
        </table:table-row>
        <table:table-row table:style-name="ro1">
          <table:table-cell office:value-type="float" office:value="0.000000501187">
            <text:p>0.000000501187</text:p>
          </table:table-cell>
          <table:table-cell office:value-type="float" office:value="0.000142415">
            <text:p>0.000142415000</text:p>
          </table:table-cell>
          <table:table-cell table:formula="oooc:=[.A21]^0.67168" office:value-type="float" office:value="0.0000586699697129248">
            <text:p>0.000058669970</text:p>
          </table:table-cell>
          <table:table-cell/>
          <table:table-cell office:value-type="float" office:value="0.000000501187">
            <text:p>0.000000501187</text:p>
          </table:table-cell>
          <table:table-cell office:value-type="float" office:value="0.00014013">
            <text:p>0.000140130000</text:p>
          </table:table-cell>
        </table:table-row>
        <table:table-row table:style-name="ro1">
          <table:table-cell office:value-type="float" office:value="0.000000630957">
            <text:p>0.000000630957</text:p>
          </table:table-cell>
          <table:table-cell office:value-type="float" office:value="0.000165693">
            <text:p>0.000165693000</text:p>
          </table:table-cell>
          <table:table-cell table:formula="oooc:=[.A22]^0.67168" office:value-type="float" office:value="0.000068483167738345">
            <text:p>0.000068483168</text:p>
          </table:table-cell>
          <table:table-cell/>
          <table:table-cell office:value-type="float" office:value="0.000000630957">
            <text:p>0.000000630957</text:p>
          </table:table-cell>
          <table:table-cell office:value-type="float" office:value="0.000163569">
            <text:p>0.000163569000</text:p>
          </table:table-cell>
        </table:table-row>
        <table:table-row table:style-name="ro1">
          <table:table-cell office:value-type="float" office:value="0.000000794328">
            <text:p>0.000000794328</text:p>
          </table:table-cell>
          <table:table-cell office:value-type="float" office:value="0.000192903">
            <text:p>0.000192903000</text:p>
          </table:table-cell>
          <table:table-cell table:formula="oooc:=[.A23]^0.67168" office:value-type="float" office:value="0.0000799377488493286">
            <text:p>0.000079937749</text:p>
          </table:table-cell>
          <table:table-cell/>
          <table:table-cell office:value-type="float" office:value="0.000000794328">
            <text:p>0.000000794328</text:p>
          </table:table-cell>
          <table:table-cell office:value-type="float" office:value="0.000190928">
            <text:p>0.000190928000</text:p>
          </table:table-cell>
        </table:table-row>
        <table:table-row table:style-name="ro1">
          <table:table-cell office:value-type="float" office:value="0.000001">
            <text:p>0.000001000000</text:p>
          </table:table-cell>
          <table:table-cell office:value-type="float" office:value="0.000224701">
            <text:p>0.000224701000</text:p>
          </table:table-cell>
          <table:table-cell table:formula="oooc:=[.A24]^0.67168" office:value-type="float" office:value="0.00009330824048344">
            <text:p>0.000093308240</text:p>
          </table:table-cell>
          <table:table-cell/>
          <table:table-cell office:value-type="float" office:value="0.000001">
            <text:p>0.000001000000</text:p>
          </table:table-cell>
          <table:table-cell office:value-type="float" office:value="0.000222863">
            <text:p>0.000222863000</text:p>
          </table:table-cell>
        </table:table-row>
        <table:table-row table:style-name="ro1">
          <table:table-cell office:value-type="float" office:value="0.00000125893">
            <text:p>0.000001258930</text:p>
          </table:table-cell>
          <table:table-cell office:value-type="float" office:value="0.000261851">
            <text:p>0.000261851000</text:p>
          </table:table-cell>
          <table:table-cell table:formula="oooc:=[.A25]^0.67168" office:value-type="float" office:value="0.000108915342906115">
            <text:p>0.000108915343</text:p>
          </table:table-cell>
          <table:table-cell/>
          <table:table-cell office:value-type="float" office:value="0.00000125893">
            <text:p>0.000001258930</text:p>
          </table:table-cell>
          <table:table-cell office:value-type="float" office:value="0.00026014">
            <text:p>0.000260140000</text:p>
          </table:table-cell>
        </table:table-row>
        <table:table-row table:style-name="ro1">
          <table:table-cell office:value-type="float" office:value="0.00000158489">
            <text:p>0.000001584890</text:p>
          </table:table-cell>
          <table:table-cell office:value-type="float" office:value="0.000305246">
            <text:p>0.000305246000</text:p>
          </table:table-cell>
          <table:table-cell table:formula="oooc:=[.A26]^0.67168" office:value-type="float" office:value="0.000127132156080828">
            <text:p>0.000127132156</text:p>
          </table:table-cell>
          <table:table-cell/>
          <table:table-cell office:value-type="float" office:value="0.00000158489">
            <text:p>0.000001584890</text:p>
          </table:table-cell>
          <table:table-cell office:value-type="float" office:value="0.000303652">
            <text:p>0.000303652000</text:p>
          </table:table-cell>
        </table:table-row>
        <table:table-row table:style-name="ro1">
          <table:table-cell office:value-type="float" office:value="0.00000199526">
            <text:p>0.000001995260</text:p>
          </table:table-cell>
          <table:table-cell office:value-type="float" office:value="0.000355928">
            <text:p>0.000355928000</text:p>
          </table:table-cell>
          <table:table-cell table:formula="oooc:=[.A27]^0.67168" office:value-type="float" office:value="0.000148396501204142">
            <text:p>0.000148396501</text:p>
          </table:table-cell>
          <table:table-cell/>
          <table:table-cell office:value-type="float" office:value="0.00000199526">
            <text:p>0.000001995260</text:p>
          </table:table-cell>
          <table:table-cell office:value-type="float" office:value="0.000354442">
            <text:p>0.000354442000</text:p>
          </table:table-cell>
        </table:table-row>
        <table:table-row table:style-name="ro1">
          <table:table-cell office:value-type="float" office:value="0.00000251189">
            <text:p>0.000002511890</text:p>
          </table:table-cell>
          <table:table-cell office:value-type="float" office:value="0.000415114">
            <text:p>0.000415114000</text:p>
          </table:table-cell>
          <table:table-cell table:formula="oooc:=[.A28]^0.67168" office:value-type="float" office:value="0.000173217758514568">
            <text:p>0.000173217759</text:p>
          </table:table-cell>
          <table:table-cell/>
          <table:table-cell office:value-type="float" office:value="0.00000251189">
            <text:p>0.000002511890</text:p>
          </table:table-cell>
          <table:table-cell office:value-type="float" office:value="0.000413727">
            <text:p>0.000413727000</text:p>
          </table:table-cell>
        </table:table-row>
        <table:table-row table:style-name="ro1">
          <table:table-cell office:value-type="float" office:value="0.00000316228">
            <text:p>0.000003162280</text:p>
          </table:table-cell>
          <table:table-cell office:value-type="float" office:value="0.000484225">
            <text:p>0.000484225000</text:p>
          </table:table-cell>
          <table:table-cell table:formula="oooc:=[.A29]^0.67168" office:value-type="float" office:value="0.0002021902530676">
            <text:p>0.000202190253</text:p>
          </table:table-cell>
          <table:table-cell/>
          <table:table-cell office:value-type="float" office:value="0.00000316228">
            <text:p>0.000003162280</text:p>
          </table:table-cell>
          <table:table-cell office:value-type="float" office:value="0.000482928">
            <text:p>0.000482928000</text:p>
          </table:table-cell>
        </table:table-row>
        <table:table-row table:style-name="ro1">
          <table:table-cell office:value-type="float" office:value="0.00000398107">
            <text:p>0.000003981070</text:p>
          </table:table-cell>
          <table:table-cell office:value-type="float" office:value="0.000564919">
            <text:p>0.000564919000</text:p>
          </table:table-cell>
          <table:table-cell table:formula="oooc:=[.A30]^0.67168" office:value-type="float" office:value="0.000236008625194715">
            <text:p>0.000236008625</text:p>
          </table:table-cell>
          <table:table-cell/>
          <table:table-cell office:value-type="float" office:value="0.00000398107">
            <text:p>0.000003981070</text:p>
          </table:table-cell>
          <table:table-cell office:value-type="float" office:value="0.000563704">
            <text:p>0.000563704000</text:p>
          </table:table-cell>
        </table:table-row>
        <table:table-row table:style-name="ro1">
          <table:table-cell office:value-type="float" office:value="0.00000501187">
            <text:p>0.000005011870</text:p>
          </table:table-cell>
          <table:table-cell office:value-type="float" office:value="0.000659131">
            <text:p>0.000659131000</text:p>
          </table:table-cell>
          <table:table-cell table:formula="oooc:=[.A31]^0.67168" office:value-type="float" office:value="0.000275483672529832">
            <text:p>0.000275483673</text:p>
          </table:table-cell>
          <table:table-cell/>
          <table:table-cell office:value-type="float" office:value="0.00000501187">
            <text:p>0.000005011870</text:p>
          </table:table-cell>
          <table:table-cell office:value-type="float" office:value="0.00065799">
            <text:p>0.000657990000</text:p>
          </table:table-cell>
        </table:table-row>
        <table:table-row table:style-name="ro1">
          <table:table-cell office:value-type="float" office:value="0.00000630957">
            <text:p>0.000006309570</text:p>
          </table:table-cell>
          <table:table-cell office:value-type="float" office:value="0.000769121">
            <text:p>0.000769121000</text:p>
          </table:table-cell>
          <table:table-cell table:formula="oooc:=[.A32]^0.67168" office:value-type="float" office:value="0.000321561348119797">
            <text:p>0.000321561348</text:p>
          </table:table-cell>
          <table:table-cell/>
          <table:table-cell office:value-type="float" office:value="0.00000630957">
            <text:p>0.000006309570</text:p>
          </table:table-cell>
          <table:table-cell office:value-type="float" office:value="0.000768047">
            <text:p>0.000768047000</text:p>
          </table:table-cell>
        </table:table-row>
        <table:table-row table:style-name="ro1">
          <table:table-cell office:value-type="float" office:value="0.00000794328">
            <text:p>0.000007943280</text:p>
          </table:table-cell>
          <table:table-cell office:value-type="float" office:value="0.000897526">
            <text:p>0.000897526000</text:p>
          </table:table-cell>
          <table:table-cell table:formula="oooc:=[.A33]^0.67168" office:value-type="float" office:value="0.000375346105248272">
            <text:p>0.000375346105</text:p>
          </table:table-cell>
          <table:table-cell/>
          <table:table-cell office:value-type="float" office:value="0.00000794328">
            <text:p>0.000007943280</text:p>
          </table:table-cell>
          <table:table-cell office:value-type="float" office:value="0.000896513">
            <text:p>0.000896513000</text:p>
          </table:table-cell>
        </table:table-row>
        <table:table-row table:style-name="ro1">
          <table:table-cell office:value-type="float" office:value="0.00001">
            <text:p>0.000010000000</text:p>
          </table:table-cell>
          <table:table-cell office:value-type="float" office:value="0.00104743">
            <text:p>0.001047430000</text:p>
          </table:table-cell>
          <table:table-cell table:formula="oooc:=[.A34]^0.67168" office:value-type="float" office:value="0.000438126982022493">
            <text:p>0.000438126982</text:p>
          </table:table-cell>
          <table:table-cell/>
          <table:table-cell office:value-type="float" office:value="0.00001">
            <text:p>0.000010000000</text:p>
          </table:table-cell>
          <table:table-cell office:value-type="float" office:value="0.00104647">
            <text:p>0.001046470000</text:p>
          </table:table-cell>
        </table:table-row>
        <table:table-row table:style-name="ro1">
          <table:table-cell office:value-type="float" office:value="0.0000125893">
            <text:p>0.000012589300</text:p>
          </table:table-cell>
          <table:table-cell office:value-type="float" office:value="0.00122241">
            <text:p>0.001222410000</text:p>
          </table:table-cell>
          <table:table-cell table:formula="oooc:=[.A35]^0.67168" office:value-type="float" office:value="0.000511409820141985">
            <text:p>0.000511409820</text:p>
          </table:table-cell>
          <table:table-cell/>
          <table:table-cell office:value-type="float" office:value="0.0000125893">
            <text:p>0.000012589300</text:p>
          </table:table-cell>
          <table:table-cell office:value-type="float" office:value="0.0012215">
            <text:p>0.001221500000</text:p>
          </table:table-cell>
        </table:table-row>
        <table:table-row table:style-name="ro1">
          <table:table-cell office:value-type="float" office:value="0.0000158489">
            <text:p>0.000015848900</text:p>
          </table:table-cell>
          <table:table-cell office:value-type="float" office:value="0.00142668">
            <text:p>0.001426680000</text:p>
          </table:table-cell>
          <table:table-cell table:formula="oooc:=[.A36]^0.67168" office:value-type="float" office:value="0.000596946503043222">
            <text:p>0.000596946503</text:p>
          </table:table-cell>
          <table:table-cell/>
          <table:table-cell office:value-type="float" office:value="0.0000158489">
            <text:p>0.000015848900</text:p>
          </table:table-cell>
          <table:table-cell office:value-type="float" office:value="0.00142581">
            <text:p>0.001425810000</text:p>
          </table:table-cell>
        </table:table-row>
        <table:table-row table:style-name="ro1">
          <table:table-cell office:value-type="float" office:value="0.0000199526">
            <text:p>0.000019952600</text:p>
          </table:table-cell>
          <table:table-cell office:value-type="float" office:value="0.00166513">
            <text:p>0.001665130000</text:p>
          </table:table-cell>
          <table:table-cell table:formula="oooc:=[.A37]^0.67168" office:value-type="float" office:value="0.000696792811421699">
            <text:p>0.000696792811</text:p>
          </table:table-cell>
          <table:table-cell/>
          <table:table-cell office:value-type="float" office:value="0.0000199526">
            <text:p>0.000019952600</text:p>
          </table:table-cell>
          <table:table-cell office:value-type="float" office:value="0.00166429">
            <text:p>0.001664290000</text:p>
          </table:table-cell>
        </table:table-row>
        <table:table-row table:style-name="ro1">
          <table:table-cell office:value-type="float" office:value="0.0000251189">
            <text:p>0.000025118900</text:p>
          </table:table-cell>
          <table:table-cell office:value-type="float" office:value="0.00194348">
            <text:p>0.001943480000</text:p>
          </table:table-cell>
          <table:table-cell table:formula="oooc:=[.A38]^0.67168" office:value-type="float" office:value="0.00081334053002701">
            <text:p>0.000813340530</text:p>
          </table:table-cell>
          <table:table-cell/>
          <table:table-cell office:value-type="float" office:value="0.0000251189">
            <text:p>0.000025118900</text:p>
          </table:table-cell>
          <table:table-cell office:value-type="float" office:value="0.00194266">
            <text:p>0.001942660000</text:p>
          </table:table-cell>
        </table:table-row>
        <table:table-row table:style-name="ro1">
          <table:table-cell office:value-type="float" office:value="0.0000316228">
            <text:p>0.000031622800</text:p>
          </table:table-cell>
          <table:table-cell office:value-type="float" office:value="0.00226839">
            <text:p>0.002268390000</text:p>
          </table:table-cell>
          <table:table-cell table:formula="oooc:=[.A39]^0.67168" office:value-type="float" office:value="0.000949380300302557">
            <text:p>0.000949380300</text:p>
          </table:table-cell>
          <table:table-cell/>
          <table:table-cell office:value-type="float" office:value="0.0000316228">
            <text:p>0.000031622800</text:p>
          </table:table-cell>
          <table:table-cell office:value-type="float" office:value="0.00226759">
            <text:p>0.002267590000</text:p>
          </table:table-cell>
        </table:table-row>
        <table:table-row table:style-name="ro1">
          <table:table-cell office:value-type="float" office:value="0.0000398107">
            <text:p>0.000039810700</text:p>
          </table:table-cell>
          <table:table-cell office:value-type="float" office:value="0.00264765">
            <text:p>0.002647650000</text:p>
          </table:table-cell>
          <table:table-cell table:formula="oooc:=[.A40]^0.67168" office:value-type="float" office:value="0.00110817379206919">
            <text:p>0.001108173792</text:p>
          </table:table-cell>
          <table:table-cell/>
          <table:table-cell office:value-type="float" office:value="0.0000398107">
            <text:p>0.000039810700</text:p>
          </table:table-cell>
          <table:table-cell office:value-type="float" office:value="0.00264686">
            <text:p>0.002646860000</text:p>
          </table:table-cell>
        </table:table-row>
        <table:table-row table:style-name="ro1">
          <table:table-cell office:value-type="float" office:value="0.0000501187">
            <text:p>0.000050118700</text:p>
          </table:table-cell>
          <table:table-cell office:value-type="float" office:value="0.00309035">
            <text:p>0.003090350000</text:p>
          </table:table-cell>
          <table:table-cell table:formula="oooc:=[.A41]^0.67168" office:value-type="float" office:value="0.00129352808944445">
            <text:p>0.001293528089</text:p>
          </table:table-cell>
          <table:table-cell/>
          <table:table-cell office:value-type="float" office:value="0.0000501187">
            <text:p>0.000050118700</text:p>
          </table:table-cell>
          <table:table-cell office:value-type="float" office:value="0.00308956">
            <text:p>0.003089560000</text:p>
          </table:table-cell>
        </table:table-row>
        <table:table-row table:style-name="ro1">
          <table:table-cell office:value-type="float" office:value="0.0000630957">
            <text:p>0.000063095700</text:p>
          </table:table-cell>
          <table:table-cell office:value-type="float" office:value="0.0036071">
            <text:p>0.003607100000</text:p>
          </table:table-cell>
          <table:table-cell table:formula="oooc:=[.A42]^0.67168" office:value-type="float" office:value="0.00150988489609141">
            <text:p>0.001509884896</text:p>
          </table:table-cell>
          <table:table-cell/>
          <table:table-cell office:value-type="float" office:value="0.0000630957">
            <text:p>0.000063095700</text:p>
          </table:table-cell>
          <table:table-cell office:value-type="float" office:value="0.00360631">
            <text:p>0.003606310000</text:p>
          </table:table-cell>
        </table:table-row>
        <table:table-row table:style-name="ro1">
          <table:table-cell office:value-type="float" office:value="0.0000794328">
            <text:p>0.000079432800</text:p>
          </table:table-cell>
          <table:table-cell office:value-type="float" office:value="0.00421027">
            <text:p>0.004210270000</text:p>
          </table:table-cell>
          <table:table-cell table:formula="oooc:=[.A43]^0.67168" office:value-type="float" office:value="0.00176243015037357">
            <text:p>0.001762430150</text:p>
          </table:table-cell>
          <table:table-cell/>
          <table:table-cell office:value-type="float" office:value="0.0000794328">
            <text:p>0.000079432800</text:p>
          </table:table-cell>
          <table:table-cell office:value-type="float" office:value="0.00420947">
            <text:p>0.004209470000</text:p>
          </table:table-cell>
        </table:table-row>
        <table:table-row table:style-name="ro1">
          <table:table-cell office:value-type="float" office:value="0.0001">
            <text:p>0.000100000000</text:p>
          </table:table-cell>
          <table:table-cell office:value-type="float" office:value="0.00491433">
            <text:p>0.004914330000</text:p>
          </table:table-cell>
          <table:table-cell table:formula="oooc:=[.A44]^0.67168" office:value-type="float" office:value="0.00205721650501174">
            <text:p>0.002057216505</text:p>
          </table:table-cell>
          <table:table-cell/>
          <table:table-cell office:value-type="float" office:value="0.0001">
            <text:p>0.000100000000</text:p>
          </table:table-cell>
          <table:table-cell office:value-type="float" office:value="0.00491351">
            <text:p>0.004913510000</text:p>
          </table:table-cell>
        </table:table-row>
        <table:table-row table:style-name="ro1">
          <table:table-cell office:value-type="float" office:value="0.000125893">
            <text:p>0.000125893000</text:p>
          </table:table-cell>
          <table:table-cell office:value-type="float" office:value="0.00573613">
            <text:p>0.005736130000</text:p>
          </table:table-cell>
          <table:table-cell table:formula="oooc:=[.A45]^0.67168" office:value-type="float" office:value="0.00240131460966987">
            <text:p>0.002401314610</text:p>
          </table:table-cell>
          <table:table-cell/>
          <table:table-cell office:value-type="float" office:value="0.000125893">
            <text:p>0.000125893000</text:p>
          </table:table-cell>
          <table:table-cell office:value-type="float" office:value="0.00573528">
            <text:p>0.005735280000</text:p>
          </table:table-cell>
        </table:table-row>
        <table:table-row table:style-name="ro1">
          <table:table-cell office:value-type="float" office:value="0.000158489">
            <text:p>0.000158489000</text:p>
          </table:table-cell>
          <table:table-cell office:value-type="float" office:value="0.00669535">
            <text:p>0.006695350000</text:p>
          </table:table-cell>
          <table:table-cell table:formula="oooc:=[.A46]^0.67168" office:value-type="float" office:value="0.00280295039808005">
            <text:p>0.002802950398</text:p>
          </table:table-cell>
          <table:table-cell/>
          <table:table-cell office:value-type="float" office:value="0.000158489">
            <text:p>0.000158489000</text:p>
          </table:table-cell>
          <table:table-cell office:value-type="float" office:value="0.00669446">
            <text:p>0.006694460000</text:p>
          </table:table-cell>
        </table:table-row>
        <table:table-row table:style-name="ro1">
          <table:table-cell office:value-type="float" office:value="0.000199526">
            <text:p>0.000199526000</text:p>
          </table:table-cell>
          <table:table-cell office:value-type="float" office:value="0.00781497">
            <text:p>0.007814970000</text:p>
          </table:table-cell>
          <table:table-cell table:formula="oooc:=[.A47]^0.67168" office:value-type="float" office:value="0.00327177674749249">
            <text:p>0.003271776747</text:p>
          </table:table-cell>
          <table:table-cell/>
          <table:table-cell office:value-type="float" office:value="0.000199526">
            <text:p>0.000199526000</text:p>
          </table:table-cell>
          <table:table-cell office:value-type="float" office:value="0.00781402">
            <text:p>0.007814020000</text:p>
          </table:table-cell>
        </table:table-row>
        <table:table-row table:style-name="ro1">
          <table:table-cell office:value-type="float" office:value="0.000251189">
            <text:p>0.000251189000</text:p>
          </table:table-cell>
          <table:table-cell office:value-type="float" office:value="0.00912177">
            <text:p>0.009121770000</text:p>
          </table:table-cell>
          <table:table-cell table:formula="oooc:=[.A48]^0.67168" office:value-type="float" office:value="0.0038190242354913">
            <text:p>0.003819024235</text:p>
          </table:table-cell>
          <table:table-cell/>
          <table:table-cell office:value-type="float" office:value="0.000251189">
            <text:p>0.000251189000</text:p>
          </table:table-cell>
          <table:table-cell office:value-type="float" office:value="0.00912077">
            <text:p>0.009120770000</text:p>
          </table:table-cell>
        </table:table-row>
        <table:table-row table:style-name="ro1">
          <table:table-cell office:value-type="float" office:value="0.000316228">
            <text:p>0.000316228000</text:p>
          </table:table-cell>
          <table:table-cell office:value-type="float" office:value="0.010647">
            <text:p>0.010647000000</text:p>
          </table:table-cell>
          <table:table-cell table:formula="oooc:=[.A49]^0.67168" office:value-type="float" office:value="0.00445779626331061">
            <text:p>0.004457796263</text:p>
          </table:table-cell>
          <table:table-cell/>
          <table:table-cell office:value-type="float" office:value="0.000316228">
            <text:p>0.000316228000</text:p>
          </table:table-cell>
          <table:table-cell office:value-type="float" office:value="0.010646">
            <text:p>0.010646000000</text:p>
          </table:table-cell>
        </table:table-row>
        <table:table-row table:style-name="ro1">
          <table:table-cell office:value-type="float" office:value="0.000398107">
            <text:p>0.000398107000</text:p>
          </table:table-cell>
          <table:table-cell office:value-type="float" office:value="0.0124272">
            <text:p>0.012427200000</text:p>
          </table:table-cell>
          <table:table-cell table:formula="oooc:=[.A50]^0.67168" office:value-type="float" office:value="0.00520340793653553">
            <text:p>0.005203407937</text:p>
          </table:table-cell>
          <table:table-cell/>
          <table:table-cell office:value-type="float" office:value="0.000398107">
            <text:p>0.000398107000</text:p>
          </table:table-cell>
          <table:table-cell office:value-type="float" office:value="0.0124261">
            <text:p>0.012426100000</text:p>
          </table:table-cell>
        </table:table-row>
        <table:table-row table:style-name="ro1">
          <table:table-cell office:value-type="float" office:value="0.000501187">
            <text:p>0.000501187000</text:p>
          </table:table-cell>
          <table:table-cell office:value-type="float" office:value="0.014505">
            <text:p>0.014505000000</text:p>
          </table:table-cell>
          <table:table-cell table:formula="oooc:=[.A51]^0.67168" office:value-type="float" office:value="0.00607373534270213">
            <text:p>0.006073735343</text:p>
          </table:table-cell>
          <table:table-cell/>
          <table:table-cell office:value-type="float" office:value="0.000501187">
            <text:p>0.000501187000</text:p>
          </table:table-cell>
          <table:table-cell office:value-type="float" office:value="0.0145037">
            <text:p>0.014503700000</text:p>
          </table:table-cell>
        </table:table-row>
        <table:table-row table:style-name="ro1">
          <table:table-cell office:value-type="float" office:value="0.000630957">
            <text:p>0.000630957000</text:p>
          </table:table-cell>
          <table:table-cell office:value-type="float" office:value="0.0169298">
            <text:p>0.016929800000</text:p>
          </table:table-cell>
          <table:table-cell table:formula="oooc:=[.A52]^0.67168" office:value-type="float" office:value="0.0070896344127642">
            <text:p>0.007089634413</text:p>
          </table:table-cell>
          <table:table-cell/>
          <table:table-cell office:value-type="float" office:value="0.000630957">
            <text:p>0.000630957000</text:p>
          </table:table-cell>
          <table:table-cell office:value-type="float" office:value="0.0169284">
            <text:p>0.016928400000</text:p>
          </table:table-cell>
        </table:table-row>
        <table:table-row table:style-name="ro1">
          <table:table-cell office:value-type="float" office:value="0.000794328">
            <text:p>0.000794328000</text:p>
          </table:table-cell>
          <table:table-cell office:value-type="float" office:value="0.0197597">
            <text:p>0.019759700000</text:p>
          </table:table-cell>
          <table:table-cell table:formula="oooc:=[.A53]^0.67168" office:value-type="float" office:value="0.00827545561686655">
            <text:p>0.008275455617</text:p>
          </table:table-cell>
          <table:table-cell/>
          <table:table-cell office:value-type="float" office:value="0.000794328">
            <text:p>0.000794328000</text:p>
          </table:table-cell>
          <table:table-cell office:value-type="float" office:value="0.0197581">
            <text:p>0.019758100000</text:p>
          </table:table-cell>
        </table:table-row>
        <table:table-row table:style-name="ro1">
          <table:table-cell office:value-type="float" office:value="0.001">
            <text:p>0.001000000000</text:p>
          </table:table-cell>
          <table:table-cell office:value-type="float" office:value="0.0230621">
            <text:p>0.023062100000</text:p>
          </table:table-cell>
          <table:table-cell table:formula="oooc:=[.A54]^0.67168" office:value-type="float" office:value="0.00965961906513089">
            <text:p>0.009659619065</text:p>
          </table:table-cell>
          <table:table-cell/>
          <table:table-cell office:value-type="float" office:value="0.001">
            <text:p>0.001000000000</text:p>
          </table:table-cell>
          <table:table-cell office:value-type="float" office:value="0.0230603">
            <text:p>0.023060300000</text:p>
          </table:table-cell>
        </table:table-row>
        <table:table-row table:style-name="ro1">
          <table:table-cell office:value-type="float" office:value="0.00125893">
            <text:p>0.001258930000</text:p>
          </table:table-cell>
          <table:table-cell office:value-type="float" office:value="0.0269156">
            <text:p>0.026915600000</text:p>
          </table:table-cell>
          <table:table-cell table:formula="oooc:=[.A55]^0.67168" office:value-type="float" office:value="0.0112753248520199">
            <text:p>0.011275324852</text:p>
          </table:table-cell>
          <table:table-cell/>
          <table:table-cell office:value-type="float" office:value="0.00125893">
            <text:p>0.001258930000</text:p>
          </table:table-cell>
          <table:table-cell office:value-type="float" office:value="0.0269137">
            <text:p>0.026913700000</text:p>
          </table:table-cell>
        </table:table-row>
        <table:table-row table:style-name="ro1">
          <table:table-cell office:value-type="float" office:value="0.00158489">
            <text:p>0.001584890000</text:p>
          </table:table-cell>
          <table:table-cell office:value-type="float" office:value="0.0314118">
            <text:p>0.031411800000</text:p>
          </table:table-cell>
          <table:table-cell table:formula="oooc:=[.A56]^0.67168" office:value-type="float" office:value="0.0131611976852945">
            <text:p>0.013161197685</text:p>
          </table:table-cell>
          <table:table-cell/>
          <table:table-cell office:value-type="float" office:value="0.00158489">
            <text:p>0.001584890000</text:p>
          </table:table-cell>
          <table:table-cell office:value-type="float" office:value="0.0314097">
            <text:p>0.031409700000</text:p>
          </table:table-cell>
        </table:table-row>
        <table:table-row table:style-name="ro1">
          <table:table-cell office:value-type="float" office:value="0.00199526">
            <text:p>0.001995260000</text:p>
          </table:table-cell>
          <table:table-cell office:value-type="float" office:value="0.0366574">
            <text:p>0.036657400000</text:p>
          </table:table-cell>
          <table:table-cell table:formula="oooc:=[.A57]^0.67168" office:value-type="float" office:value="0.0153625624575426">
            <text:p>0.015362562458</text:p>
          </table:table-cell>
          <table:table-cell/>
          <table:table-cell office:value-type="float" office:value="0.00199526">
            <text:p>0.001995260000</text:p>
          </table:table-cell>
          <table:table-cell office:value-type="float" office:value="0.036655">
            <text:p>0.036655000000</text:p>
          </table:table-cell>
        </table:table-row>
        <table:table-row table:style-name="ro1">
          <table:table-cell office:value-type="float" office:value="0.00251189">
            <text:p>0.002511890000</text:p>
          </table:table-cell>
          <table:table-cell office:value-type="float" office:value="0.0427764">
            <text:p>0.042776400000</text:p>
          </table:table-cell>
          <table:table-cell table:formula="oooc:=[.A58]^0.67168" office:value-type="float" office:value="0.0179321521218002">
            <text:p>0.017932152122</text:p>
          </table:table-cell>
          <table:table-cell/>
          <table:table-cell office:value-type="float" office:value="0.00251189">
            <text:p>0.002511890000</text:p>
          </table:table-cell>
          <table:table-cell office:value-type="float" office:value="0.0427738">
            <text:p>0.042773800000</text:p>
          </table:table-cell>
        </table:table-row>
        <table:table-row table:style-name="ro1">
          <table:table-cell office:value-type="float" office:value="0.00316228">
            <text:p>0.003162280000</text:p>
          </table:table-cell>
          <table:table-cell office:value-type="float" office:value="0.0499131">
            <text:p>0.049913100000</text:p>
          </table:table-cell>
          <table:table-cell table:formula="oooc:=[.A59]^0.67168" office:value-type="float" office:value="0.0209314934371959">
            <text:p>0.020931493437</text:p>
          </table:table-cell>
          <table:table-cell/>
          <table:table-cell office:value-type="float" office:value="0.00316228">
            <text:p>0.003162280000</text:p>
          </table:table-cell>
          <table:table-cell office:value-type="float" office:value="0.0499102">
            <text:p>0.049910200000</text:p>
          </table:table-cell>
        </table:table-row>
        <table:table-row table:style-name="ro1">
          <table:table-cell office:value-type="float" office:value="0.00398107">
            <text:p>0.003981070000</text:p>
          </table:table-cell>
          <table:table-cell office:value-type="float" office:value="0.0582349">
            <text:p>0.058234900000</text:p>
          </table:table-cell>
          <table:table-cell table:formula="oooc:=[.A60]^0.67168" office:value-type="float" office:value="0.0244324981765228">
            <text:p>0.024432498177</text:p>
          </table:table-cell>
          <table:table-cell/>
          <table:table-cell office:value-type="float" office:value="0.00398107">
            <text:p>0.003981070000</text:p>
          </table:table-cell>
          <table:table-cell office:value-type="float" office:value="0.0582316">
            <text:p>0.058231600000</text:p>
          </table:table-cell>
        </table:table-row>
        <table:table-row table:style-name="ro1">
          <table:table-cell office:value-type="float" office:value="0.00501187">
            <text:p>0.005011870000</text:p>
          </table:table-cell>
          <table:table-cell office:value-type="float" office:value="0.067936">
            <text:p>0.067936000000</text:p>
          </table:table-cell>
          <table:table-cell table:formula="oooc:=[.A61]^0.67168" office:value-type="float" office:value="0.0285191031522421">
            <text:p>0.028519103152</text:p>
          </table:table-cell>
          <table:table-cell/>
          <table:table-cell office:value-type="float" office:value="0.00501187">
            <text:p>0.005011870000</text:p>
          </table:table-cell>
          <table:table-cell office:value-type="float" office:value="0.0679323">
            <text:p>0.067932300000</text:p>
          </table:table-cell>
        </table:table-row>
        <table:table-row table:style-name="ro1">
          <table:table-cell office:value-type="float" office:value="0.00630957">
            <text:p>0.006309570000</text:p>
          </table:table-cell>
          <table:table-cell office:value-type="float" office:value="0.0792409">
            <text:p>0.079240900000</text:p>
          </table:table-cell>
          <table:table-cell table:formula="oooc:=[.A62]^0.67168" office:value-type="float" office:value="0.0332892369721456">
            <text:p>0.033289236972</text:p>
          </table:table-cell>
          <table:table-cell/>
          <table:table-cell office:value-type="float" office:value="0.00630957">
            <text:p>0.006309570000</text:p>
          </table:table-cell>
          <table:table-cell office:value-type="float" office:value="0.0792367">
            <text:p>0.079236700000</text:p>
          </table:table-cell>
        </table:table-row>
        <table:table-row table:style-name="ro1">
          <table:table-cell office:value-type="float" office:value="0.00794328">
            <text:p>0.007943280000</text:p>
          </table:table-cell>
          <table:table-cell office:value-type="float" office:value="0.0924089">
            <text:p>0.092408900000</text:p>
          </table:table-cell>
          <table:table-cell table:formula="oooc:=[.A63]^0.67168" office:value-type="float" office:value="0.0388572367830931">
            <text:p>0.038857236783</text:p>
          </table:table-cell>
          <table:table-cell/>
          <table:table-cell office:value-type="float" office:value="0.00794328">
            <text:p>0.007943280000</text:p>
          </table:table-cell>
          <table:table-cell office:value-type="float" office:value="0.0924043">
            <text:p>0.09240430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21:5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2-03T15:15:31</meta:creation-date>
    <dc:date>2008-12-12T21:51:32</dc:date>
    <meta:editing-cycles>9</meta:editing-cycles>
    <meta:editing-duration>P1DT13H8M15S</meta:editing-duration>
    <meta:user-defined meta:name="Info 1"/>
    <meta:user-defined meta:name="Info 2"/>
    <meta:user-defined meta:name="Info 3"/>
    <meta:user-defined meta:name="Info 4"/>
    <meta:document-statistic meta:table-count="7" meta:cell-count="3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852cm" svg:height="10.571cm" chart:class="chart:scatter" chart:style-name="ch1">
        <chart:title svg:x="5.828cm" svg:y="0.212cm" chart:style-name="ch2">
          <text:p>Kr/K0 vs 1-T/Tc</text:p>
        </chart:title>
        <chart:plot-area chart:style-name="ch3" table:cell-range-address="Sheet5.A2:Sheet5.A62 Sheet5.G2:Sheet5.G62" chart:data-source-has-labels="row" svg:x="0.393cm" svg:y="1.016cm" svg:width="14.161cm" svg:height="9.333cm">
          <chart:axis chart:dimension="x" chart:name="primary-x" chart:style-name="ch4">
            <chart:title svg:x="7.332cm" svg:y="9.935cm" chart:style-name="ch5">
              <text:p>1-T/Tc</text:p>
            </chart:title>
          </chart:axis>
          <chart:axis chart:dimension="y" chart:name="primary-y" chart:style-name="ch6">
            <chart:title svg:x="0.298cm" svg:y="5.762cm" chart:style-name="ch7">
              <text:p>Kr/K0</text:p>
            </chart:title>
            <chart:grid chart:style-name="ch8" chart:class="major"/>
          </chart:axis>
          <chart:series chart:style-name="ch9" chart:values-cell-range-address="Sheet5.G3:Sheet5.G62" chart:label-cell-address="Sheet5.G2:Sheet5.G2" chart:class="chart:scatter">
            <chart:domain table:cell-range-address="Sheet5.A2:Sheet5.A62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r/K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0.000017228">
                <text:p>0.0000172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185581">
                <text:p>0.0000185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125893">
                <text:p>0.0000000125893</text:p>
              </table:table-cell>
              <table:table-cell office:value-type="float" office:value="0.0000201693">
                <text:p>0.0000201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158489">
                <text:p>0.0000000158489</text:p>
              </table:table-cell>
              <table:table-cell office:value-type="float" office:value="0.0000221124">
                <text:p>0.0000221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199526">
                <text:p>0.0000000199526</text:p>
              </table:table-cell>
              <table:table-cell office:value-type="float" office:value="0.0000244461">
                <text:p>0.0000244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251189">
                <text:p>0.0000000251189</text:p>
              </table:table-cell>
              <table:table-cell office:value-type="float" office:value="0.000027238">
                <text:p>0.000027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316228">
                <text:p>0.0000000316228</text:p>
              </table:table-cell>
              <table:table-cell office:value-type="float" office:value="0.0000305656">
                <text:p>0.0000305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398107">
                <text:p>0.0000000398107</text:p>
              </table:table-cell>
              <table:table-cell office:value-type="float" office:value="0.000034519">
                <text:p>0.000034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501187">
                <text:p>0.0000000501187</text:p>
              </table:table-cell>
              <table:table-cell office:value-type="float" office:value="0.0000392019">
                <text:p>0.0000392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630957">
                <text:p>0.0000000630957</text:p>
              </table:table-cell>
              <table:table-cell office:value-type="float" office:value="0.0000447351">
                <text:p>0.0000447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794328">
                <text:p>0.0000000794328</text:p>
              </table:table-cell>
              <table:table-cell office:value-type="float" office:value="0.0000512587">
                <text:p>0.000051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589359">
                <text:p>0.0000589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125893">
                <text:p>0.000000125893</text:p>
              </table:table-cell>
              <table:table-cell office:value-type="float" office:value="0.0000679569">
                <text:p>0.0000679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158489">
                <text:p>0.000000158489</text:p>
              </table:table-cell>
              <table:table-cell office:value-type="float" office:value="0.0000785434">
                <text:p>0.0000785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199526">
                <text:p>0.000000199526</text:p>
              </table:table-cell>
              <table:table-cell office:value-type="float" office:value="0.0000909544">
                <text:p>0.0000909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251189">
                <text:p>0.000000251189</text:p>
              </table:table-cell>
              <table:table-cell office:value-type="float" office:value="0.000105492">
                <text:p>0.000105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316228">
                <text:p>0.000000316228</text:p>
              </table:table-cell>
              <table:table-cell office:value-type="float" office:value="0.000122508">
                <text:p>0.000122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398107">
                <text:p>0.000000398107</text:p>
              </table:table-cell>
              <table:table-cell office:value-type="float" office:value="0.000142415">
                <text:p>0.000142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501187">
                <text:p>0.000000501187</text:p>
              </table:table-cell>
              <table:table-cell office:value-type="float" office:value="0.000165693">
                <text:p>0.000165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630957">
                <text:p>0.000000630957</text:p>
              </table:table-cell>
              <table:table-cell office:value-type="float" office:value="0.000192903">
                <text:p>0.000192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794328">
                <text:p>0.000000794328</text:p>
              </table:table-cell>
              <table:table-cell office:value-type="float" office:value="0.000224701">
                <text:p>0.000224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261851">
                <text:p>0.000261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125893">
                <text:p>0.00000125893</text:p>
              </table:table-cell>
              <table:table-cell office:value-type="float" office:value="0.000305246">
                <text:p>0.000305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158489">
                <text:p>0.00000158489</text:p>
              </table:table-cell>
              <table:table-cell office:value-type="float" office:value="0.000355928">
                <text:p>0.000355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99526">
                <text:p>0.00000199526</text:p>
              </table:table-cell>
              <table:table-cell office:value-type="float" office:value="0.000415114">
                <text:p>0.000415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251189">
                <text:p>0.00000251189</text:p>
              </table:table-cell>
              <table:table-cell office:value-type="float" office:value="0.000484225">
                <text:p>0.000484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316228">
                <text:p>0.00000316228</text:p>
              </table:table-cell>
              <table:table-cell office:value-type="float" office:value="0.000564919">
                <text:p>0.000564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398107">
                <text:p>0.00000398107</text:p>
              </table:table-cell>
              <table:table-cell office:value-type="float" office:value="0.000659131">
                <text:p>0.000659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501187">
                <text:p>0.00000501187</text:p>
              </table:table-cell>
              <table:table-cell office:value-type="float" office:value="0.000769121">
                <text:p>0.000769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630957">
                <text:p>0.00000630957</text:p>
              </table:table-cell>
              <table:table-cell office:value-type="float" office:value="0.000897526">
                <text:p>0.000897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794328">
                <text:p>0.00000794328</text:p>
              </table:table-cell>
              <table:table-cell office:value-type="float" office:value="0.00104743">
                <text:p>0.001047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">
                <text:p>0.00001</text:p>
              </table:table-cell>
              <table:table-cell office:value-type="float" office:value="0.00122241">
                <text:p>0.00122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25893">
                <text:p>0.0000125893</text:p>
              </table:table-cell>
              <table:table-cell office:value-type="float" office:value="0.00142668">
                <text:p>0.00142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58489">
                <text:p>0.0000158489</text:p>
              </table:table-cell>
              <table:table-cell office:value-type="float" office:value="0.00166513">
                <text:p>0.00166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99526">
                <text:p>0.0000199526</text:p>
              </table:table-cell>
              <table:table-cell office:value-type="float" office:value="0.00194348">
                <text:p>0.00194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251189">
                <text:p>0.0000251189</text:p>
              </table:table-cell>
              <table:table-cell office:value-type="float" office:value="0.00226839">
                <text:p>0.00226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316228">
                <text:p>0.0000316228</text:p>
              </table:table-cell>
              <table:table-cell office:value-type="float" office:value="0.00264765">
                <text:p>0.00264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398107">
                <text:p>0.0000398107</text:p>
              </table:table-cell>
              <table:table-cell office:value-type="float" office:value="0.00309035">
                <text:p>0.00309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501187">
                <text:p>0.0000501187</text:p>
              </table:table-cell>
              <table:table-cell office:value-type="float" office:value="0.0036071">
                <text:p>0.0036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630957">
                <text:p>0.0000630957</text:p>
              </table:table-cell>
              <table:table-cell office:value-type="float" office:value="0.00421027">
                <text:p>0.00421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794328">
                <text:p>0.0000794328</text:p>
              </table:table-cell>
              <table:table-cell office:value-type="float" office:value="0.00491433">
                <text:p>0.004914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">
                <text:p>0.0001</text:p>
              </table:table-cell>
              <table:table-cell office:value-type="float" office:value="0.00573613">
                <text:p>0.005736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25893">
                <text:p>0.000125893</text:p>
              </table:table-cell>
              <table:table-cell office:value-type="float" office:value="0.00669535">
                <text:p>0.00669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58489">
                <text:p>0.000158489</text:p>
              </table:table-cell>
              <table:table-cell office:value-type="float" office:value="0.00781497">
                <text:p>0.00781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99526">
                <text:p>0.000199526</text:p>
              </table:table-cell>
              <table:table-cell office:value-type="float" office:value="0.00912177">
                <text:p>0.00912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51189">
                <text:p>0.000251189</text:p>
              </table:table-cell>
              <table:table-cell office:value-type="float" office:value="0.010647">
                <text:p>0.010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16228">
                <text:p>0.000316228</text:p>
              </table:table-cell>
              <table:table-cell office:value-type="float" office:value="0.0124272">
                <text:p>0.0124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8107">
                <text:p>0.000398107</text:p>
              </table:table-cell>
              <table:table-cell office:value-type="float" office:value="0.014505">
                <text:p>0.014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01187">
                <text:p>0.000501187</text:p>
              </table:table-cell>
              <table:table-cell office:value-type="float" office:value="0.0169298">
                <text:p>0.01692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630957">
                <text:p>0.000630957</text:p>
              </table:table-cell>
              <table:table-cell office:value-type="float" office:value="0.0197597">
                <text:p>0.01975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794328">
                <text:p>0.000794328</text:p>
              </table:table-cell>
              <table:table-cell office:value-type="float" office:value="0.0230621">
                <text:p>0.0230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">
                <text:p>0.001</text:p>
              </table:table-cell>
              <table:table-cell office:value-type="float" office:value="0.0269156">
                <text:p>0.02691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25893">
                <text:p>0.00125893</text:p>
              </table:table-cell>
              <table:table-cell office:value-type="float" office:value="0.0314118">
                <text:p>0.0314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58489">
                <text:p>0.00158489</text:p>
              </table:table-cell>
              <table:table-cell office:value-type="float" office:value="0.0366574">
                <text:p>0.0366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99526">
                <text:p>0.00199526</text:p>
              </table:table-cell>
              <table:table-cell office:value-type="float" office:value="0.0427764">
                <text:p>0.0427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51189">
                <text:p>0.00251189</text:p>
              </table:table-cell>
              <table:table-cell office:value-type="float" office:value="0.0499131">
                <text:p>0.0499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16228">
                <text:p>0.00316228</text:p>
              </table:table-cell>
              <table:table-cell office:value-type="float" office:value="0.0582349">
                <text:p>0.05823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98107">
                <text:p>0.00398107</text:p>
              </table:table-cell>
              <table:table-cell office:value-type="float" office:value="0.067936">
                <text:p>0.0679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01187">
                <text:p>0.00501187</text:p>
              </table:table-cell>
              <table:table-cell office:value-type="float" office:value="0.0792409">
                <text:p>0.07924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30957">
                <text:p>0.00630957</text:p>
              </table:table-cell>
              <table:table-cell office:value-type="float" office:value="0.0924089">
                <text:p>0.09240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794328">
                <text:p>0.007943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